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OpenSymbol" svg:font-family="OpenSymbol"/>
    <style:font-face style:name="Calibri1" svg:font-family="Calibri" style:font-family-generic="swiss"/>
    <style:font-face style:name="Segoe UI" svg:font-family="'Segoe UI'" style:font-family-generic="swiss"/>
    <style:font-face style:name="Tahoma1" svg:font-family="Tahoma"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Tahoma2" svg:font-family="Tahoma"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paragraph-properties fo:text-align="center" style:justify-single-word="false"/>
      <style:text-properties fo:language="pl" fo:country="PL"/>
    </style:style>
    <style:style style:name="P3" style:family="paragraph" style:parent-style-name="Standard">
      <style:paragraph-properties fo:text-align="start" style:justify-single-word="false"/>
      <style:text-properties fo:language="pl" fo:country="PL"/>
    </style:style>
    <style:style style:name="P4" style:family="paragraph" style:parent-style-name="Standard">
      <style:text-properties style:font-name="Calibri1" fo:language="pl" fo:country="PL"/>
    </style:style>
    <style:style style:name="P5" style:family="paragraph" style:parent-style-name="Standard">
      <style:paragraph-properties fo:text-align="start" style:justify-single-word="false"/>
      <style:text-properties style:font-name="Calibri1" fo:language="pl" fo:country="PL"/>
    </style:style>
    <style:style style:name="P6" style:family="paragraph" style:parent-style-name="Text_20_body">
      <style:text-properties fo:language="pl" fo:country="PL"/>
    </style:style>
    <style:style style:name="P7" style:family="paragraph" style:parent-style-name="Text_20_body">
      <style:paragraph-properties fo:text-align="start" style:justify-single-word="false"/>
      <style:text-properties fo:language="pl" fo:country="PL"/>
    </style:style>
    <style:style style:name="P8" style:family="paragraph" style:parent-style-name="Text_20_body">
      <style:text-properties style:font-name="Calibri1"/>
    </style:style>
    <style:style style:name="P9" style:family="paragraph" style:parent-style-name="Text_20_body">
      <style:text-properties style:font-name="Calibri1" fo:language="pl" fo:country="PL"/>
    </style:style>
    <style:style style:name="P10" style:family="paragraph" style:parent-style-name="Text_20_body">
      <style:paragraph-properties fo:text-align="center" style:justify-single-word="false"/>
      <style:text-properties style:font-name="Calibri1" fo:language="pl" fo:country="PL"/>
    </style:style>
    <style:style style:name="P11" style:family="paragraph" style:parent-style-name="Text_20_body">
      <style:paragraph-properties fo:text-align="start" style:justify-single-word="false"/>
      <style:text-properties style:font-name="Calibri1" fo:language="pl" fo:country="PL"/>
    </style:style>
    <style:style style:name="P12" style:family="paragraph" style:parent-style-name="Text_20_body">
      <style:text-properties style:font-name="Calibri" fo:language="pl" fo:country="PL"/>
    </style:style>
    <style:style style:name="P13" style:family="paragraph" style:parent-style-name="Text_20_body">
      <style:paragraph-properties fo:text-align="center" style:justify-single-word="false"/>
      <style:text-properties style:font-name="Calibri" fo:language="pl" fo:country="PL"/>
    </style:style>
    <style:style style:name="P14" style:family="paragraph" style:parent-style-name="Text_20_body">
      <style:paragraph-properties fo:text-align="center" style:justify-single-word="false"/>
      <style:text-properties style:font-name="Calibri2" fo:language="pl" fo:country="PL"/>
    </style:style>
    <style:style style:name="P15" style:family="paragraph" style:parent-style-name="Dialog">
      <style:text-properties style:font-name="Calibri1"/>
    </style:style>
    <style:style style:name="P16" style:family="paragraph" style:parent-style-name="Dialog">
      <style:text-properties style:font-name="Calibri1" fo:language="pl" fo:country="PL"/>
    </style:style>
    <style:style style:name="P17" style:family="paragraph" style:parent-style-name="Dialog">
      <style:paragraph-properties fo:text-align="center" style:justify-single-word="false"/>
      <style:text-properties style:font-name="Calibri1" fo:language="pl" fo:country="PL"/>
    </style:style>
    <style:style style:name="P18" style:family="paragraph" style:parent-style-name="Dialog">
      <style:text-properties fo:language="pl" fo:country="PL"/>
    </style:style>
    <style:style style:name="P19" style:family="paragraph" style:parent-style-name="Dialog">
      <style:text-properties style:font-name="Calibri" fo:language="pl" fo:country="PL"/>
    </style:style>
    <style:style style:name="P20" style:family="paragraph" style:parent-style-name="Dialog">
      <style:text-properties style:font-name="Calibri2" fo:language="pl" fo:country="PL"/>
    </style:style>
    <style:style style:name="P21" style:family="paragraph" style:parent-style-name="Text_20_body">
      <style:paragraph-properties fo:background-color="transparent">
        <style:background-image/>
      </style:paragraph-properties>
      <style:text-properties fo:language="pl" fo:country="PL"/>
    </style:style>
    <style:style style:name="P22" style:family="paragraph" style:parent-style-name="Endnote">
      <style:text-properties fo:language="pl" fo:country="PL"/>
    </style:style>
    <style:style style:name="P23" style:family="paragraph" style:parent-style-name="Text_20_body">
      <style:paragraph-properties fo:break-before="page"/>
      <style:text-properties style:font-name="Calibri1"/>
    </style:style>
    <style:style style:name="P24" style:family="paragraph" style:parent-style-name="Endnote">
      <style:text-properties fo:language="pl" fo:country="PL"/>
    </style:style>
    <style:style style:name="P25" style:family="paragraph" style:parent-style-name="Heading_20_3">
      <style:text-properties fo:language="pl" fo:country="PL"/>
    </style:style>
    <style:style style:name="P26" style:family="paragraph" style:parent-style-name="List_20_Paragraph" style:list-style-name="WWNum1">
      <style:text-properties fo:language="pl" fo:country="PL"/>
    </style:style>
    <style:style style:name="P27" style:family="paragraph" style:parent-style-name="List_20_Paragraph" style:list-style-name="WWNum2">
      <style:text-properties fo:language="pl" fo:country="PL"/>
    </style:style>
    <style:style style:name="P28" style:family="paragraph" style:parent-style-name="Heading_20_2">
      <style:text-properties fo:language="pl" fo:country="PL"/>
    </style:style>
    <style:style style:name="P29" style:family="paragraph" style:parent-style-name="Heading_20_2">
      <style:text-properties style:font-name="Calibri1"/>
    </style:style>
    <style:style style:name="P30" style:family="paragraph" style:parent-style-name="Heading_20_2">
      <style:paragraph-properties fo:break-before="page"/>
      <style:text-properties fo:language="pl" fo:country="PL"/>
    </style:style>
    <style:style style:name="P31" style:family="paragraph" style:parent-style-name="Heading_20_2" style:list-style-name="WWNum4">
      <style:paragraph-properties fo:break-before="page"/>
      <style:text-properties fo:language="pl" fo:country="PL"/>
    </style:style>
    <style:style style:name="P32" style:family="paragraph" style:parent-style-name="Heading" style:master-page-name="Standard">
      <style:paragraph-properties style:page-number="auto"/>
      <style:text-properties fo:language="pl" fo:country="PL"/>
    </style:style>
    <style:style style:name="P33" style:family="paragraph" style:parent-style-name="Text_20_body">
      <style:text-properties style:font-name="Calibri1"/>
    </style:style>
    <style:style style:name="P34"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ff0000"/>
    </style:style>
    <style:style style:name="T2" style:family="text">
      <style:text-properties fo:color="#000000"/>
    </style:style>
    <style:style style:name="T3" style:family="text">
      <style:text-properties style:font-name="Calibri1"/>
    </style:style>
    <style:style style:name="T4" style:family="text">
      <style:text-properties style:font-name="Calibri1" fo:background-color="transparent"/>
    </style:style>
    <style:style style:name="T5" style:family="text">
      <style:text-properties style:font-name="Calibri1" fo:font-style="italic" style:font-style-asian="italic"/>
    </style:style>
    <style:style style:name="T6" style:family="text">
      <style:text-properties style:font-name="Calibri1" fo:font-style="italic" style:font-style-asian="italic" style:font-style-complex="italic"/>
    </style:style>
    <style:style style:name="T7" style:family="text">
      <style:text-properties style:font-name="Calibri"/>
    </style:style>
    <style:style style:name="T8" style:family="text">
      <style:text-properties fo:background-color="#ffff00"/>
    </style:style>
    <style:style style:name="T9" style:family="text">
      <style:text-properties fo:background-color="transparent"/>
    </style:style>
    <style:style style:name="T10" style:family="text">
      <style:text-properties style:font-name="Calibri2"/>
    </style:style>
    <style:style style:name="T11" style:family="text">
      <style:text-properties style:font-name="Calibri2" fo:background-color="transparent"/>
    </style:style>
    <style:style style:name="T12" style:family="text">
      <style:text-properties fo:font-weight="bold" style:font-weight-asian="bold"/>
    </style:style>
    <style:style style:name="T13" style:family="text">
      <style:text-properties fo:font-style="italic" style:font-style-asian="italic"/>
    </style:style>
    <style:style style:name="T14" style:family="text">
      <style:text-properties fo:font-style="italic" style:font-style-asian="italic" style:font-style-complex="italic"/>
    </style:style>
    <style:style style:name="T15" style:family="text">
      <style:text-properties style:font-name="Calibri1"/>
    </style:style>
    <style:style style:name="T16" style:family="text">
      <style:text-properties style:use-window-font-color="true" style:text-outline="false" style:text-line-through-style="none" style:text-position="0% 100%" style:font-name="Tahoma1" fo:font-size="10pt" fo:letter-spacing="normal" fo:language="pl" fo:country="PL" fo:font-style="normal" fo:text-shadow="none" style:text-underline-style="none" fo:font-weight="normal" style:text-underline-mode="continuous" style:text-overline-mode="continuous" style:text-line-through-mode="continuous" style:letter-kerning="false" style:font-name-asian="SimSun" style:font-size-asian="11pt" style:language-asian="en" style:country-asian="US" style:font-style-asian="normal" style:font-weight-asian="normal" style:font-name-complex="Tahoma3" style:font-size-complex="11pt" style:language-complex="ar" style:country-complex="SA"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Orły na Krymie – tom I, „Elekcja Inaczej”</text:p>
      <text:list xml:id="list6988042095428536732" text:style-name="Outline">
        <text:list-item>
          <text:h text:style-name="P28" text:outline-level="1">Główne założenia</text:h>
        </text:list-item>
      </text:list>
      <text:p text:style-name="P1">Opisujemy historię alternatywną Rzeczypospolitej Obojga Narodow z punktu widzenia kilku postaci, ktore początkowo są zupelnymi pionkami, potem zaś awansują.</text:p>
      <text:p text:style-name="P1">Historia alternatywna oparta jest na wątku „Elekcja 1673 inaczej” z forum historycy.org . POD jest wybór Hetmana Wielkiego Jana Sobieskiego wraz z nieletnim synem Jakubem na królów Polski itp, a także przepchnięcie licznych reform usprawniających prowadzenie wojny z Turcją na tym sejmie elekcyjnym. Liczna grupa opozycjonistów została na tym sejmie zamordowana. Nasza powieść zacznie się krótko przed tym POD, podczas wojny z Turcją wkrótce po zdobyciu przez Turków Kamieńca Podolskiego i będzie wierna temu wątkowi aż do Rewolucji Pankracego, która u nas będzie bardziej dramatyczna, krwawa i dogłębna.</text:p>
      <text:list xml:id="list41373864" text:continue-numbering="true" text:style-name="Outline">
        <text:list-item>
          <text:h text:style-name="P28" text:outline-level="1">Czego jeszcze potrzebujemy</text:h>
        </text:list-item>
      </text:list>
      <text:list xml:id="list7215319839629244446" text:style-name="WWNum1">
        <text:list-item>
          <text:p text:style-name="P26"><text:s/>przeczytać początek wątku „Elekcja 1673 inaczej”</text:p>
        </text:list-item>
        <text:list-item>
          <text:p text:style-name="P26">Dowiedzieć się więcej o organizacji wojsk Rzeczypospolitej w 2-giej poł. XVII wieku</text:p>
          <text:list>
            <text:list-item>
              <text:p text:style-name="P26">Źródłem może być gra wojenna „Ogniem i Mieczem”</text:p>
            </text:list-item>
          </text:list>
        </text:list-item>
        <text:list-item>
          <text:p text:style-name="P26">Dowiedzieć się więcej o wojnie Polsko-Tureckiej od 1672 roku</text:p>
        </text:list-item>
        <text:list-item>
          <text:p text:style-name="P26">Dowiedzieć się więcej o zwyczajach Rzeczypospolitej Szlacheckiej z 2-giej poł. XVII wieku, źródła:</text:p>
          <text:list>
            <text:list-item>
              <text:p text:style-name="P26">Strona internetowa Kadrinazi</text:p>
            </text:list-item>
            <text:list-item>
              <text:p text:style-name="P26">„Encyklopedia Staropolska” Glogera – może jest na internecie</text:p>
            </text:list-item>
            <text:list-item>
              <text:p text:style-name="P26">„Pamiętniki” Jana Chryzostoma Paska – może jest na internecie – jest w Google Books</text:p>
            </text:list-item>
            <text:list-item>
              <text:p text:style-name="P26">„Listy do Marysieńki” Króla Jana III Sobieskiego – może są na internecie</text:p>
            </text:list-item>
          </text:list>
        </text:list-item>
        <text:list-item>
          <text:p text:style-name="P26">Ewentualnie porozumieć się z głównymi uczestnikami wątku</text:p>
        </text:list-item>
      </text:list>
      <text:list xml:id="list41357475" text:continue-list="list41373864" text:style-name="Outline">
        <text:list-item>
          <text:h text:style-name="P28" text:outline-level="1">Postaci</text:h>
          <text:list>
            <text:list-item>
              <text:list>
                <text:list-item>
                  <text:h text:style-name="P25" text:outline-level="3">Postaci wymyślone</text:h>
                </text:list-item>
              </text:list>
            </text:list-item>
          </text:list>
        </text:list-item>
      </text:list>
      <text:p text:style-name="P1">STEFAN OSTROWSKI - Szlachcic szaraczek, który się zaciągnął ochotniczo do lekkiej kawalerii na początku wojny Polsko-Tureckiej. Ten awansuje podczas wojny i będziemy śledzili jego losy.</text:p>
      <text:p text:style-name="P1">Piotr Ostrowski – brat cioteczny Stefana, jego pocztowy</text:p>
      <text:p text:style-name="P1">Wiśniewski – krewny Stefana Ostrowskiego, jego pocztowy</text:p>
      <text:p text:style-name="P1">Stanisław Starczyński <text:s/>- Szlachcic szaraczek, zaciężny pancerny, który służył już dłużej w różnych wojnach w 2-giej połowie XVII wieku. Ten zilustruje nam rozterki bogatej szlachty podczas długotrwałych wojen, następnie będzie w zdecydowanej opozycji do królów Sobieskich, w imię dawnych ideałów, a następnie zginie zamordowany albo w pojedynku.</text:p>
      <text:p text:style-name="P1"><text:soft-page-break/>Piotrowski – pocztowy Stanisława Starczyńskiego</text:p>
      <text:p text:style-name="P1">Wyczyński - pocztowy Stanisława Starczyńskiego</text:p>
      <text:p text:style-name="P1">Mircea – Wołoch z jazdy lekkiej Sobieskiego</text:p>
      <text:p text:style-name="P1">Jakubowicz – wyszlachcony Żyd, później rotmistrzuje w prywatnej chorągwi <text:s/>Sobieskiego.</text:p>
      <text:p text:style-name="P1">Zdzisław Bałaziński </text:p>
      <text:p text:style-name="P1">Bałaban – Kozak niżowy</text:p>
      <text:p text:style-name="P1">Paweł Kacprzak - pocztowy</text:p>
      <text:p text:style-name="P1">Kazimierz Prokopiński – ze spolszczonego rosyjskiego mieszczaństwa</text:p>
      <text:p text:style-name="P1">Zenon Sułkowski – prawosławny szlachcic polski spod Kijowa</text:p>
      <text:p text:style-name="P1">Maciej Żwański</text:p>
      <text:p text:style-name="P1">Zbigniew Ostromecki</text:p>
      <text:p text:style-name="P1">Antoni Borzycki</text:p>
      <text:p text:style-name="P1">Ligota – doświadczony żołnierz chorągwi wołoskiej – zginął podczas wyprawy na czambuły</text:p>
      <text:p text:style-name="P1">Andrzej Lewandowski</text:p>
      <text:p text:style-name="P1">Aleksander Nowosielski</text:p>
      <text:p text:style-name="P1">Niżyńscy</text:p>
      <text:p text:style-name="P1">Kuczyńscy</text:p>
      <text:p text:style-name="P1"/>
      <text:list xml:id="list41373804" text:continue-numbering="true" text:style-name="Outline">
        <text:list-item>
          <text:list>
            <text:list-item>
              <text:list>
                <text:list-item>
                  <text:h text:style-name="P25" text:outline-level="3">Postaci historyczne</text:h>
                </text:list-item>
              </text:list>
            </text:list-item>
          </text:list>
        </text:list-item>
      </text:list>
      <text:p text:style-name="P1">Jan Sobieski – hetman wielki koronny, marszałek wielki koronny</text:p>
      <text:p text:style-name="P1">Stefan Bidziński – strażnik koronny, pułkownik m.in. chorągwi wołoskiej koronnej</text:p>
      <text:p text:style-name="P1">Dymitr Jerzy Janusz Korybut Wiśniowiecki – hetman polny koronny, wojewoda bełski</text:p>
      <text:p text:style-name="P1">Stanisław Jan Jabłonowski - wojewoda ruski</text:p>
      <text:p text:style-name="P1">Mikołaj Hieronim Sieniawski – współpracownik Jana Sobieskiego, chorąży wielki koronny</text:p>
      <text:p text:style-name="P1">Andrzej Potocki – wojewoda kijowski</text:p>
      <text:p text:style-name="P1">Feliks Kazimierz Potocki – wojewoda sieradzki</text:p>
      <text:p text:style-name="P1">Michał Kazimierz Pac – hetman wielki litewski, kasztelan wileński, wojewoda wileński, zagorzały przeciwnik Sobieskiego</text:p>
      <text:p text:style-name="P1">Michał Kazimierz Radziwiłł – hetman polny litewski, podkanclerzy litewski, szwagier Sobieskiego</text:p>
      <text:p text:style-name="P1"><text:soft-page-break/>Jan Jacek Stefan Ogiński – wojewoda mścisławski</text:p>
      <text:p text:style-name="P1">Roman Linkiewicz – oficer Sobieskiego, dowódca silnego podjazdu w czasie wyprawy na czambuły, dowódca jednego ze skrzydeł w czasie bitwy pod Niemirowem, porucznik pancernych Jabłonowskiego</text:p>
      <text:p text:style-name="P1">Łasko – porucznik chorągwi wołoskiej Ordynacji Ostrogskiej</text:p>
      <text:p text:style-name="P1">Łastowiecki <text:span text:style-name="T1">-</text:span> dowódca chorągwi ochotniczej, u nas dowodzi chorągwią pancerną, zginął pod Niemirowem</text:p>
      <text:p text:style-name="P1">Atanazy Miączyński – rotmistrz (właściciel) chorągwi wołoskiej wojsk koronnych</text:p>
      <text:p text:style-name="P1">Gęsicki – porucznik chorągwi wołoskiej pana Miączyńskiego</text:p>
      <text:p text:style-name="P1">Bruski – porucznik chorągwi wołoskiej Bidzińskiego</text:p>
      <text:p text:style-name="P1">Pruszkowski – oficer Sobieskiego, słynny zagończyk, u nas zginął pod Niemirowem</text:p>
      <text:p text:style-name="P1">Zawisza – namiestnik w chorągwi wołoskiej Miączyńskiego</text:p>
      <text:p text:style-name="P1"/>
      <text:p text:style-name="P1"/>
      <text:list xml:id="list41360340" text:continue-numbering="true" text:style-name="Outline">
        <text:list-item>
          <text:list>
            <text:list-item>
              <text:list>
                <text:list-item>
                  <text:h text:style-name="P25" text:outline-level="3">Charakterystyka postaci</text:h>
                </text:list-item>
              </text:list>
            </text:list-item>
          </text:list>
        </text:list-item>
      </text:list>
      <text:p text:style-name="P1"><text:span text:style-name="T12">Stefan Ostrowski</text:span> – ubogi szlachcic z Mazowsza, syn Jakuba Ostrowskiego, urodzony w 1653 roku, który służył u boku Jakuba Sobieskiego (ojca Jana), głęboko wierzący katolik, kiepsko wykształcony, nie przykładał się również do ćwiczeń (zabaw szlacheckich). Patriota, wychowany podczas Potopu i wojny z Rosją pragnie widzieć Polskę jak najpotężniejszą. Gardzi heretykami, nienawidzi muzułmanów, ma szacunek do chłopów, bo jego rodzina gospodaruje sama na swoim. Dość chciwy, ale raczej uczciwy. Lubi się zabawić.</text:p>
      <text:p text:style-name="P1"><text:span text:style-name="T12">Jakub Ostrowski</text:span> – ojciec Stefana, gospodarzy w Ostrowicach na Mazowszu, których to Ostrowic ma część. Ukrywa haniebną kartę z czasów Potopu, kiedy to jako jeden z pierwszych przeszedł na stronę Karola Gustawa. </text:p>
      <text:p text:style-name="P1"><text:span text:style-name="T12">Stanisław Starczyński</text:span> – młodszy syn nieco bogatszego szlachcica z Mazowsza. Zaciężny żołnierz wojsk prywatnych, w tym do niedawna Lubomirskiego. Dorobił się niezłej fortuny na wojnach, jednak nigdy nie piastował funkcji dowódczej. Legalista, uważa że ustrój Rzeczypospolitej jest najlepszy jaki może być. Gardzi ludźmi niższego stanu i uboższymi, w tym również szlachtą szarakami. Lubi się zabawić.</text:p>
      <text:p text:style-name="P1"/>
      <text:list xml:id="list41368455" text:continue-numbering="true" text:style-name="Outline">
        <text:list-item>
          <text:h text:style-name="P28" text:outline-level="1">Plan</text:h>
        </text:list-item>
      </text:list>
      <text:p text:style-name="P1">Stefan Ostrowski wraz z oddziałem lekkiej kawalerii jest na patrolu na Rusi Czerwonej na początku wyprawy Jana Sobieskiego „Przeciw Czambułom”, natykają się na patrol tatarski, znoszą go, i w pościgu wpadają na cały oddział Tatarów i Sipahów. Nasi wycofują się bez prawie żadnych strat – pierwsze doświadczenia bojowe naszego bohatera.</text:p>
      <text:p text:style-name="P1"><text:soft-page-break/>Następuje Bitwa o Krasnobród i potem o Narol. W bitwie uczestniczy lekka kawaleria, oddział pancernych (tu poznajemy Starczyńskiego) i dragoni. W bitwie tej giną dowódcy obydwu naszych głównych bohaterów i to oni w ogólnym zamieszaniu przejmują dowodzenie swoich oddziałów i radzą sobie. Bitwa jest wygrana, obaj nasi bohaterowie są fetowani przez dowódcę podjazdu, Bidzińskiego, a potem przez samego Hetmana Koronnego Wielkiego Jana Sobieskiego. Zostają awansowani na poruczników, osobiście przez Hetmana. Obaj są nim oczarowani.</text:p>
      <text:p text:style-name="P1">Hetman Jan Sobieski odnosi wielkie zwycięstwo pod Chocimiem – w bitwie biorą udział obaj nasi bohaterowie. Tymczasem umiera król Michał Korybut Wiśniowiecki, organizuje sie elekcja. Nasi bohaterowie udają się wraz z hetmanem na elekcję.</text:p>
      <text:p text:style-name="P1">Przebieg elekcji – wg. Kobusa.</text:p>
      <text:p text:style-name="P1">Ostrowski popiera bez zastrzeżeń nowe porządki, Starczyński sprzeciwia im sięcoraz bardziej. Ostrowski tymczasem przechodzi do Kozaków Pancernych i robi tam karierę.</text:p>
      <text:p text:style-name="P1">Dalej dzialania przeciwko Turcji, wyprawa przeciwko Prusom, i wojna z Moskwą o odzyskanie Ukrainy – początek tej wojny w pierwszym tomie tylko!</text:p>
      <text:list xml:id="list41365542" text:continue-numbering="true" text:style-name="Outline">
        <text:list-item>
          <text:list>
            <text:list-item>
              <text:list>
                <text:list-item>
                  <text:h text:style-name="P25" text:outline-level="3">Pytania do tego co już napisaliśmy</text:h>
                </text:list-item>
              </text:list>
            </text:list-item>
          </text:list>
        </text:list-item>
      </text:list>
      <text:list xml:id="list740014231118579733" text:style-name="WWNum2">
        <text:list-item>
          <text:p text:style-name="P27">Jakie były działania wojsk polskich prowadzonych przez Hetmana Wlk. na Podolu podczas i tuż po oblężeniu Kamieńca? -&gt; Wyprawa Przeciwko Czambułom</text:p>
        </text:list-item>
        <text:list-item>
          <text:p text:style-name="P27">Kto mógł dowodzić silnym podjazdem, jakie były jego cele i dalsze losy? -&gt; Pośrednio Strażnik Kornny Bidziński, bezpośrednio pan Pruszkowski</text:p>
        </text:list-item>
        <text:list-item>
          <text:p text:style-name="P27">Jak wyglądały działania wojenne podczas elekcji? -&gt; rozejm Buczacki, konfederacja Gołąbska</text:p>
        </text:list-item>
        <text:list-item>
          <text:p text:style-name="P27">Jak wyglądały działania wojenne po elekcji? -&gt; Oblężenie Lwowa i Trembowli (nie jest ważne bo już nastąpił POD)</text:p>
        </text:list-item>
      </text:list>
      <text:p text:style-name="P1"/>
      <text:list xml:id="list41355984" text:continue-list="list41365542" text:style-name="Outline">
        <text:list-item>
          <text:list>
            <text:list-item>
              <text:list>
                <text:list-item>
                  <text:h text:style-name="P25" text:outline-level="3">Uwagi do tego co już napisaliśmy</text:h>
                </text:list-item>
              </text:list>
            </text:list-item>
          </text:list>
        </text:list-item>
      </text:list>
      <text:p text:style-name="P1">Fabułę przed elekcją jak najbardziej skrócić – ma ona na celu tylko wprowadzenie bohaterów.</text:p>
      <text:p text:style-name="P1">Poprawić postaci historyczne dowódców chorągwi, którzy zginęli w bitwie pod Niemirowem – są to Pruszkowski i Łastowiecki - zrobione</text:p>
      <text:p text:style-name="P1">Do jakiej chorągwi należy Ostrowski -&gt; chorągiew wołoska Atanazego Miączyńskiego pod dowództwem Gęsickiego. </text:p>
      <text:p text:style-name="P1">Poczet Ostrowskiego -&gt; Wiśniewski i Piotr Ostrowski, krewni Stefana</text:p>
      <text:p text:style-name="P1">Kto prowadzi podjazd przez Radruż na Niemirów? Dowódcy -&gt; Linkowicz (główne), Pruszkowski i Łastowiecki - zrobione</text:p>
      <text:p text:style-name="P1">Równoległy wątek: konfederacja gołębiewska przeciw Sobieskiemu, negocjacje z Tatarami pod Lwowem, wyprawa na czambuły, negocjacje w Buczaczu -&gt; zrobione</text:p>
      <text:p text:style-name="P1">Podczas elekcji opisać szczegółowo różne ekscesy. Opisać szczegółowo reformy wprowadzone przez Sobieskiego.</text:p>
      <text:p text:style-name="P1"><text:soft-page-break/></text:p>
      <text:list xml:id="list7010388388201858130" text:style-name="WWNum4">
        <text:list-item>
          <text:h text:style-name="P31" text:outline-level="1"/>
        </text:list-item>
      </text:list>
      <text:p text:style-name="P1"/>
      <text:p text:style-name="P1">- Ostrowski, rusz się Waszmość, i <text:s/>wjedźcie na to wzgórze po prawej, zobaczcie co tam za nim i nie dajcie się wrogowi zaskoczyć! </text:p>
      <text:p text:style-name="P1">Głos Pruszkowskiego, dowódcy podjazdu, wyrwał Stefana Ostrowskiego z rozmarzenia w jakie popadł na widok rozciągającej się przed nim krainy. Ze wzgórza, na którym obecnie stali, widzieli rozległe zielonobrązowe pola i podłużne wzgórza, często upstrzone małymi zagajnikami i pocięte wąwozami, tak piękne jak w siódmym dniu stworzenia. Trudno było uwierzyć, że właśnie przez tę krainę przewalała się największa armia świata. Że właśnie tutaj odbywały się tytaniczne zmagania mocarstw, że tu właśnie Rzeczpospolita została wyzwana do śmiertelnego boju – którego to już w tym stuleciu? Teraz jednak Rzeczypospolitej będzie bronił Stefan Ostrowski, teraz on pogoni licznych wrogów Ojczyzny na cztery świata strony!</text:p>
      <text:p text:style-name="P1">Ostrowski, od dwóch tygodni żołnierz w chorągwi jazdy wołoskiej pana Miączyńskiego, której porucznikiem był pan Gęsicki, już zaczynał rozumieć, że byt żołnierski jest inny od tego co słyszał z opowieści ojca i sąsiadów. Jeszcze nie spotkali nieprzyjaciela, a już żałował że za młodu nie przykładał się do gry w palcaty i innych zabaw szlacheckich, których sens zrozumiał tu, w chorągwi. Na rodzinnym Mazowszu uchodził za jednego z najlepszych jeźdźców, tu okazało się, ile jeszcze musi się nauczyć. Tymczasem jednak szli już trzeci dzień w podjeździe naprzeciw czambułom, z rozkazu hetmana wielkiego Jana Sobieskiego mając zasięgnąć wieści o postępach Tatarów Krymskich, którzy pod ogólną komendą Nuredina Soltana pustoszyli tereny umęczonego licznymi wojnami królestwa aż po rzekę San i twierdzę Zamość po niespodziewanie szybkim zdobyciu Kamieńca przez Turczyna.</text:p>
      <text:p text:style-name="P1">Wyrwany rozkazem Ostrowski ruszył wraz ze swym pocztem składającym się z dwóch młodszych krewnych, jak i on nowicjuszy w wojsku, wolnym kłusem naprzód. Równocześnie inne trójki konnych żołnierzy rozjechały się na pozostałe wzgórza leżące przed oddziałem. Reszta oddziału zsiadła z koni ale nie rozkładała się jeszcze na popas. Ostrowski u stóp wzgórza popędził konia, uniósł się w strzemionach i pochylił naprzód. Przed szczytem wzgórza podniósł prawą dłoń ku górze, zatrzymał konia i zsiadł z niego, to samo uczynili jego pocztowi. Wiśniewski przejął wodze wszystkich trzech koni, zaś Ostrowski ze swym bratem ciotecznym poczołgali się na szczyt wzgórza. Zastał ich tam podobny sielankowy widok, szeroka płaszczyzna zasiana kwieciem i ziołem przeróżnym, a po przeciwnej stronie płaszczyzny łagodne wzgórza z zagajnikami, lecz u skraja jednego z nich ujrzeli niewielki dwukołowy wóz chłopski, a wokół niego kręcące się postacie. Z tej odległości wyglądali na odzianych na biało karzełków, ale najoczywiściej byli to...</text:p>
      <text:p text:style-name="P18">- Pietrek, myślisz że to...</text:p>
      <text:p text:style-name="P18">- Tatarzy, znaczy, ordyńcy, znaczy, Krymcy!</text:p>
      <text:p text:style-name="P6">Krymcy rozładowywali uszkodzony wóz, wyprzęgali z niego konika. Właścicieli tego dobytku nie było nigdzie widać, pan Stefan wolał się nie domyślać, co się z nimi stało – słyszał opowieści od weteranów wojen z Chmielnickim, na tych terenach przecież niewiele lat temu się odprawujących, a też od jasyru uwalnianego przez inne podjazdy nieledwie przedwczoraj.</text:p>
      <text:p text:style-name="P1">- Pietrek, pojedź do chorągwi i powiedz, że ich widzimy, ja ich tu popilnuję...</text:p>
      <text:p text:style-name="P1">Pocztowy poczołgał się z powrotem, powiedział Wiśniewskiemu słów kilka, wsiadł na konia i pogalopował do oddziału. Wiśniewski zajął się nabijaniem pistoletów, Ostrowski zaś widział jak <text:soft-page-break/>oddział wsiadł na konie. Od oddziału oderwał się Pruszkowski, Gęsicki i kilku innych i pogalopowało w jego stronę. Tatarzy naprzeciwko przestali już zajmować się wozem i zaczęli ławą we dwudziestu pokonywać dolinkę. Pruszkowski dotarł tymczasem na szczyt wzgórza, obejrzawszy Tatarów rzekł do porucznika chorągwi: </text:p>
      <text:p text:style-name="P1">- Gęsicki, musimy ich znieść, wszystkich...</text:p>
      <text:p text:style-name="P1">Gęsicki krzyknął do Ostrowskiego i Buzułła:</text:p>
      <text:p text:style-name="P1">- Na koń i <text:span text:style-name="T2">zasadźcie się </text:span>na tamtym wzgórzu, a gdy my na nich skoczymy, to wy skoczycie też!</text:p>
      <text:p text:style-name="P1">i pogalopował do reszty. </text:p>
      <text:p text:style-name="P1">Tatarzy podjeżdżali już pod wzgórze na lewo od Ostrowskiego, na którym obserwował pole patrol doświadczonego Ligoty. Chorągiew ustawiła się w dwie linie, ruszyła kłusem pomiędzy zagajnikami. Wypadli na krymskich, jednocześnie Ligota z towarzyszem wypalili z bandoletów. Zanim trafieni krymscy spadli na ziemię już ich oddział w pełnym galopie uciekał tam skąd przyszedł. Ostrowski krzyknął „Jezus, Maria!”, spiął konia i wyciągnął szablę. Razem z Wiśniewskim spadli na uciekających Tatarów, zaszli ich z prawej strony, cięli szablami dwóch najbliższych po watowanych kubrakach. Ci nawet nie wyciągnęli broni tylko pochylili się jeszcze bardziej nad szyjami końskimi. Ostrowski poprawił szablą po karku, teraz wr<text:span text:style-name="T3">ó</text:span><text:span text:style-name="T7">g </text:span>spad<text:span text:style-name="T3">ł</text:span> – to tak łatwo się zabija na polu bitwy? gdzie są następni? Tych bardziej obładowanych łupami dopadł Gęsicki i inni. Lecz dziesięciu ordyńców jest już dalej, już galopują na zboczu przeciwległego wzgórza. Teraz dwa strzały z bandoletów, jeden koń pod jakimś Krymcem padł. Gęsicki wstrzymał teraz oddział, kazał nabić bandolety i uformować dwie linie w odległości trzydziestu kroków od siebie, i dopiero teraz ścigać krymskich. W pełnym galopie wjechali na wzgórze i ujrzeli ordyńców uciekających pod kolejny łańcuch wzgórz – za nimi!</text:p>
      <text:p text:style-name="P1">Jednak już wkrótce stało się jasne, że Krymców nie da się dogonić. Uzbrojeni w szable, łuki i pistolety wołosi byli ciężcy w porównaniu z ordyńcami. Gęsicki nie chciał galopować przez całe Roztocze na zmęczonych koniach. Stanęli zatem w zagajniku na szczycie wzgórza i wysłali gońca do reszty podjazdu. Ostrowski z Wiśniewskim zaczęli omawiać swoją pierwszą bitwę, Ligota uśmiechnął się pod wąsem i rzekł że to nie bitwa i że on takich starć nie liczy. </text:p>
      <text:p text:style-name="P1">Nagle w stronie Tomaszowa, w której zniknęli w dali ordyńcy, ukazał się znacznie większy oddział konny. Błyszczały w słońcu szyszaki i groty włóczni, łopotały na wietrze chorągwie. To sipahowie! Pruszkowski kazał Gęsickiemu wraz z Ostrowskim i kilkoma innymi zostać na tym wzgórzu, sam zaś z dwudziestoma ludźmi wycofał się na poprzednie. Gęsicki poczekał aż sipahowie podjadą tak blisko, aby można było ich policzyć, i zakomenderował „Ognia i w koń!”. Zagrzmiała salwa z bandoletów, żołnierze lekkiej chorągwi nie sprawdzali jej skutków tylko rzucili się do galopu w stronę reszty chorągwi. Jednak sipahowie to nie Tatarzy, ogień z bandoletów nie zrobił na nich wrażenia, i zostawiwszy nielicznych zabitych ruszyli w pogoń za Polakami. Zabrzmiała komenda po turecku, świsnęły strzały z łuków. Ligota spadł z konia, Gęsicki jęknął lecz galopował dalej ze strzałą sterczącą z ramienia. Ostrowski pędził, patrząc z troską jak jego klacz Warka coraz ciężej oddycha – czyżby już ustawała? Ach, przecież teraz wspinają się na wzgórze! Oby tylko nie wpaść w jakiś wąwóz!</text:p>
      <text:p text:style-name="P1">Przelecieli przez drugą linię wołochów. Tamci już z koni dali ognia i pogalopowali w tył, w stronę trzeciej linii. Turcy ścigali ich nadal, strzelając z łuków, mniej teraz celnie bo ich konie obciążone rosłymi jeźdźcami w kolczugach i z tarczami ustawały, przez co odległość stawała się większa. Przed trzecią linią padł rozkaz po turecku, oddział sipahów zawrócił kłusem. Dowódca turecki był <text:soft-page-break/>zadowolony – spędził z pola podjazd polski, teraz ci tchórze Tatarzy będą mogli dalej polować na jasyr i pustoszyć tereny niewiernych nietknięte do tej pory stopą wyznawców. </text:p>
      <text:p text:style-name="P1">Również Pruszkowski był zadowolony. Za cenę jednego zabitego i jednego rannego rozbito torhak tatarski, wzięto z niego kilku jeńców i zlokalizowano siły główne wroga. Teraz hetman wielki wie, w które miejsce uderzyć, aby Tatarów zabolało. Wołosi Pruszkowskiego zmienili konie i ruszyli dalej, za nimi posuwały się komunikiem pozostałe siły hetmana. Do wieczora dotarli do Suchowoli, po drodze ogarniając kilka małych oddziałów tatarskich. Tatarzy, którzy bronili jasyru i łupu, dali gardła, nieliczni inni umknęli. </text:p>
      <text:p text:style-name="P1">Pan hetman nie chciał nocą posuwać się ze swymi w większości nieotrzaskanymi w bojach siłami na wroga. Sam przebywał jeszcze w Sitańcu opodal Zamościa, gdzie prowadził ożywioną korespondencję ze Stanisławem Koniecpolskim, zarządzającym Ordynacją Zamojską. Koniecpolski przekazał pod komendę hetmana wojska ordynacji – to dobrze. Być może przychyli się pan Stanisław również do innych planów hetmana, nie tylko Ordynacji się tyczących... Hetmana martwiła postawa innych wojsk Rzeczypospolitej, które obozowały pod Zamościem. Oto Chaneńko, wódz Kozaków wiernych Królowi, zlekceważył polecenia hetmana i ruszył na Bełz w sobie tylko znanym celu. Hetman westchnął tylko wspominając dyscyplinę wojsk zachodnioeuropejskich, jakie poznał służąc pod Wielkim Kondeuszem. Kiedyś trzeba będzie się zająć dyscypliną w wojskach polskich, tyle przed nimi przecież do zrobienia... Z zamyślenia wyrwało hetmana wejście pana strażnika koronnego Bidzińskiego:</text:p>
      <text:p text:style-name="P1">- Wojska rozkładają sią zgodnie z poleceniem waszej hetmańskiej mości pod Suchowolą, którą to okolicę oczyściliśmy z podjazdów tatarskich, ale mamy też wieści o Chaneńce, że idzie prosto na Krasnobród i walczy z jakimiś licznymi Tatarami. </text:p>
      <text:p text:style-name="P1">- Krasnobród? Tam mieliśmy być jutro, ale jeśli Chaneńko go już dobywa, to trzeba ruszać zaraz! – dyscyplina, ot co! – dodał w myślach pan hetman wielki koronny.</text:p>
      <text:p text:style-name="P1"/>
      <text:p text:style-name="P1">Wyruszyli wkrótce po północy. Nad ranem Pruszkowski wraz ze swym oddziałem ujrzał Krasnobród, najwyraźniej niesplądrowany przez Tatarów – a na lewo Kozaków szturmujących kościółek na wzgórzu. Był to Chaneńko, który przepędził Tatarów, nie zadając im większych strat, a teraz wdał się w obleganie Kozaków Doroszeńki. Widząc nadchodzące oddziały Sobieskiego, Chaneńko zrezygnował z oblężenia, tylko podpalił kościółek i zwinął swe wojska. Pruszkowski natomiast wyruszył w pogoń za Tatarami.</text:p>
      <text:p text:style-name="P1">Pan Stefan Ostrowski znowu był wraz z podjazdem tym razem dowodzonym przez namiestnika Zawiszę na czele armii. Mocno wierzył, że właśnie oni teraz wyrzucą wszystkich wrogów z granic Rzeczypospolitej. Czyż nie uciekali przed nimi właśnie teraz, gdy tylko pojawili się pod Krasnobrodem? Oto teraz towarzysze wołoscy ujrzeli grupkę Tatarów żywo umykających pod wzgórze. Tu w krzakach coś się rusza, coś się bieli – czyżby się ostał jakiś Tatar z łupem? Ostrowski i Wiśniewski dobywszy szabel podskoczyli do kępy krzaków, reszta czekała z naciągniętymi łukami. Objeżdżali kępę kłusem z obu stron, już stanęli w strzemionach, już wzięli zamach... Za krzakiem siedziało dwoje dzieci, bieliły się ich płócienne łachmanki, bieliły się szeroko otwarte oczy... Ostrowski osadził konia.</text:p>
      <text:p text:style-name="P18">- Coście za jedni?</text:p>
      <text:p text:style-name="P18">- My tutejse, z Majdana<text:span text:style-name="T1">.</text:span></text:p>
      <text:p text:style-name="P18"><text:soft-page-break/>- co tu robicie?</text:p>
      <text:p text:style-name="P18">- Tatary nas ciongły, a potem tu ostawiły...</text:p>
      <text:p text:style-name="P18">- a gdzie wasi rodzice?</text:p>
      <text:p text:style-name="P18">- Une ich ubiły, zanim nas ciongły...</text:p>
      <text:p text:style-name="P18">- a Tatary gdzie? Wiele ich?</text:p>
      <text:p text:style-name="P18">- ja nie wiem Panie, jak nas ostawiły to skoro uciekały, nie bijcie!</text:p>
      <text:p text:style-name="P18">- Nie bójcie się, już nikt nie będzie was bił. Idźcie do gościńca i potem do Krasnobrodu, na lewo. Tam już tylko nasze wojska i pan hetman, nie ma już Tatarów.</text:p>
      <text:p text:style-name="P18"/>
      <text:p text:style-name="P1">Pojechali dalej. Następny krzak co się rusza. Baba z dziećmi, ich też porzucili Tatarzy uciekając. Jeszcze jeden krzak, dwie chłopskie kozy. Kolejny krzak, już się nie rusza. Tu Tatarzy mieli czas zabić jasyr, którego zabrać nie mogli, całą chłopską rodzinę. Jeszcze jeden krzak, rusza się trochę. Z za krzaka podnosi na nich skośne oczy Tatar, siedzący obojętnie przy padłym koniku. Na piechotę przecież nie pójdzie do swoich.</text:p>
      <text:p text:style-name="P18">- Patrzcie to ten wielki wojownik, co z chłopami walczy, a przed nami ucieka!</text:p>
      <text:p text:style-name="P18">- W łeb go od razu!</text:p>
      <text:p text:style-name="P18">- Nie, pobawmy się z nim trochę!</text:p>
      <text:p text:style-name="P18">- Stać, trzeba go odesłać na przepytki do jaśnie pana hetmana! Temu pachołkowi wesoło już tam nie będzie!</text:p>
      <text:p text:style-name="P18"/>
      <text:p text:style-name="P1">Namiestnik Zawisza odesłał tego Tatara i <text:s/>kilku innych, których tego przedpołudnia ogarnęli, w stronę Krasnegostawu, do hetmana. Sami ciągnęli dalej na wschód, na dymy płonących miejscowości. W Ostrowskim wraz z każdym spotkanym chłopskim dzieciakiem porzuconym przez Tatarów, wraz z każdym pozostawionym przez nich chłopskim trupem wzbierała wściekłość. Kiedyż wreszcie dobiorą się Tatarom prawdziwie do skóry, miast tylko wyłapywać maruderów uciekającego czambułu?</text:p>
      <text:p text:style-name="P1">Mijał dzień. Ławą wyjechali z lasu na dolinę Tanwi. Przed nimi widniało miasteczko Narol, kiedyś malownicze, lecz teraz płonące gwałtownie - <text:s/>zaś przed miastem uwijały się dwa pokaźne oddziały tatarskie, ogarniając i pętając grupy mieszkańców. Tatarzy najwyraźniej nie wiedzieli nic o obecności wojska polskiego tak blisko, nawet teraz jeszcze ich nie zauważyli. Zawisza spojrzał na rozwijającą się na lewo od niego chorągiew lekką ordynacji ostrogskiej, porozumiał się wzrokiem z jej dowódcą, porucznikiem Łasko. Od chorągwi ostrogskiej pogalopował w stronę reszty wojsk od razu pacholik Łaskiego, zaś obaj porucznicy skinęli przedramionami w stronę przeciwnika. Jesienna gleba stłumiła odgłos kopyt lekkich koni wołoskich, dopiero gdy już byli o strzał z pistoletu od Tatarów zostali dostrzeżeni. Jednak żaden strzał z pistoletu nie padł, towarzysze rzucili się na wroga z szablami. Zaskoczeni Tatarzy stawili początkowo zacięty opór w obronie swojej zdobyczy, jednak już wkrótce uciekali w kierunku rzeki Tanwi, porzuciwszy zarówno jasyr, jak i wielu swoich poległych i rannych. Nad brzegiem wezbranej Tanwi obaczyli Tatarzy, że przeprawa trudną będzie, mając na karku polskich jeźdźców, zatem obrócili się, stawiając opór dzielny, lecz daremny. Obaj Ostrowscy, Wiśniewski i inni, uniesieni gniewem za ofiary które widzieli dziś przez cały dzień, gromili potężnie. Polski gniew, kunszt szermierczy, i lepsza jakość uzbrojenia nie dały żadnych szans Tatarom w tym boju. Gdy już prawie połowa ich padła, reszta poszukała szczęścia w nurtach rzeki – w większości na próżno.</text:p>
      <text:p text:style-name="P1">Zawisza od razu wysłał poczet Ostrowskiego i kilku innych na drugą stronę rzeki poprzez bród w Narolu, ale zanim dogoniono rozbitych Tatarów, zapadł już zmierzch i pościg przerwano. Jednak <text:soft-page-break/>Ostrowski przywiódł kilku jeńców, którzy na poranionych koniach nie mogli uciekać. Ostrowski również przywiódł kilka setek uwolnionego jasyru, który Tatarzy już wysłali na południową stronę Tanwi. Gdy dotarł z uwolnionymi do obozu, który wojska polskie rozbijały w pobliżu zrujnowanego Narola, niemal zwalił się ze zmęczenia z konia. Wszyscy jeźdźcy Sobieskiego padali ze zmęczenia. Jednak świadomość zwycięstwa w tej pierwszej dla wielu bitwie podnosiła wszystkich na duchu. W końcu rozbili dwa czambuły pod wspólnym dowództwem Abbas-Murzy.</text:p>
      <text:p text:style-name="P1">Po potrzebie pod Narolem zarządził hetman postój jednodniowy dla odpoczynku oraz dla odprawowania uwolnionego jasyru, w większości dzieci. Potem zaś zarządził atak na tatarski kosz pod Niemirów, główną bazę czambułu Dżambet Gireja. Atak ten miał być przeprowadzony z dwóch stron, a zatem kosz od północy obejść miała grupa szybka, w skład której wchodziły chorągwie lekkie wzmocnione chorągwią pancerną, zaś główne natarcie przeprowadzić od zachodu miała pozostała, większa część wojsk.</text:p>
      <text:p text:style-name="P18">- witamy waszmościów pancernych, widno na poważną potrzebę się zanosi, gdy razem podążamy!</text:p>
      <text:p text:style-name="P18">- witamy, słyszę że panowie Wołosza dobrze już mową polską władacie?</text:p>
      <text:p text:style-name="P18">- bo przecie u nas prawie wszyscy Polacy, a nawet szlachta. Król zaciągi wydając kazał nie ufać cudzoziemcom, tak i u nas kilku tylko prawdziwych Wołoch. Jam zaś urodzony Stefan Ostrowski z Mazowsza, i mój poczet krewniaków.</text:p>
      <text:p text:style-name="P18">- Przebóg, toć i ja z Mazowsza, Stanisław Starczyński, a to moi pocztowi panowie Piotrowski i Wyczyński. Skąd Waszmość pochodzisz?</text:p>
      <text:p text:style-name="P18">- Z Ostrówka, zaścianku pod Konstancinem, gdzie się dobra Gosiewskich senatorstwa zaczynają...</text:p>
      <text:p text:style-name="P18">- Służyłem ja i pod Gosiewskim w tej wyprawie, co się niesławną jego śmiercią skończyła... Szkoda wojownika wielkiego, i źle się stało, że żołnierze się wtedy pobuntowali, ale też jegomość hetman polny – świeć Panie nad jego duszą – na szlachecką wolność żołnierzy nastawał... Wtedy jeszcze byłem i ja w lekkim znaku, ale z bojarami wojaczka biednym żołnierza nie ostawi... <text:s/>Nie co to teraz z Tatarami!</text:p>
      <text:p text:style-name="P18">- Tatarów usiec musimy, co ciężką są dla ludu naszej ziemi plagą... Potem zasię może co i na Turkach zdobędziemy?</text:p>
      <text:p text:style-name="P18">Starczyński, młodzian słusznej postury w bardzo porządnej kolczudze, skrzywił się na wzmiankę o ludzie. </text:p>
      <text:p text:style-name="P18">- Słyszę iż Waść wiernym jegomości hetman jesteś sekundantem, tak się nad ludem litując. To i pan hetman ludowi w głowach przewraca, do wojaczki a nie do pługa go nawołując.</text:p>
      <text:p text:style-name="P18">- Wielkie zasługi nam przecie chłopi oddali, o postojach Tatarów znać nam dając, a i onych nawet szarpiąc. Że Tatar ludowi ciężkim rozbójnikiem, złość ludu wykorzystać przeciw wrogowi <office:annotation office:name="__Annotation__2309_2028586140"><dc:creator>nieznany</dc:creator><dc:date>2014-12-29T19:31:36.18</dc:date><text:p text:style-name="P34"><text:span text:style-name="T16">Sprawdź czy znajdzie się lepsze sformułowanie</text:span></text:p></office:annotation><text:span text:style-name="T8">się godzi</text:span><office:annotation-end office:name="__Annotation__2309_2028586140"/><text:span text:style-name="T8">.</text:span></text:p>
      <text:p text:style-name="P18">- Prawda też i to, że pomoc nam potrzebna przy szczupłości wojsk naszych. Pomnę jak w poprzedniej potrzebie, za starego króla szliśmy na Moskwę, było nas ze dwa razy tyle i jeszcze Litwini z pomocą przyszli, a tak wracać musieliśmy nic nie wskórawszy.</text:p>
      <text:p text:style-name="P18">- Ale teraz pono Moskwa nasz aliant przeciw Turczynowi. Jak Waszmość to widzisz, ruszą nam z pomocą?</text:p>
      <text:p text:style-name="P18">- Na słowie moskiewskim polegać to szaleństwo czyste. Już prędzej wojaków z moich chłopów uczynię, jak na majątek rodzinny wrócę...</text:p>
      <text:p text:style-name="P1">Tak rozmawiając dotarli pod Horyniec. Chorągwie lekkie prowadzone przez Pruszkowskiego i Bruskiego, oraz Łastowieckiego pancerna, pod ogólnym dowództwem porucznika Linkowicza szły bezdrożami i wyprzedziły obciążonych łupami Tatarów. Kusiło żołnierzy aby zaatakować Tatarów tu i teraz, ale surowo zakazali byli tego oficerowie, stare lisy wojen podjazdowych. Kierowali się na kosz pod Niemirowem i nie chcieli uprzedzać przeciwnika o swej obecności.</text:p>
      <text:p text:style-name="P1"><text:soft-page-break/></text:p>
      <text:p text:style-name="P1">Niemirów płonął. Medżi-Gerej nie rozumiał, po co. Rozumiał, że wojna jest po to, aby nawracać niewiernych i zdobywać łupy, lecz spalenie tego miasteczka nie prowadziło do żadnego z tych celów. W ogóle Mirza Medżi nie widział celowych działań Dżiambet-Girej-Sułtana w ciągu ostatniego dnia. Nie to, żeby krytykował dowódcę, ale po prostu nie rozumiał. Jako przybysz z Białogrodu odstawał znacznie od swych krymskich pobratymców. Ubrany raczej dostatnio, w zielony kubrak lamowany czystą, białą wełną, w wysoką wełnianą czapę, siedział na koniu rozmiarów – jak na tatarskie warunki – wielkich. Mógłby być to rumak bojowy polski. Bo właśnie handlem końmi i siodłami zajmowała się rodzina Medżiego w Białogrodzie. Dla niego Lechistan był krajem, z którego pochodzą siodła a do którego wysyła się konie, zaś Austria krajem, z którym się wojuje. Lecz odkąd sułtan ogłosił wojnę przeciw Lachom, koni już nie sprzedawało się. Medżi wybrał się więc na wyprawę dowodzoną przez dalekiego krewnego z Bahczysaraju, Dżiambeta, który w czasie tej wojny do wielkich godności doszedł. Lecz teraz wojna najwyraźniej nie szła po myśli Dżiambeta. Nad ranem do kosza pod Niemirowem wpadło kilku Tatarów z zachodniego czambułu, zamiast jasyru i łupów przywożąc wieści o nagłym pojawieniu się wojsk polskich. Teraz Dżiambet odwołał Tatarów plądrujących Niemirów i kazał miejscowość spalić. Medżi widział liczne oddziały zajmujące pozycje na zachód od kosza, pod wsią nazywaną przez tutejszych Budomierz, sam jednak nie dostał żadnych rozkazów. Zebrał jednak wszystkie swoje rzeczy, załadował je na luzaki, sam dosiadł konia bojowego, czuł bowiem przez skórę że coś się będzie działo. Teraz czekał, co będzie dalej, spokojnie obserwując sporą grupę jeźdźców posuwającą się na południe od strony Niemirowa. Jeźdźcy ci mogli należeć do któregoś z czambułów wysłanych na północ. Trochę duże mieli konie, jak na Tatarów... coś tu nie tak... co to za proporczyk? Czerwony?</text:p>
      <text:p text:style-name="P1">Ostrowski czuł narastający gniew. Kolejna płonąca miejscowość, znowu pewnie pomordowani mieszkańcy. Tuż obok – Tatarzy, jeszcze trochę trzeba wstrzymać emocje, zaraz na nich uderzymy. Dwie chorągwie jazdy lekkiej i wymieszana wśród nich chorągiew pancerna, a za nimi rota dragonów posuwały się na południe, aby odciąć obozujących Tatarów od zaplecza. Tatarzy jeszcze ich nie rozpoznali, panował wśród nich ożywiony ruch, ale bez jakiegoś specjalnego pogotowia. Teraz jednak Łastowiecki kazał rozwinąć sztandar chorągwi pancernej hetmana wielkiego...</text:p>
      <text:p text:style-name="P1">Zostaliśmy otoczeni! Uciekać! No kuzynie, jeśli tak dowodzisz, to musisz sobie radzić beze mnie! – te myśli przeleciały jak błyskawice przez głowę Medżi-Gereja. Spiął konia od razu do galopu, luzaki pogalopowały za nim. Obcy jeźdźcy zawrócili ławą i rozpędzili się w stronę kosza za jego plecami – z drugiej jego strony jednocześnie rozległy się wrzaski i odgłos wystrzałów.</text:p>
      <text:p text:style-name="P1">Ostrowski ujrzał dziwnego wysokiego Tatara w zielonym stroju na wielkim białym koniu, galopującego na bok od nich. Wypuścił w jego kierunku strzałę, chybił haniebnie, jednak pan Pruszkowski sprawiał już chorągiew do kłusa prosto na kosz, którego namioty <text:s/>bielały za krzakami. Jedź zdrów, Tatarze-morderco, dopadnę cię innym razem – pomyślał Ostrowski i pokłusował dalej z resztą szyku. </text:p>
      <text:p text:style-name="P1">Wpadli na kosz. Siekli Tatarów, którzy dopiero dosiadali koni. Potem ruszył na nich jakiś naprędce zorganizowany oddziałek, znieśli go zupełnie. Pogalopowali za uciekinierami w kierunku kolejnego rzędu namiotów. Nagle zza namiotów huknęła salwa – Tatarów wspierali Kozacy. Głowa Pruszkowskiego zniknęła mu z ramion, pozostała tylko krwawa mgła – chorągiew wołoska osadziła konie i rozpierzchła się. „Jezu, dowódca chorągwi zginął, zagończyk sławny, co teraz?” – pomyślał Ostrowski. „Chorągiew wołoska do mnie, kupą wracamy za dragonów, mości panowie, kupą!” – <text:soft-page-break/>usłyszał swój własny głos. Ludzie i konie instynktownie posłuchali, w szyku dokonali odwrotu i minęli linię dragonów, którzy spieszyli się zaraz za koszem. Za nimi już galopowało kilkuset Tatarów, chcących się przebić. Tatarzy dostali teraz prosto w twarz salwę od dragonów, a zaraz potem wołosi zawrócili na rozkaz Ostrowskiego i wpadli na zmieszanych Tatarów. Wołosi przelecieli przez nich, siekąc szablami na lewo i prawo, i pogalopowali na Kozaków, zanim tamci zdążyli nabić. Kozacy znani z tego że strasznie się bronią w okopie, w koszu nie mieli takich umocnień, rzucili więc broń i prosili o łaskę. Łaski jednak nie dostali.</text:p>
      <text:p text:style-name="P1">Obok przeleciała kolejna grupa Tatarów. Nie chcąc mierzyć się z Polakami skierowali się na lewo, prosto na płonący Niemirów. Konie jednak nie chciały pobiec na płomienie i grupa rozproszyła się. Na rozproszonych wpadła chorągiew Zawiszy i wysiekła wszystkich. Tymczasem Ostrowski zebrał swoich do dalszego ataku. Jeszcze rozbili kupę jedną, drugą Tatarów, wkrótce już nie było kogo rozbijać – wrogowie <text:s/>porzuciwszy kosz i jasyr uciekali na zachód – byle dalej od tych strasznych Polaków.</text:p>
      <text:p text:style-name="P1">Tymczasem od zachodniej strony natarły główne siły pod osobistym dowództwem hetmana Sobieskiego. Poprzedzony pancernymi kozakami żelazny taran husarii pana hetmana odebrał Tatarom wszelką nadzieję nie tylko zwycięstwa, ale nawet ujścia z życiem. Jedni padali zatem w walce, inni poddawali się po to tylko by i tak zginąć, bo serca polskie nie znały tego dnia litości. Gdy zaś nie było już kogo siec i gonić, nastąpił czas wyzwalania jasyru. Miłe zadanie dla zmęczonych wojaków, hołdy wdzięczności składały im całe rodziny. Jednak tumult jakiś się począł pomiędzy chłopami – okrzyki „to kozacy!”, „bić ich!” – okazało się, że wśród jasyru poukrywali się Kozacy od Doroszeńki. Łatwo ich było wyłuskać, bo czupryny kozackie pod czapkami mieli, wzięto ich też zaraz na szable, pardonu jako zdrajcom nie dając.</text:p>
      <text:p text:style-name="P1">Naraz Wiśniewski począł machać czapką, wskazując na trakt wschodni – jakiś czambuł z jasyrem właśnie docierał do kosza, nie spodziewając się niczego. Huknęła salwa zaczajonych dragonów, na nowych Tatarów pogalopował Bruski ze swoją chorągwią i Ostrowski ze swoją. Minęła ich znajoma chorągiew pancerna, uszykowana w klin jak na popisie, na czele kłusował Starczyński, bez hełmu i okrwawiony, za nim niesiono proporczyk hetmańskiej jazdy. Tatarzy, zmęczeni i zaskoczeni, padali jak muchy, wreszcie rozbiegli się. Długo ich jeszcze goniono, Starczyński jednak zebrał swoich pancernych z powrotem w koszu, Linkiewicz osadził też ponownie dragonów. Kilka czambułów bowiem dotarło tej nocy do kosza nie spodziewając się zasadzki i przywitanie dostali odpowiednie od żołnierzy polskich.</text:p>
      <text:p text:style-name="P1">Była to długa noc pogromu czambułów tatarskich. Z potężnej grupy Dżiambet-Girej-Sułtana ocalał on sam z kilkoma tylko towarzyszami. Kilka tysięcy Tatarów padło, wielu wzięto do niewoli, kilkanaście tysięcy jasyru uwolniono. Radowało się wojsko polskie, które ten sukces nieznacznymi okupiło stratami. Radował się i pan Ostrowski. Towarzysze lekkiej chorągwi, nawet weterani z poprzedniej wojny, patrzyli się na niego z szacunkiem. On to zachował rozsądek, gdy panika groziła rozerwaniem oddziału i przemianą zwycięstwa w porażkę. </text:p>
      <text:p text:style-name="P2">* <text:s/>* <text:s/>*</text:p>
      <text:p text:style-name="P1">Ciemno było jeszcze i zimno przeraźliwie, gdy hetman wojsko kazał zbudzić i do nowego pochodu szykować. Lekkim chorągwiom, a zatem i panu Ostrowskiemu, przypadło znowu iść przodem armii. Pan hetman sam przybył obejrzeć wymarsz straży przedniej. Właśnie pan strażnik koronny Bidziński wymarsz ten sprawiał, a zatem naprzód wysłał swoją chorągiew wołoską pod dowództwem pana Bruskiego, a potem chorągiew również wołoską pana Miączyńskiego pod dowództwem pana Stefana <text:soft-page-break/>Ostrowskiego, bo pan porucznik Gęsicki ranny jeszcze nie wrócił do chorągwi, a pana Pruszkowskiego zabitego zniesiono z pola wczorajszej bitwy. </text:p>
      <text:p text:style-name="P18">- Cóż to mości strażniku, nowych ludzi na czele chorągwi mi puszczacie?</text:p>
      <text:p text:style-name="P18">- Wasza wielmożność, to pan Ostrowski zastąpił wczoraj pana Pruszkowskiego, gdy ten ubit...</text:p>
      <text:p text:style-name="P18">- A słyszałem, powiadali mi już jak to waszmość chorągiew zebrał i potężnie dalej gromił – zwrócił się hetman do Ostrowskiego – takich żołnierzów mi trzeba, co rezolucję w terminach extraordynaryjnych zachowują. A zatem namiestnikuj Waść tej chorągwi, póki Gęsicki porucznik nie wróci uzdrowion. A sprawisz się i na tym pochodzie, to już i na przyszły rok o tobie pomyślę. Ważne zadanie przed wami – mówił dalej pan hetman do żołnierzy straży przedniej – bo języka mi trzeba, by inne kosze tatarskie zlokalizować. </text:p>
      <text:p text:style-name="P1"/>
      <text:p text:style-name="P1">Tak więc poszły obie chorągwie lekkie pana hetmana przodem, tuż za nimi chorągiew pancerna gdzie z kolei pan Starczyński po padłym Łastowieckim dowodzenie przej<text:span text:style-name="T3">ął</text:span>, dalej inne wojska, a całością podjazdu dowodził zasłużony pan strażnik Bidziński. Wkrótce dowiedzieli się, że główny kosz tatarski pod Komarnem stoi, pan hetman zdecydował, że podjazd Bidzińskiego na wabia od północy na Tatarów wyjdzie, zaś główne swoje siły od południa na nich skierował. Szły więc chorągwie wołoskie i pancerne przez Hoszany, Zawidowice i Buczały. Pod Buczałami wojska pana Bidzińskiego przeprawiły się na oczach zdumionego kosza tatarskiego przez rzeczkę Smotrycz i od razu uderzyły na Tatarów. Ci, widząc słabą siłę przed sobą, ruszyli na jej spotkanie, odsłaniając swe skrzydło i tyły. Niełatwo przyszło wojakom Bidzińskiego wytrzymać ten impet, i nie jeden raz pan Starczyński w sukurs przychodził panu Ostrowskiemu, a pan Ostrowski panu Starczyńskiemu. Wkrótce jednak Tatarzy spostrzegli wojska główne Sobieskiego, które im na plecy wsiadły,grając muzykę marsową. Pogrom był niemal zupełny, gdy chłopi okoliczni, mszcząc się za swoje krzywdy, do żołnierzy dołączyli i ostatnie drogi ucieczki Tatarom zamknęli. Tylko kilka setek Tatarów wraz ze swym wodzem, Nuradynem, umknęło, aby połączyć się z ostatnią już hordą tatarską najmłodszego z Sołtanów, Adżi-Gireja. </text:p>
      <text:p text:style-name="P1">Wojska polskie jednak musiały odpocząć, nim z tym wrogiem się zmierzyły. Tymczasem podjazd wysłany w kierunku Lwowa stwierdził, że nieprzyjaciel spod tego miasta się wycofał, jak to już umówili komisarze króla z chanem tatarskim. Zaraz pchnął pan hetman gońca z wieścią o tym i o dotychczasowych przewagach do króla. Król też przybył wkrótce do Lwowa, aby być bliżej centrum wydarzeń. Zatem odpoczynek wojsk wykorzystał pan hetman dla korespondencji z królem i innymi osobami.</text:p>
      <text:p text:style-name="P1"/>
      <text:p text:style-name="P2">* <text:s/>* <text:s/>*</text:p>
      <text:p text:style-name="P1">Królowi było duszno. Zawsze mu było duszno w tej lwowskiej kamienicy z ma<text:span text:style-name="T3">ł</text:span><text:span text:style-name="T7">ym tylko ogr</text:span><text:span text:style-name="T3">ó</text:span><text:span text:style-name="T7">dkiem na zapleczu.</text:span> On był przecież stworzony do wielkich rzeczy, chciał odzyskać władzę Rzeczypospolitej nad Ukrainą i władzę rodu Wiśniowieckich nad zadnieprzańskimi włościami. Tym planom stawali na drodze głupi ludzie. Król podszedł do okna. Z za okna dochodziło pogwizdywanie ogrodnika. Co za głupi człowiek, jak można sobie wesoło gwizdać w takiej sytuacji. Czy on nie wie, jak straszny wróg wlał się w granice Rzeczypospolitej? Tylko hetman Sobieski stał pomiędzy tym wrogiem a majestatem monarchy. Ten Sobieski też strasznie głupi, tak go krytykować za plany zbliżenia z Habsburgami. Przecież tylko oni są w stanie teraz pomóc w walce ze wspólnym wrogiem. Pewnie podburza go ta <text:soft-page-break/>jego głupia francuska żonka. Zresztą ci Habsburgowie też głupi, zamiast ruszyć swoje wojska, no przynajmniej tych dzikich graniczarów puścić na Budę albo coś, to nic nie robią i chyba tylko cieszą się, że straszne tureckie uderzenie nie spadło na nich. Głupi, przecież i tak będą następni oni. Głupi jest ten cały świat, właściwie szkoda na niego wysiłku tak znamienitego władcy jak król Michał.</text:p>
      <text:p text:style-name="P2">* <text:s/>* <text:s/>*</text:p>
      <text:p text:style-name="P1">Pan hetman wielki czytał list od hetmana polnego Dymitra Wi<text:span text:style-name="T3">ś</text:span><text:span text:style-name="T7">niowieckiego</text:span>, i nie wierzył własnym oczom. Pan hetman polny koronny, przebywający u boku króla we Lwowie, donosił o pomyśle ugody tegoż z Sapiehami, kt<text:span text:style-name="T3">ó</text:span><text:span text:style-name="T7">rzy od lat polityk</text:span><text:span text:style-name="T3">ę</text:span><text:span text:style-name="T7"> w</text:span><text:span text:style-name="T3">ł</text:span><text:span text:style-name="T7">asn</text:span><text:span text:style-name="T3">ą</text:span><text:span text:style-name="T7"> w Wielkim Ksi</text:span><text:span text:style-name="T3">ę</text:span><text:span text:style-name="T7">stwie prowadzili</text:span>. Osobliwym punktem tej ugody miała być całkowita rezygnacja króla z wojsk własnych i kwarcianych, a także innych zaciąganych centralnie przez Rzeczpospolitą. Cała obrona królestwa miała się opierać o wojska powiatowe a także o prywatne wojska magnatów, którzy w zamian za te usługi mieli być całkowicie zwolnieni z opodatkowania. Sobieski znał dobrze problemy z centralnym finansowaniem wojsk Rzeczypospolitej, ale oddawanie całej obronności w ręce samowolnych magnatów uważał za pomysł całkowicie pomylony. I żeby król coś takiego popierał? Na pewno tylko z powodu osobistych animozji z nim, hetmanem wielkim, który w nowym układzie wielce traciłby na znaczeniu. Coś trzeba z tym zrobić! Król nie może się pozbyć armii teraz, w samym środku wojny z Turkami! Finansowanie wojska też trzeba zmienić – tylko jak? Jak sprawić, aby ani samolubni magnaci, ani niesprawny Sejm, ani niedołężny król nie zepsuli tej siły, którą on, Sobieski, do obrony Rzeczypospolitej i całego Chrześcijaństwa przygotował? Jak sprawić, by ta siła działała sprawnie niezależnie od osobistych animozji potentatów – w których to animozjach on, Sobieski, jak najbardziej brał udział? Pan hetman widział już wcześniej wojska sprawne jak maszyny, finansowane podatkami płaconymi przez pokornych poddanych, prowadzone do długich kampanii i skomplikowanych oblężeń – czy to tylko tędy droga? Cała magnacka dusza Sobieskiego wzdragała się przed wizją urzędników w pludrach naliczających podatki w każdym majątku szlacheckim, pouczających karmazynów ile gotówki mają oddawać dla dobra wspólnego – ale tę wojnę trzeba jakoś wygrać, Kamieniec odbić! Ot, desperacja! Lecz póki co, do Kamieńca nawet daleka droga jeszcze...</text:p>
      <text:p text:style-name="P2">* <text:s/>* <text:s/>*</text:p>
      <text:p text:style-name="P3">Tymczasem wojska wypoczęły i można było pomyśleć o ściganiu Tatarów, którzy obciążeni nieszczęsnym jasyrem już do Dniestru, do granicy z Mołdawią się zbliżali. Znowu pan hetman rozdzieli<text:span text:style-name="T3">ł swe wojska, aby Tatarów osaczyć i bez reszty zniszczyć. Pan wojewoda ruski Jabłonowski prowadził wydzielone chorągwie <text:s/>pancerne oraz lekkie, ponownie panowie Starczyński i Ostrowski rozpoznawali drogę na czele swych chorągwi, przez niemożliwe bezdroża się przedzierając i osobne torhaki tatarskie znosząc. Już żołnierze sarkali, przemęczeni straszliwie marszami nieustannymi, w nocy marznąc zamiast spać, wczesnym rankiem wyruszając gonić Tatarów, którzy już-już mieli umknąć w swoje stepy. Trzeciej nocy od wymarszu spod Komarna jednak ujrzano daleko z przodu, pod Petranką w dolinie Bereżnicy, łunę od tatarskiego biwaku. Hetman o tym powiadomiony, rozkazał wszystkim oddziałom do bitwy następnego ranka dążyć, a nawet chłopów okolicznych wezwał, by możliwe drogi ucieczki tatarom zagrodzili. Znał hetman dobrze ponurą zaciekłość a mściwość chłopską na tego nieprzyjaciela, który tutejszym tyle krzywd wyrządził. Wiedział, iż nikt tak zawzięcie nie będzie gonił a gromił niedobitków, jak chłopi. Tak więc przybyło ponoć wiele tysięcy uzbrojonych chłopów – to dobrze, bo wojsko stopniało już do kilkunastu zaledwie setek, reszta </text:span><text:span text:style-name="T3">została po drodze z powodu chorób, albo i też na wieczny odpoczynek. Pożegnał pan Ostrowski </text:span><text:soft-page-break/><text:span text:style-name="T3">krewnego swego, Pietrka, który gorączką trawion na chłopskim wózku w stronę Krasnobrodu został odwieziony.</text:span></text:p>
      <text:p text:style-name="P5">Te nędzne resztki jednak komunika jazdy koronnej wyszły z kilku stron naraz wraz ze wstającym słońcem na tatarski kosz. Nuradyn Sołtan już raz pod Komarnem przez pana hetmana Sobieskiego pokonany, teraz dołączył do czambułu Adżi-Gereja i przejął jego dowództwo. Nie spodziewał się ujrzeć tak rychło sił polskich atakujących swój obóz. Zamarł w przerażeniu wódz tatarski, upadło na duchu wojsko jego. Porzucając zdobycz i jasyr, a nawet swoje konie, ukrywali się Tatarzy po lasach – tam jednak spotykał ich koniec okrutny z ręki mściwego chłopstwa.</text:p>
      <text:p text:style-name="P5">Pan Starczyński na czele swych pancernych, którzy w ciągu ostatnich kilku dni nauczyli mu się ufać jak poprzednio panu Łastowieckiemu, nie uganiał się za niedobitkami jak chorągiew lekka pod panem Ostrowskim, albo, nie przymierzając, chłopstwo lada jakie albo li też dragonia. Rozglądał się, gdzie też oddziały tatarskie najtwardszy opór jeszcze dają. Ludzie Starczyńskiego, jako najcięższa jazda jak jeszcze w straży przedniej pana Jabłonowskiego sprawna pozostała, mieli zadanie w szarży walnej opór taki przełamać, ale oprócz obowiązku przemawiało do żołnierzy przeczucie poparte doświadczeniem, że Tatarzy największych łupów najodważniej bronić będą. Przeczucie nie ich nie zawiodło – oto drogą w stronę Uhrynowa posuwał się w ordynku dość duży oddział porządnie uzbrojonych jeźdźców. Pan Starczyński widział nawet dwa spore buńczuki, które Tatarzy wśród siebie wieźli, nie okazując ich jednak zbytnio, raczej próbując ujść bez wzbudzania większej sensacji. Pan Starczyński i jego pancerni ruszyli do szarży. Jak w książce pana Fredry, 50 kroków przeszli stępa, następne 50 w kłusie, a potem już w galopie wpadli na bezradnie kręcących się w miejscu Tatarów. Bezradność Tatarów można było łatwo zrozumieć, bowiem ich własny wódz, Nuradyn, w tym właśnie oddziale się znajdował, a widząc atak Polaków wprawdzie szarżę nakazał, ale sam wraz z bratem pognał drogą w stronę Halicza. Pan Starczyński mało co krzyżując z Tatarami szablę obalał ich samym impetem, jednak do Nuradyna się nie przedostał, ustać musiał zdobyczą na pomniejszych murzach się kontentując. Gwardia wodza tatarskiego drogo okupiła jego ucieczkę, prawie wszyscy padli na tym polu pod Petranką, wielu towarzyszy pancernych wzbogaciło się tego dnia o dobre, choć zmęczone konie gwardii chańskiego brata.</text:p>
      <text:p text:style-name="P5">Po południu zebrało się wojsko na polu bitwy. Dalej gonić Tatarów nie było już siły. Zmęczeni żołnierze oporządzali swoje zmarniałe od wysiłku wielu dni wierzchowce, a potem przyjmowali hołdy wdzięczności od wyzwolonego jasyru, wśród którego było przecież wiele dziewcząt z wiosek Sanotczyzny. Nawet nieśmiały pan Ostrowski i jego młody pocztowy pan Wiśniewski tę noc po bitwie mieli spędzić nie do koni przytuleni. Jedynie nie odpoczął tej nocy pan cześnik poznański Złotnicki, wysłany z listem hetmańskim do Lwowa. Pan Złotnicki bitwę spędził u boku pana hetmana Sobieskiego i teraz zanosił do króla wiadomość o zwycięstwie.</text:p>
      <text:p text:style-name="P1">Wiadomo<text:span text:style-name="T3">ś</text:span><text:span text:style-name="T7">ci o tym zwycięstwie świetnym Sobieskiego dotar</text:span><text:span text:style-name="T3">ł</text:span><text:span text:style-name="T7">y r</text:span><text:span text:style-name="T3">ó</text:span><text:span text:style-name="T7">wnie</text:span><text:span text:style-name="T3">ż</text:span> do sułtana tureckiego i przerazi<text:span text:style-name="T3">ł</text:span><text:span text:style-name="T7">y go. J</text:span>eszcze wi<text:span text:style-name="T3">ę</text:span><text:span text:style-name="T7">ksze na su</text:span><text:span text:style-name="T3">ł</text:span><text:span text:style-name="T7">tanie wra</text:span><text:span text:style-name="T3">ż</text:span><text:span text:style-name="T7">enie zrobi</text:span><text:span text:style-name="T3">ł</text:span><text:span text:style-name="T7">y</text:span> niedobitki Tatarów pod Nuradynem Sołtanem, gdy wpadły do sułtańskiego obozu pod Złotnikami, zaraz zatem przyspieszyły negocjacje w sprawie rozejmu. Sułtan zgodził się na warunki, które historia zna jako rozejm w Buczaczu, a zatem na ustąpienie przez Rzeczpospolitą Podola Turcji, a Ukrainy Doroszeńce, i na haracz 20 tysięcy złotych dukatów rocznie. A przecież jeszcze dzień wcześniej sułtan groził komisarzom kasztelanowi Lubowickiemu, kasztelanowi Silinickiemu i podskarbiemu Szumowskiemu, że za rok to i Gdańsk zdobędzie, jeśli mu 100 tysięcy rocznie nie zapłacą i całej prawie Rusi nie ustąpią. Teraz wojsko sułtańskie nawet z radością powitało rozejm, bo pog<text:span text:style-name="T3">ł</text:span><text:span text:style-name="T7">oski </text:span>o marszu pana hetmana Sobieskiego <text:soft-page-break/>powodowa<text:span text:style-name="T3">ł</text:span><text:span text:style-name="T7">y panik</text:span><text:span text:style-name="T3">ę</text:span><text:span text:style-name="T7"> w</text:span><text:span text:style-name="T3">ś</text:span><text:span text:style-name="T7">r</text:span><text:span text:style-name="T3">ó</text:span><text:span text:style-name="T7">d naje</text:span><text:span text:style-name="T3">ź</text:span><text:span text:style-name="T7">d</text:span><text:span text:style-name="T3">ź</text:span><text:span text:style-name="T7">c</text:span><text:span text:style-name="T3">ó</text:span><text:span text:style-name="T7">w dotychczas bezkarnych</text:span>. Pan Sobieski jednak na Turk<text:span text:style-name="T3">ó</text:span><text:span text:style-name="T7">w nie nast</text:span><text:span text:style-name="T3">ę</text:span><text:span text:style-name="T7">powa</text:span><text:span text:style-name="T3">ł</text:span><text:span text:style-name="T7"> – jeszcze nie tej jesieni, ko</text:span><text:span text:style-name="T3">ń</text:span><text:span text:style-name="T7">cz</text:span><text:span text:style-name="T3">ą</text:span><text:span text:style-name="T7">cej </text:span><text:span text:style-name="T3">ó</text:span><text:span text:style-name="T7">w straszny rok 1672.</text:span></text:p>
      <text:p text:style-name="P2">* <text:s/>* <text:s/>*</text:p>
      <text:p text:style-name="P1">Po bitwie pod Petranką i po otrzymaniu wieści o rozejmie mógł wreszcie pan hetman pozwolić odpocząć swoim wojskom i sobie. Kampania jeszcze nie zakończona, wróg w granicach, lecz póki co, nie musiał pan hetman wreszcie zastanawiać się, czy prawym skrzydłem, czy lewym, nacierać, czy bronić się. Zasnął tedy pan hetman mocno, lecz we śnie opadły go koszmary. A może był to sen proroczy?</text:p>
      <text:p text:style-name="P1">Śnił zatem pan hetman, że król Michał umrze wkrótce, a szlachta w porywie uniesienia po świetnych zwycięstwach, jego, Jana Sobieskiego, na króla wyniesie. Ta szlachta, której patriotyzmu nikt nie negował, lecz która dała się porywać bezrozumnym uniesieniom, oddała mu prawie jednogłośnie władzę w kraju doświadczonym wojną od dziesięcioleci. Udał się więc Sobieski, we śnie już jako król, na kolejną kampanię przeciw Turkom. Chciał odnieść świetne zwycięstwo i wojnę zakończyć, bo nie mogła ona ani Polsce, ani nawet Turcji służyć. Służyła ona jednak obcym interesom, a one działały dalej na salonach i po dworach magnackich w kraju, kiedy król kampanie dalekie prowadził. Dwory magnackie prowadziły politykę to dla Francji, to dla Cesarstwa, gdy król wraz z rycerstwem wojska tureckie gromił. Lecz za każdą rozgromioną armie Turcja nowe hufce jak spod ziemi wystawiała i zawarcia pokoju uparcie odmawiała. On, król, tak niewiele chciał od tego pokoju – zwrotu Kamieńca, który dla Turcji nic, dla Polski wiele przecie znaczył, i korony dla syna swego, Jakuba. Bo jakże to syna bez korony zostawić? Korony gdzieś, nad Dunajem, w Mołdawii może... Nic jednak wskórać nie mógł, przeto rzucał się pan hetman Sobieski na łożu przez sen, rzucał się król Sobieski we śnie na wojska przemożne, zwycięstwa świetne odnosił, obce stolice ratował, a siły wątłe Rzeczypospolitej trwonił. A i to widział Sobieski we śnie, że gdy Rzeczpospolita krew przelewała, jej sąsiedzi w siłę rośli. Austria po raz pierwszy od stuleci uwolniona od zagrożenia tureckiego została. Rosja, wróg zapomniany przez panów braci, o swoich ambicjach na wschodnich terenach Rzeczypospolitej nie zapomniała, a z błędów polskich się nauczywszy, ambicje swoje siłą, pieniądzem, i dyplomacją poprzeć mogła. Nawet Brandenburgia, pogardzany sąsiad na biednych piaskach gospodarujący, administrację swą i wojskowość wzmocnił, a widząc słabość Rzeczypospolitej łakomie swoimi dwoma oczami spoglądać począł - <text:s/>wschodnim, Królewcem, na Gdańsk i Toruń, zachodnim, Berlinem, na Poznań. Tak więc ujrzał Sobieski we śnie chwałę swoją i poniżenie swoje, gdy potomni za zwycięstwa jego geniusz militarny wielbić będą, lecz powiedzą też, że siły królestwa roztrwonił i nic dla uratowania jego nie zrobił. On, który tak dokładnie wiedział, co trzeba zrobić, by Rzeczpospolitą ponownie na drogę wielkości wprowadzić!</text:p>
      <text:p text:style-name="P1">Zimny pot oblewał już pana hetmana, lecz on śnił dalej. Zmora dusiła go – a może było to ostrzeżenie? Widział pan hetman śmierć swoją w niemocy, gdy od wszystkich opuszczony, zostawiał po sobie wojnę niezakończoną, a rodzinie biedę i spory. Widział, jak naród wojną zmęczony, obcego króla na tron obiera, a ten miast obiecanego pokoju nową wojnę na północy roznieca. Widział, jak Szwed, z którym od pół wieku pokój i sojusz Rzeczpospolitą łączył, wiarołomstwem nowego króla Polski oburzony, kraj w perzynę obraca. Widział jak kraj zmęczony wojną pękł i od królów własnych niczego już nie oczekując, od sąsiada ze wschodu pomoc przyjmuje. Sąsiad i wojnę zakończyć pomógł, i spokój wewnętrzny zapewnił, i wolności szlacheckich strzec obiecał, żadnej nagrody za to nie oczekując. Żadnej, z wyjątkiem tego, że Rzeczpospolita prowincją Moskwy stać się miała. Za późno ujrzeli to najlepsi synowie Rzeczypospolitej, powstali przeciw narzuconej przyjaźni, a wtedy sąsiad <text:soft-page-break/>maskę przyjaciela odrzucił i zbójem się okazał. Zbój pojął tylko, że sam zdobyczy swej całej przełknąć nie zdołą, i skrzyknął innych sąsiadów – zbójów do pomocy. Widział pan hetman w swoim śnie, jak tedy najlepsi synowie Rzeczypospolitej na polu bitwy nierównej głowy położyli. Ci zaś co ocaleli, zapomnieli o swej dumnej sarmackiej przeszłości i szczęścia w wiernej służbie Moskwie, Berlinowi, Wiedniowi szukali. Spoglądał pan hetman w przyszłość daleką, gdy bogaty świat zachodu zapomniał o Rzeczpospolitej, która go od zaborczego islamu i od barbarii moskiewskiej osłaniała, a w ludzie nad Wisłą, Niemnem i Dniestrem, niby-Niemców albo niby-Rosjan widział. A lud pogląd ten podzielał.</text:p>
      <text:p text:style-name="P1"/>
      <text:list xml:id="list41350720" text:continue-list="list41355984" text:style-name="Outline">
        <text:list-item text:start-value="2">
          <text:h text:style-name="P30" text:outline-level="1" text:restart-numbering="true" text:start-value="-1"/>
        </text:list-item>
      </text:list>
      <text:p text:style-name="Text_20_body">A jednak nie dane było panu hetmanowi ani jego wojsku zaznać długo wypoczynku, bo nowe niebezpieczeństwo im zagroziło od niespodziewanej strony. Oto pospolite ruszenie, zwołane przez króla Michała pod Gołębiem, uznało za największego wroga Ojczyzny właśnie hetmana wielkiego koronnego i zawiązało konfederację przeciwko niemu. Właśnie wtedy gdy hetman rzucił się na dziesięciokrotną przewagę liczebną przeciwnika, gdy uwalniał dziesiątki tysięcy jasyru, szlachta pustoszyła włości Sobieskiego w imię obrony złotej wolności oraz swego ukochanego króla. </text:p>
      <text:p text:style-name="Text_20_body">Tymczasem wojska hetmańskie powracały w rejon Szczebrzeszyna, gdzie oczekiwały ich tabory. Pan Starczyński, m<text:span text:style-name="T3">ł</text:span><text:span text:style-name="T7">odzian do</text:span><text:span text:style-name="T3">ść</text:span><text:span text:style-name="T7"> pos</text:span><text:span text:style-name="T3">ę</text:span><text:span text:style-name="T7">pny, wysoki i chudy szlachcic o poci</text:span><text:span text:style-name="T3">ą</text:span><text:span text:style-name="T7">g</text:span><text:span text:style-name="T3">ł</text:span><text:span text:style-name="T7">ej twarzy i szarych oczach</text:span> dołączył się ze swoim pocztem na czas tego przemarszu do chorągwi wołoskiej pana Miączyńskiego, w której teraz namiestnikowa<text:span text:style-name="T3">ł</text:span> pan Stefan Ostrowski, zatem przyjaciele jechali razem i razem narzekali. Pan Ostrowski m<text:span text:style-name="T3">ł</text:span><text:span text:style-name="T7">odszy i drobniejszy by</text:span><text:span text:style-name="T3">ł</text:span><text:span text:style-name="T7"> od pana Starczy</text:span><text:span text:style-name="T3">ń</text:span><text:span text:style-name="T7">skiego, zwykle wes</text:span><text:span text:style-name="T3">ół</text:span><text:span text:style-name="T7">, teraz jednak w z</text:span><text:span text:style-name="T3">ł</text:span><text:span text:style-name="T7">ym by</text:span><text:span text:style-name="T3">ł</text:span><text:span text:style-name="T7"> humorze, jak i wi</text:span><text:span text:style-name="T3">ę</text:span><text:span text:style-name="T7">kszo</text:span><text:span text:style-name="T3">ść</text:span><text:span text:style-name="T7"> towarzystwa. </text:span></text:p>
      <text:p text:style-name="P18">- niedobrze, by<text:span text:style-name="T3">ś</text:span><text:span text:style-name="T7">my z naszymi jeszcze potyka</text:span><text:span text:style-name="T3">ć</text:span><text:span text:style-name="T7"> si</text:span><text:span text:style-name="T3">ę</text:span><text:span text:style-name="T7"> musieli. Do</text:span><text:span text:style-name="T3">ść</text:span><text:span text:style-name="T7"> ju</text:span><text:span text:style-name="T3">ż</text:span><text:span text:style-name="T7">e</text:span><text:span text:style-name="T3">ś</text:span><text:span text:style-name="T7">my si</text:span><text:span text:style-name="T3">ę</text:span><text:span text:style-name="T7"> nawojowali – narzeka</text:span><text:span text:style-name="T3">ł</text:span><text:span text:style-name="T7"> pan Starczy</text:span><text:span text:style-name="T3">ń</text:span><text:span text:style-name="T7">ski.</text:span></text:p>
      <text:p text:style-name="P18">- to jakowaś zdrada, miast na wroga ruszyć, to przeciw hetmanowi spiskują, pospolitacy nie wojacy – mówił pan Ostrowski.</text:p>
      <text:p text:style-name="P18">- pono króla jegomości chcieli osłonić, jakoby przed Tatary, a potem rzekli że pan hetman z Turczynem w zmowie, i że absolutum dominium na sposób francuski chce wprowadzić – rozważał pan Wiśniewski.</text:p>
      <text:p text:style-name="P18">- absolutum dominium być nie może, ale tu wojnę trza prowadzić, a nie politykować! – grzmiał pan Ostrowski.</text:p>
      <text:p text:style-name="P18">- trudna ta wojna, bo już przecie nie pierwsza dla tej naszej ojczyzny. Od lat trzydziestu wojujemy bez wytchnienia, szlachta podatki na wojsko płaci, to że i sarkać <text:s/>poczęła, nie dziwota – wtrącił pan Starczyński.</text:p>
      <text:p text:style-name="P18">- jakby szlachta podatki płaciła, tobyśmy wojsko mieli na granicach, a nie Turczyna w kraju – rzekł pan Żwański. </text:p>
      <text:p text:style-name="P18">- nie daj Bóg, aby się z tego nowa wojna domowa zrobiła...</text:p>
      <text:p text:style-name="P18">- ale pana hetmana bronić musim!</text:p>
      <text:p text:style-name="P18">- musi przyjaciele Habsburgów szlachtę podburzyli, bo przecież wiadomo że jaśnie pan hetman Francuzów stronnik.</text:p>
      <text:p text:style-name="P18">- przecz z Rakuszanami, co zamiast z Turczynem, z Francją na wojnę idą! – zakrzyknął pan Mircea, jeden z niewielu prawdziwych Wołochów w chorągwi.</text:p>
      <text:p text:style-name="P18">- niech żyje pan hetman, co sam jeden naszej Rzeczypospolitej broni! – zawołał pan Ostrowski</text:p>
      <text:p text:style-name="P18">- niech żyje pan hetman! – zawtórowała chorągiew wołoska, potem pancerna, i poniosło się po całym wojsku.</text:p>
      <text:p text:style-name="P1">Wkrótce zagrały trąbki i już w ordynku oddziały weszły do obozu pod Szczebrzeszynem. Tam zaś zawiązano konfederację ku obronie hetmana wielkiego i jego wojska koronnego. Szlachta zaś zebrana pod Gołębiem ustaliła powołać nowe powiatowe chorągwie, i bezpośrednio pod władzę króla je oddawszy, do starcia z hetmanem się gotowała. Tak więc stały na przeciw siebie dwa wrogie obozy, jednak do bratobójczej walki nie dochodziło.</text:p>
      <text:p text:style-name="P1">Pan hetman Sobieski ucieszył się z poparcia swych wojsk. Był go prawie pewien, teraz jednak mógł z optymizmem wyglądać zbrojnej konfrontacji. Podjął bowiem decyzję usunięcia niedołężnego a zawistnego króla, który w tak oczywisty sposób nie tylko swoim prywatnym wrogom, w tym Sobieskiemu, szkodził, ale prowadził kraj w ruinę przez zaniedbywanie obronności. Zgniecenie <text:soft-page-break/>konfederacji gołębiewskiej miało być zatem pierwszym krokiem w kierunku... czego? Wyniesienia jego, hetmana, na tron? Zadrżał pan hetman na wspomnienie owego snu spod Petranki. Sam nie wiedział już co miałoby być celem politycznym jego wystąpień. Wiedział jednak, że w kraju wielkie nastąpić muszą zmiany, aby mógł on powrócić na drogę wielkości, którą już raz Opatrzność otworzyła poprzez panowanie starożytnego króla Jagiełły i jego następców.</text:p>
      <text:p text:style-name="P1">Jednak zbrojna konfrontacja stronnictw nie nastąpiła. <text:s text:c="2"/></text:p>
      <text:p text:style-name="P1">Biskup Andrzej Trzebicki podjął się trudnej sztuki mediacji pomiędzy zwaśnionymi obozami. Znany skonfederowanej szlachcie jako zadeklarowany zwolennik dworu, zawstydził zgromadzonych pod Gołębiem pospolitaków konfrontując rezolucję hetmana z rozpolitykowaniem szlachty w czasie inwazji tatarskiej. Zaiste, rozmiar najazdu i dysproporcja sił dopiero teraz do panów braci dotarła. Wiernych sekundantów wśród szlachty ruskiej już wcześniej miał pan hetman, teraz oni pomogli reszcie szlachty uświadomić <text:s/>sobie, że nie sejmikowaniem z takim zagrożeniem walczyć trzeba. Zawstydzili się panowie bracia, i jak wcześniej rozgorączkowani hetmana jako zdrajcę bigosować chcieli, tak teraz jemu – a raczej jego wysłannikom – gremialnie do nóg padali, i na kolanach o wybaczenie prosili. </text:p>
      <text:p text:style-name="P1">Również biskup Trzebicki prosił hetmana, aby marsz wojsk na Gołąb wstrzymał. Zaplanował sobie sędziwy biskup, że wszystkie niesnaski na sejmie najbliższym da się ułagodzić.</text:p>
      <text:p text:style-name="P18">- Zatem widzisz mości hetmanie, nie cała szlachta rozum potraciła, powiadam, nie ca<text:span text:style-name="T3">ł</text:span><text:span text:style-name="T7">a</text:span>. Ci z Rusi, Zamoyszczyzny, Mazowsza do konfederacji królewskiej przystąpić nie chcą. Chorągwie przez konfederatów najęte, tobie, hetmanie, raczej służyć chcą, chor<text:span text:style-name="T3">ą</text:span><text:span text:style-name="T7">gwie, powiadam, </text:span>jak mnie wieści dochodzą. </text:p>
      <text:p text:style-name="P18">- Karać trzeba niesubordynacyję taką trzeba! Miast na wroga ruszyć, to politykować tylko by chcieli.</text:p>
      <text:p text:style-name="P18">- Król jegomość pospolite ruszenie wezwał, na wroga ruszać nie kazał, to i do polityki się jęli, powiadam, pospolitacy. Na króla zaś, mości hetmanie, sierdzić się nie będziesz, powiadam, bo kr<text:span text:style-name="T3">ó</text:span><text:span text:style-name="T7">l rzecz </text:span><text:span text:style-name="T3">ś</text:span><text:span text:style-name="T7">wi</text:span><text:span text:style-name="T3">ę</text:span><text:span text:style-name="T7">ta</text:span>... Cho<text:span text:style-name="T3">ć</text:span><text:span text:style-name="T7"> obron</text:span><text:span text:style-name="T3">ę</text:span><text:span text:style-name="T7"> kraju kr</text:span><text:span text:style-name="T3">ó</text:span><text:span text:style-name="T7">l, powiadam, lepiej opatrzy</text:span><text:span text:style-name="T3">ć</text:span><text:span text:style-name="T7"> powinien...</text:span></text:p>
      <text:p text:style-name="P1"/>
      <text:p text:style-name="P1">Tak, zdałoby się, pomyślał pan hetman, nie tylko sierdzić się, ale nawet zastąpić takiego króla kim innym. Zbrojna konfrontacja z prokrólewską konfederacją byłaby doskonałym pretekstem do rozprawy z samym królem. Wprawdzie Sobieski nie spodziewał się, żeby król Michał stanął na czele swoich zwolenników i padł dzielnie w walnej bitwie, ale za to zbrojne starcia umożliwiłyby może postawienie króla przed sądem za prywatę w czasie wojennym. Zatem trzeba doprowadzić do usunięcia tego nieudolnego władcy inaczej. Może trutkę jaką podesłać, aby w czasie uczty padł, skoro na pole bitwy mu niespieszno? Może publikować paszkwile i odwrócić szlachtę od niego tak, aby sama domagała się sądu nad królem? Użyć francuskich pieniędzy, aby autorów wybitnych zjednać? Czy naprawdę wedle Makiawela trzeba teraz prowadzić politykę w Rzeczypospolitej? Apteką a kałamarzem, a nie szablą, w otwartej walce?</text:p>
      <text:p text:style-name="P1"/>
      <text:p text:style-name="P1">Delegaci obu konfederacji szlacheckich, prohetmańskiej spod Szczebrzeszyna i prokrólewskiej spod Gołębia, ustalili przekształcenie się obu zgromadzeń w sejm i przeniesienie jego obrad do Warszawy. W rzadkim zdawałoby się przebłysku troski o los Rzeczypospolitej zrezygnowano z wysuwania osobistych oskarżeń i zdecydowano się od stycznia radzić nad obronnością kraju i przygotowaniem <text:soft-page-break/>kampanii wojennej na rok 1674, która miała zmazać hańbę traktatu z Buczacza. Teraz wreszcie król zgodził się wydać wojsku zimowy chleb i leże w swoich posiadłościach, głównie na Wołyniu. Wielu żołnierzy zdecydowało się jednak wrócić do domów, jeśli miało dokąd. Wyjechał zatem pan Ostrowski razem z panem Wiśniewskim na rodzinne Mazowsze, towarzyszył im też pan Starczyński i kilku innych. Jechali przez Sanok i potem Lublin, a gdzie się nie zatrzymywali, tam widzieli wielkie oburzenie z powodu warunków rozejmu. Rozumiano wszakże, że szczupłość wojska przyczyną ciężkich terminów była, które na Rzeczpospolitą spadły. Rzekł tedy pan Starczyński:</text:p>
      <text:p text:style-name="P18">- Ciekawym, jakie wojska na wiosnę wystawi pan hetman. Lepszym nam trzeba zakończyć tę wojnę niż tymże rozejmem.</text:p>
      <text:p text:style-name="P18">- Rzeczpospolita hetmana wesprzeć winna. Dla całego narodu wstyd wielki, traktat taki – dodał pan Ostrowski.</text:p>
      <text:p text:style-name="P18">- Rzeczpospolita wesprze, jeśli król i hetman na Sejmie razem konstytucje ku obronie, ku wzmocnieniu wojska promować będą.</text:p>
      <text:p text:style-name="P18">- Teraz, gdy już się pan hetman z królem jegomością dorozumieli, to i konstytucję razem powezmą? – dopytywał się pan Ostrowski, mało dotychczas na polityce się wyznający.</text:p>
      <text:p text:style-name="P18">- Król jegomość i jaśnie wielmożny pan hetman koronny różne na wiele rzeczy mają poglądy. Pan hetman ma pretensje do króla, że wypłatę żołdu nam żołnierzom opóźnia – rzekł pan Starczyński, który jako wojak doświadczony lubił wiedzieć, gdzie pieniądze publiczne się podziewają.</text:p>
      <text:p text:style-name="P18">- A przecież król tych pieniędzy w cholewę nie wkłada, jeno że szlachta wolno podatki płaci.</text:p>
      <text:p text:style-name="P18">- Zawsze to już tak w Rzeczypospolitej było, że hetmani wpierw swoje łożyć musieli, aby wojsko na wojnę naszykować.</text:p>
      <text:p text:style-name="P18">- Ale nam teraz już dwie ćwierci skarb zalega. Już towarzysze sarkają.</text:p>
      <text:p text:style-name="P18">- Towarzysze niech nie sarkają, bo to hetmana głowa w tym, aby wojsku żołd wyszykować. Niech tam się pan hetman z królem znosi, nam nic do tego.</text:p>
      <text:p text:style-name="P18"/>
      <text:p text:style-name="P18"/>
      <text:p text:style-name="P18">Jechali dalej, tak rozmawiając, a mijali wzgórza i wąwozy Zamojszczyzny, gdzie wsie rozłożyły się w malowniczych dolinach wśród gaików. Mijali dworki szlacheckie, do których prowadziły aleje porządnie wysadzane strzelistymi topolami, a z tych dworków i z folwarków pozdrawiano ich serdecznie, bo już i tutaj dotarła wieść o mężnym odporze, jaki stawił pan hetman nawale tatarskiej. Mijali potem sady i sosnowe bory Mazowsza, i wśród tych borów i wśród piasków przycupnięte zaścianki ubogiej szlachty, a z tych zaścianków pozdrawiano ich bojowymi okrzykami, bo już i tutaj dotarła wieść o haniebnych postanowieniach rozejmu buczackiego. <text:bookmark text:name="_GoBack"/>Przyjaciele zmierzali w stron<text:span text:style-name="T3">ę</text:span><text:span text:style-name="T7"> Wis</text:span><text:span text:style-name="T3">ł</text:span><text:span text:style-name="T7">y, wolno posuwali si</text:span><text:span text:style-name="T3">ę</text:span><text:span text:style-name="T7"> b</text:span><text:span text:style-name="T3">ł</text:span><text:span text:style-name="T7">otnistymi drogami w</text:span><text:span text:style-name="T3">ś</text:span><text:span text:style-name="T7">r</text:span><text:span text:style-name="T3">ó</text:span><text:span text:style-name="T7">d coraz wi</text:span><text:span text:style-name="T3">ę</text:span><text:span text:style-name="T7">kszej jesiennej pluchy, a</text:span><text:span text:style-name="T3">ż</text:span><text:span text:style-name="T7"> dojechali do Gr</text:span><text:span text:style-name="T3">ó</text:span><text:span text:style-name="T7">jca. Tam przeprawili si</text:span><text:span text:style-name="T3">ę</text:span><text:span text:style-name="T7"> przez Wis</text:span><text:span text:style-name="T3">łę</text:span><text:span text:style-name="T7">, a nast</text:span><text:span text:style-name="T3">ę</text:span><text:span text:style-name="T7">pnie przyjaciele rozstali si</text:span><text:span text:style-name="T3">ę aby udać się każdy w swoje rodzinne strony.</text:span></text:p>
      <text:p text:style-name="P16"/>
      <text:p text:style-name="P17">* <text:s/>* <text:s/>*</text:p>
      <text:p text:style-name="P16"/>
      <text:p text:style-name="P16">Również na Litwie była plucha, nawet może jeszcze <text:s/>bardziej dotkliwe były ulewy tego listopada. W pałacu w Antokolu pod Wilnem mniej się te pluchy dawały we znaki, bo <text:s/>pałac nowo przez hetmana wielkiego litewskiego, Michała Kazimierza Paca zbudowany, wszystkimi wygodami dysponował. Pan hetman, do<text:span text:style-name="T3">ść</text:span> pot<text:span text:style-name="T3">ęż</text:span>nie zbudowany m<text:span text:style-name="T3">ęż</text:span>czyzna w <text:span text:style-name="T3">ś</text:span>rednim wieku, kt<text:span text:style-name="T3">ó</text:span>rego d<text:span text:style-name="T3">ł</text:span>ugie czarne w<text:span text:style-name="T3">ł</text:span>osy ju<text:span text:style-name="T3">ż</text:span> zaczyna<text:span text:style-name="T3">ła przyprószać siwizna, </text:span>siedzia<text:span text:style-name="T3">ł</text:span> w fotelu przy piecu w wielkiej sali i czyta<text:span text:style-name="T3">ł</text:span> list od krewnego, Krzysztofa Paca, kanclerza litewskiego. „Ilustrissime”, pisa<text:span text:style-name="T3">ł</text:span> do hetmana kanclerz, „pomnij zawsze <text:soft-page-break/>dobra ojczyzny naszej, <text:span text:style-name="T3">ś</text:span>wi<text:span text:style-name="T3">ę</text:span>tej Litwy. Dobrze si<text:span text:style-name="T3">ę</text:span> sta<text:span text:style-name="T3">ł</text:span>o, <text:span text:style-name="T3">ż</text:span>e nie nara<text:span text:style-name="T3">ż</text:span>a<text:span text:style-name="T3">ł</text:span>e<text:span text:style-name="T3">ś</text:span> Wasza Dostojno<text:span text:style-name="T3">ść</text:span> wojsk litewskich w ostatniej awanturze dostojnego hetmana wielkiego koronnego. Jak nam donosz<text:span text:style-name="T3">ą</text:span>, swoich wojsk prawie po<text:span text:style-name="T3">ł</text:span>ow<text:span text:style-name="T3">ę</text:span> straci<text:span text:style-name="T3">ł</text:span>. Tatara pogoni<text:span text:style-name="T3">ł</text:span>, lecz Tatar ojczy<text:span text:style-name="T3">ź</text:span>nie naszej krzywd wyrz<text:span text:style-name="T3">ą</text:span>dzi<text:span text:style-name="T3">ć</text:span> nie mo<text:span text:style-name="T3">ż</text:span>e, gdy<text:span text:style-name="T3">ż</text:span> sam Stworzyciel nas od tego naje<text:span text:style-name="T3">ź</text:span>d<text:span text:style-name="T3">ź</text:span>cy puszczami i bezdro<text:span text:style-name="T3">ż</text:span>ami oddzieli<text:span text:style-name="T3">ł</text:span>...”. Bagna Pi<text:span text:style-name="T3">ń</text:span>szczyzny dla takiej jazdy jak tatarska nie s<text:span text:style-name="T3">ą</text:span> przeszkod<text:span text:style-name="T3">ą</text:span>, zamy<text:span text:style-name="T3">ś</text:span>li<text:span text:style-name="T3">ł</text:span> si<text:span text:style-name="T3">ę</text:span> hetman. Ale czyta<text:span text:style-name="T3">ł</text:span> dalej „W roku nast<text:span text:style-name="T3">ę</text:span>pnym ja<text:span text:style-name="T3">śnie wielmożny pan </text:span>hetman na Turka nast<text:span text:style-name="T3">ę</text:span>powa<text:span text:style-name="T3">ć</text:span> zapewne zamierzy. Pomaga<text:span text:style-name="T3">ć</text:span> mu nie trzeba, niech si<text:span text:style-name="T3">ę</text:span> Korona sama z Turkiem znosi.” Hetman litewski spodziewa<text:span text:style-name="T3">ł</text:span> si<text:span text:style-name="T3">ę</text:span> takich s<text:span text:style-name="T3">łó</text:span>w od swego krewnego, jednak bezpo<text:span text:style-name="T3">ś</text:span>rednio<text:span text:style-name="T3">ść</text:span> kanclerza by<text:span text:style-name="T3">ł</text:span>a do<text:span text:style-name="T3">ść</text:span> zadziwiaj<text:span text:style-name="T3">ą</text:span>ca. „Przeto zaklinam ci<text:span text:style-name="T3">ę</text:span>, bracie, w imi<text:span text:style-name="T3">ę</text:span> <text:span text:style-name="T3">ś</text:span>wi<text:span text:style-name="T3">ę</text:span>tego Kazimierza i <text:span text:style-name="T3">ś</text:span>wi<text:span text:style-name="T3">ę</text:span>tego Krzysztofa, patron<text:span text:style-name="T3">ó</text:span>w Wilna, miasta kt<text:span text:style-name="T3">ó</text:span>re<text:span text:style-name="T3">ż</text:span>e<text:span text:style-name="T3">ś</text:span> nak<text:span text:style-name="T3">ł</text:span>adem krwie w<text:span text:style-name="T3">ł</text:span>asnej odzyska<text:span text:style-name="T3">ł, nie marnuj więcej krwi litewskiej dla próżnej chwały wojennej, która też nie tobie przypadnie.</text:span>” Tak, wojskom koronnym przewagi zapewnia<text:span text:style-name="T3">ć</text:span> nie le<text:span text:style-name="T3">ż</text:span>a<text:span text:style-name="T3">ł</text:span>o w interesie ani Litwy, ani rodu Pac<text:span text:style-name="T3">ó</text:span>w, pomy<text:span text:style-name="T3">ś</text:span>la<text:span text:style-name="T3">ł</text:span> pan hetman. Korona poradzi sobie na pewno i tak, jak zawsze sobie radzi<text:span text:style-name="T3">ł</text:span>a. Sobieski b<text:span text:style-name="T3">ę</text:span>dzie oburzony, jednak kr<text:span text:style-name="T3">ó</text:span>l na pewno zrozumie argumenty litewskich<text:span text:style-name="T9"> magnat</text:span><text:span text:style-name="T4">ó</text:span><text:span text:style-name="T9">w, a jak nie, to go ma</text:span><text:span text:style-name="T4">łż</text:span><text:span text:style-name="T9">onka przekona</text:span>. R<text:span text:style-name="T3">ó</text:span>wnie<text:span text:style-name="T3">ż</text:span> szlachta nie <text:span text:style-name="T9">poprze</text:span> ewentualnych pretensji Sobieskiego – Micha<text:span text:style-name="T3">ł Pac był od czasu konfederacji gołębiewskiej pewien sympatii szlachty dla stronnictwa habsburskiego.</text:span></text:p>
      <text:p text:style-name="P16"/>
      <text:p text:style-name="P17">* <text:s/>* <text:s/>*</text:p>
      <text:p text:style-name="P18"/>
      <text:p text:style-name="P6">Pan Stefan Ostrowski wraz z pocztowym swym, Wi<text:span text:style-name="T3">ś</text:span><text:span text:style-name="T7">niewskim, wjechali w po</text:span><text:span text:style-name="T3">ł</text:span><text:span text:style-name="T7">owie listopada triumfalnie do rodzinnego za</text:span><text:span text:style-name="T3">ś</text:span><text:span text:style-name="T7">cianka. Prowadzili kilka zdobytych na Tatarach konik</text:span><text:span text:style-name="T3">ó</text:span><text:span text:style-name="T7">w, a wszystkie mia</text:span><text:span text:style-name="T3">ł</text:span><text:span text:style-name="T7">y sakwy dobrem wy</text:span><text:span text:style-name="T3">ł</text:span><text:span text:style-name="T7">adowane. Naszym dzielnym wojakom nie tylko uda</text:span><text:span text:style-name="T3">ł</text:span><text:span text:style-name="T7">o si</text:span><text:span text:style-name="T3">ę</text:span><text:span text:style-name="T7"> z namiot</text:span><text:span text:style-name="T3">ó</text:span><text:span text:style-name="T7">w starszyzny tatarskiej co nieco zdoby</text:span><text:span text:style-name="T3">ć</text:span><text:span text:style-name="T7">, ale te</text:span><text:span text:style-name="T3">ż</text:span><text:span text:style-name="T7"> dobro z</text:span><text:span text:style-name="T3">ł</text:span><text:span text:style-name="T7">upione <text:s/>na nieszcz</text:span><text:span text:style-name="T3">ę</text:span><text:span text:style-name="T7">snej Sanotczy</text:span><text:span text:style-name="T3">ź</text:span><text:span text:style-name="T7">nie przez Tatar</text:span><text:span text:style-name="T3">ó</text:span><text:span text:style-name="T7">w nie zawsze wraca</text:span><text:span text:style-name="T3">ł</text:span><text:span text:style-name="T7">o do poprzednich w</text:span><text:span text:style-name="T3">ł</text:span><text:span text:style-name="T7">a</text:span><text:span text:style-name="T3">ś</text:span><text:span text:style-name="T7">cicieli, gdy</text:span><text:span text:style-name="T3">ż</text:span><text:span text:style-name="T7"> ci ju</text:span><text:span text:style-name="T3">ż</text:span><text:span text:style-name="T7"> na lepszym </text:span><text:span text:style-name="T3">ś</text:span><text:span text:style-name="T7">wiecie przebywający doczesnych zbytk</text:span><text:span text:style-name="T3">ó</text:span><text:span text:style-name="T7">w nie potrzebowali. Z wielk</text:span><text:span text:style-name="T3">ą</text:span><text:span text:style-name="T7"> nadziej</text:span><text:span text:style-name="T3">ą</text:span><text:span text:style-name="T7"> oczekiwa</text:span><text:span text:style-name="T3">ł</text:span><text:span text:style-name="T7"> pan Stefan przysz</text:span><text:span text:style-name="T3">ł</text:span><text:span text:style-name="T7">ej kampanii, </text:span><text:span text:style-name="T3">ż</text:span><text:span text:style-name="T7">e w cztery konie mo</text:span><text:span text:style-name="T3">ż</text:span><text:span text:style-name="T7">e nawet wyst</text:span><text:span text:style-name="T3">ą</text:span><text:span text:style-name="T7">pi, i wspomina</text:span><text:span text:style-name="T3">ł</text:span><text:span text:style-name="T7"> te</text:span><text:span text:style-name="T3">ż</text:span><text:span text:style-name="T7"> </text:span><text:span text:style-name="T3">ł</text:span><text:span text:style-name="T7">askawe s</text:span><text:span text:style-name="T3">ł</text:span><text:span text:style-name="T7">owa hetmana Sobieskiego spod Niemirowa. </text:span></text:p>
      <text:p text:style-name="P6"><text:span text:style-name="T7">Radosne by</text:span><text:span text:style-name="T3">ł</text:span><text:span text:style-name="T7">o powitanie w za</text:span><text:span text:style-name="T3">ś</text:span><text:span text:style-name="T7">cianku Ostrowskich pocztu pana Stefana. Drugi jego pocztowy, Pietrek, wr</text:span><text:span text:style-name="T3">ó</text:span><text:span text:style-name="T7">ci</text:span><text:span text:style-name="T3">ł</text:span><text:span text:style-name="T7"> tydzie</text:span><text:span text:style-name="T3">ń</text:span><text:span text:style-name="T7"> wcze</text:span><text:span text:style-name="T3">ś</text:span><text:span text:style-name="T7">niej, z gor</text:span><text:span text:style-name="T3">ą</text:span><text:span text:style-name="T7">czki uzdrowion cudown</text:span><text:span text:style-name="T3">ą</text:span><text:span text:style-name="T7"> moc</text:span><text:span text:style-name="T3">ą</text:span><text:span text:style-name="T7"> sanktuarium w Krasnobrodzie. Cud ten wspomo</text:span><text:span text:style-name="T3">ż</text:span><text:span text:style-name="T7">ony zosta</text:span><text:span text:style-name="T3">ł</text:span><text:span text:style-name="T7"> z</text:span><text:span text:style-name="T3">ł</text:span><text:span text:style-name="T7">otym dukatem, kt</text:span><text:span text:style-name="T3">ó</text:span><text:span text:style-name="T7">ry z </text:span><text:span text:style-name="T3">ł</text:span><text:span text:style-name="T7">up</text:span><text:span text:style-name="T3">ó</text:span><text:span text:style-name="T7">w zdobytych na Kozakach usieczonych pod Niemirowem da</text:span><text:span text:style-name="T3">ł</text:span><text:span text:style-name="T7"> Pietrkowi na drog</text:span><text:span text:style-name="T3">ę</text:span><text:span text:style-name="T7"> pan Stefan, a kt</text:span><text:span text:style-name="T3">ó</text:span><text:span text:style-name="T7">ry to dukat zapewni</text:span><text:span text:style-name="T3">ł</text:span><text:span text:style-name="T7"> w Krasnobrodzie choremu kilka dni w dobrze opalanej izbie i w ciep</text:span><text:span text:style-name="T3">ł</text:span><text:span text:style-name="T7">ym </text:span><text:span text:style-name="T3">ł</text:span><text:span text:style-name="T7">o</text:span><text:span text:style-name="T3">ż</text:span><text:span text:style-name="T7">u. </text:span></text:p>
      <text:p text:style-name="P6"><text:span text:style-name="T7">Ciekawi wszyscy byli wie</text:span><text:span text:style-name="T3">ś</text:span><text:span text:style-name="T7">ci z wojny, bo i tutaj s</text:span><text:span text:style-name="T3">ł</text:span><text:span text:style-name="T7">yszano o ostatnich przewagach wojsk polskich, ma</text:span><text:span text:style-name="T3">ł</text:span><text:span text:style-name="T7">o weteran</text:span><text:span text:style-name="T3">ó</text:span><text:span text:style-name="T7">w jeszcze w te okolice z wojny wr</text:span><text:span text:style-name="T3">ó</text:span><text:span text:style-name="T7">ci</text:span><text:span text:style-name="T3">ł</text:span><text:span text:style-name="T7">o. Pan Stefan za</text:span><text:span text:style-name="T3">ś</text:span><text:span text:style-name="T7"> przyjechawszy nic nie m</text:span><text:span text:style-name="T3">ó</text:span><text:span text:style-name="T7">wi</text:span><text:span text:style-name="T3">ł</text:span><text:span text:style-name="T7">, tylko ogarn</text:span><text:span text:style-name="T3">ął</text:span><text:span text:style-name="T7"> si</text:span><text:span text:style-name="T3">ę, a gdy do wieczerzy siadano, na ławy zielono malowane, co za stołem stały, rzucił kilimki zdobne. Teraz zaczęły się opowieści wojenne, w których pan Stefan podkreślał kunszt wojenny Sobieskiego .</text:span></text:p>
      <text:p text:style-name="P18"><text:span text:style-name="T3">- Tak ju</text:span><text:span text:style-name="T3">ż</text:span><text:span text:style-name="T3"> chwalisz jegomo</text:span><text:span text:style-name="T3">ść</text:span><text:span text:style-name="T3"> hetmana jakby</text:span><text:span text:style-name="T3">ś</text:span><text:span text:style-name="T3"> wiernym jego by</text:span><text:span text:style-name="T3">ł</text:span><text:span text:style-name="T3"> sekundantem - rzek</text:span><text:span text:style-name="T3">ł</text:span><text:span text:style-name="T3"> pan Jakub, ojciec Stefana - a u nas tu m</text:span><text:span text:style-name="T3">ó</text:span><text:span text:style-name="T3">wiono, </text:span><text:span text:style-name="T3">ż</text:span><text:span text:style-name="T3">e pan Sobieski jakoby obrony przed Turkiem zaniedba</text:span><text:span text:style-name="T3">ł i Kamieniec oddał. Przed wojną przecie z Turkiem handlował i w Konstantynopolu bywał.</text:span></text:p>
      <text:p text:style-name="P18"><text:span text:style-name="T3">- Jegomość hetman jak by wojska więcej miał, to by Kamieniec obronił - oponował pan Stefan - a tak mu s</text:span><text:span text:style-name="T3">tarczy</text:span><text:span text:style-name="T3">ł</text:span><text:span text:style-name="T3">o ledwie na obron</text:span><text:span text:style-name="T3">ę</text:span><text:span text:style-name="T3"> przed Tatary.</text:span></text:p>
      <text:p text:style-name="P18"><text:span text:style-name="T3">- Jak by pan hetman lepiej z kr</text:span><text:span text:style-name="T3">ó</text:span><text:span text:style-name="T3">lem si</text:span><text:span text:style-name="T3">ę</text:span><text:span text:style-name="T3"> znosi</text:span><text:span text:style-name="T3">ł</text:span><text:span text:style-name="T3">, to obron</text:span><text:span text:style-name="T3">ę</text:span><text:span text:style-name="T3"> i przed Turkiem by ustanowili. Wici kr</text:span><text:span text:style-name="T3">ó</text:span><text:span text:style-name="T3">l by</text:span><text:span text:style-name="T3">ł</text:span><text:span text:style-name="T3"> og</text:span><text:span text:style-name="T3">łosił i szlachtę zbierał - mówił dalej pan Jakub, nie wspominając, że z zaścianka nikt się na wezwanie króla nie ruszył.</text:span></text:p>
      <text:p text:style-name="P18"><text:soft-page-break/><text:span text:style-name="T3">- Jego kr</text:span><text:span text:style-name="T3">ó</text:span><text:span text:style-name="T3">lewska mo</text:span><text:span text:style-name="T3">ść</text:span><text:span text:style-name="T3"> wojsko zebra</text:span><text:span text:style-name="T3">ł</text:span><text:span text:style-name="T3">, ale po to tylko, aby dobra Sobieskich pustoszy</text:span><text:span text:style-name="T3">ć, właśnie wtedy gdy pan Sobieski karku za ojczyznę wraz z nami nadstawiał. A tak Bóg cnocie pobłogosławił i dał nam </text:span><text:span text:style-name="T3">victorię, mimo że wróg ośmkroć nam przeważał - pan Stefan przerwał by napić się grzanego piwa - na wiosnę pewnie pan hetman będzie chciał Turka pogromić i z granic ojczyzny wygnać. Przecie konfederaci królewscy już na stronę hetmana przeszli. W takich terminach razem trzymać trzeba.</text:span></text:p>
      <text:p text:style-name="P16">- Twój syn jak statysta przemawia - wtrącił jeden z krewnych - dobrze synów w świat wysyłać.</text:p>
      <text:p text:style-name="P16">- Chcesz abyśmy z panem Sobieskim trzymali, a przecie to jeden z możnych magnatów, co własną politykę uprawiają</text:p>
      <text:p text:style-name="P16">- Chcę abyśmy z Sobieskim trzymali, bo on jeden ojczyznę broni, gdy nawet król z inszymi możnymi rodami trzyma i politykę ich prowadzi.</text:p>
      <text:p text:style-name="P16">- Prawda to, króla-śmy wybrali Piasta aby ze szlachtą trzyma i jej praw bronił, a on litewskimi magnatami trzyma a z Habsburgami się znosi - podniosły się głosy.</text:p>
      <text:p text:style-name="P6">Tak rozmawiali w d<text:span text:style-name="T3">ł</text:span><text:span text:style-name="T7">ugie jesienne i zimowe wieczory. Cz</text:span><text:span text:style-name="T3">ę</text:span><text:span text:style-name="T7">sto podkre</text:span><text:span text:style-name="T3">ś</text:span><text:span text:style-name="T7">la</text:span><text:span text:style-name="T3">ł</text:span><text:span text:style-name="T7"> pan Stefan swe nowo zdobyte przekonanie, </text:span><text:span text:style-name="T3">ż</text:span><text:span text:style-name="T7">e szlachta ma obowi</text:span><text:span text:style-name="T3">ą</text:span><text:span text:style-name="T7">zki wobec Ojczyzny. Wiele ostrych z tego wynik</text:span><text:span text:style-name="T3">ł</text:span><text:span text:style-name="T7">o polemik, bo starsi do</text:span><text:span text:style-name="T3">ść</text:span><text:span text:style-name="T7"> </text:span><office:annotation office:name="__Annotation__2329_2028586140"><dc:creator>nieznany</dc:creator><dc:date>2014-12-29T22:20:31.27</dc:date><text:p text:style-name="P34"><text:span text:style-name="T16">Sformułowanie anachroniczne. Poprawić.</text:span></text:p></office:annotation><text:span text:style-name="T7">alergicznie na takie uwagi reagowali</text:span><office:annotation-end office:name="__Annotation__2329_2028586140"/><text:span text:style-name="T7">. Wreszcie pan Jakub nie strzyma</text:span><text:span text:style-name="T3">ł i któregoś dnia zarzucił synowi swojemu </text:span><office:annotation office:name="__Annotation__2400_2028586140"><dc:creator>nieznany</dc:creator><dc:date>2014-12-31T16:35:31.27</dc:date><text:p text:style-name="P34"><text:span text:style-name="T16">Sformułowanie anachroniczne</text:span></text:p></office:annotation><text:span text:style-name="T3">bycie tubą propagandową</text:span><office:annotation-end office:name="__Annotation__2400_2028586140"/><text:span text:style-name="T3"> hetmana wielkiego.</text:span></text:p>
      <text:p text:style-name="P16">- to nawet dobrze, przecie pan Sobieski wierny jest temu, co głosi, dla ojczyzny się poświęca - odparł pan Stefan.</text:p>
      <text:p text:style-name="P16">- jak pan Sobieski ojczyznę traktuje, mieliśmy widok za Szweda - zarzucił pan Jakub.</text:p>
      <text:p text:style-name="P16">- za Szweda to i kilku tutaj obecnych niezbyt chwalebnie sobie poczynało - wtrącił stary stryj Maciej, który jako jeden z nielicznych mieszkańców zaścianka dobrze owe ciężkie termina, Potopem już nazwane, pamiętał.</text:p>
      <text:p text:style-name="P16">- co masz, stryju, na myśli? - spytał pan Stefan, jednak wszyscy obecni nabrali wody w usta i temat już tej zimy nie powrócił.</text:p>
      <text:p text:style-name="P16"/>
      <text:p text:style-name="P10">* * *</text:p>
      <text:p text:style-name="P10"/>
      <text:p text:style-name="P6">Z pocz<text:span text:style-name="T3">ą</text:span><text:span text:style-name="T7">tkiem lutego, na </text:span><text:span text:style-name="T3">ś</text:span><text:span text:style-name="T7">wi</text:span><text:span text:style-name="T3">ę</text:span><text:span text:style-name="T7">to Matki Boskiej, zjecha</text:span><text:span text:style-name="T3">ł</text:span><text:span text:style-name="T7"> do Ostrowskich z niespodziewan</text:span><text:span text:style-name="T3">ą</text:span><text:span text:style-name="T7"> wizyt</text:span><text:span text:style-name="T3">ą</text:span><text:span text:style-name="T7"> pan Starczy</text:span><text:span text:style-name="T3">ń</text:span><text:span text:style-name="T7">ski. W saniach sporo g</text:span><text:span text:style-name="T3">ą</text:span><text:span text:style-name="T7">siork</text:span><text:span text:style-name="T3">ó</text:span><text:span text:style-name="T7">w z przednim miodem przywi</text:span><text:span text:style-name="T3">ó</text:span><text:span text:style-name="T7">z</text:span><text:span text:style-name="T3">ł</text:span><text:span text:style-name="T7">, przeto za</text:span><text:span text:style-name="T3">ś</text:span><text:span text:style-name="T7">cianek nie na sucho wys</text:span><text:span text:style-name="T3">ł</text:span><text:span text:style-name="T7">uchiwa</text:span><text:span text:style-name="T3">ł</text:span><text:span text:style-name="T7"> relacji towarzysza pancernego o walkach z Tatarami. Pan Starczy</text:span><text:span text:style-name="T3">ń</text:span><text:span text:style-name="T7">ski jednak nie przewagi </text:span><text:span text:style-name="T7">swe </text:span><text:span text:style-name="T3">ś</text:span><text:span text:style-name="T7">wie</text:span><text:span text:style-name="T3">ż</text:span><text:span text:style-name="T7">e przyjecha</text:span><text:span text:style-name="T3">ł</text:span><text:span text:style-name="T7"> wspomina</text:span><text:span text:style-name="T3">ć</text:span><text:span text:style-name="T7">, jeno wyci</text:span><text:span text:style-name="T3">ą</text:span><text:span text:style-name="T7">gn</text:span><text:span text:style-name="T3">ąć</text:span><text:span text:style-name="T7"> chcia</text:span><text:span text:style-name="T3">ł</text:span><text:span text:style-name="T7"> Stefana Ostrowskiego do Warszawy, aby razem Sejmowi si</text:span><text:span text:style-name="T3">ę</text:span><text:span text:style-name="T7"> przyjrze</text:span><text:span text:style-name="T3">ć</text:span><text:span text:style-name="T7">. </text:span></text:p>
      <text:p text:style-name="P6"><text:span text:style-name="T7">W drugim tygodniu lutego pojechali zatem razem do Warszawy. Zatrzymawszy si</text:span><text:span text:style-name="T3">ę</text:span><text:span text:style-name="T7"> w jakiej</text:span><text:span text:style-name="T3">ś</text:span><text:span text:style-name="T7"> karczmie na Powi</text:span><text:span text:style-name="T3">ś</text:span><text:span text:style-name="T7">lu, jeszcze popo</text:span><text:span text:style-name="T3">ł</text:span><text:span text:style-name="T7">udniem tego dnia udali si</text:span><text:span text:style-name="T3">ę</text:span><text:span text:style-name="T7"> do Zamku Kr</text:span><text:span text:style-name="T3">ó</text:span><text:span text:style-name="T7">lewskiego i weszli na galeri</text:span><text:span text:style-name="T3">ę</text:span><text:span text:style-name="T7"> publiczno</text:span><text:span text:style-name="T3">ś</text:span><text:span text:style-name="T7">ci w izbie poselskiej. W</text:span><text:span text:style-name="T3">ł</text:span><text:span text:style-name="T7">a</text:span><text:span text:style-name="T3">ś</text:span><text:span text:style-name="T7">nie ko</text:span><text:span text:style-name="T3">ń</text:span><text:span text:style-name="T7">czy</text:span><text:span text:style-name="T3">ł</text:span><text:span text:style-name="T7">a swoj</text:span><text:span text:style-name="T3">ą</text:span><text:span text:style-name="T7"> przemow</text:span><text:span text:style-name="T3">ę</text:span><text:span text:style-name="T7"> pani Kuniecka, kt</text:span><text:span text:style-name="T3">ó</text:span><text:span text:style-name="T7">ra, cho</text:span><text:span text:style-name="T3">ć</text:span><text:span text:style-name="T7"> pos</text:span><text:span text:style-name="T3">ł</text:span><text:span text:style-name="T7">em nie b</text:span><text:span text:style-name="T3">ę</text:span><text:span text:style-name="T7">d</text:span><text:span text:style-name="T3">ą</text:span><text:span text:style-name="T7">c, wa</text:span><text:span text:style-name="T3">ż</text:span><text:span text:style-name="T7">n</text:span><text:span text:style-name="T3">ą</text:span><text:span text:style-name="T7"> i aktualn</text:span><text:span text:style-name="T3">ą</text:span><text:span text:style-name="T7"> spraw</text:span><text:span text:style-name="T3">ę</text:span><text:span text:style-name="T7"> przed izb</text:span><text:span text:style-name="T3">ę</text:span><text:span text:style-name="T7"> wnosi</text:span><text:span text:style-name="T3">ł</text:span><text:span text:style-name="T7">a.</text:span></text:p>
      <text:p text:style-name="P6"><text:span text:style-name="T7">- ...jako </text:span><text:span text:style-name="T3">ż</text:span><text:span text:style-name="T7">e ju</text:span><text:span text:style-name="T3">ż</text:span><text:span text:style-name="T7"> od pi</text:span><text:span text:style-name="T3">ę</text:span><text:span text:style-name="T7">ciu s</text:span><text:span text:style-name="T3">ą</text:span><text:span text:style-name="T7">d</text:span><text:span text:style-name="T3">ó</text:span><text:span text:style-name="T7">w mam wyroki, a przez lata czekam na napraw</text:span><text:span text:style-name="T3">ę</text:span><text:span text:style-name="T7"> tego bezprawia nies</text:span><text:span text:style-name="T3">ł</text:span><text:span text:style-name="T7">ychanego od Waszej Dostojno</text:span><text:span text:style-name="T3">ś</text:span><text:span text:style-name="T7">ci. Teraz wnosz</text:span><text:span text:style-name="T3">ę</text:span><text:span text:style-name="T7">, by Sejm mo</text:span><text:span text:style-name="T3">ś</text:span><text:span text:style-name="T7">ci Wojewod</text:span><text:span text:style-name="T3">ę</text:span><text:span text:style-name="T7"> do zwrotu tych ch</text:span><text:span text:style-name="T3">ł</text:span><text:span text:style-name="T7">op</text:span><text:span text:style-name="T3">ó</text:span><text:span text:style-name="T7">w mych do niego zbieg</text:span><text:span text:style-name="T3">ł</text:span><text:span text:style-name="T7">ych zmusi</text:span><text:span text:style-name="T3">ł</text:span><text:span text:style-name="T7">, prawa w tej Rzeczypospolitej i dla Wojewody i dla zwyk</text:span><text:span text:style-name="T3">ł</text:span><text:span text:style-name="T7">ych obywateli jednakie, a w mej osobie prawa Rzeczypospolitej s</text:span><text:span text:style-name="T3">ą</text:span><text:span text:style-name="T7"> tak d</text:span><text:span text:style-name="T3">ł</text:span><text:span text:style-name="T7">ugo deptane...</text:span></text:p>
      <text:p text:style-name="P18"><text:span text:style-name="T7">Tu przerwa</text:span><text:span text:style-name="T3">ł</text:span><text:span text:style-name="T7"> jejmo</text:span><text:span text:style-name="T3">ś</text:span><text:span text:style-name="T7">ci ksi</text:span><text:span text:style-name="T3">ążę</text:span><text:span text:style-name="T7"> podkancle</text:span><text:span text:style-name="T3">rzy:</text:span></text:p>
      <text:p text:style-name="P18"><text:span text:style-name="T3">- </text:span><text:span text:style-name="T7">Wa</text:span><text:span text:style-name="T3">ć</text:span><text:span text:style-name="T7">pani racz od</text:span><text:span text:style-name="T3">ł</text:span><text:span text:style-name="T7">o</text:span><text:span text:style-name="T3">ż</text:span><text:span text:style-name="T7">y</text:span><text:span text:style-name="T3">ć</text:span><text:span text:style-name="T7"> te sprawy na sejm p</text:span><text:span text:style-name="T3">óź</text:span><text:span text:style-name="T7">niejszy, teraz radzimy w obronie Rzeczypospolitej, nie przeszkadzaj nam Wasza Mo</text:span><text:span text:style-name="T3">ść</text:span><text:span text:style-name="T7">, bo wostatku ka</text:span><text:span text:style-name="T3">żę</text:span><text:span text:style-name="T7"> wyprowadzi</text:span><text:span text:style-name="T3">ć</text:span></text:p>
      <text:p text:style-name="P18"><text:span text:style-name="T3">- </text:span><text:span text:style-name="T7">Co mi po tej obronie? Samowola Pana Wojewody za ord</text:span><text:span text:style-name="T3">ę</text:span><text:span text:style-name="T7"> mi stanie...</text:span></text:p>
      <text:p text:style-name="P6"><text:soft-page-break/>Przys<text:span text:style-name="T3">ł</text:span>uchuj<text:span text:style-name="T3">ą</text:span>cy si<text:span text:style-name="T3">ę</text:span> tej debacie pose<text:span text:style-name="T3">ł</text:span> cesarski Stom pochyli<text:span text:style-name="T3">ł</text:span> si<text:span text:style-name="T3">ę</text:span> do s<text:span text:style-name="T3">ą</text:span>siada, pos<text:span text:style-name="T3">ł</text:span>a francuskiego, pu<text:span text:style-name="T3">ł</text:span><text:span text:style-name="T7">kownika</text:span> de Beaulieu, i rzek<text:span text:style-name="T3">ł</text:span>:</text:p>
      <text:p text:style-name="P19">- gdyby kr<text:span text:style-name="T3">ó</text:span>l waszmo<text:span text:style-name="T3">ś</text:span>ci swego osma<text:span text:style-name="T3">ń</text:span>skiego sojusznika wesprze<text:span text:style-name="T3">ć</text:span> chcia<text:span text:style-name="T3">ł</text:span> i obron<text:span text:style-name="T3">ę</text:span> tego kr<text:span text:style-name="T3">ó</text:span>lestwa <text:span text:style-name="T3">paraliżowa</text:span><text:span text:style-name="T3">ć</text:span>, lepszego sposobu by nie znalaz<text:span text:style-name="T3">ł</text:span>...</text:p>
      <text:p text:style-name="P19">- Nie na Warszaw<text:span text:style-name="T3">ę</text:span> maszeruj<text:span text:style-name="T3">ą</text:span>ce wojska tureckie widzia<text:span text:style-name="T3">ł</text:span>by ch<text:span text:style-name="T3">ę</text:span>tnie m<text:span text:style-name="T3">ó</text:span>j pan, nie tajemnica to – odrzek<text:span text:style-name="T3">ł</text:span> de Beaulieu, namy<text:span text:style-name="T3">ś</text:span>laj<text:span text:style-name="T3">ą</text:span>c si<text:span text:style-name="T3">ę</text:span> nad sugesti<text:span text:style-name="T3">ą</text:span> zawart<text:span text:style-name="T3">ą</text:span> w s<text:span text:style-name="T3">ł</text:span>owach Stoma. Czy cesarz ju<text:span text:style-name="T3">ż</text:span> wp<text:span text:style-name="T3">ł</text:span>ywa w ten spos<text:span text:style-name="T3">ó</text:span>b na polityk<text:span text:style-name="T3">ę</text:span> Rzeczypospolitej?</text:p>
      <text:p text:style-name="P19"/>
      <text:p text:style-name="P6">Sejm obradowa<text:span text:style-name="T3">ł</text:span><text:span text:style-name="T7"> dalej, chc</text:span><text:span text:style-name="T3">ą</text:span><text:span text:style-name="T7">c nie chc</text:span><text:span text:style-name="T3">ą</text:span><text:span text:style-name="T7">c,</text:span><text:span text:style-name="T7"> </text:span><text:span text:style-name="T7">spraw</text:span><text:span text:style-name="T3">ą</text:span><text:span text:style-name="T7"> zbieg</text:span><text:span text:style-name="T3">ł</text:span><text:span text:style-name="T7">ych ch</text:span><text:span text:style-name="T3">ł</text:span><text:span text:style-name="T7">op</text:span><text:span text:style-name="T3">ó</text:span><text:span text:style-name="T7">w pani Kunieckiej. Wreszcie winnego wojewod</text:span><text:span text:style-name="T3">ę</text:span><text:span text:style-name="T7"> ujawniono i ukarano: zap</text:span><text:span text:style-name="T3">ł</text:span><text:span text:style-name="T7">aci</text:span><text:span text:style-name="T3">ł</text:span><text:span text:style-name="T7"> 2000 z</text:span><text:span text:style-name="T3">ł</text:span><text:span text:style-name="T7">otych od razu i zosta</text:span><text:span text:style-name="T3">ł</text:span><text:span text:style-name="T7"> zobowiązany do wydania jednego zbieg</text:span><text:span text:style-name="T3">ł</text:span><text:span text:style-name="T7">ego ch</text:span><text:span text:style-name="T3">ł</text:span><text:span text:style-name="T7">opa. Ten akt wyczerpa</text:span><text:span text:style-name="T3">ł</text:span><text:span text:style-name="T7"> si</text:span><text:span text:style-name="T3">ł</text:span><text:span text:style-name="T7">y pos</text:span><text:span text:style-name="T3">łó</text:span><text:span text:style-name="T7">w i na dzie</text:span><text:span text:style-name="T3">ń</text:span><text:span text:style-name="T7"> dzisiejszy obrady zako</text:span><text:span text:style-name="T3">ń</text:span><text:span text:style-name="T7">czono. </text:span></text:p>
      <text:p text:style-name="P6">Panowie Starczy<text:span text:style-name="T3">ń</text:span><text:span text:style-name="T7">ski i Ostrowski wychodz</text:span><text:span text:style-name="T3">ą</text:span><text:span text:style-name="T7">c z Zamku kr</text:span><text:span text:style-name="T3">ó</text:span><text:span text:style-name="T7">lewskiego spotkali stra</text:span><text:span text:style-name="T3">ż</text:span><text:span text:style-name="T7">nika koronnego, Bidzi</text:span><text:span text:style-name="T3">ń</text:span><text:span text:style-name="T7">skiego. Ten odk</text:span><text:span text:style-name="T3">ł</text:span><text:span text:style-name="T7">oni</text:span><text:span text:style-name="T3">ł</text:span><text:span text:style-name="T7"> si</text:span><text:span text:style-name="T3">ę</text:span><text:span text:style-name="T7"> przyjacio</text:span><text:span text:style-name="T3">ł</text:span><text:span text:style-name="T7">om i wezwa</text:span><text:span text:style-name="T3">ł</text:span><text:span text:style-name="T7"> ich do siebie.</text:span></text:p>
      <text:p text:style-name="P18"><text:span text:style-name="T7">- </text:span><text:span text:style-name="T7">Moich </text:span><text:span text:style-name="T3">ż</text:span><text:span text:style-name="T7">o</text:span><text:span text:style-name="T3">ł</text:span><text:span text:style-name="T7">nierz</text:span><text:span text:style-name="T3">ó</text:span><text:span text:style-name="T7">w do polityki ci</text:span><text:span text:style-name="T3">ą</text:span><text:span text:style-name="T7">gnie?</text:span></text:p>
      <text:p text:style-name="P18"><text:span text:style-name="T7">- </text:span><text:span text:style-name="T3">Debaty o przyszłej kampanii posłuchać chcieliśmy. Jednak wiele dziś posłowie nie zdecydowali. W ten sposób to do lata kampanii nie wyszykować - narzekał pan Ostrowski.</text:span></text:p>
      <text:p text:style-name="P16">- O to nie jeszcze nie jest źle. Mogli sejm zerwać, i wtedy kampania by się tylko prywatnymi wojskami odprawowała. Jutro król jegomość a potem hetman nasz wielki przemawiać mają, tuszę, iż izba ich wysłuchawszy kroki do obrony przedsięweźmie. Kampania na pewno będzie na wiosnę - dufam że waszmościów znów pod znakami obaczę?</text:p>
      <text:p text:style-name="P16">- Tak zamiaruję, nawet lepiej się wyposażyć niż roku przeszłego, bom dobra trochę od Tatarów nabrał. Na cztery konie mi starczy - chwalił się pan Stefan.</text:p>
      <text:p text:style-name="P18">- Widz<text:span text:style-name="T3">ę</text:span><text:span text:style-name="T7"> </text:span><text:span text:style-name="T3">ż</text:span><text:span text:style-name="T7">e u wa</text:span><text:span text:style-name="T3">ś</text:span><text:span text:style-name="T7">ci g</text:span><text:span text:style-name="T3">ł</text:span><text:span text:style-name="T7">owa na karku. A waszmo</text:span><text:span text:style-name="T3">ść</text:span><text:span text:style-name="T7"> cztery konie wystawisz? - spyta</text:span><text:span text:style-name="T3">ł</text:span><text:span text:style-name="T7"> si</text:span><text:span text:style-name="T3">ę</text:span><text:span text:style-name="T7"> pan stra</text:span><text:span text:style-name="T3">ż</text:span><text:span text:style-name="T7">nik Starczy</text:span><text:span text:style-name="T3">ń</text:span><text:span text:style-name="T7">skiego, kt</text:span><text:span text:style-name="T3">ó</text:span><text:span text:style-name="T7">ry przytakn</text:span><text:span text:style-name="T3">ął</text:span><text:span text:style-name="T7">.</text:span></text:p>
      <text:p text:style-name="P18"><text:span text:style-name="T7">- Z</text:span>atem b<text:span text:style-name="T3">ę</text:span><text:span text:style-name="T7">dziecie <text:s/>namiestnikami w waszych chor</text:span><text:span text:style-name="T3">ą</text:span><text:span text:style-name="T7">gwiach, bo dobrze si</text:span><text:span text:style-name="T3">ę</text:span><text:span text:style-name="T7"> dotychczas sprawili</text:span><text:span text:style-name="T3">ś</text:span><text:span text:style-name="T7">cie, pom</text:span><text:span text:style-name="T3">ó</text:span><text:span text:style-name="T7">wi</text:span><text:span text:style-name="T3">ę</text:span><text:span text:style-name="T7"> o tym z panem Mi</text:span><text:span text:style-name="T3">ą</text:span><text:span text:style-name="T7">czy</text:span><text:span text:style-name="T3">ń</text:span><text:span text:style-name="T7">skim</text:span><text:span text:style-name="T3">.</text:span></text:p>
      <text:p text:style-name="P1"/>
      <text:p text:style-name="P6">Sejm obradowa<text:span text:style-name="T3">ł</text:span><text:span text:style-name="T7"> a</text:span><text:span text:style-name="T3">ż</text:span><text:span text:style-name="T7"> do marca, uchwalaj</text:span><text:span text:style-name="T3">ą</text:span><text:span text:style-name="T7">c jednak wbrew wszelkim obawom i wbrew zakulisowym dzia</text:span><text:span text:style-name="T3">ł</text:span><text:span text:style-name="T7">aniom Pac</text:span><text:span text:style-name="T3">ó</text:span><text:span text:style-name="T7">w podatki na now</text:span><text:span text:style-name="T3">ą</text:span><text:span text:style-name="T7"> kampani</text:span><text:span text:style-name="T3">ę, która miała na celu wyparcie Turków z Podola. Hetmani odbywali liczne narady z królem, lecz ponieważ od uchwalenia podatków do ich zebrania sporo czasu minąć musiało, zatem jeszcze przed końcem marca, zanim śniegi stopniały, rozjechano się do domów.</text:span><text:span text:style-name="T7"> </text:span>Pan hetman wielki koronny Sobieski <text:span text:style-name="T3">wyjechał </text:span>z pu<text:span text:style-name="T3">ł</text:span><text:span text:style-name="T7">kownikiem de Beaulieu do swej rezydencji w Jaworowie. Jechali kilka dni saniami. Pa</text:span><text:span text:style-name="T3">ł</text:span><text:span text:style-name="T7">ac Sobieskich </text:span><text:span text:style-name="T3">ś</text:span><text:span text:style-name="T7">wie</text:span><text:span text:style-name="T3">ż</text:span><text:span text:style-name="T7">o odbudowany po zniszczeniach, jakich dozna</text:span><text:span text:style-name="T3">ł</text:span><text:span text:style-name="T7"> od konfederat</text:span><text:span text:style-name="T3">ó</text:span><text:span text:style-name="T7">w go</text:span><text:span text:style-name="T3">łą</text:span><text:span text:style-name="T7">bskich wy</text:span><text:span text:style-name="T3">ł</text:span><text:span text:style-name="T7">oni</text:span><text:span text:style-name="T3">ł</text:span><text:span text:style-name="T7"> si</text:span><text:span text:style-name="T3">ę</text:span><text:span text:style-name="T7"> biel</text:span><text:span text:style-name="T3">ą</text:span><text:span text:style-name="T7"> swoich </text:span><text:span text:style-name="T3">ś</text:span><text:span text:style-name="T7">cian zza zakr</text:span><text:span text:style-name="T3">ę</text:span><text:span text:style-name="T7">tu alei.</text:span></text:p>
      <text:p text:style-name="P12"/>
      <text:p text:style-name="P18"><text:span text:style-name="T7">- ach, nigdy jeszcze nie widzia</text:span><text:span text:style-name="T3">ł</text:span><text:span text:style-name="T7">em tak pi</text:span><text:span text:style-name="T3">ę</text:span><text:span text:style-name="T7">knie uszykowanego i tak du</text:span><text:span text:style-name="T3">ż</text:span><text:span text:style-name="T7">ego stosu paliwa – powiedzia</text:span><text:span text:style-name="T3">ł</text:span><text:span text:style-name="T7"> pan de Beaulieu na widok drewnianego pa</text:span><text:span text:style-name="T3">ł</text:span><text:span text:style-name="T7">acu.</text:span></text:p>
      <text:p text:style-name="P18"><text:span text:style-name="T7">- B</text:span><text:span text:style-name="T3">ę</text:span><text:span text:style-name="T7">d</text:span><text:span text:style-name="T3">ą</text:span><text:span text:style-name="T7"> mieli nast</text:span><text:span text:style-name="T3">ę</text:span><text:span text:style-name="T7">pni konfederaci uciech</text:span><text:span text:style-name="T3">ę, gdy przeciw mnie si</text:span><text:span text:style-name="T3">ę</text:span><text:span text:style-name="T3"> podnios</text:span><text:span text:style-name="T3">ą</text:span><text:span text:style-name="T3">.</text:span></text:p>
      <text:p text:style-name="P18"><text:span text:style-name="T3">- Czy planuje wasza dostojno</text:span><text:span text:style-name="T3">ść</text:span><text:span text:style-name="T3"> kontrowersyjne posuni</text:span><text:span text:style-name="T3">ę</text:span><text:span text:style-name="T3">cia?</text:span></text:p>
      <text:p text:style-name="P18">- Posuni<text:span text:style-name="T3">ę</text:span><text:span text:style-name="T7">cia s</text:span><text:span text:style-name="T3">ą</text:span><text:span text:style-name="T7"> konieczne dla dobra tego kraju, widzi to ka</text:span><text:span text:style-name="T3">ż</text:span><text:span text:style-name="T7">dy...</text:span></text:p>
      <text:p text:style-name="P6"><text:span text:style-name="T7">Dalej ju</text:span><text:span text:style-name="T3">ż rozmawiali we dworze przy uroczyście podanym poczęstunku. Rodziny pana hetmana we dworze nie by</text:span><text:span text:style-name="T3">ł</text:span><text:span text:style-name="T3">o, i ze s</text:span><text:span text:style-name="T3">łuż</text:span><text:span text:style-name="T3">by tylko niewiele, gdy</text:span><text:span text:style-name="T3">ż</text:span><text:span text:style-name="T3"> wi</text:span><text:span text:style-name="T3">ę</text:span><text:span text:style-name="T3">kszo</text:span><text:span text:style-name="T3">ść</text:span><text:span text:style-name="T3"> domownik</text:span><text:span text:style-name="T3">ó</text:span><text:span text:style-name="T3">w wyjecha</text:span><text:span text:style-name="T3">ł</text:span><text:span text:style-name="T3">a pod Warszaw</text:span><text:span text:style-name="T3">ę</text:span><text:span text:style-name="T3">, </text:span><text:soft-page-break/><text:span text:style-name="T3">jako </text:span><text:span text:style-name="T3">ż</text:span><text:span text:style-name="T3">e Jawor</text:span><text:span text:style-name="T3">ó</text:span><text:span text:style-name="T3">w zbyt blisko teren</text:span><text:span text:style-name="T3">ó</text:span><text:span text:style-name="T3">w obj</text:span><text:span text:style-name="T3">ę</text:span><text:span text:style-name="T3">tych wojn</text:span><text:span text:style-name="T3">ą</text:span><text:span text:style-name="T3"> by</text:span><text:span text:style-name="T3">ł</text:span><text:span text:style-name="T3"> po</text:span><text:span text:style-name="T3">ł</text:span><text:span text:style-name="T3">o</text:span><text:span text:style-name="T3">ż</text:span><text:span text:style-name="T3">ony. Pan hetman i pose</text:span><text:span text:style-name="T3">ł</text:span><text:span text:style-name="T3"> francuski mogli zatem rozmawia</text:span><text:span text:style-name="T3">ć</text:span><text:span text:style-name="T3"> bez </text:span><text:span text:style-name="T3">ś</text:span><text:span text:style-name="T3">wiadk</text:span><text:span text:style-name="T3">ó</text:span><text:span text:style-name="T3">w.</text:span></text:p>
      <text:p text:style-name="P16">- Zanim czegokolwiek się tu dokona, obecne niebezpieczeństwo osmańskie zażegnać trzeba. Jednakowoż nie wiem, czy na wsparcie Francji liczyć w tym mogę.</text:p>
      <text:p text:style-name="P16">- Jego wysokość pragnie by Turcja sprzymierzeńców cesarza gromiła.</text:p>
      <text:p text:style-name="P16">- Rzeczpospolita nie musi być sprzymierzeńcem cesarza...</text:p>
      <text:p text:style-name="P16">- Przy obecnym królu i jego małżonce najwyraźniej musi.</text:p>
      <text:p text:style-name="P16">- Przy obecnym królu...</text:p>
      <text:p text:style-name="P16">- Wasza dostojność ma na myśli...</text:p>
      <text:p text:style-name="P16">- Alians z Habsburgami doprowadził do tej katastrofy, jaką jest ta wojna z Osmanem. Król prowadzi ją nieudolnie, sposób aby ustąpił znaleźć się musi. A następny król na poparcie Francji liczyć będzie musiał, aby zmienić kilka spraw w tej Rzeczypospolitej. Mówię z Waszmością otwarcie jako z przyjacielem, dworzaninem <text:span text:style-name="T3">ż</text:span>ony mej mi<text:span text:style-name="T3">ł</text:span>ej wszak jeste<text:span text:style-name="T3">ś</text:span>.</text:p>
      <text:p text:style-name="P16">- Francja pomoże, jeśli na tronie zasiądzie nieprzyjaciel Habsburgów.</text:p>
      <text:p text:style-name="P16">- Poprzedni król tego kraju, który przyjacielem był Francji, próżno jednak pomocy wyglądał - pan Sobieski wspomniał spodziewane, ale niezrealizowane lądowanie wojsk francuskich na Pomorzu, które miałoby wesprzeć króla Jana Kazimierza i umo<text:span text:style-name="T3">ż</text:span>liwi<text:span text:style-name="T3">ć</text:span> mu wprowadzenie niepopularnych reform politycznych w Rzeczypospolitej.</text:p>
      <text:p text:style-name="P16">- Bo źle tę pomoc obmyślono. Nie dodatkowego żołnierza temu krajowi potrzeba, wybitnych wodzów też tutaj dostatek - tu de Beaulieu skłonił się Sobieskiemu - ale pieniędzy. Francja wspomoże swego przyjaciela, konkretniej teraz mówić nie mogę. Lepiej, niech przy<text:span text:style-name="T3">ś</text:span>l<text:span text:style-name="T3">ą</text:span> z Francji mocniejszego ode mnie statyst<text:span text:style-name="T3">ę, co pieniężne sprawy z waszą dostojnością konkretniej omówi. Bo to jest klucz do naszych zamierzeń, teraz to widzę.</text:span></text:p>
      <text:p text:style-name="P16">- Tak czy inaczej, wojna z Turkiem nie skończy się zmianą na tronie w Warszawie - Sobieski po zastanowieniu się nad perspektywami, które obietnica posła francuskiego otwierała, powrócił do omawiania sytuacji obecnej - a przecież jego wysokość król Ludwik ma wpływy w Konstantynopolu.</text:p>
      <text:p text:style-name="P16">- Wpływy w Konstantynopolu użyte zostaną, bo ani osłabienie Rzeczypospolitej, ani marsz Turków na północ w interesie Francji nie leżą. Obawiam się jednak, że dyplomacja królewska dla was Kamieńca nie odzyska.</text:p>
      <text:p text:style-name="P6"><text:span text:style-name="T3">Po rozmowie tak szczerej z posłem de Beaulieu zadumał się pan hetman. Aby dokonać czegoś w Rzeczypospolitej, wielu wiernych zwolenników potrzebował. Zarówno szlachtę jak i wojsko zjednać sobie może zwycięstwem nowym, w które ufał, że mu nadchodząca kampania przyniesie. Zjednać łatwo, ale w wierności utrzymać - do tego potrzeba pieniędzy. Bez nich najwierniejsze wojsko zmieni się w kupę konfederatów swawolnych. A przecie suma taka, która pozwoliłaby grzeczny komput utrzymać, dla króla Francji niezauwa</text:span><text:span text:style-name="T3">ż</text:span><text:span text:style-name="T3">aln</text:span><text:span text:style-name="T3">ą</text:span><text:span text:style-name="T3"> by by</text:span><text:span text:style-name="T3">ł</text:span><text:span text:style-name="T3">a, i nawet tocząc wojnę z Cesarstwem oraz Niderlandami, król Ludwik mógł ze swej szkatuły jednak wystarczająco Sobieskiemu sypnąć. Dwie rzeczy zatem by tylko pozostały: zwycięstwo walne nad Turkiem odnieść i doprowadzić do zmiany na tronie. Przy czym to pierwsze tylko od hetmana zależy, a to drugie trzeba pozostawić losowi - chyba że apteka i kałamarz są nadal pewną możliwością...</text:span></text:p>
      <text:p text:style-name="P9"/>
      <text:p text:style-name="P1"/>
      <text:list xml:id="list41358108" text:continue-numbering="true" text:style-name="Outline">
        <text:list-item>
          <text:h text:style-name="P30" text:outline-level="1"/>
        </text:list-item>
      </text:list>
      <text:p text:style-name="P6">Pan Stefan Ostrowski maszerowa<text:span text:style-name="T3">ł</text:span><text:span text:style-name="T7"> wraz z lekk</text:span><text:span text:style-name="T3">ą</text:span><text:span text:style-name="T7"> chor</text:span><text:span text:style-name="T3">ą</text:span><text:span text:style-name="T7">gwi</text:span><text:span text:style-name="T3">ą</text:span><text:span text:style-name="T7"> na czele wojska. Ponownie stanowili stra</text:span><text:span text:style-name="T3">ż</text:span><text:span text:style-name="T7"> przedni</text:span><text:span text:style-name="T3">ą</text:span><text:span text:style-name="T7"> armii koronnej posuwaj</text:span><text:span text:style-name="T3">ą</text:span><text:span text:style-name="T7">cej si</text:span><text:span text:style-name="T3">ę</text:span><text:span text:style-name="T7"> w głąb Rusi, w kierunku nieprzyjaciela, kt</text:span><text:span text:style-name="T3">ó</text:span><text:span text:style-name="T7">ry umocni</text:span><text:span text:style-name="T3">ł</text:span><text:span text:style-name="T7"> si</text:span><text:span text:style-name="T3">ę</text:span><text:span text:style-name="T7"> w okolicy Kamie</text:span><text:span text:style-name="T3">ń</text:span><text:span text:style-name="T7">ca Podolskiego. Wojsko polskie nie by</text:span><text:span text:style-name="T3">ł</text:span><text:span text:style-name="T7">o tym razem zebranym napr</text:span><text:span text:style-name="T3">ę</text:span><text:span text:style-name="T7">dce hufcem, aby odegna</text:span><text:span text:style-name="T3">ć</text:span><text:span text:style-name="T7"> zagony tatarskie pustosz</text:span><text:span text:style-name="T3">ą</text:span><text:span text:style-name="T7">ce kraj. Tym razem by</text:span><text:span text:style-name="T3">ł</text:span><text:span text:style-name="T7">a to powa</text:span><text:span text:style-name="T3">ż</text:span><text:span text:style-name="T7">na odpowied</text:span><text:span text:style-name="T3">ź</text:span><text:span text:style-name="T7"> Rzeczypospolitej, ca</text:span><text:span text:style-name="T3">ł</text:span><text:span text:style-name="T7">a armia jak</text:span><text:span text:style-name="T3">ą</text:span><text:span text:style-name="T7"> mo</text:span><text:span text:style-name="T3">ż</text:span><text:span text:style-name="T7">na by</text:span><text:span text:style-name="T3">ł</text:span><text:span text:style-name="T7">o wystawi</text:span><text:span text:style-name="T3">ć</text:span><text:span text:style-name="T7">, tym razem mieli zaatakowa</text:span><text:span text:style-name="T3">ć</text:span><text:span text:style-name="T7"> g</text:span><text:span text:style-name="T3">łó</text:span><text:span text:style-name="T7">wne si</text:span><text:span text:style-name="T3">ł</text:span><text:span text:style-name="T7">y tureckie. Za plecami pana Ostrowskiego maszerowa</text:span><text:span text:style-name="T3">ł</text:span><text:span text:style-name="T7">a zatem chor</text:span><text:span text:style-name="T3">ą</text:span><text:span text:style-name="T7">giew pancerna pod dow</text:span><text:span text:style-name="T3">ó</text:span><text:span text:style-name="T7">dztwem pana Starczy</text:span><text:span text:style-name="T3">ń</text:span><text:span text:style-name="T7">skiego, inne chor</text:span><text:span text:style-name="T3">ą</text:span><text:span text:style-name="T7">gwie lekkie i pancerne, dalej husarze ze swoimi skrzyd</text:span><text:span text:style-name="T3">ł</text:span><text:span text:style-name="T7">ami - p</text:span><text:span text:style-name="T3">ó</text:span><text:span text:style-name="T7">ki co wiezionymi na wozach wraz z kopiami. Dalej jeszcze maszerowali liczni dragoni, potem ci</text:span><text:span text:style-name="T3">ęż</text:span><text:span text:style-name="T7">kie czworoboki piechoty cudzoziemskiego zaci</text:span><text:span text:style-name="T3">ągu, straszne nieprzyjacielowi żelazną dyscypliną zachodniego wojska, ale i ponurą zaciętością polskiego chłopa. Dalej wreszcie toczyły się armaty w osłonie licznej piechoty, bo nie na podchody się pan hetman Sobieski ze swym wojskiem wybierał, jeno na zdobywanie Kamieńca i licznych zapewne fortyfikacji polowych tureckich.</text:span></text:p>
      <text:p text:style-name="P9">Wojska wyruszyły znacznie później niż pierwotnie planowano, a to z powodu tradycyjnych już w Rzeczypospolitej trudności z zebraniem uchwalonych przecież z niemałym trudem w marcu podatków. Zatem teraz przed oczyma pana Stefana i towarzyszy rozpościerała się jesienna panorama naddniestrzańskich wzgórz. Pomiędzy brązowymi połaciami pól, z których już zebrano plony, widniały zagajniki pomalowane już na złoto i czerwono barwami września. Dni jeszcze były ciepłe, lecz noce chłodne. Wielu doświadczonych towarzyszy cieszyło się jednak z tego późnego wymarszu, przypuszczając, iż jesienne chłody wielce się wojownikom armii tureckiej dadzą we znaki.</text:p>
      <text:p text:style-name="P9"/>
      <text:p text:style-name="P10">* * *</text:p>
      <text:p text:style-name="P9"/>
      <text:p text:style-name="P9">Pan hetman skończył przedstawiać swój plan wojny, zaktualizowany na podstawie ostatnich doniesień o rozlokowaniu i zamiarach wojsk tureckich, dostojnikom zebranym na ostatniej przed orężnym rozstrzygnięciem naradzie we Lwowie. </text:p>
      <text:p text:style-name="P16">- Gdy zatem wróg w starym obozie warownym pod Chocimiem się okopał, tam go dostaniemy, zatem wojska koronne maszerując przez Pokucie od południa go zajdą, a wojska litewskie od północy, Kamieniec po lewej swej ręce pozostawiając. Część sił muszą też do blokowania samego Kamieńca pozostawić.</text:p>
      <text:p text:style-name="P16">- Wojska litewskie, czyli ochotnicy litewscy, zbyt nieliczni na tej wyprawie będą, by się jeszcze rozdzielać - zaoponował hetman wielki litewski, Michał Pac.</text:p>
      <text:p text:style-name="P16">- Jakże to, ochotnicy - zdziwił się hetman wielki koronny - przecie na sejmie w Warszawie komput litewski uchwaliliśmy, zebrać już się dawno powinien i wyruszyć...</text:p>
      <text:p text:style-name="P16">- Komput litewski zebrał się, ale poza granice Litwy nie wyruszy.</text:p>
      <text:p text:style-name="P16">Nastąpiła ogólna konsternacja. Hetman polny litewski, Michał Kazimierz Radziwiłł, zbladł z oburzenia, ale nic nie powiedział. Król Michał I, dostojną swą osobą wyjątkowo dziś obecny mimo dokuczającej mu ostatnio choroby, również nie mógł znaleźć słów. Jedynie kanclerz koronny Jan Leszczyński zagrzmiał:</text:p>
      <text:p text:style-name="P16">- Co Wasza Dostojność mówisz, wróg w granicach Rzeczypospolitej, całe południe kraju zagrożone...?</text:p>
      <text:p text:style-name="P16">- Obronę całych południowych granic za wzięciem Kijowa i Bracławia w 1569 roku panowie koronni na się wziąć raczyli - odparł Pac.</text:p>
      <text:p text:style-name="P16">- Mości panowie, tak być nie może - przemówił wreszcie król - Turek nie wojuje z Litwą, czy z Koroną, czy z Rzeczpospolitą tylko nawet, lecz całego chrześcijaństwa to nieprzyjaciel.</text:p>
      <text:p text:style-name="P9"><text:soft-page-break/>Zupełnie przypadkowo król trafił w czułą strunę hetmana litewskiego. Wiedząc o tym, biskup krakowski Trzebicki pociągnął wątek:</text:p>
      <text:p text:style-name="P16">- Zaiste, grzechem by to było nie tylko nieposłuszeństwa i pychy wobec króla tej Rzeczypospolitej, grzechem powiadam, ale bezbożnym postępkiem chcesz się, wielmożny hetmanie splamić... Proszę cię ja, sługa Boży, wspomóż walkę z poganinem...</text:p>
      <text:p text:style-name="P9">Hetman wielki litewski dał się najwyraźniej przekonać:</text:p>
      <text:p text:style-name="P16">- Dobrze, dla obrony chrześcijaństwa jedynie, a nie dla czyjejś osobistej chwały - tu spojrzał na Sobieskiego - Litwini wyruszą na tę wojnę... Kamieniec miniemy na początku listopada...</text:p>
      <text:p text:style-name="P9">Dalej narada potoczyła się normalnym wojskowym torem. Sobieski jednak miał kolejne powody, by rozmyślać nad sposobami zwiększenia dyscypliny wojskowej - tym razem wśród najwyższego dowództwa.</text:p>
      <text:p text:style-name="P9"/>
      <text:p text:style-name="P10">* * *</text:p>
      <text:p text:style-name="P9"/>
      <text:p text:style-name="P18">- Wołosi są z nami! - Wyczy<text:span text:style-name="T3">ń</text:span><text:span text:style-name="T7">ski przybieg</text:span><text:span text:style-name="T3">ł</text:span><text:span text:style-name="T7"> z nowin</text:span><text:span text:style-name="T3">ą</text:span><text:span text:style-name="T7">.</text:span></text:p>
      <text:p text:style-name="P18"><text:span text:style-name="T7">- To ju</text:span><text:span text:style-name="T3">ż</text:span><text:span text:style-name="T7"> wiemy, chor</text:span><text:span text:style-name="T3">ą</text:span><text:span text:style-name="T7">gwie wo</text:span><text:span text:style-name="T3">ł</text:span><text:span text:style-name="T7">oskie maszeruj</text:span><text:span text:style-name="T3">ą</text:span><text:span text:style-name="T7"> z nami od dw</text:span><text:span text:style-name="T3">ó</text:span><text:span text:style-name="T7">ch miesi</text:span><text:span text:style-name="T3">ę</text:span><text:span text:style-name="T7">cy - odpar</text:span><text:span text:style-name="T3">ł</text:span><text:span text:style-name="T7"> pan Starczy</text:span><text:span text:style-name="T3">ń</text:span><text:span text:style-name="T7">ski.</text:span></text:p>
      <text:p text:style-name="P18"><text:span text:style-name="T7">- Ale</text:span><text:span text:style-name="T3">ż</text:span><text:span text:style-name="T7">, m</text:span><text:span text:style-name="T3">ó</text:span><text:span text:style-name="T7">wi</text:span><text:span text:style-name="T3">ę</text:span><text:span text:style-name="T7">, prawdziwi Wo</text:span><text:span text:style-name="T3">ł</text:span><text:span text:style-name="T7">osi z obozu tureckiego przeszli na nasz</text:span><text:span text:style-name="T3">ą</text:span><text:span text:style-name="T7"> stron</text:span><text:span text:style-name="T3">ę</text:span><text:span text:style-name="T7">. W</text:span><text:span text:style-name="T3">ł</text:span><text:span text:style-name="T7">a</text:span><text:span text:style-name="T3">ś</text:span><text:span text:style-name="T7">nie pan Bidzi</text:span><text:span text:style-name="T3">ń</text:span><text:span text:style-name="T7">ski im wydawa</text:span><text:span text:style-name="T3">ł</text:span><text:span text:style-name="T7"> rozkazy. S</text:span><text:span text:style-name="T3">ł</text:span><text:span text:style-name="T7">ysza</text:span><text:span text:style-name="T3">łem jak mówił, że to dobrze że Chrześcijanie pogan opuszczają.</text:span></text:p>
      <text:p text:style-name="P18"><text:span text:style-name="T3">- Pewno, </text:span><text:span text:style-name="T3">ż</text:span><text:span text:style-name="T3">e i taki sprzymierzeniec si</text:span><text:span text:style-name="T3">ę</text:span><text:span text:style-name="T3"> przyda, cho</text:span><text:span text:style-name="T3">ć</text:span><text:span text:style-name="T3"> heretyk. A to i dobry znak!</text:span></text:p>
      <text:p text:style-name="P9"/>
      <text:p text:style-name="P9">Po południu 10 listopada obóz turecki został całkowicie otoczony przez wojska polskie, litewskie i wołoskie. Nieprzyjaciel zamknął się za całkiem porządnymi fortyfikacjami i nie zamierzał stawić się w otwartym polu. Wszystkim śpieszno było do bitwy, ale wiedział pan Starczyński, że jego pancernych do ataku na szańce nie poślą. Za to obserwował wraz ze swoją chorągwią i innymi w bitewny porządek uszykowanymi, jak piechota aż pod nieprzyjacielskie szańce dotarła i tam się okopała, liczne kontrataki janczarów odpierając. Na walkach piechoty dzień ten 10 listopada się zakończył. Wojsko nadal jednak stało w ordynku.</text:p>
      <text:p text:style-name="P9">Nastała długa noc zimna straszliwie, rozhulał się lodowaty wiatr, zaczął prószyć też śnieg. Wojacy tulili się do koni, okrywali czym mogli. Starczyński stojąc w pierwszym rzędzie obserwował jakąś postać dość potężną, przechadzającą się wśród szeregów marznącego wojska. Postać ta, w obszernej szubie, podeszła do Starzyńskiego, który rozpoznał w niej wreszcie samego hetmana Sobieskiego. Sobieski podszed<text:span text:style-name="T3">ł</text:span> i zapyta<text:span text:style-name="T3">ł</text:span> uprzejmie <text:span text:style-name="T3">ż</text:span>o<text:span text:style-name="T3">ł</text:span>nierzy o zdrowie, powiedzia<text:span text:style-name="T3">ł</text:span> par<text:span text:style-name="T3">ę słów podnoszących na duchu i przypomniał o konieczności wytrwania w zapale do walki z tym wrogiem zajadłym, który teraz kulił się z zimna na swoim okopem. Pan hetman pogratulował też Starczyńskiemu namiestnikostwa:</text:span></text:p>
      <text:p text:style-name="P16">- Tuszę iż Waćpan w rozprawie jutrzejszej obficie krwią nieprzyjaciela ten awans zapieczętujesz - zakończył przemowy pan Sobieski i poszedł dalej, inne oddziały wizytować.</text:p>
      <text:p text:style-name="P9">Towarzysze trwali dalej na zimnie, odwiedzinami hetmana na duchu podniesieni, a przecie mrozu od tego nie ubyło. Zawziętość jednak wielka na nieprzyjaciela była w szeregach wojska Rzeczypospolitej, od pokoleń wojennych hodowana, krwią własną i bliskich obficie podlewana, w cierpliwym teraz czekaniu na decydującą rozprawę widoczna. A i to sobie towarzysze, pocztowi, a nawet drabi wystawiali, że bardziej jeszcze wróg za swym okopem z zimna cierpi, z ciepłych krajów na podboje przyszedłszy.</text:p>
      <text:p text:style-name="P9"><text:soft-page-break/>Ranek pokazał słuszność rachub hetmana wielkiego koronnego. Wschodzące słońce nieliczne tylko straże na tureckich wałach pokazało. Nie czekając na to, aż nieprzyjaciel po nieprzespanej nocy w marnym cieple listopadowych promieni słonecznych odtaje, dał hetman rozkaz piechocie do ataku.</text:p>
      <text:p text:style-name="P9"/>
      <text:p text:style-name="P16">- Ruszmy im na pomoc, dalibóg, oni tam okop za nas zdobędą! - niecierpliwił się pocztowy Wyczyński</text:p>
      <text:p text:style-name="P16">- Stać, na rozkaz hetmana jegomości czekamy! - Starczyński powstrzymywał co chwila swych podkomendnych.</text:p>
      <text:p text:style-name="P9"/>
      <text:p text:style-name="P9">R<text:span text:style-name="T3">ó</text:span>wnie<text:span text:style-name="T3">ż</text:span> pan Ostrowski wraz z lekk<text:span text:style-name="T3">ą</text:span> swoj<text:span text:style-name="T3">ą</text:span> chor<text:span text:style-name="T3">ą</text:span>gwi<text:span text:style-name="T3">ą</text:span> czeka<text:span text:style-name="T3">ć</text:span> musia<text:span text:style-name="T3">ł</text:span>. Stali nieco z dala od fortyfikacji tureckich, bo nie mieli bra<text:span text:style-name="T3">ć</text:span> udzia<text:span text:style-name="T3">ł</text:span>u w szturmie, tylko szturm ten os<text:span text:style-name="T3">ł</text:span>ania<text:span text:style-name="T3">ć , gdyby jakaś niespodziewana odsiecz Turkom nadeszła - albo osłaniać odwrót, gdyby szturm się nie powiódł</text:span>. O tej ostatniej mo<text:span text:style-name="T3">ż</text:span>liwo<text:span text:style-name="T3">ści pan Ostrowski nawet nie myślał, marzył natomiast, że jakieś oddziały tureckie się z oblężenia wydostać spróbują i właśnie na niego natkną, wówczas i wołosi Ostrowskiego zasłużą się w tej bitwie. <text:s/></text:span><text:s/></text:p>
      <text:p text:style-name="P9"/>
      <text:p text:style-name="P9">Nadszedł wreszcie moment, <text:span text:style-name="T3">ż</text:span>e pan Starczy<text:span text:style-name="T3">ń</text:span>ski wraz ze swymi pancernymi przejecha<text:span text:style-name="T3">ł</text:span> przez niedawno przez piechot<text:span text:style-name="T3">ę</text:span> polsk<text:span text:style-name="T3">ą</text:span> zdobyt<text:span text:style-name="T3">ą</text:span> bram<text:span text:style-name="T3">ę</text:span> fortyfikacji. Piechota przenios<text:span text:style-name="T3">ł</text:span>a walk<text:span text:style-name="T3">ę</text:span> w głąb ufortyfikowanego obozu tureckiego. Widzia<text:span text:style-name="T3">ł</text:span> pan Starczy<text:span text:style-name="T3">ń</text:span>ski, jak dzielnie piechurzy szturmowali okop wewn<text:span text:style-name="T3">ę</text:span>trzny, kt<text:span text:style-name="T3">ó</text:span>ry jednocze<text:span text:style-name="T3">ś</text:span>nie by<text:span text:style-name="T3">ł</text:span> ostrzeliwany przez artyleri<text:span text:style-name="T3">ę</text:span> pana K<text:span text:style-name="T3">ą</text:span>tskiego spoza obozu. Oto jednak na ty<text:span text:style-name="T3">ł</text:span>y piechoty polskiej uderzy<text:span text:style-name="T3">ł</text:span> oddzia<text:span text:style-name="T3">ł</text:span> janczar<text:span text:style-name="T3">ó</text:span>w. Pan Starczy<text:span text:style-name="T3">ń</text:span>ski tylko szabl<text:span text:style-name="T3">ą</text:span> skin<text:span text:style-name="T3">ął</text:span>, ju<text:span text:style-name="T3">ż</text:span> pancerni doskoczyli do przeciwnika. Nie by<text:span text:style-name="T3">ł</text:span>o miejsca na porz<text:span text:style-name="T3">ą</text:span>dn<text:span text:style-name="T3">ą</text:span> szar<text:span text:style-name="T3">żę, ledwie się konie rozpędziły w kłusie, już wpadli na wroga. Janczarzy wiedzieli, że muszą zginąć - chcieli tylko krwią swoją kupić trochę czasu dowódcy tureckiemu, który wreszcie zdołał wyszykować rezerwy swojej kawalerii, aby odbić bramę i zażegnać niebezpieczeństwo dla swego okopu wewnętrznego. Jednak zanim konni sipahowie wsparli ginących janczarów, przez bramę obozu przeszły chorągwie husarskie i sprawnie przez pana wojewodę Jabłonowskiego kierowane sprawiły się do boju. Na husarzy zatem, na elitę kawalerii koronnej uderzyła zatem najcięższa jazda imperium tureckiego. </text:span></text:p>
      <text:p text:style-name="P9"/>
      <text:p text:style-name="P9">Dziwna to była walka kawalerii, bo ani do szarży rozpędzić się żadna ze stron nie mogła, ani manewrów żadnych wykonać nie mogła. W tym tłoku niespodziewanym przewaga liczebna Turków straciła na znaczeniu, odporność pancerzy husarskich oraz ciężar jeźdźców i koni znaczył teraz więcej jeszcze niż w walnej szarży. Nawet jeśli kopii husarze użyć nie mogli, to przecie koncerze, dwumetrowe prawie miecze, kopie zastąpić mogły, nie dając szans na fechtunek uzbrojonym w zwykłe szable sipahom. Ci, nie mogąc dosięgnąć nawet zakutych w stal Polaków, pierzchli wreszcie, uciekali przez cały obóz, przewalając namioty a nawet swoich dowódców, próbujących powstrzymać jeszcze tę ucieczkę. Jeszcze nie stracił nadziei Husein Pasza, jeszcze posyłał rezerwy swoje naprzeciw Polakom, którzy już w kilku miejscach wały zewnętrzne fortyfikacji chocimskich przełamali. Jeszcze liczył stary wódz turecki na cud, który by sprawił, że jego armia dożyłaby wieczora i wycofała się pod osłoną nocy. Allah nie raczył jednak cudu zesłać, zamiast tego z drugiej strony obozu, spod zamku chocimskiego, zabrzmiały wrzaski straszliwe.</text:p>
      <text:p text:style-name="P9"/>
      <text:p text:style-name="P9">Po<text:span text:style-name="T3">ł</text:span>udnie ju<text:span text:style-name="T3">ż nadesz</text:span><text:span text:style-name="T3">ł</text:span>o, gdy Ostrowski ujrza<text:span text:style-name="T3">ł</text:span> je<text:span text:style-name="T3">ź</text:span>d<text:span text:style-name="T3">ź</text:span>c<text:span text:style-name="T3">ó</text:span>w galopuj<text:span text:style-name="T3">ą</text:span>cych od strony szturmowanej fortecy. Na tle pochmurnego, listopadowego nieba wida<text:span text:style-name="T3">ć</text:span> by<text:span text:style-name="T3">ł</text:span>o furkocz<text:span text:style-name="T3">ą</text:span>ce p<text:span text:style-name="T3">ł</text:span>aszcze i dzidy z jakimi<text:span text:style-name="T3">ś</text:span> <text:soft-page-break/>proporcami - mogli to by<text:span text:style-name="T3">ć</text:span> jednak zar<text:span text:style-name="T3">ó</text:span>wno tureccy spahisi, jak i litewscy petyhorcy. Ostrowski nakaza<text:span text:style-name="T3">ł</text:span> swym wo<text:span text:style-name="T3">ł</text:span>ochom gotowo<text:span text:style-name="T3">ść bojową. </text:span></text:p>
      <text:p text:style-name="P9">- Czuj duch, Turcy chcą się przebić! Powitamy ich tu godnie!</text:p>
      <text:p text:style-name="P9">Wyskoczyli przybywającym jeźdźcom na spotkanie. W szyku bojowym nabrali tempa, przeszli do galopu i wtenczas dostrzegli, że to istotnie turecka spahia, doborowa jazda, zapał straciwszy z obozu się wymykała. Wpadłszy w panikę w starciu z husari<text:span text:style-name="T3">ą</text:span> wewnątrz obozu, Turcy gnali w stronę traktu na Jassy, stawiąc raczej grupę przerażonych uciekinierów niż oddział kawalerii. Ostrowski stan<text:span text:style-name="T3">ął</text:span> w strzemionach i z okrzykiem „Bij! Zabij!” wpad<text:span text:style-name="T3">ł</text:span> na wroga. Gromki ten okrzyk powt<text:span text:style-name="T3">ó</text:span>rzy<text:span text:style-name="T3">ł</text:span>a reszta oddzia<text:span text:style-name="T3">ł</text:span>u, za<text:span text:style-name="T3">ś</text:span> Turcy krzykn<text:span text:style-name="T3">ę</text:span>li z przera<text:span text:style-name="T3">ż</text:span>enia. Zaraz te<text:span text:style-name="T3">ż</text:span> rozleg<text:span text:style-name="T3">ł</text:span>y si<text:span text:style-name="T3">ę</text:span> wrzaski ra<text:span text:style-name="T3">ż</text:span>onych ludzi i kwik koni.</text:p>
      <text:p text:style-name="P9"/>
      <text:p text:style-name="P9">Starczy<text:span text:style-name="T3">ń</text:span>skiemu ju<text:span text:style-name="T3">ż</text:span> mdla<text:span text:style-name="T3">ł</text:span>a prawica od zadawania cios<text:span text:style-name="T3">ó</text:span>w. Nie pami<text:span text:style-name="T3">ę</text:span>ta<text:span text:style-name="T3">ł</text:span> ju<text:span text:style-name="T3">ż</text:span>, jak d<text:span text:style-name="T3">ł</text:span>ugo tkwili tutaj, na ty<text:span text:style-name="T3">ł</text:span>ach polskiej piechoty dobywaj<text:span text:style-name="T3">ą</text:span>cej coraz to głębszych linii okop<text:span text:style-name="T3">ó</text:span>w tureckiego obozu, gromi<text:span text:style-name="T3">ą</text:span>c coraz to nowe oddzia<text:span text:style-name="T3">ł</text:span>y janczar<text:span text:style-name="T3">ó</text:span>w. Janczarzy to uciekali, to nadbiegali na nowo, zupe<text:span text:style-name="T3">ł</text:span>nie jak fale na morzu - kt<text:span text:style-name="T3">ó</text:span>rego Starczy<text:span text:style-name="T3">ń</text:span>ski nigdy nie widzia<text:span text:style-name="T3">ł</text:span>, wi<text:span text:style-name="T3">ę</text:span>c nie m<text:span text:style-name="T3">ó</text:span>g<text:span text:style-name="T3">ł</text:span> takich por<text:span text:style-name="T3">ó</text:span>wna<text:span text:style-name="T3">ń</text:span> dokonywa<text:span text:style-name="T3">ć</text:span>. Nikt z pancernych nie mia<text:span text:style-name="T3">ł</text:span> si<text:span text:style-name="T3">ł</text:span>y i ochoty na takie obserwacje, bo uwik<text:span text:style-name="T3">ł</text:span>ani byli w walk<text:span text:style-name="T3">ę</text:span> dla siebie niezwyk<text:span text:style-name="T3">łą</text:span>. Zamiast na wroga szar<text:span text:style-name="T3">ż</text:span>owa<text:span text:style-name="T3">ć</text:span> z okrzykiem, stali w miejscu i siekli przeciwnika szablami. Troch<text:span text:style-name="T3">ę</text:span> dalej podobnie walczyli husarze pana Jab<text:span text:style-name="T3">ł</text:span>onowskiego. Siedz<text:span text:style-name="T3">ą</text:span>cy wysoko na siod<text:span text:style-name="T3">ł</text:span>ach bojowych koni Polacy mieli i tak przewag<text:span text:style-name="T3">ę</text:span> w walce wr<text:span text:style-name="T3">ę</text:span>cz z piechot<text:span text:style-name="T3">ą</text:span>, kolczugi i zbroje zapewnia<text:span text:style-name="T3">ł</text:span>y te<text:span text:style-name="T3">ż pewną ochronę jeźdźcom, ale nie koniom. Szeregi jeźdźców wykruszały się zatem pomału, a wódz turecki coraz to nowe oddziały swej piechoty posyłał do walki, aby odciąć Polaków od bramy fortyfikacji. Wreszcie jednak coś się skończyło, oto Starczyński ujrzał plecy uciekających janczarów, którzy skryli się pomiędzy namiotami swego obozu, a następne ich oddziały nie kwapiły się już do walki. Teraz pojawił się pan Bidziński, prawym skrzydłem szturmu dowodzący, i wskazał szablą na obóz turecki. Chorągwie pancerne ruszyły...</text:span></text:p>
      <text:p text:style-name="P9"/>
      <text:p text:style-name="P9">Ostrowski i jego wo<text:span text:style-name="T3">ł</text:span>osi przelecieli przez pierwsz<text:span text:style-name="T3">ą</text:span> lini<text:span text:style-name="T3">ę</text:span> tureckich spahis<text:span text:style-name="T3">ó</text:span>w jak przez mas<text:span text:style-name="T3">ł</text:span>o. Ci bowiem nie stawiali w ogóle zorganizowanego oporu - tylko nieliczni pr<text:span text:style-name="T3">ó</text:span>bowali ustawi<text:span text:style-name="T3">ć</text:span> si<text:span text:style-name="T3">ę</text:span> w szyk bojowy, inni pr<text:span text:style-name="T3">ó</text:span>bowali kontynuowa<text:span text:style-name="T3">ć</text:span> ucieczk<text:span text:style-name="T3">ę, a niektórzy zawrócili w stronę obozu chocimskiego. Nikt nad tym wszystkim nie panował, nikt nie słuchał komend. Już wkrótce oddział turecki przestał istnieć, liczni jeźdźcy umknęli porzuciwszy dzidy, tarcze, nawet szable, aby tylko lżej uciekać. Zwycięzcy połapali konie po padłych spahisach. Zaraz musieli je oddać pod opiekę pachołków, bo przybył goniec z rozkazem, by brodu przez Dniestr szukać i na jego północny brzeg przeprawić się, aby <text:s/>uniemożliwić ucieczkę Turków z obozu w stronę Kamieńca. Już bowiem widział pan Bidziński z obozu tureckiego, jak wojska nieprzyjacielskie przez most pontonowy umykały. Zwycięstwo zatem było w zasięgu szabli, trzeba je jeszcze wykorzystać gromiąc wroga jak tylko się da.</text:span></text:p>
      <text:p text:style-name="P9"/>
      <text:p text:style-name="P9">Jego książęca mość Michał Radziwiłł, hetman polny litewski, ucieszył się z rozkazu rozpoczęcia szturmu na obóz turecki. Już od rana śledził przebieg walk na odcinku środkowym i południowym, obserwował szturmy bram fortyfikacji, lecz wojska litewskie, naprzeciw północnego odcinka wałów stojące, rozkazów nie otrzymały. Pan hetman polny zastanawiał się czasem, czy aby jegomość hetman wielki litewski, wielmo<text:span text:style-name="T3">ż</text:span>ny Michał Pac rozkaz<text:span text:style-name="T3">ó</text:span>w Sobieskiego nie blokuje. Ca<text:span text:style-name="T3">ł</text:span>y ranek dyskusje prowadzili hetmani litewscy zawzi<text:span text:style-name="T3">ę</text:span>te, teraz jednak rozkaz przyszed<text:span text:style-name="T3">ł</text:span> jasny i dyskusje te przeci<text:span text:style-name="T3">ął</text:span>. Zaraz tedy ksi<text:span text:style-name="T3">ążę</text:span> pobieg<text:span text:style-name="T3">ł</text:span> do swych wojsk i wed<text:span text:style-name="T3">ł</text:span>ug planu ustalonego <text:span text:style-name="T3">ś</text:span>witaniem jeszcze atakowa<text:span text:style-name="T3">ć</text:span> kaza<text:span text:style-name="T3">ł</text:span>. Pobieg<text:span text:style-name="T3">ł</text:span>y roty piesze litewskie , z bitnych wolnych ch<text:span text:style-name="T3">ł</text:span>op<text:span text:style-name="T3">ó</text:span>w <text:span text:style-name="T3">ż</text:span>mudzkich si<text:span text:style-name="T3">ę</text:span> sk<text:span text:style-name="T3">ł</text:span>adaj<text:span text:style-name="T3">ą</text:span>ce, a tak<text:span text:style-name="T3">ż</text:span>e z <text:soft-page-break/>poddanych kr<text:span text:style-name="T3">ó</text:span>lewskich, a nawet prywatnych poddanych ksi<text:span text:style-name="T3">ę</text:span>cia Radziwi<text:span text:style-name="T3">łł</text:span>a sformowane, i z bojowym okrzykiem na wa<text:span text:style-name="T3">ł</text:span>y obozu tureckiego si<text:span text:style-name="T3">ę</text:span> wspina<text:span text:style-name="T3">ł</text:span>y. Za nimi chor<text:span text:style-name="T3">ą</text:span>gwie konne, w du<text:span text:style-name="T3">ż</text:span>ej cz<text:span text:style-name="T3">ęś</text:span>ci w<text:span text:style-name="T3">ł</text:span>asnym sumptem przez ksi<text:span text:style-name="T3">ę</text:span>cia wystawione, w tym husaria, kwiat m<text:span text:style-name="T3">ł</text:span>odzie<text:span text:style-name="T3">ż</text:span>y szlacheckiej z ca<text:span text:style-name="T3">ł</text:span>ej Litwy zgromadzony, na p<text:span text:style-name="T3">ółnocną bramę obozu nacierały</text:span>. Bez artylerii nacierali, ale tak im si<text:span text:style-name="T3">ę</text:span> ju<text:span text:style-name="T3">ż</text:span> znu<text:span text:style-name="T3">ż</text:span>y<text:span text:style-name="T3">ł</text:span>o oczekiwanie bezczynne i s<text:span text:style-name="T3">ł</text:span>uchanie odg<text:span text:style-name="T3">ł</text:span>os<text:span text:style-name="T3">ó</text:span>w bitwy toczonej przez Koroniarzy, <text:span text:style-name="T3">ż</text:span>e niemrawa obrona tureckich wa<text:span text:style-name="T3">łó</text:span>w nawet najmniejszych szans nie mia<text:span text:style-name="T3">ł</text:span>a, by impet litewski powstrzymać. Sforsowana zosta<text:span text:style-name="T3">ła szybko pierwsza linia fortyfikacji, a za nią Litwini wpadli znienacka na rezerwy tureckie, świeżo ze starć z Koroniarzami w południowej części obozu wycofane. Bez namysłu Litwini uformowali się do ataku, na czele którego sam książę stanąć raczył. Tego już było za dużo Turkom, już poważnie zmęczonym walkami od rana samego, wrzasnęli zatem głosem wielkim i rzucili się do ucieczki w kierunku mostu na Dniestrze, przez który droga do Kamieńca Podolskiego prowadziła.</text:span></text:p>
      <text:p text:style-name="P9"/>
      <text:p text:style-name="P9"><text:span text:style-name="T3">Chorągwie wołoskie właśnie się sformowały po przeprawie na północny brzeg Dniestru i wyruszały w stronę przedmościa tureckiego obozu. Tworzyło go kilka niewielkich szańców, przed bitwą przez piechotę turecką obsadzone. Teraz jednak pan Mircea, na zwiad z kilkoma towarzyszami wysłany, powrócił z wiadomością, że szańczyki załogi już nie mają, za to przez most pontonowy przechodzą coraz liczniejsze grupy ciurów, najwyraźniej nie liczących na to, że obóz długo szturm wytrzyma. Pan Bidziński posłał swe lekkie chorągwie po to właśnie, aby tę drogę ucieczki Turkom zamknąć, zatem Ostrowski i towarzysze raźno ku przedmo</text:span><text:span text:style-name="T3">ś</text:span>ciu<text:span text:style-name="T3">. Już widzieli wyraźnie most, po którym rzeczywiście płynął strumyk uciekinierów, gdy nagle od północnej strony obozu tureckiego buchnął wrzask. Strumyk uciekających mostem Turków zmienił się w rzekę, już nie tylko ciurowie umykali, lecz teraz i wojsko, nawet zwarte oddziały ciężkozbrojnych spahisów przeprawiały się na brzeg obiecujący im ocalenie. Ostrowski z towarzyszami robili co mogli, by wepchnąć uciekających z powrotem do rzeki, na most, do obozu, gdzie broń złożyć by musieli. Kilka oddziałów tureckich przebić się jednak zdołało. Naraz jednak zagrzmiały polskie działa, podciągnięte przez pana Kątskiego bliżej teraz. Rozległ się huk, i most zniknął we wzburzonych wodach jesiennego Dniestru, w toń pociągając za sobą setki Turków.</text:span></text:p>
      <text:p text:style-name="P9"/>
      <text:p text:style-name="P9">Pan hetman Sobieski spotkał się w środku zdobytego obozu z księciem Radziwiłłem i za udany szturm od północy mu podziękował. W niewiele godzin od rozwalenia mostu opór turecki w obozie ustał prawie zupełnie. Większość armii tureckiej legła zabita, nieliczni tylko poddali się zwycięskim Polakom. Hetman Sobieski zwycięstwem się jednak nie napawał: dalszą kampanię planował i o odzyskaniu Kamieńca myślał. Rozesłał przeto wodzów swych, panów Jabłonowskiego i Bidzińskiego, na zdobywanie zamków mołdawskich, sam zaś z większością wojska, a przede wszystkim z hetmanami litewskimi prosto na Kamieniec pociągnął.</text:p>
      <text:p text:style-name="P9"/>
      <text:p text:style-name="P9">W Akermanie zapanowa<text:span text:style-name="T3">ł</text:span>a panika na wie<text:span text:style-name="T3">ść</text:span> o wyniku bitwy. Tatarzy Bia<text:span text:style-name="T3">łogrodzcy uważali, że wojska Sobieskiego teraz bez przeszkód przez Mołdawię prosto na nich uderzą. A przecież równo rok temu całe mnóstwo wojowników poległo pod Niemirowem i w innych bitwach również z ręki żołnierzy Sobieskiego. Na pomoc tureckich sprzymierzeńców Tatarzy Białogrodzcy liczyć nie mogli. Nawet Medżi Gerej, który dogłębną znajomością spraw wojskowych pochwalić się nie mógł, wiedział że pod Chocimiem poległo większość oficerów tureckich z Rumelii, pozostali zaś uciekali do Konstantynopola. Nowej armii sułtan wystawić nie mógł. Medżi Gerej wyobrażał sobie, że sułtan teraz nie o nowej armii w Rumelii czy Budziaku myśli, jeno mury swej stolicy intensywnie opatruje. Nic innego poza murami Konstantynopola sułtana nie dzieliło od krwiożerczego polskiego hetmana. </text:span><text:soft-page-break/><text:span text:style-name="T3">„Być może”, rozważał Medżi, „Polacy teraz zaproponują pokój i Turcy go przyjmą i wszystko wróci do normy...”. <text:s/>I wtedy będzie można wrócić do handlu, który pewniejszy zysk przynosi niźli wojna chwałę.</text:span></text:p>
      <text:p text:style-name="P9"/>
      <text:p text:style-name="P9"><text:span text:style-name="T3">Listopad w drugą swoją połowę wchodził, deszcze zmieniły się w jedną ciągłą ulewę, która do reszty zepsuła i tak kiepskie trakty w Mołdawii. Ostrowski podziwiał jednak osobliwe piękno tej nieznanej sobie krainy, bo na południe od Jassów łąki, krzewy i lasy zielone były, a nie szare i bezlistne, jak w Polsce o tej porze roku. Mircea i inni rdzenni Wołosi czuli się tu bardzo dobrze, z ludnością w ojczystym swym języku rozmawiając i w ten sposób wiadomości o nieprzyjacielu zdobywając. A nieprzyjaciel ten pierzchał przed nimi, zdawałoby się, na samą wiadomość o tym, że to wojska Sobieskiego idą, zwycięzcy spod Chocimia, i towarzysze uważali, że wkrótce bez oporu aż do Dunaju dojdą, Tatarów Białogrodzkich postraszą, i może nawet krainę tę piękną do Rzeczypospolitej przyłączą. Rzeczpospolita jednak po staremu o żołnierzy nie dbała, towarzysze od zaciągu </text:span><text:span text:style-name="T3">czerwcowego żołdu nie widzieli, tak i wreszcie mimo zwycięstwa coraz potężniej sarkali. Wielu też szeregi opuściło, raz bez żołdu nie chcąc służyć, a dwa, aby łup na Turkach zdobyty do domu odwieźć. Pan Ostrowski Pietrka na Mazowsze z dwoma zdobycznymi końmi, dobrem załadowanymi odesłał, resztę zdobyczy w obozie pod Żwańcem pozostawiając, który to obóz pan hetman Sobieski rozbudował jeszcze, aby bazę do działań przeciw Kamieńcowi uzyskać. </text:span></text:p>
      <text:p text:style-name="P9">Bardzo był ciekaw pan Ostrowski, jak się sprawa z Kamieńcem miała. Wielu starych żołnierzy przypuszczało, że Kamieniec bez walki poddać się mógł, pod wrażeniem tak wielkiej klęski swoich spod Chocimia. <text:s/>Pan Ostromecki zwrócił uwagę, że po to właśnie pan Sobieski ze sobą większość Litwinów prowadził, bitwą chocimską niezbyt zmęczonych, by widokiem zwycięskich ale świeżych wojsk do reszty ducha bojowego Turków zniweczyć i w ten sposób bez szturmu twierdzę zdobyć. </text:p>
      <text:p text:style-name="P9">Dnia 17 listopada do chorągwi dopadł pan Aleksander Nowosielski, przysłany przez pana Sieniawskiego z Jassów, rozkazy nowe i informacje przywożąc.</text:p>
      <text:p text:style-name="P16">- Mości panowie, wracamy do Polski! Rozkazy hetmańskie wydane - kampanii koniec!</text:p>
      <text:p text:style-name="P16">- Koniec kampanii? Kamieniec zdobyty?</text:p>
      <text:p text:style-name="P16">- Kamieniec w tureckim ręku pobędzie, pan hetman od oblężenia odstąpił, bo Litwini do domu poszli.</text:p>
      <text:p text:style-name="P16">- Zdrajcy Boćwinkowie! Tchórze!</text:p>
      <text:p text:style-name="P16">- Na rozkaz hetmana litewskiego, wielmożnego pana Paca zaraz prawie po bitwie chocimskiej na Litwę się udali... Może też i dlatego króla jegomości, świeć Panie nad jego poczciwą duszą, apopleksja trafiła...</text:p>
      <text:p text:style-name="P16">- Co waść prawisz?!</text:p>
      <text:p text:style-name="P16">- To waszmościowie nie wiecie? Najjaśniejszy pan we Lwowie tuż po naszej wiktorii ducha wyzionął! </text:p>
      <text:p text:style-name="P16"/>
      <text:p text:style-name="P9"/>
      <text:p text:style-name="P9"/>
      <text:p text:style-name="P9"/>
      <text:list xml:id="list41348147" text:continue-numbering="true" text:style-name="Outline">
        <text:list-item>
          <text:h text:style-name="P30" text:outline-level="1"/>
        </text:list-item>
      </text:list>
      <text:p text:style-name="P6">Pan hetman Sobieski spieszy<text:span text:style-name="T3">ł</text:span><text:span text:style-name="T7"> si</text:span><text:span text:style-name="T3">ę</text:span><text:span text:style-name="T7">. T</text:span><text:span text:style-name="T3">ę</text:span><text:span text:style-name="T7">skni</text:span><text:span text:style-name="T3">ł</text:span><text:span text:style-name="T7"> za domem, za ma</text:span><text:span text:style-name="T3">łż</text:span><text:span text:style-name="T7">onk</text:span><text:span text:style-name="T3">ą</text:span><text:span text:style-name="T7"> kt</text:span><text:span text:style-name="T3">ó</text:span><text:span text:style-name="T7">r</text:span><text:span text:style-name="T3">ą</text:span><text:span text:style-name="T7"> kocha</text:span><text:span text:style-name="T3">ł</text:span><text:span text:style-name="T7"> nad </text:span><text:span text:style-name="T3">ż</text:span><text:span text:style-name="T7">ycie, i za synem w kt</text:span><text:span text:style-name="T3">ó</text:span><text:span text:style-name="T7">rym pok</text:span><text:span text:style-name="T3">ł</text:span><text:span text:style-name="T7">ada</text:span><text:span text:style-name="T3">ł</text:span><text:span text:style-name="T7"> wielkie nadzieje, jednak nie do domu w Jaworowie gna</text:span><text:span text:style-name="T3">ł</text:span><text:span text:style-name="T7"> po zako</text:span><text:span text:style-name="T3">ń</text:span><text:span text:style-name="T7">czeniu kampanii wojennej w Mo</text:span><text:span text:style-name="T3">ł</text:span><text:span text:style-name="T7">dawii, jeno na spotkania kt</text:span><text:span text:style-name="T3">ó</text:span><text:span text:style-name="T7">re po </text:span><text:span text:style-name="T3">ś</text:span><text:span text:style-name="T7">mierci kr</text:span><text:span text:style-name="T3">ó</text:span><text:span text:style-name="T7">la Micha</text:span><text:span text:style-name="T3">ł</text:span><text:span text:style-name="T7">a zdecydowa</text:span><text:span text:style-name="T3">ć</text:span><text:span text:style-name="T7"> mia</text:span><text:span text:style-name="T3">ł</text:span><text:span text:style-name="T7">y o posuni</text:span><text:span text:style-name="T3">ę</text:span><text:span text:style-name="T7">ciach politycznych pana hetmana. Dla wielu os</text:span><text:span text:style-name="T3">ó</text:span><text:span text:style-name="T7">b </text:span><text:span text:style-name="T3">ś</text:span><text:span text:style-name="T7">mier</text:span><text:span text:style-name="T3">ć</text:span><text:span text:style-name="T7"> ta nie by</text:span><text:span text:style-name="T3">ł</text:span><text:span text:style-name="T7">a zaskoczeniem, Micha</text:span><text:span text:style-name="T3">ł</text:span><text:span text:style-name="T7"> Wi</text:span><text:span text:style-name="T3">ś</text:span><text:span text:style-name="T7">niowiecki nigdy nie tryska</text:span><text:span text:style-name="T3">ł</text:span><text:span text:style-name="T7"> zdrowiem, za</text:span><text:span text:style-name="T3">ś</text:span><text:span text:style-name="T7"> na jesieni 1673 roku by</text:span><text:span text:style-name="T3">ł</text:span><text:span text:style-name="T7"> wyra</text:span><text:span text:style-name="T3">ź</text:span><text:span text:style-name="T7">nie powa</text:span><text:span text:style-name="T3">ż</text:span><text:span text:style-name="T7">nie chory. Spodziewa</text:span><text:span text:style-name="T3">ł</text:span><text:span text:style-name="T7"> si</text:span><text:span text:style-name="T3">ę</text:span><text:span text:style-name="T7"> zatem pan hetman, </text:span><text:span text:style-name="T3">ż</text:span><text:span text:style-name="T7">e do Lwowa zjedzie si</text:span><text:span text:style-name="T3">ę</text:span><text:span text:style-name="T7"> wiele wp</text:span><text:span text:style-name="T3">ł</text:span><text:span text:style-name="T7">ywowych os</text:span><text:span text:style-name="T3">ó</text:span><text:span text:style-name="T7">b z kraju i zagranicy zanim jeszcze wrzenie polityczne ogarnie ca</text:span><text:span text:style-name="T3">ł</text:span><text:span text:style-name="T7">y nar</text:span><text:span text:style-name="T3">ó</text:span><text:span text:style-name="T7">d szlachecki. </text:span><text:span text:style-name="T3">Plany polityczne pana hetmana konkretyzowały się coraz bardziej tej jesieni, śmierć niechętnego hetmanowi króla usunęła jedną z przeszkód do ich realizacji - aby plany te przekuć w czyn, zamierzał pan Sobieski posłużyć się sejmikami konwokacyjnymi, na instrukcje dla których miał jako nadworny koronny marszałek wpływ znaczny. Wiedzieli o tym przyjaciele Sobieskiego, przeczuwali to przeciwnicy. Sobieski chciał zaś wiedzieć, zanim zacznie działać, na jakich przyjaciół i na jaką ich pomoc mógł liczyć. </text:span></text:p>
      <text:p text:style-name="P9"/>
      <text:p text:style-name="P9">Do gospody pod Stanisławowem zbliżał się niewielki poczet. Przewodził mu szczupły, szpakowaty rycerz o ponurym spojrzeniu spod krótko przystrzyżonej grzywki, która niesfornie wystawała spod szarego kołpaka. Zbliżali się do kępy drzew niedaleko ogrodzenia gospody, gdy właśnie spomiędzy drzew wyszedł żołnierz w wytartych, wysokich butach do konnej jazdy, za to w dość nowym błękitnym płaszczu z kapturem. </text:p>
      <text:p text:style-name="P16">- Halt! Werda! - krzyknął pieszy żołnierz.</text:p>
      <text:p text:style-name="P16">- Coś za jeden? - odkrzyknął dowódca konnych</text:p>
      <text:p text:style-name="P16">- My tu straż trzymamy, coby obcy do karczmy nie wchodzili. Kto wy?</text:p>
      <text:p text:style-name="P16">- Zdejmij kaptur, drabie, z wojewodą ruskim mówisz! - powiedział jeden z jeźdźców.</text:p>
      <text:p text:style-name="P16">- Wasza wielmożność wybaczy, pan hetman kazał pytać... pan hetman prosi wasze wielmożności do gospody...</text:p>
      <text:p text:style-name="P9">Pan wojewoda Jabłonowski przekroczył próg karczmy, w której przy jedynym zajętym dużym stole pośrodku izby siedziało kilku znanych mu oficerów, a przede wszystkim pan hetman wielki koronny Jan Sobieski. Podskarbi wielki koronny, pan Jan Andrzej Morsztyn, dokładał właśnie do pieca. Pan generał Kątski, dowódca artylerii koronnej, stawiał na stole kociołek z grzanym piwem. U boku Sobieskiego siedzia<text:span text:style-name="T3">ł</text:span> pan Atanazy Mi<text:span text:style-name="T3">ą</text:span>czy<text:span text:style-name="T3">ń</text:span>ski, dawny przyjaciel rodu Sobieskich. Karczmarza ani pozostałej obsługi nie było nigdzie widać. Jabłonowski pokłonił się <text:s/>panu hetmanowi i pozostałym obecnym. </text:p>
      <text:p text:style-name="P18">- Radzi<text:span text:style-name="T3">ś</text:span><text:span text:style-name="T7">my powita</text:span><text:span text:style-name="T3">ć</text:span><text:span text:style-name="T7">, mo</text:span><text:span text:style-name="T3">ści panie wojewodo, żeście się od zdobywania Mołdawii oderwali i ku nam przyjechali - zagaił pan hetman - azali żołnierzy waszmości przejął pan Sieniawski?</text:span></text:p>
      <text:p text:style-name="P16">- Pan chorąży Sieniawski dowodzi wojskiem, które zgodnie z rozkazem waszej dostojności Kamieniec blokować mają. Więcej zdziałać jednak nie mogą bo za mało ich, i coraz mniej, bo żołdu nadal nie dostali - Jabłonowski zdał zwięźle relację, następnie na znak hetmana usiadł przy stole i nalał sobie piwa do szklanicy podsuniętej mu przez genera<text:span text:style-name="T3">ł</text:span>a Kątskiego.</text:p>
      <text:p text:style-name="P16">- Nie chcą walczyć wasi żołnierze bez pieniędzy, ha? Proch do moich armat te<text:span text:style-name="T3">ż</text:span> kosztuje, ne c'est pas, a pieniądza na tę wojnę już nie ma - powiedział generał.</text:p>
      <text:p text:style-name="P16">- O tym chciałem z waszmościami porozmawiać, jak zrobić, aby pieniądze na wojnę były, a do samego końca tej wojny, a nie do pierwszej bitwy jeno - pan hetman przeszedł do tematu - Już i starożytni m<text:span text:style-name="T3">ó</text:span>wili że bez pieniędzy nie ma jak prowadzić wojny. Radźcie, waszmościowie, jak następny król tę wojnę zakończyć może.</text:p>
      <text:p text:style-name="P16"><text:soft-page-break/>- To zależy od tego, kto królem zostanie. Jeśli wódz wielki, od wojska kochany, przez Turka obawiany, to po jednym zwycięstwie walnym wojna się skończyć może - rzekł pan Bidziński, na hetmana patrząc znacząco.</text:p>
      <text:p text:style-name="P16">- Tak i wygraliśmy bitwę niemałą, wodza wielkiego mamy, ale wojny teraz nie zakończymy, bo nam się żołnierze rozchodzą - kwaśno wtrącił podskarbi wielki koronny, pan Jan Andrzej Morsztyn - A i poprzednio z tym nie było lepiej. Już i za królów Wazów bitwy walne wygrywaliśmy, ale wojen wygrywać nie mogliśmy, bo zawsze nam na koniec żołnierzów i armat brakło.</text:p>
      <text:p text:style-name="P16">- Tak i teraz, ktokolwiek królem nie zostanie - rzekł Sobieski patrząc na Bidzińskiego - ten problem będzie miał, bo zawsze ten problem był. Ale czemu ten problem miał, i król Michał, i król Jan Kazimierz, i król Zygmunt, jak w uczonych pismach czytamy?</text:p>
      <text:p text:style-name="P16">- Bo szlachta podatków nie płaci... - cicho ozwał się Stanisław Morsztyn, jako ranny leżący w łożu między stołem a kominkiem.</text:p>
      <text:p text:style-name="P9">Cisza zapadła w izbie, bo pan Stanisław powiedział coś, co każdy z zebranych myślał, ale czego się wypowiedzieć nie ważył.</text:p>
      <text:p text:style-name="P16">- Tak to już jest, że szlachta podatki uchwala, a potem płacić nie chce - kontynuował po chwili Sobieski - Tak się dzieje, bo nie pilnuje się płacenia podatków. Nikt nie chce płacić, jeśli jego sąsiad nie zapłacił wprzódy. I tak to idzie, że do skarbu ni bogaty, nie biedny nie dokłada. Jak to zmienić można?</text:p>
      <text:p text:style-name="P16">- To i z tym uchwalaniem różnie bywa - wtrącił Jabłonowski - jak sejm zerwą, to i nic nie uchwalą, choćby wróg u bram stał.</text:p>
      <text:p text:style-name="P16">- Tak, zrywanie sejmów to kolejna sprawa, którą król następny zająć się musi - powiedział pan hetman.</text:p>
      <text:p text:style-name="P16">- Liberum Veto jest jednak fundamentem wolności naszych - rzekł Jan Andrzej Morsztyn - w naszej Rzeczypospolitej, która jest domem dla wielu różnych prowincji, jest taki instrument potrzebny, bo inaczej absolutum dominium grozi, jak dowodzi pan Fredro.</text:p>
      <text:p text:style-name="P16">- To może Liberum Veto jeno na czas wojny zawieszać, bo przecie inaczej o obronie obradować nie sposób - upierał się Jabłonowski.</text:p>
      <text:p text:style-name="P16">- Takie zawieszenie szlachta zaakceptuje - rzek<text:span text:style-name="T3">ł</text:span> pan Mi<text:span text:style-name="T3">ą</text:span>czy<text:span text:style-name="T3">ń</text:span>ski - ju<text:span text:style-name="T3">ż</text:span> i teraz szaraczkowie sarkaj<text:span text:style-name="T3">ą</text:span>, <text:span text:style-name="T3">ż</text:span>e Liberum Veto i insze republiki instrumenta tylko mo<text:span text:style-name="T3">ż</text:span>nym s<text:span text:style-name="T3">ł</text:span>u<text:span text:style-name="T3">żą</text:span>. Oni to sejmy rw<text:span text:style-name="T3">ą</text:span> i polityk<text:span text:style-name="T3">ę</text:span> kr<text:span text:style-name="T3">ó</text:span>lestwa mieszaj<text:span text:style-name="T3">ą</text:span>, do w<text:span text:style-name="T3">ł</text:span>asnych interes<text:span text:style-name="T3">ó</text:span>w.</text:p>
      <text:p text:style-name="P16">- Byłby to sposób, aby wszystkie sejmy na czas wojny skonfederowanymi ogłaszać. A z panem Fredrą porozmawiać też muszę i o części naszych planów opowiedzieć - postanowił Sobieski.</text:p>
      <text:p text:style-name="P16">- Czemu jednak brać szlachecka miała by zaaprobować konfederowanie sejmów i ograniczenie Liberum Veto? - drążył Morsztyn - nadal przecie Absolutum Dominium ba<text:span text:style-name="T3">ć</text:span> si<text:span text:style-name="T3">ę</text:span> b<text:span text:style-name="T3">ę</text:span>d<text:span text:style-name="T3">ą</text:span>.</text:p>
      <text:p text:style-name="P16">- Przedstawimy to na konwokacji jako pomysł na ograniczenie samowoli magnatów - zaproponował pan hetman - Też i inne zmiany, których dokonać musimy, tak ukażemy, to i łatwiej to panowie bracia przełkną, ich poparcie uciszy opornych, kt<text:span text:style-name="T3">ó</text:span>rych g<text:span text:style-name="T3">łó</text:span>wnie w<text:span text:style-name="T3">ś</text:span>r<text:span text:style-name="T3">ó</text:span>d mo<text:span text:style-name="T3">ż</text:span>nych Litwy spodziewam si<text:span text:style-name="T3">ę</text:span>.</text:p>
      <text:p text:style-name="P16">- Lepiej niż na konwokacji, na elekcji te zmiany wprowadzić, do <text:span text:style-name="T14">pact</text:span><text:span text:style-name="T6">ó</text:span><text:span text:style-name="T14">w convent</text:span><text:span text:style-name="T6">ó</text:span><text:span text:style-name="T14">w</text:span>, jako warunek wyboru naszego kandydata - pan Jan Andrzej planował dalej - a żeby brać szlachecka antymagnackie nastroje w czyn polityczny przekuć pozwoliła, skandal jakowyś z udziałem karmazynów jakowyś, nam nieprzyjaznych, ukazać szlachcie trzeba. Tuż przed elekcją, może w czasie elekcji...</text:p>
      <text:p text:style-name="P16">- To już mi Makiawelowe plany podsuwacie - rzekł Sobieski.</text:p>
      <text:p text:style-name="P16">- Nie waszej miłości, jeno królowi nowemu - sprostował pan Morsztyn - ale i to racja, że pasowałoby, aby to wasza miłość do elekcji stanęła. A bo to: szlachta kocha zwycięzcę nad Turkiem, dość ma wpływów habsburskich, co jeszcze waszmościowie powiecie?</text:p>
      <text:p text:style-name="P16"><text:soft-page-break/>- Jaśnie wielmożny pan hetman po swym obiorze godność monarszą i hetmańską połączy, a finanse wojskowe ofundowawszy, na Turcję ruszy i wojnę łacno zakończy - Jabłonowski ubra<text:span text:style-name="T3">ł</text:span> zamiary przyjaci<text:span text:style-name="T3">ół</text:span> Sobieskiego w s<text:span text:style-name="T3">ł</text:span>owa - tymczasem oponentów o zdradę główną się oskarży, bo przecie w czas wojenny wysiłek narodu zniweczyć będą próbować. I tak umocniona władza monarchy do naprawy państwa się przyczyni, a że z gniewu słusznego szlachty przeciw spiskującym magnatom zrodzona, nijak absolutną nazwana być nie może.</text:p>
      <text:p text:style-name="P16">- O to właśnie, gniew szlachty na matactwa bogaczy trzeba obudzić - zapalił się Morsztyn - kontrolę nad ściąganiem podatków sejmikom dać, to nam przyspieszy gotowiznę w skarbcu, jak panowie bracia urzędnikom na ręce patrzeć będą. Spisek nasz niniejszy spiskiem magnatów pokryć...</text:p>
      <text:p text:style-name="P16">- Jak spiskować, to spiskować - Kątski opróżniwszy garniec nabrał zapału do planów politycznych - to już wprowadźmy na tron dynastię Sobieskich, wybierając jaśnie wielmożnego hetmana oraz jego syna na królów.</text:p>
      <text:p text:style-name="P16">- Dynastia?! - podniosły się oburzone głosy.</text:p>
      <text:p text:style-name="P16">- A tak! Dynastia ma sens - upierał się Kątski - Primo, młodzieniec wychowany do rządzenia będzie wiedział jak rządzić w tym kraju. Secundo, żaden z naszych sąsiadów nie będzie się mieszał do elekcji.</text:p>
      <text:p text:style-name="P16">- Waść nam to z matematyczną precyzją zalety wyłożysz, a tu trzeba elektorów na Woli przekonać.</text:p>
      <text:p text:style-name="P9">Kątski napił się jeszcze grzańca i rzekł: </text:p>
      <text:p text:style-name="P16">- Każdy z nas kraje zagraniczne dobrze zna i wie, jak tam się rządzi. To, co u nich działa, i w Rzeczypospolitej zadziałać musi, bo natura ludzka wszędzie jednaka.</text:p>
      <text:p text:style-name="P16">- To może i podatki regularne od szlachty waść nam zaproponujesz, jak w tych zagranicznych tyraniach?! - zakrzyknął Bidziński - toż my tu nad tyranią dyskutujemy, co ostatni grosz z człowieka zdziera!</text:p>
      <text:p text:style-name="P16">- A tak! Podatki szlachta płacić musi. Czemu teraz stałych podatków od szlachty nie ma?</text:p>
      <text:p text:style-name="P16">- Bo kraju bronić mają!</text:p>
      <text:p text:style-name="P16">- A bronią?</text:p>
      <text:p text:style-name="P16">- Nie bronią, bo jak już się zbiorą, to politykują - odezwał się ze swego łoża pan Stanisław Morsztyn.</text:p>
      <text:p text:style-name="P9">Znowu zapadła cisza. Każdy wiedział, że taka była prawda, a przykład najlepszy z niedawną konfederacją gołębiewską mieli.</text:p>
      <text:p text:style-name="P16">- Nie bronią już tego kraju ani szlacheckie szable, bo nie chcą, ani twierdze żadne, bo gotówki na nie nie ma - mówił spokojnie pan generał Kątski - zatem każdy Kozak, Tatar czy Szwed kraj zalewa. Więcej szlachta traci na potopach takich, niż by najgorszy tyran wycisnął. A my tyranii nie chcemy, król musi przed Sejmem odpowiadać.</text:p>
      <text:p text:style-name="P16">- Niech tak to zadziała: król przed sejmem odpowiada, gotówka przed sejmikami się rozlicza - Jan Andrzej Morsztyn miał już plan - to przedstawimy na elekcji, kto rozsądny, ten poprze, bo wzmocnienie gotowizny dla wojska, brak twierdz, wielu przekona. Mniej rozsądnych sława kandydata naszego przekona. Opornych... tych możemy już teraz się spodziewać, wiemy kto oni... I zawczasu ich o spisek na wolności <text:span text:style-name="T8">oskarżymy</text:span>.</text:p>
      <text:p text:style-name="P16">- I jak przyjdzie czas, z głosowania wyłączymy - wtrącił wojewoda Jabłonowski.</text:p>
      <text:p text:style-name="P6"><text:span text:style-name="T3">Sobieski od pewnego czasu przysłuchiwał się dyskusji nic nie mówiąc. Rozwijała się ona po jego myśli - oto jego współpracownicy opracowywali plan, który nie tylko jego do godności niesłychanych miał wynieść, nie tylko kraj z upadku podnieść, ale nawet miał szansę powodzenia... Plan spiskowy, krwawy i makiaweliczny, ale pan hetman już od pewnego czasu wiedział, że stare polityczne sposoby </text:span><text:span text:style-name="T3">do celu nie doprowadzą, jedynie wojny nieszczęsne przeciągną. W wojnach zmarnują się najmężniejsi, a wrogowie zewnętrzni coraz śmielej w Rzeczypospolitej ingerować będą. Jedynie nowy król - Piast, ale nie taki gnuśny jak Michał Wiśniowiecki, zmiany konieczne wprowadzić może, znając </text:span><text:soft-page-break/><text:span text:style-name="T3">kraj i ludzi. Oto oni, Sobieskiego stare druchy wojskowe, senatorskie głowy, najlepsi synowie ojczyzny, pomogą mu plan ten wprowadzić. Pan hetman postanowił podsumować dyskusję:</text:span></text:p>
      <text:p text:style-name="P16">- Waszmościowie wiele spraw tu omówili. Ważne dla ratowania kraju padły tutaj słowa. Zamiary nasze strasznymi wydać się mogą, lecz w strasznej też sytuacji Rzeczpospolita się znalazła, po 30 latach wojen i przy kolejnej elekcji. Wojnę zakończyć wreszcie trzeba i granice uspokoić, dlatego wybieramy na króla hetmana wielkiego koronnego, zwycięstwem znacznego. Następnej wojennej elekcji uniknąć chcemy a dlatego wybieramy na króla vivente rege jego syna, by w stolicy ostał, gdy ojciec na wyprawę turecką zdążać będzie. Aby wyprawa godną była, na zapłatę wojska, a potem na twierdzę i armatę stały podatek od szlachty ustanawiamy, a szlachtę od pospolitego ruszenia zwalniamy. Nad podatkami baczenie niech sejmiki sprawują, prawa sejmu potwierdzamy. Aby zaś sejm usprawnić, zawsze niech skonfederowany będzie, gdy wojna trwa. Tak przedstawmy to przed kampanią do elekcji w przyszłym roku.</text:p>
      <text:p text:style-name="P16">- Jednak na taką kampanię przed elekcją gotówki trzeba wiele - wtrącił pan Jan Andrzej Morsztyn - a ja ze skarbu nie dam, nawet gdyby w skarbie było. Cnotą nasz kandydat błyszczeć jak Cyncynat musi.</text:p>
      <text:p text:style-name="P16">- Cyncynatem waszym będę, a gotówka znajdzie się bez praw tego kraju naruszania. Sam nie biednym, choć w tej kampanii o mych majątkach przypominać nie trzeba, bo z drobną szlachtą bratać się będziemy. Ale przyjaciół możnych mamy, którzy też zakończenia naszej wojny z Turcją chcą, i ukrócić wpływy cesarstwa pragną.</text:p>
      <text:p text:style-name="P16"><text:s/></text:p>
      <text:p text:style-name="P6">Do p<text:span text:style-name="T3">óź</text:span><text:span text:style-name="T7">nej nocy omawiali szczeg</text:span><text:span text:style-name="T3">ół</text:span><text:span text:style-name="T7">y i</text:span><text:span text:style-name="T3">ście makiawelicznego </text:span><text:span text:style-name="T7">planu, kt</text:span><text:span text:style-name="T3">ó</text:span><text:span text:style-name="T7">ry wynie</text:span><text:span text:style-name="T3">ść</text:span><text:span text:style-name="T7"> mia</text:span><text:span text:style-name="T3">ł</text:span><text:span text:style-name="T7">by hetmana na tron. </text:span><text:span text:style-name="T3">Intryga ta nie była tak niesłychana, jak się to samym jej autorom początkowo wydawało. Oto Rzeczpospolita, której szlachta się za bezpośrednich spadkobierców Rzymian uważała, wybrać miała swego dyktatora na czas zagrożenia śmiertelnego. Oto wódz doświadczony miał przejąć odpowiedzialność najwyższą. Również obór jego syna vivente rege miał uzasadnienie, a nawet <text:s/>i precedens</text:span><text:span text:style-name="T7">, zatem przyjaciele Sobieskiego byli dobrej my</text:span><text:span text:style-name="T3">ś</text:span><text:span text:style-name="T7">li. Jego samego za</text:span><text:span text:style-name="T3">ś</text:span><text:span text:style-name="T7"> trapi</text:span><text:span text:style-name="T3">ł</text:span><text:span text:style-name="T7">a raczej my</text:span><text:span text:style-name="T3">śl</text:span><text:span text:style-name="T7"> o reakcji jego </text:span><text:span text:style-name="T3">ś</text:span><text:span text:style-name="T7">miertelnych wrog</text:span><text:span text:style-name="T3">ó</text:span><text:span text:style-name="T7">w politycznych, kt</text:span><text:span text:style-name="T3">ó</text:span><text:span text:style-name="T7">rzy mimo wszelkich pozor</text:span><text:span text:style-name="T3">ó</text:span><text:span text:style-name="T7">w praworz</text:span><text:span text:style-name="T3">ą</text:span><text:span text:style-name="T7">dno</text:span><text:span text:style-name="T3">ś</text:span><text:span text:style-name="T7">ci plany Sobieskiego na pewno torpedowa</text:span><text:span text:style-name="T3">ć</text:span><text:span text:style-name="T7"> b</text:span><text:span text:style-name="T3">ę</text:span><text:span text:style-name="T7">d</text:span><text:span text:style-name="T3">ą, na elekcji i poza nią. Już następnego ranka udał się zatem pan Sobieski do Lwowa, aby tam dalsze rozmowy polityczne prowadzić, zwolenników nowych kaptować, przeciwników jednać - tych, których zjednać możliwym się zdawało.</text:span></text:p>
      <text:p text:style-name="P9"/>
      <text:p text:style-name="P10">* * *</text:p>
      <text:p text:style-name="P9">Jedyna serca i duszy pociecho! Najszczęśliwszym człowiekiem teraz kładę się, kiedy teraz widzę, że listy moje otrzymujesz i mego rychłego powrotu z kampanii zwycięskiej czekasz. Zwyczajnieć grzeczne damy i kochające żony zwykły ekstraordynaryjnie dobrze i mile mężów z wojen, ile szczęśliwych, powracających przyjmować, bo nic pewniejszego nad to, że les femmes aiment les braves. Czekajże mnie w Jaworowie naszym, aby mi des caresses pokazać, jednak jeszcze dni kilka ostać tu we Lwowie muszę i z osobami ważnymi tej Rzeczypospolitej dyskusje prowadzić.</text:p>
      <text:p text:style-name="P9"><text:span text:style-name="T3">A tako z panem Fredrą dyskusje już miałem, wczoraj a także dzisiaj, o sposobie tej ojczyzny uspokojenia. Wspólną a wielką rzecz umówiliśmy na elekcję, co tu się na wiosnę odbyć musi, dla moich planów u pana kasztelana lwowskiego zgoda. Dobra to jest rzecz, bo zmiany wielkie nastąpić muszą a złość ludzka przeszkadzać mi certes będzie, a tak pióro śmigłe pana kasztelana dobrej sprawie się przysłuży. Więcej teraz napisać nie mogę, bo poczty niepewne, a i dla umyślnego mój list </text:span><text:span text:style-name="T3">przenosić niebezpiecznie. Nieprzyjaciela zewnętrznego przecie przepędziliśmy, ale nadal drogi nie są pewne od grasantów i od ludzi mi nieprzyjaznych. Ale już niedługo Celadon wróci do swej Astrei i wszystko jej opowie. Tuszę, że w Jaworowie spotkamy też przyjaciela naszego de Bethume, którego </text:span><text:soft-page-break/><text:span text:style-name="T3">przyjazd mi Wć moja duszo anonsowałaś. Z panem tym trzeba nam o sprawach ważnych jeszcze przed konwokacją pomówić.</text:span></text:p>
      <text:p text:style-name="P9">Wojska większa część idzie za Wisłę, piechoty wszystkie, bo tu na tej stronie pustki wielkie. A przydadzą się nam przy przedsięwzięciach, które już zaraz w roku nowym powziąć musimy.</text:p>
      <text:p text:style-name="P16"/>
      <text:p text:style-name="P10">* * *</text:p>
      <text:p text:style-name="P11">Warszawa zdawa<text:span text:style-name="T3">ł</text:span>a si<text:span text:style-name="T3">ę</text:span> teraz ksi<text:span text:style-name="T3">ę</text:span>ciu prymasowi Florianowi Czartoryskiemu by<text:span text:style-name="T3">ć</text:span> zbyt daleko od centrum wydarze<text:span text:style-name="T3">ń</text:span> po<text:span text:style-name="T3">ł</text:span>o<text:span text:style-name="T3">ż</text:span>on<text:span text:style-name="T3">ą</text:span>. Oto we Lwowie umar<text:span text:style-name="T3">ł</text:span> kr<text:span text:style-name="T3">ó</text:span>l, kt<text:span text:style-name="T3">ó</text:span>ry przez sojusz z Cesarstwem obiecywa<text:span text:style-name="T3">ł</text:span> stabilizacj<text:span text:style-name="T3">ę</text:span> sytuacji i dalszy wzrost roli Ko<text:span text:style-name="T3">ś</text:span>cio<text:span text:style-name="T3">ł</text:span>a w Rzeczypospolitej. Oto we Lwowie przebywa<text:span text:style-name="T3">ł</text:span> teraz Sobieski, o kt<text:span text:style-name="T3">ó</text:span>rego wiktoriach hucza<text:span text:style-name="T3">ł</text:span>o ju<text:span text:style-name="T3">ż</text:span> teraz i w<text:span text:style-name="T3">ś</text:span>r<text:span text:style-name="T3">ó</text:span>d posp<text:span text:style-name="T3">ó</text:span>lstwa, i w magnackich pa<text:span text:style-name="T3">ł</text:span>acach. Prymas podejrzewa<text:span text:style-name="T3">ł</text:span> hetmana o chorobliwe wr<text:span text:style-name="T3">ę</text:span>cz ambicje polityczne, o ch<text:span text:style-name="T3">ęć</text:span> zerwania sojuszu z Habsburgami, na pewno hetman znajdowa<text:span text:style-name="T3">ł</text:span> si<text:span text:style-name="T3">ę</text:span> pod przemo<text:span text:style-name="T3">ż</text:span>nym wp<text:span text:style-name="T3">ł</text:span>ywem swej francuskiej frywolnej ma<text:span text:style-name="T3">łż</text:span>onki. Nachwali<text:span text:style-name="T3">ć</text:span> si<text:span text:style-name="T3">ę</text:span> hetmana nie m<text:span text:style-name="T3">ó</text:span>g<text:span text:style-name="T3">ł</text:span> za to stary biskup Andrzej Trzebicki, kt<text:span text:style-name="T3">ó</text:span>ry w tych dniach zjecha<text:span text:style-name="T3">ł</text:span> ze swego Krakowa i naprzykrza<text:span text:style-name="T3">ł</text:span> si<text:span text:style-name="T3">ę</text:span> prymasowi. Ksi<text:span text:style-name="T3">ążę</text:span> Czartoryski nawet rozumia<text:span text:style-name="T3">ł</text:span> pewn<text:span text:style-name="T3">ą</text:span> konieczno<text:span text:style-name="T3">ść</text:span> zmian w Rzeczypospolitej, swego czasu popiera<text:span text:style-name="T3">ł przeci</text:span><text:span text:style-name="T3">eż projekty niedawno na obczyźnie zmarłego eks-króla Jana Kazimierza</text:span>... Ale ju<text:span text:style-name="T3">ż</text:span> tyle razy <text:span text:style-name="T3">zawiódł</text:span> si<text:span text:style-name="T3">ę</text:span> ksi<text:span text:style-name="T3">ążę</text:span> prymas w polityce, <text:s/>plany reformy tego kraju przy pomocy francuskiej zosta<text:span text:style-name="T3">ł</text:span>y zniweczone, a teraz prymas czu<text:span text:style-name="T3">ł</text:span> si<text:span text:style-name="T3">ę</text:span> zm<text:span text:style-name="T3">ę</text:span>czony.. i ten Trzebicki, jak<text:span text:style-name="T3">ż</text:span>e on nudzi...</text:p>
      <text:p text:style-name="P18">- trzeba konwokacj<text:span text:style-name="T3">ę</text:span><text:span text:style-name="T7"> jak najwcze</text:span><text:span text:style-name="T3">ś</text:span><text:span text:style-name="T7">niej zwo</text:span><text:span text:style-name="T3">ł</text:span><text:span text:style-name="T7">a</text:span><text:span text:style-name="T3">ć - perorował Trzebicki -</text:span><text:span text:style-name="T7"> p</text:span><text:span text:style-name="T3">ó</text:span><text:span text:style-name="T7">ki si</text:span><text:span text:style-name="T3">ę</text:span><text:span text:style-name="T7"> zapa</text:span><text:span text:style-name="T3">ł</text:span><text:span text:style-name="T7"> szlachecki i dar jedno</text:span><text:span text:style-name="T3">śc</text:span><text:span text:style-name="T7">i politycznej w obronie wolno</text:span><text:span text:style-name="T3">ś</text:span><text:span text:style-name="T7">ci tego kraju, dar jedno</text:span><text:span text:style-name="T3">ś</text:span><text:span text:style-name="T7">ci powiadam, p</text:span><text:span text:style-name="T3">ó</text:span><text:span text:style-name="T7">ki dzia</text:span><text:span text:style-name="T3">ł</text:span><text:span text:style-name="T7">a, aby si</text:span><text:span text:style-name="T3">ę</text:span><text:span text:style-name="T7"> nie skrzykn</text:span><text:span text:style-name="T3">ę</text:span><text:span text:style-name="T7">li, nie zorganizowali wrogowie tego, kt</text:span><text:span text:style-name="T3">ó</text:span><text:span text:style-name="T7">ry sam jeden obron</text:span><text:span text:style-name="T3">ę</text:span><text:span text:style-name="T7"> tego kraju i wiary </text:span><text:span text:style-name="T3">ś</text:span><text:span text:style-name="T7">wi</text:span><text:span text:style-name="T3">ę</text:span><text:span text:style-name="T7">tej na swych plecach d</text:span><text:span text:style-name="T3">ź</text:span><text:span text:style-name="T7">wiga, powiadam, obron</text:span><text:span text:style-name="T3">ę</text:span><text:span text:style-name="T7"> wiary.</text:span></text:p>
      <text:p text:style-name="P18"><text:span text:style-name="T7">- Palec Bo</text:span><text:span text:style-name="T3">ż</text:span><text:span text:style-name="T7">y w tym, </text:span><text:span text:style-name="T3">ż</text:span><text:span text:style-name="T7">e nasz przyjaciel, Cesarza przyjaciel, ja</text:span><text:span text:style-name="T3">ś</text:span><text:span text:style-name="T7">nie wielmo</text:span><text:span text:style-name="T3">ż</text:span><text:span text:style-name="T7">ny pan hetman litewski Pac wcze</text:span><text:span text:style-name="T3">ś</text:span><text:span text:style-name="T7">niej z kampanii wojennej wr</text:span><text:span text:style-name="T3">ó</text:span><text:span text:style-name="T7">ci</text:span><text:span text:style-name="T3">ł - odpar</text:span><text:span text:style-name="T3">ł</text:span><text:span text:style-name="T3"> prymas -</text:span><text:span text:style-name="T7"> on konwokacj</text:span><text:span text:style-name="T3">ę</text:span><text:span text:style-name="T7"> po naszej my</text:span><text:span text:style-name="T3">ś</text:span><text:span text:style-name="T7">li przeprowadzi</text:span><text:span text:style-name="T3">ć</text:span><text:span text:style-name="T7"> pomo</text:span><text:span text:style-name="T3">ż</text:span><text:span text:style-name="T7">e.</text:span></text:p>
      <text:p text:style-name="P18"><text:span text:style-name="T7">- Palec Bo</text:span><text:span text:style-name="T3">ż</text:span><text:span text:style-name="T7">y kaza</text:span><text:span text:style-name="T3">ł</text:span><text:span text:style-name="T7"> panu Pacowi litewskie wojsko z wojny z bezbo</text:span><text:span text:style-name="T3">ż</text:span><text:span text:style-name="T7">nym Turkiem niezako</text:span><text:span text:style-name="T3">ń</text:span><text:span text:style-name="T7">czonej, z wojny powiadam wyprowadzi</text:span><text:span text:style-name="T3">ć</text:span><text:span text:style-name="T7">? - zdziwi</text:span><text:span text:style-name="T3">ł</text:span><text:span text:style-name="T7"> si</text:span><text:span text:style-name="T3">ę</text:span><text:span text:style-name="T7"> biskup.</text:span></text:p>
      <text:p text:style-name="P18"><text:span text:style-name="T7">- Jego wielmo</text:span><text:span text:style-name="T3">ż</text:span><text:span text:style-name="T7">no</text:span><text:span text:style-name="T3">ść</text:span><text:span text:style-name="T7"> pan hetman litewski pobo</text:span><text:span text:style-name="T3">ż</text:span><text:span text:style-name="T7">ny wielce i wszystko co robi, na chwa</text:span><text:span text:style-name="T3">łę Pana robi</text:span><text:span text:style-name="T7">...</text:span></text:p>
      <text:p text:style-name="P18"><text:span text:style-name="T7">- Pobo</text:span><text:span text:style-name="T3">ż</text:span><text:span text:style-name="T7">ny nie znaczy zbawiony - odpar</text:span><text:span text:style-name="T3">ł</text:span><text:span text:style-name="T7"> biskup - a konwokacj</text:span><text:span text:style-name="T3">ę</text:span><text:span text:style-name="T7"> zwo</text:span><text:span text:style-name="T3">ł</text:span><text:span text:style-name="T7">a</text:span><text:span text:style-name="T3">ć</text:span><text:span text:style-name="T7"> trzeba wkr</text:span><text:span text:style-name="T3">ó</text:span><text:span text:style-name="T7">tce, bo i elekcja musi by</text:span><text:span text:style-name="T3">ć</text:span><text:span text:style-name="T7"> niezad</text:span><text:span text:style-name="T3">ł</text:span><text:span text:style-name="T7">ugo i sprawnie, elekcja powiadam musi by</text:span><text:span text:style-name="T3">ć</text:span><text:span text:style-name="T7"> zako</text:span><text:span text:style-name="T3">ń</text:span><text:span text:style-name="T7">czon</text:span><text:span text:style-name="T3">ą</text:span><text:span text:style-name="T7">. Wr</text:span><text:span text:style-name="T3">ó</text:span><text:span text:style-name="T7">g w granicach jeszcze.</text:span></text:p>
      <text:p text:style-name="P6"><text:span text:style-name="T7">Pr</text:span><text:span text:style-name="T3">ę</text:span><text:span text:style-name="T7">dkie konwokacji przeprowadzenie by</text:span><text:span text:style-name="T3">ł</text:span><text:span text:style-name="T7">o i po prymasa my</text:span><text:span text:style-name="T3">ś</text:span><text:span text:style-name="T7">li. Nie chcia</text:span><text:span text:style-name="T3">ł</text:span><text:span text:style-name="T7"> on bowiem, aby Sobieski na przebieg elekcji wp</text:span><text:span text:style-name="T3">ł</text:span><text:span text:style-name="T7">yw zyska</text:span><text:span text:style-name="T3">ł</text:span><text:span text:style-name="T7">, co przy jego s</text:span><text:span text:style-name="T3">ł</text:span><text:span text:style-name="T7">awie wojennej </text:span><text:span text:style-name="T3">zdarzyć</text:span><text:span text:style-name="T7"> si</text:span><text:span text:style-name="T3">ę</text:span><text:span text:style-name="T7"> mog</text:span><text:span text:style-name="T3">ł</text:span><text:span text:style-name="T7">o. Jeszcze doprowadzi</text:span><text:span text:style-name="T3">ł</text:span><text:span text:style-name="T7">by do wyboru jakiego</text:span><text:span text:style-name="T3">ś</text:span><text:span text:style-name="T7">, uchowaj Bo</text:span><text:span text:style-name="T3">że, Francuza, i do zerwania w ten sposób sojuszu ze Świętym Cesarstwem Rzymskim. Takiej katastrofy chciał książę prymas za wszelką cenę uniknąć, dlatego długo zastanawiał się nad szczegółami organizacji sejmu konwokacyjnego. </text:span><text:span text:style-name="T7">D</text:span><text:span text:style-name="T3">ł</text:span><text:span text:style-name="T7">ugo zatem dyskutowali wielebni biskupi tej listopadowej nocy, bo i Trzebicki g</text:span><text:span text:style-name="T3">ł</text:span><text:span text:style-name="T7">osu swego ch</text:span><text:span text:style-name="T3">ę</text:span><text:span text:style-name="T7">tnie s</text:span><text:span text:style-name="T3">ł</text:span><text:span text:style-name="T7">ucha</text:span><text:span text:style-name="T3">ł.</text:span><text:span text:style-name="T7"> Jednak zdecydowano zwo</text:span><text:span text:style-name="T3">ł</text:span><text:span text:style-name="T7">a</text:span><text:span text:style-name="T3">ć</text:span><text:span text:style-name="T7"> sejm konwokacyjny do Warszawy na dzie</text:span><text:span text:style-name="T3">ń</text:span><text:span text:style-name="T7"> 15 stycznia 1674 roku.</text:span></text:p>
      <text:p text:style-name="P12"/>
      <text:p text:style-name="P13">* * *</text:p>
      <text:p text:style-name="P13"/>
      <text:p text:style-name="P7"><text:span text:style-name="T7">Kapitan de Gourdant, </text:span><text:span text:style-name="T3">ż</text:span><text:span text:style-name="T7">ylasty Normandczyk o oczach koloru, jakie <text:s/>morza p</text:span><text:span text:style-name="T3">ół</text:span><text:span text:style-name="T7">nocne miewaj</text:span><text:span text:style-name="T3">ą</text:span><text:span text:style-name="T7"> w lutym przyjmowa</text:span><text:span text:style-name="T3">ł</text:span><text:span text:style-name="T7"> meldunki ze stacji manewrowych o rzucaniu kolejnych cum. Statek „Portefaix”, na kt</text:span><text:span text:style-name="T3">ó</text:span><text:span text:style-name="T7">rym od niedawna by</text:span><text:span text:style-name="T3">ł</text:span><text:span text:style-name="T7"> dow</text:span><text:span text:style-name="T3">ó</text:span><text:span text:style-name="T7">dc</text:span><text:span text:style-name="T3">ą</text:span><text:span text:style-name="T7">, odrywa</text:span><text:span text:style-name="T3">ł</text:span><text:span text:style-name="T7"> si</text:span><text:span text:style-name="T3">ę</text:span><text:span text:style-name="T7"> poma</text:span><text:span text:style-name="T3">ł</text:span><text:span text:style-name="T7">u od nabrze</text:span><text:span text:style-name="T3">ż</text:span><text:span text:style-name="T7">a w Dunkierce i, wyci</text:span><text:span text:style-name="T3">ą</text:span><text:span text:style-name="T7">gany przez </text:span><text:span text:style-name="T3">łó</text:span><text:span text:style-name="T7">d</text:span><text:span text:style-name="T3">ź</text:span><text:span text:style-name="T7"> wios</text:span><text:span text:style-name="T3">ł</text:span><text:span text:style-name="T7">ow</text:span><text:span text:style-name="T3">ą</text:span><text:span text:style-name="T7">, kierowa</text:span><text:span text:style-name="T3">ł</text:span><text:span text:style-name="T7"> si</text:span><text:span text:style-name="T3">ę</text:span><text:span text:style-name="T7"> ku wyj</text:span><text:span text:style-name="T3">ś</text:span><text:span text:style-name="T7">ciu z portu wojennego. Fregaty „Lutine”, „Railleuse”, i „Favorite” </text:span><text:soft-page-break/><text:span text:style-name="T7">r</text:span><text:span text:style-name="T3">ó</text:span><text:span text:style-name="T7">wnie</text:span><text:span text:style-name="T3">ż właśnie rzucały cumy, zaś reszta eskorty - 3 większe fregaty - już oczekiwała na wodach Kanału La Manche. Pierwszy oficer podał wreszcie meldunek o końcu cumy rufowej. „Oddać cumę rufową” - zakomenderował kapitan i spojrzał na stojącego obok drobnego mężczyznę w kapeluszu nasuniętym głęboko, otulonego szarym płaszczem, spod którego wystawała szpada. Ten człowiek tak bardzo wyglądał na tajnego agenta, że aż niemożliwe aby nim był - pomyślał de Gourdant, jednak to właśnie ten m</text:span><text:span text:style-name="T3">ęż</text:span><text:span text:style-name="T3">czyzna przekazał kapitanowi kilka dni temu tajne rozkazy pochodzące bezpośrednio z osobistego sekretariatu króla Ludwika XIV. W myśl tych rozkazów kapitan objął dowództwo nowiutkiej, szybkiej i dość dobrze uzbrojonej fluity „Portefaix” i przeszedł nią z Hawru do Dunkierki, gdzie przez dwa dni ładowali jakieś tajemnicze skrzynie. Podobnie jak kapitan, większa część załogi została świeżo tu odkomenderowana z marynarki wojennej, mimo że sam statek płynął pod banderą handlową. </text:span></text:p>
      <text:p text:style-name="P18"><text:span text:style-name="T3">- Teraz wreszcie powie mi pan, panie </text:span><text:span text:style-name="T3">de Beaulieu, dok</text:span><text:span text:style-name="T3">ą</text:span><text:span text:style-name="T3">d p</text:span><text:span text:style-name="T3">ł</text:span><text:span text:style-name="T3">yniemy i po co ta ca</text:span><text:span text:style-name="T3">ł</text:span><text:span text:style-name="T3">a maskarada - rzek</text:span><text:span text:style-name="T3">ł</text:span><text:span text:style-name="T3"> kapitan - mam si</text:span><text:span text:style-name="T3">ę</text:span><text:span text:style-name="T3"> wszak po wyj</text:span><text:span text:style-name="T3">ś</text:span><text:span text:style-name="T3">ciu w morze wszystkiego dowiedzie</text:span><text:span text:style-name="T3">ć.</text:span></text:p>
      <text:p text:style-name="P16">- Jeszcześmy w morze nie całkiem wyszli - rzekł pułkownik de Beaulieu, otulając się jeszcze szczelniej swym płaszczem i spoglądając na łodzie wyciągające statki na morze - oni wrócą na ląd, a ja mam gwarantować, że nikt na lądzie, poza tajną królewską kancelarią, wszystkich szczegółów nie zna.</text:p>
      <text:p text:style-name="P9">De Gourdant wzruszył ramionami i skupił się na stawianiu zrefowanych żagli i przeprowadzeniu statku między falochronami portu. Po ich minięciu „Portefaix” oddał hol i pożegnał łódź wiosłową, która jak najprędzej wróciła do portu. Kapitan zwrócił się ponownie do pułkownika:</text:p>
      <text:p text:style-name="P16">- To już jest pełne morze, już bardziej na morze wyjść nie mogę, nie wiedząc dokąd się udajemy.</text:p>
      <text:p text:style-name="P16">- Tak rzeczywiście jesteśmy na morzu - rzekł de Beaulieu patrząc z odrazą na lutowe szare fale - czas wtajemniczyć pana w intrygę. Oto piąty już rok walczymy z Republiką Niderlandów, i mimo świetnych zwycięstw wojna się dłuży, bo nowi przeciwnicy nam przybywają. Oto bowiem cesarz w Wiedniu i kurfirst w Berlinie, kilka lat temu przez nasze armie pobici, znów do wojny się włączyli. Jego wysokość miłościwie nam panujący król użył swych wpływów dyplomatycznych na dworze osmańskim, aby tureckie wojska na Austrię napuścić, lecz oto sąsiad Austrii i Turcji od północy, Rzeczpospolita, do sojuszu z Habsburgiem przystąpił i uderzenie tureckie na się wziął. Teraz jednak król w Rzeczypospolitej umarł, może więc ten kraj odwróci sojusze. Oni sobie nowego króla wybierają, wystaw sobie panie kaptanie. Nasz pan na ten wybór chce wpłynąć, aby przyjaciel nasz na tamtym tronie zasiadł i sojusze odwrócił. Umowa jest taka, że zakończyć ma się wojna z Turcją, aby osmańskie wojska na Węgrzech czy gdzie bądź Habsburga połechtały. Rzeczpospolita zaś za drugiego naszego wroga na wschodzie się weźmie, za Brandenburgię, bo z nimi mają zatarg o zdradę. Kurfirst był kiedyś lennikiem króla polskiego, lecz w pięćdziesiątych latach mieli wojnę straszną ze Szwecją, i lennik Polski, to jest Rzeczypospolitej, z lenna się uwolnił zamiast swemu seniorowi sekundować.</text:p>
      <text:p text:style-name="P16">- Zaiste bajeczny scenariusz nam tu malujesz, panie pułkowniku. Za jedną woltą polityczną w kraju gdzieś na wschodzie, dwóch przeciwników ma nam ubyć?</text:p>
      <text:p text:style-name="P16">- Tak to jest, bo Turcy zamiast na bezdrożach polskich tkwić, na Austrię ruszą. Zaś z Brandenburgią Rzeczpospolita sobie poradzi, jeśli ten nasz przyjaciel siły swego państwa zjednoczyć zdoła. W tym również ma mu nasz ładunek pomóc.</text:p>
      <text:p text:style-name="P16">- Domyślam się już, co to za ładunek w elekcji dopomaga i wojnę nową prowadzić pozwoli.</text:p>
      <text:p text:style-name="P16">- Sto tysięcy srebrnych talarów.</text:p>
      <text:p text:style-name="P16">- Ten przyjaciel naszego najjaśniejszego pana to jakiś tytan, jeśli z tak niewielką sumą przewrót polityczny ma przeprowadzić.</text:p>
      <text:p text:style-name="P18"><text:span text:style-name="T3">- Suma to wystarczająca na początek. Przewrót to też nie będzie - u nich za każdym razem, gdy król umiera, wybiera się następnego - wszyscy szlachetnie urodzeni, czy magnaci, czy też zwykli szlachcice </text:span><text:soft-page-break/><text:span text:style-name="T3">wybieraj</text:span><text:span text:style-name="T3">ą</text:span><text:span text:style-name="T3">. Ten nasz przyjaciel, hetman Sobieski, wśród zwykłej szlachty poparcie mieć będzie, bohaterem wojny aktualnej będąc. W myśl umowy, którą z nim w tych dniach w jego domu w Jaworowie ustalono, sumę taką będziemy mu dostarczać co pół roku do Gdańska, jeśli elekcja mu się powiedzie. Ta pierwsza wypłata ma mu to zapewnić - aby jego pisma polityczne rozpowszechniać, jego przeciwników politycznych powstrzymywać, a przede wszystkim aby przebieg elekcji nam odpowiedni przy pomocy wojsk wiernych zapewnić. Potem, przy władzy musi się utrzymać, kraj jednocześnie tak urządzając, by siły całego kraju w swym ręku skupić. Tradycją bowiem tamtejszego ludu jest anarchia - władzy tylko tak długo słuchają, jak im to wygodnie, i w nieposłuszeństwie wobec króla swego, obcych władców narzędziem się stają, jak na przykład teraz właśnie Habsburga. Niepotrzebny nam taki sojusznik. Zatem ten nasz Sobieski praktyki te ukrócić musi, a potem wojnę swą z Turcją jak najprędzej zakończyć i na Wielkiego Elektora ruszać ma. Spodziewane tu zwycięstwo jego władzę a nasze wpływy w tym kawałku Europy umocni.</text:span></text:p>
      <text:p text:style-name="P18">- Prawdziwie europejska to intryga. Płyniemy, jak rozumiem, do Gdańska?</text:p>
      <text:p text:style-name="P16">- Tak, płyniemy do Gdańska.</text:p>
      <text:p text:style-name="P10"/>
      <text:p text:style-name="P19"/>
      <text:p text:style-name="P19"/>
      <text:list xml:id="list41364940" text:continue-numbering="true" text:style-name="Outline">
        <text:list-item>
          <text:h text:style-name="P30" text:outline-level="1"/>
        </text:list-item>
      </text:list>
      <text:p text:style-name="P6">Go<text:span text:style-name="T10">rą</text:span><text:span text:style-name="T7">ca atmosfera </text:span><text:span text:style-name="T10">panowała tej zimy na Mazowszu. Pałace, dworki i zaścianki zajedno trzęsły się od dyskusji politycznych, bo drugi już raz w ciągu dziesięciolecia zaledwie króla wybierać miano. Mazowiecka szlachta wielce takim spektaklem żyła, przecież najbliżej jej było do pola elekcyjnego na Woli pod Warszawą. Weso</text:span><text:span text:style-name="T3">ł</text:span><text:span text:style-name="T10">o w za</text:span><text:span text:style-name="T3">ś</text:span><text:span text:style-name="T10">ciankach b</text:span><text:span text:style-name="T3">ł</text:span><text:span text:style-name="T10">yska</text:span><text:span text:style-name="T3">ł</text:span><text:span text:style-name="T10">y ogniska, piece i pochodnie, gdy </text:span><text:span text:style-name="T3">ż</text:span><text:span text:style-name="T10">o</text:span><text:span text:style-name="T3">ł</text:span><text:span text:style-name="T10">nierze chor</text:span><text:span text:style-name="T3">ą</text:span><text:span text:style-name="T10">gwi lekkiej pokazywali swym rodzinom </text:span><text:span text:style-name="T3">ł</text:span><text:span text:style-name="T10">upy przywiezione spod Chocimia i ca</text:span><text:span text:style-name="T3">ł</text:span><text:span text:style-name="T10">ej s</text:span><text:span text:style-name="T3">ł</text:span><text:span text:style-name="T10">awnej ju</text:span><text:span text:style-name="T3">ż</text:span><text:span text:style-name="T10"> kampanii mo</text:span><text:span text:style-name="T3">ł</text:span><text:span text:style-name="T10">dawskiej. Na d</text:span><text:span text:style-name="T3">ł</text:span><text:span text:style-name="T10">ugie tygodnie starczy</text:span><text:span text:style-name="T3">ł</text:span><text:span text:style-name="T10">o rycerskich opowie</text:span><text:span text:style-name="T3">ś</text:span><text:span text:style-name="T10">ci, kt</text:span><text:span text:style-name="T3">ó</text:span><text:span text:style-name="T10">re s</text:span><text:span text:style-name="T3">ł</text:span><text:span text:style-name="T10">awi</text:span><text:span text:style-name="T3">ł</text:span><text:span text:style-name="T10">y wielkiego wodza polskiego i ukazywa</text:span><text:span text:style-name="T3">ł</text:span><text:span text:style-name="T10">y za</text:span><text:span text:style-name="T3">ś</text:span><text:span text:style-name="T10">ciankowej szlachcie wroga, z kt</text:span><text:span text:style-name="T3">ó</text:span><text:span text:style-name="T10">rym toczono </text:span><text:span text:style-name="T3">ś</text:span><text:span text:style-name="T10">miertelny b</text:span><text:span text:style-name="T3">ó</text:span><text:span text:style-name="T10">j, z innej ni</text:span><text:span text:style-name="T3">ż</text:span><text:span text:style-name="T10"> dotychczas strony:</text:span></text:p>
      <text:p text:style-name="P18"><text:span text:style-name="T10">- na tych szmatkach zdobnych, kt</text:span><text:span text:style-name="T3">ó</text:span><text:span text:style-name="T10">re oni nazywaj</text:span><text:span text:style-name="T3">ą</text:span><text:span text:style-name="T10"> dywan - m</text:span><text:span text:style-name="T3">ó</text:span><text:span text:style-name="T10">wi</text:span><text:span text:style-name="T3">ł</text:span><text:span text:style-name="T10"> pan Ostrowski - odprawiaj</text:span><text:span text:style-name="T3">ą</text:span><text:span text:style-name="T10"> Turcy swe mod</text:span><text:span text:style-name="T3">ł</text:span><text:span text:style-name="T10">y, ale i siedzie</text:span><text:span text:style-name="T3">ć</text:span><text:span text:style-name="T10"> na nich wygodnie, bo i mi</text:span><text:span text:style-name="T3">ę</text:span><text:span text:style-name="T10">kcej ni</text:span><text:span text:style-name="T3">ż</text:span><text:span text:style-name="T10"> na </text:span><text:span text:style-name="T3">ł</text:span><text:span text:style-name="T10">awie.</text:span></text:p>
      <text:p text:style-name="P18"><text:span text:style-name="T10">- a w takich skrzyneczkach - innym razem prawi</text:span><text:span text:style-name="T3">ł p</text:span><text:span text:style-name="T10">an Stefan pokazuj</text:span><text:span text:style-name="T3">ą</text:span><text:span text:style-name="T10">c zdobyczny sekretarzyk - ich oficyjerowie i dostojnicy listy swe trzymaj</text:span><text:span text:style-name="T3">ą</text:span><text:span text:style-name="T10">. Osobliwym pismem pisz</text:span><text:span text:style-name="T3">ą</text:span><text:span text:style-name="T10"> oni, nie naszym chrze</text:span><text:span text:style-name="T3">ś</text:span><text:span text:style-name="T10">cija</text:span><text:span text:style-name="T3">ń</text:span><text:span text:style-name="T10">skim, ani nawet nie ruskim alfabetem, jeno sw</text:span><text:span text:style-name="T3">ó</text:span><text:span text:style-name="T10">j maj</text:span><text:span text:style-name="T3">ą</text:span><text:span text:style-name="T10">, co jak ozd</text:span><text:span text:style-name="T3">ó</text:span><text:span text:style-name="T10">bka jakowa</text:span><text:span text:style-name="T3">ś</text:span><text:span text:style-name="T10"> wygl</text:span><text:span text:style-name="T3">ą</text:span><text:span text:style-name="T10">da, tak </text:span><text:span text:style-name="T3">ż</text:span><text:span text:style-name="T10">e nawet s</text:span><text:span text:style-name="T3">łów </text:span><text:span text:style-name="T10">nie poznasz. Umie jednak czyta</text:span><text:span text:style-name="T3">ć</text:span><text:span text:style-name="T10"> takie dokumenta pan hetman wielki, bo on si</text:span><text:span text:style-name="T3">ę</text:span><text:span text:style-name="T10"> w ich j</text:span><text:span text:style-name="T3">ę</text:span><text:span text:style-name="T10">zykach wyznaje i wiele z tymi ludami przed wojn</text:span><text:span text:style-name="T3">ą</text:span><text:span text:style-name="T10"> handlu uprawia</text:span><text:span text:style-name="T3">ł</text:span><text:span text:style-name="T10">, a to konie do hodowli sprowadza</text:span><text:span text:style-name="T3">ł</text:span><text:span text:style-name="T10">.</text:span></text:p>
      <text:p text:style-name="P21"><text:span text:style-name="T10">Zima skuła lodem grzęzawiska i pokryła śniegiem pola, u</text:span><text:span text:style-name="T3">ł</text:span><text:span text:style-name="T10">atwiaj</text:span><text:span text:style-name="T3">ą</text:span><text:span text:style-name="T10">c w ten spos</text:span><text:span text:style-name="T3">ó</text:span><text:span text:style-name="T10">b komunikacj</text:span><text:span text:style-name="T3">ę</text:span><text:span text:style-name="T10"> pomi</text:span><text:span text:style-name="T3">ę</text:span><text:span text:style-name="T10">dzy sadybami.</text:span><text:span text:style-name="T4"> Przyjecha</text:span><text:span text:style-name="T4">ł</text:span><text:span text:style-name="T4"> tedy pan Starczy</text:span><text:span text:style-name="T4">ń</text:span><text:span text:style-name="T4">ski podzieli</text:span><text:span text:style-name="T4">ć</text:span><text:span text:style-name="T4"> si</text:span><text:span text:style-name="T4">ę</text:span><text:span text:style-name="T4"> opowie</text:span><text:span text:style-name="T4">ś</text:span><text:span text:style-name="T4">ciami o podziale </text:span><text:span text:style-name="T4">ł</text:span><text:span text:style-name="T4">up</text:span><text:span text:style-name="T4">ó</text:span><text:span text:style-name="T4">w, a tak</text:span><text:span text:style-name="T4">ż</text:span><text:span text:style-name="T4">e wzi</text:span><text:span text:style-name="T4">ąć</text:span><text:span text:style-name="T4"> udzia</text:span><text:span text:style-name="T4">ł</text:span><text:span text:style-name="T4"> w dyskusjach politycznych.</text:span><text:span text:style-name="T11"> Prawi</text:span><text:span text:style-name="T4">ł</text:span><text:span text:style-name="T11"> tedy siedz</text:span><text:span text:style-name="T4">ą</text:span><text:span text:style-name="T11">c z panem Ostrowskim przy grza</text:span><text:span text:style-name="T4">ń</text:span><text:span text:style-name="T11">cu:</text:span></text:p>
      <text:p text:style-name="P18"><text:span text:style-name="T10">- Piast nie jest dobrym kandydatem. Cudzoziemiec obcym b</text:span><text:span text:style-name="T3">ę</text:span><text:span text:style-name="T10">d</text:span><text:span text:style-name="T3">ą</text:span><text:span text:style-name="T10">c na radach naszych wspiera</text:span><text:span text:style-name="T3">ć</text:span><text:span text:style-name="T10"> si</text:span><text:span text:style-name="T3">ę</text:span><text:span text:style-name="T10"> b</text:span><text:span text:style-name="T3">ę</text:span><text:span text:style-name="T10">dzie musia</text:span><text:span text:style-name="T3">ł</text:span><text:span text:style-name="T10">. Piast za</text:span><text:span text:style-name="T3">ś</text:span><text:span text:style-name="T10">, rad naszych nie potrzebuj</text:span><text:span text:style-name="T3">ą</text:span><text:span text:style-name="T10">c, na sile swej opiera</text:span><text:span text:style-name="T3">ć</text:span><text:span text:style-name="T10"> si</text:span><text:span text:style-name="T3">ę</text:span><text:span text:style-name="T10"> b</text:span><text:span text:style-name="T3">ę</text:span><text:span text:style-name="T10">dzie, co go do deptania praw naszych skusi.</text:span></text:p>
      <text:p text:style-name="P18"><text:span text:style-name="T10">- Sam przecie tego robi</text:span><text:span text:style-name="T3">ł</text:span><text:span text:style-name="T10"> nie b</text:span><text:span text:style-name="T3">ę</text:span><text:span text:style-name="T10">dzie, tylko na jakich</text:span><text:span text:style-name="T3">ś</text:span><text:span text:style-name="T10"> doradcach oprze</text:span><text:span text:style-name="T3">ć</text:span><text:span text:style-name="T10"> si</text:span><text:span text:style-name="T3">ę</text:span><text:span text:style-name="T10"> musi.</text:span></text:p>
      <text:p text:style-name="P18"><text:span text:style-name="T10">- Pewno </text:span><text:span text:style-name="T3">ż</text:span><text:span text:style-name="T10">e na nas, jako na oficyjerach swoich, opiera</text:span><text:span text:style-name="T3">ć</text:span><text:span text:style-name="T10"> si</text:span><text:span text:style-name="T3">ę</text:span><text:span text:style-name="T10"> b</text:span><text:span text:style-name="T3">ę</text:span><text:span text:style-name="T10">dzie musia</text:span><text:span text:style-name="T3">ł</text:span><text:span text:style-name="T10">. Lecz nas tak</text:span><text:span text:style-name="T3">ż</text:span><text:span text:style-name="T10">e, jako szlachcic</text:span><text:span text:style-name="T3">ó</text:span><text:span text:style-name="T10">w, gn</text:span><text:span text:style-name="T3">ę</text:span><text:span text:style-name="T10">bi</text:span><text:span text:style-name="T3">ć</text:span><text:span text:style-name="T10"> b</text:span><text:span text:style-name="T3">ę</text:span><text:span text:style-name="T10">dzie, gdy podatki na swoje wojsko wprowadzi. Aboslutum dominium to z</text:span><text:span text:style-name="T3">ł</text:span><text:span text:style-name="T10">o ostateczne, upadek naszego kraju, kt</text:span><text:span text:style-name="T3">ó</text:span><text:span text:style-name="T10">ry przecie</text:span><text:span text:style-name="T3">ż</text:span><text:span text:style-name="T10"> tym si</text:span><text:span text:style-name="T3">ę</text:span><text:span text:style-name="T10"> r</text:span><text:span text:style-name="T3">óżni od sąsiednich tyranii, Moskiewskiej i Osmańskiej, że u nas prawa są. I dla wojewodów, i dla szlachciców na zagrodzie. Nie chcemy absolutum dominium, a dlatego i Francuz kandydatem dobrym nie będzie. Patrz Waszmość jak to we Francji król lud swój podatkami gnębi by sobie większy tylko pałac wystawić.</text:span></text:p>
      <text:p text:style-name="P9">Dyskutowano tematy elekcji też w gronie rodzinnym. Nie zawsze zgodne to były dyskusje, ale zaściankowa szlachta nie była przeciwna opodatkowaniu posesjonatów. Oto stryj Maciej perorował na cześć pana hetman Sobieskiego, a i pan Jakub mu przytakiwał, co rzadkością w tej rodzinie bywało:</text:p>
      <text:p text:style-name="P6"><text:span text:style-name="T10">- Podatkami gn</text:span><text:span text:style-name="T3">ę</text:span><text:span text:style-name="T10">bi</text:span><text:span text:style-name="T3">ć</text:span><text:span text:style-name="T10"> nas nie b</text:span><text:span text:style-name="T3">ę</text:span><text:span text:style-name="T10">dzie, bo nam si</text:span><text:span text:style-name="T3">ę</text:span><text:span text:style-name="T10"> nic zabra</text:span><text:span text:style-name="T3">ć</text:span><text:span text:style-name="T10"> nie da, nic przecie nie mamy. A je</text:span><text:span text:style-name="T3">ś</text:span><text:span text:style-name="T10">li taki Pac, czy taki Radziwiłł ksi</text:span><text:span text:style-name="T3">ążę</text:span><text:span text:style-name="T10"> krewny pana hetmana podatki od swoich latyfundi</text:span><text:span text:style-name="T3">ó</text:span><text:span text:style-name="T10">w zap</text:span><text:span text:style-name="T3">ł</text:span><text:span text:style-name="T10">aci, to i na zdrowie Rzeczypospolitej b</text:span><text:span text:style-name="T3">ę</text:span><text:span text:style-name="T10">dzie.</text:span></text:p>
      <text:p text:style-name="P18"><text:span text:style-name="T10">- Albo taki pan Zamoyski, s</text:span><text:span text:style-name="T3">ą</text:span><text:span text:style-name="T10">siad nasz, co tyle gotowizny na procesy ma. Lepiej by wreszcie regimenta przepisane z tej prawie swojej ordynacji wreszcie wystawi</text:span><text:span text:style-name="T3">ł</text:span><text:span text:style-name="T10">.</text:span></text:p>
      <text:p text:style-name="P20"/>
      <text:p text:style-name="P14">* * *</text:p>
      <text:p text:style-name="P20"/>
      <text:p text:style-name="P6"><text:span text:style-name="T10">Pan Zamoyski <text:s/>go</text:span><text:span text:style-name="T3">ś</text:span><text:span text:style-name="T10">ci</text:span><text:span text:style-name="T3">ł</text:span><text:span text:style-name="T10"> w</text:span><text:span text:style-name="T3">ł</text:span><text:span text:style-name="T10">a</text:span><text:span text:style-name="T3">ś</text:span><text:span text:style-name="T10">nie w swej kamienicy w Lublinie pana hetmana Sobieskiego i o zbli</text:span><text:span text:style-name="T3">ż</text:span><text:span text:style-name="T10">aj</text:span><text:span text:style-name="T3">ą</text:span><text:span text:style-name="T10">cej si</text:span><text:span text:style-name="T3">ę</text:span><text:span text:style-name="T10"> elekcji z nim rozmawia</text:span><text:span text:style-name="T3">ł</text:span><text:span text:style-name="T10">:</text:span></text:p>
      <text:p text:style-name="P18"><text:soft-page-break/><text:span text:style-name="T10">- nawet je</text:span><text:span text:style-name="T3">śl</text:span><text:span text:style-name="T10">i na konwokacj</text:span><text:span text:style-name="T3">ę</text:span><text:span text:style-name="T10"> Wasza Dostojno</text:span><text:span text:style-name="T3">ść</text:span><text:span text:style-name="T10"> nie wybierasz si</text:span><text:span text:style-name="T3">ę</text:span><text:span text:style-name="T10">, wierz</text:span><text:span text:style-name="T3">ę</text:span><text:span text:style-name="T10">, </text:span><text:span text:style-name="T3">ż</text:span><text:span text:style-name="T10">e na elekcj</text:span><text:span text:style-name="T3">ę</text:span><text:span text:style-name="T10"> pilnie baczysz. Przecie od tego, czy Dostojności Waszej kandydat na tronie zasi</text:span><text:span text:style-name="T3">ę</text:span><text:span text:style-name="T10">dzie wiele zale</text:span><text:span text:style-name="T3">ż</text:span><text:span text:style-name="T10">y. Kondeusz, tusz</text:span><text:span text:style-name="T3">ę</text:span><text:span text:style-name="T10">?</text:span></text:p>
      <text:p text:style-name="P18"><text:span text:style-name="T10">- Wojskowy dzielny krajowi przys</text:span><text:span text:style-name="T3">ł</text:span><text:span text:style-name="T10">u</text:span><text:span text:style-name="T3">ż</text:span><text:span text:style-name="T10">y si</text:span><text:span text:style-name="T3">ę</text:span><text:span text:style-name="T10"> wielce - Sobieski ogl</text:span><text:span text:style-name="T3">ę</text:span><text:span text:style-name="T10">dnie wyra</text:span><text:span text:style-name="T3">ż</text:span><text:span text:style-name="T10">a</text:span><text:span text:style-name="T3">ł się zanim rozmówcy zamiarów nie poznał.</text:span></text:p>
      <text:p text:style-name="P18"><text:span text:style-name="T10">- Tak, z poparciem Francji wojn</text:span><text:span text:style-name="T3">ę</text:span><text:span text:style-name="T10"> t</text:span><text:span text:style-name="T3">ę</text:span><text:span text:style-name="T10"> nieszcz</text:span><text:span text:style-name="T3">ę</text:span><text:span text:style-name="T10">sn</text:span><text:span text:style-name="T3">ą</text:span><text:span text:style-name="T10"> szybciej sko</text:span><text:span text:style-name="T3">ń</text:span><text:span text:style-name="T10">czymy. Ale i hetmanowi wielkiemu koronnemu w</text:span><text:span text:style-name="T3">ł</text:span><text:span text:style-name="T10">adca taki si</text:span><text:span text:style-name="T3">ę</text:span><text:span text:style-name="T10"> przys</text:span><text:span text:style-name="T3">ł</text:span><text:span text:style-name="T10">u</text:span><text:span text:style-name="T3">ż</text:span><text:span text:style-name="T10">y. A jednak wrog</text:span><text:span text:style-name="T3">ó</text:span><text:span text:style-name="T10">w znacznych ta kandydatur mie</text:span><text:span text:style-name="T3">ć</text:span><text:span text:style-name="T10"> b</text:span><text:span text:style-name="T3">ę</text:span><text:span text:style-name="T10">dzie. Wielu przecie z Habsburgiem nadzieje wi</text:span><text:span text:style-name="T3">ążą</text:span><text:span text:style-name="T10">... Ju</text:span><text:span text:style-name="T3">ż</text:span><text:span text:style-name="T10"> nawet przed ma</text:span><text:span text:style-name="T3">łż</text:span><text:span text:style-name="T10">e</text:span><text:span text:style-name="T3">ń</text:span><text:span text:style-name="T10">stwem zmar</text:span><text:span text:style-name="T3">ł</text:span><text:span text:style-name="T10">ego kr</text:span><text:span text:style-name="T3">ó</text:span><text:span text:style-name="T10">la z habsbur</text:span><text:span text:style-name="T3">ż</text:span><text:span text:style-name="T10">ank</text:span><text:span text:style-name="T3">ą</text:span><text:span text:style-name="T10">... Ja za</text:span><text:span text:style-name="T3">ś</text:span><text:span text:style-name="T10"> kandydata mi</text:span><text:span text:style-name="T3">ł</text:span><text:span text:style-name="T10">ego Waszej Dostojno</text:span><text:span text:style-name="T3">ś</text:span><text:span text:style-name="T10">ci popr</text:span><text:span text:style-name="T3">ę</text:span><text:span text:style-name="T10">, je</text:span><text:span text:style-name="T3">ś</text:span><text:span text:style-name="T10">li Wasza Dostojno</text:span><text:span text:style-name="T3">ść</text:span><text:span text:style-name="T10"> moje s</text:span><text:span text:style-name="T3">ł</text:span><text:span text:style-name="T10">uszne prawa do Zamo</text:span><text:span text:style-name="T3">ś</text:span><text:span text:style-name="T10">cia i Ordynacyjej poprze. Zamoyskich to przecie dzie</text:span><text:span text:style-name="T3">ł</text:span><text:span text:style-name="T10">o, do kt</text:span><text:span text:style-name="T3">ó</text:span><text:span text:style-name="T10">rego przyjaciel Wasz pan hetman Wi</text:span><text:span text:style-name="T3">ś</text:span><text:span text:style-name="T10">niowiecki, pretensj</text:span><text:span text:style-name="T3">ę</text:span><text:span text:style-name="T10"> poprzez nieboszczk</text:span><text:span text:style-name="T3">ę</text:span><text:span text:style-name="T10"> Gryzeld</text:span><text:span text:style-name="T3">ę</text:span><text:span text:style-name="T10"> suplikuje. Oto Wasza Mi</text:span><text:span text:style-name="T3">ł</text:span><text:span text:style-name="T10">o</text:span><text:span text:style-name="T3">ść</text:span><text:span text:style-name="T10"> s</text:span><text:span text:style-name="T3">ł</text:span><text:span text:style-name="T10">owo wa</text:span><text:span text:style-name="T3">ż</text:span><text:span text:style-name="T10">ne w Trybunale tutejszym powiedzie</text:span><text:span text:style-name="T3">ć</text:span><text:span text:style-name="T10"> powiedzie</text:span><text:span text:style-name="T3">ć</text:span><text:span text:style-name="T10"> mo</text:span><text:span text:style-name="T3">ż</text:span><text:span text:style-name="T10">e i s</text:span><text:span text:style-name="T3">ł</text:span><text:span text:style-name="T10">owa tego tutaj pos</text:span><text:span text:style-name="T3">ł</text:span><text:span text:style-name="T10">uchaj</text:span><text:span text:style-name="T3">ą</text:span><text:span text:style-name="T10">. Je</text:span><text:span text:style-name="T3">ś</text:span><text:span text:style-name="T10">li wi</text:span><text:span text:style-name="T3">ę</text:span><text:span text:style-name="T10">c uda si</text:span><text:span text:style-name="T3">ę</text:span><text:span text:style-name="T10"> Waszej Dostojno</text:span><text:span text:style-name="T3">ś</text:span><text:span text:style-name="T10">ci, </text:span><text:span text:style-name="T3">ż</text:span><text:span text:style-name="T10">ebym ja wr</text:span><text:span text:style-name="T3">ó</text:span><text:span text:style-name="T10">ci</text:span><text:span text:style-name="T3">ł</text:span><text:span text:style-name="T10"> na Zamo</text:span><text:span text:style-name="T3">ść</text:span><text:span text:style-name="T10">, a pan hetman Wi</text:span><text:span text:style-name="T3">ś</text:span><text:span text:style-name="T10">niowiecki czym innym zadowoli</text:span><text:span text:style-name="T3">ł</text:span><text:span text:style-name="T10"> si</text:span><text:span text:style-name="T3">ę</text:span><text:span text:style-name="T10">, to elekcja bardziej po Waszej my</text:span><text:span text:style-name="T3">ś</text:span><text:span text:style-name="T10">li si</text:span><text:span text:style-name="T3">ę</text:span><text:span text:style-name="T10"> rozwinie...</text:span></text:p>
      <text:p text:style-name="P20"/>
      <text:p text:style-name="P14">* * *</text:p>
      <text:p text:style-name="P20"/>
      <text:p text:style-name="P6"><text:span text:style-name="T10">Sejm konwokacyjny zszed</text:span><text:span text:style-name="T3">ł</text:span><text:span text:style-name="T10"> si</text:span><text:span text:style-name="T3">ę</text:span><text:span text:style-name="T10">, a potem rozszed</text:span><text:span text:style-name="T3">ł</text:span><text:span text:style-name="T10"> bez wi</text:span><text:span text:style-name="T3">ę</text:span><text:span text:style-name="T10">kszych sensacji. Termin sejmu elekcyjnego ustalono na 20 kwietnia. W</text:span><text:span text:style-name="T3">ś</text:span><text:span text:style-name="T10">r</text:span><text:span text:style-name="T3">ó</text:span><text:span text:style-name="T10">d drobiazgowych instrukcyj co do przebiegu elekcji znalaz</text:span><text:span text:style-name="T3">ł</text:span><text:span text:style-name="T10">a si</text:span><text:span text:style-name="T3">ę</text:span><text:span text:style-name="T10"> i tak, </text:span><text:span text:style-name="T3">ż</text:span><text:span text:style-name="T10">e nie wolno wprowadza</text:span><text:span text:style-name="T3">ć</text:span><text:span text:style-name="T10"> wojsk w pobli</text:span><text:span text:style-name="T3">ż</text:span><text:span text:style-name="T10">e pola na Woli. Instrukcja ta przez delegacj</text:span><text:span text:style-name="T3">ę</text:span><text:span text:style-name="T10"> wile</text:span><text:span text:style-name="T3">ń</text:span><text:span text:style-name="T10">sk</text:span><text:span text:style-name="T3">ą</text:span><text:span text:style-name="T10"> przeforsowana w oczywisty spos</text:span><text:span text:style-name="T3">ó</text:span><text:span text:style-name="T10">b by</text:span><text:span text:style-name="T3">ł</text:span><text:span text:style-name="T10">a w hetmana Sobieskiego wymierzona, jego samego jednak nie zmartwi</text:span><text:span text:style-name="T3">ł</text:span><text:span text:style-name="T10">a. On by</text:span><text:span text:style-name="T3">ł</text:span><text:span text:style-name="T10"> bowiem r</text:span><text:span text:style-name="T3">ó</text:span><text:span text:style-name="T10">wnie</text:span><text:span text:style-name="T3">ż</text:span><text:span text:style-name="T10"> jako marsza</text:span><text:span text:style-name="T3">ł</text:span><text:span text:style-name="T10">ek wielki koronny za jej wykonanie odpowiedzialny, jako i za og</text:span><text:span text:style-name="T3">ó</text:span><text:span text:style-name="T10">lny porz</text:span><text:span text:style-name="T3">ą</text:span><text:span text:style-name="T10">dek na elekcji. Zaraz te</text:span><text:span text:style-name="T3">ż</text:span><text:span text:style-name="T10"> zarz</text:span><text:span text:style-name="T3">ą</text:span><text:span text:style-name="T10">dzi</text:span><text:span text:style-name="T3">ł</text:span><text:span text:style-name="T10">, </text:span><text:span text:style-name="T3">ż</text:span><text:span text:style-name="T10">e r</text:span><text:span text:style-name="T3">ó</text:span><text:span text:style-name="T10">wnie</text:span><text:span text:style-name="T3">ż</text:span><text:span text:style-name="T10"> magnaci litewscy <text:s/>na orszaku niewielkim przybocznym poprzesta</text:span><text:span text:style-name="T3">ć</text:span><text:span text:style-name="T10"> musz</text:span><text:span text:style-name="T3">ą</text:span><text:span text:style-name="T10">. By</text:span><text:span text:style-name="T3">ł</text:span><text:span text:style-name="T10">o to zgodne z instrukcj</text:span><text:span text:style-name="T3">ą</text:span><text:span text:style-name="T10"> sejmu konwokacyjnego, lecz wbrew tradycji pozwalaj</text:span><text:span text:style-name="T3">ą</text:span><text:span text:style-name="T10">cej magnatom z ksi</text:span><text:span text:style-name="T3">ążę</text:span><text:span text:style-name="T10">cej krwi Giedymina, lub tym, kt</text:span><text:span text:style-name="T3">ó</text:span><text:span text:style-name="T10">rzy przez maj</text:span><text:span text:style-name="T3">ę</text:span><text:span text:style-name="T10">tno</text:span><text:span text:style-name="T3">ść</text:span><text:span text:style-name="T10"> za krwi tej r</text:span><text:span text:style-name="T3">ó</text:span><text:span text:style-name="T10">wnych si</text:span><text:span text:style-name="T3">ę</text:span><text:span text:style-name="T10"> uwa</text:span><text:span text:style-name="T3">ż</text:span><text:span text:style-name="T10">ali, z ca</text:span><text:span text:style-name="T3">ł</text:span><text:span text:style-name="T10">ym prawie wojskiem swym na Mazowsze si</text:span><text:span text:style-name="T3">ę</text:span><text:span text:style-name="T10"> zje</text:span><text:span text:style-name="T3">ż</text:span><text:span text:style-name="T10">d</text:span><text:span text:style-name="T3">ż</text:span><text:span text:style-name="T10">a</text:span><text:span text:style-name="T3">ć</text:span><text:span text:style-name="T10">.</text:span></text:p>
      <text:p text:style-name="P14">* * *</text:p>
      <text:p text:style-name="P20"/>
      <text:p text:style-name="P6"><text:span text:style-name="T10">Wchodz</text:span><text:span text:style-name="T3">ą</text:span><text:span text:style-name="T10">cy do Gda</text:span><text:span text:style-name="T3">ń</text:span><text:span text:style-name="T10">ska francuski bryg </text:span><text:span text:style-name="T3">ś</text:span><text:span text:style-name="T10">ci</text:span><text:span text:style-name="T3">ągnął uwagę kilku ciekawskich par oczu. Pogodne niebieskie oczy pod spłowiałym kapeluszem należały do Petera Pirwitza, który ze znawstwem obserwował manewry brygu. Podziwiał jego kształty, znamionujące dzielność pełnomorską, podziwiał zdyscyplinowaną pracę załogi. Peter zazdrościł im żeglowania. Sam już dawno nie był na statku. Ojciec Petera był kapitanem jednego z licznych kupieckich statków obsługujących handel gdański, i Peter niejednokrotnie pływał jako chłopiec do Danii a raz nawet do Niderlandów, lecz to wszystko się skończyło podczas najazdu szwedzkiego. Peter pamiętał z jaką zaciekłością Gdańszczanie bronili swojego miasta przed Szwedem, licząc na odnowienie po wojnie złotonośnego handlu z Rzecząpospolitą, lecz handel nie odżył. Peter ciekaw był, dlaczego <text:s/>Rzeczpospolita nie miała światu nic do zaoferowania, co by ten wielki, głodny świat, zaczynający się już za Westerplatte, chciał kupić. Ciekaw był, po co teraz francuski dla odmiany statek przybył do Gdańska. Bryg nie wszedł jednak do samego miasta, tylko zacumował przy twierdzy Wisłoujście. </text:span></text:p>
      <text:p text:style-name="P9">Peter kręcił się przez cały następny dzień przy Bramie Domowej na północy miasta, chcąc się zorientować czy ktoś przybędzie z tajemniczego statku albo będzie udawał się nań. Nic mu się nie udało jednak dowiedzieć i wieczorem poszedł do knajpki, której właściciel ze względu na pamięć starego kapitana Pirwitza częstował Petera niekiedy dobrym winem i opowieściami ze świata. Teraz Peter pochylił się nad szklenicą węgrzyna, i wtedy... usłyszał od sąsiedniego stolika rozmowę <text:soft-page-break/>prowadzoną niewątpliwie po francusku! Siedziało tam trzech mężczyzn, jeden dość wysoki chudy, drugi raczej drobny i jakiś taki.... nijaki, trzeci zaś, mimo zachodniego stroju był niewątpliwie polskim szlachcicem. Zachodni strój nie był wstanie zamaskować niebywałej arogancji przebijającej z całej postaci tego niewysokiego, dość młodego mężczyzny. Nie miał peruki, lecz krótko przystrzyżone ciemne włosy i dość krótkie wąsy, po francusku mówił z okropnym akcentem. Peter Pirwitz jeszcze gorzej znał ten język, toteż już po chwili przestał się przysłuchiwać cichej rozmowie, a zaczął rozglądać się po sali. Zauważył, że nie tylko on przysłuchiwał się rozmowie przy sąsiednim stoliku. Oto stolik dalej siedział osobnik niewysoki, lecz o potężnym, haczykowatym nosie, który tak usilnie udawał, że nie podsłuchuje francuskiej rozmowy, że było to widoczne niemal z daleka. </text:p>
      <text:p text:style-name="P9">Goście od stolika obok Petera podnieśli się i skierowali ku wyjściu. Peter chciał udać się za nimi, gdy nagle właściciel haczykowatego nosa też wyszedł z karczmy. Peter odczekał chwilę, a po wyjściu stwierdził, że Francuzi i Polak rozstali się. Haczykowaty nos podążył w pewnej odległości za Francuzami ulicą Żórawną. Zniknął Peterowi na chwilę z oczu, wszedłszy w głęboki cień. Nagle z cienia dobiegło niemieckie „Tze... Fix!” i jakiś łomot, i Peter stracił ochotę dalszego spaceru w tę stronę. Na swój statek Francuzi wracali już bez towarzystwa.</text:p>
      <text:p text:style-name="P9"/>
      <text:p text:style-name="P14">* * *</text:p>
      <text:p text:style-name="P20"/>
      <text:p text:style-name="P9">Sta<text:span text:style-name="T3">ł</text:span>y pose<text:span text:style-name="T3">ł</text:span> cesarski w Warszawie Stom i specjalny wys<text:span text:style-name="T3">ł</text:span>annik cesarza na elekcj<text:span text:style-name="T3">ę, hrabia </text:span>Schaffgotsch nie musieli si<text:span text:style-name="T3">ę</text:span> spotyka<text:span text:style-name="T3">ć</text:span> potajemnie. Jednak ich spotkania mia<text:span text:style-name="T3">ł</text:span>y tajny charakter, zdawa<text:span text:style-name="T3">ł</text:span>o si<text:span text:style-name="T3">ę</text:span> im bowiem, <text:span text:style-name="T3">ż</text:span>e s<text:span text:style-name="T3">ą</text:span> na tropie tajemnic <text:s/>jakowy<text:span text:style-name="T3">ś</text:span>. Nie bardzo wiedzieli, jakich.</text:p>
      <text:p text:style-name="P18">- Co<text:span text:style-name="T3">ś</text:span><text:span text:style-name="T3"> si</text:span><text:span text:style-name="T3">ę</text:span><text:span text:style-name="T3"> w Gda</text:span><text:span text:style-name="T3">ń</text:span><text:span text:style-name="T3">sku przecie dzieje, ostatni list od Loitzla podaje, </text:span><text:span text:style-name="T3">ż</text:span><text:span text:style-name="T3">e jakie</text:span><text:span text:style-name="T3">ś</text:span><text:span text:style-name="T3"> francuskie statki do portu wp</text:span><text:span text:style-name="T3">ł</text:span><text:span text:style-name="T3">ywa</text:span><text:span text:style-name="T3">ć</text:span><text:span text:style-name="T3"> mia</text:span><text:span text:style-name="T3">ł</text:span><text:span text:style-name="T3">y. Na pewno elekcj</text:span><text:span text:style-name="T3">ę</text:span><text:span text:style-name="T3"> Kondeusza Ludwik b</text:span><text:span text:style-name="T3">ę</text:span><text:span text:style-name="T3">dzie forsowa</text:span><text:span text:style-name="T3">ł za wszelką cenę</text:span><text:span text:style-name="T3">.</text:span></text:p>
      <text:p text:style-name="P18"><text:span text:style-name="T3">- To Wa</text:span><text:span text:style-name="T3">ść</text:span><text:span text:style-name="T3"> Loitzla do Gda</text:span><text:span text:style-name="T3">ń</text:span><text:span text:style-name="T3">ska wys</text:span><text:span text:style-name="T3">ł</text:span><text:span text:style-name="T3">a</text:span><text:span text:style-name="T3">ł</text:span><text:span text:style-name="T3">?</text:span></text:p>
      <text:p text:style-name="P18"><text:span text:style-name="T3">- </text:span><text:span text:style-name="T3">Ż</text:span><text:span text:style-name="T3">adnego innego wywiadowcy pod r</text:span><text:span text:style-name="T3">ę</text:span><text:span text:style-name="T3">k</text:span><text:span text:style-name="T3">ą</text:span><text:span text:style-name="T3"> nie mia</text:span><text:span text:style-name="T3">ł</text:span><text:span text:style-name="T3">em, bo inni Jawor</text:span><text:span text:style-name="T3">ó</text:span><text:span text:style-name="T3">w Sobieskiego oraz Lw</text:span><text:span text:style-name="T3">ó</text:span><text:span text:style-name="T3">w obserwuj</text:span><text:span text:style-name="T3">ą</text:span><text:span text:style-name="T3">. Mam wra</text:span><text:span text:style-name="T3">ż</text:span><text:span text:style-name="T3">enie, </text:span><text:span text:style-name="T3">ż</text:span><text:span text:style-name="T3">e Sobieski co</text:span><text:span text:style-name="T3">ś</text:span><text:span text:style-name="T3"> planuje - po takim zwyci</text:span><text:span text:style-name="T3">ę</text:span><text:span text:style-name="T3">stwie s</text:span><text:span text:style-name="T3">ł</text:span><text:span text:style-name="T3">awnym m</text:span><text:span text:style-name="T3">ó</text:span><text:span text:style-name="T3">g</text:span><text:span text:style-name="T3">ł</text:span><text:span text:style-name="T3">by tutaj nawet i dyktatur</text:span><text:span text:style-name="T3">ę</text:span><text:span text:style-name="T3"> wprowadzi</text:span><text:span text:style-name="T3">ć</text:span><text:span text:style-name="T3">, gdyby chcia</text:span><text:span text:style-name="T3">ł</text:span><text:span text:style-name="T3">... A on nawet kandydatury swej nie zg</text:span><text:span text:style-name="T3">ł</text:span><text:span text:style-name="T3">asza.</text:span></text:p>
      <text:p text:style-name="P18"><text:span text:style-name="T3">- Donosi mi pan Fredro ze Lwowa, </text:span><text:span text:style-name="T3">ż</text:span><text:span text:style-name="T3">e Sobieski z Pacami si</text:span><text:span text:style-name="T3">ę</text:span><text:span text:style-name="T3"> zgodzi</text:span><text:span text:style-name="T3">ł</text:span><text:span text:style-name="T3">, </text:span><text:span text:style-name="T3">ż</text:span><text:span text:style-name="T3">e </text:span><text:span text:style-name="T3">ż</text:span><text:span text:style-name="T3">aden Polak ani Litwin swej kandydatury na elekcj</text:span><text:span text:style-name="T3">ę</text:span><text:span text:style-name="T3"> nie wystawi.</text:span></text:p>
      <text:p text:style-name="P18"><text:span text:style-name="T3">- To dziwne, </text:span><text:span text:style-name="T3">ż</text:span><text:span text:style-name="T3">eby Sobieski z Pacami si</text:span><text:span text:style-name="T3">ę</text:span><text:span text:style-name="T3"> w czymkolwiek zgodzi</text:span><text:span text:style-name="T3">ł</text:span><text:span text:style-name="T3"> i to jeszcze na takie ust</text:span><text:span text:style-name="T3">ę</text:span><text:span text:style-name="T3">pstwa poszed</text:span><text:span text:style-name="T3">ł</text:span><text:span text:style-name="T3">. Ufasz Wa</text:span><text:span text:style-name="T3">ść</text:span><text:span text:style-name="T3"> temu Fredrowi? Du</text:span><text:span text:style-name="T3">ż</text:span><text:span text:style-name="T3">o mu si</text:span><text:span text:style-name="T3">ę</text:span><text:span text:style-name="T3"> p</text:span><text:span text:style-name="T3">ł</text:span><text:span text:style-name="T3">aci?</text:span></text:p>
      <text:p text:style-name="P18"><text:span text:style-name="T3">- Jemu akurat nic nie p</text:span><text:span text:style-name="T3">ł</text:span><text:span text:style-name="T3">acimy, on zawsze by</text:span><text:span text:style-name="T3">ł</text:span><text:span text:style-name="T3"> Habsburg</text:span><text:span text:style-name="T3">ó</text:span><text:span text:style-name="T3">w sam z siebie zwolennikiem, i piewc</text:span><text:span text:style-name="T3">ą</text:span><text:span text:style-name="T3"> swob</text:span><text:span text:style-name="T3">ó</text:span><text:span text:style-name="T3">d szlacheckich. J</text:span><text:span text:style-name="T3">eśli on na pozycje Sobieskiego teraz przeszedł, to już zupełnie kiepsko z naszymi wpływami w Rzeczypospolitej. Ale co tam Loitzl dalej donosi?</text:span></text:p>
      <text:p text:style-name="P16">- Miał się rozejrzeć, co z tymi francuskimi statkami.</text:p>
      <text:p text:style-name="P16">- Akurat Loitzl kiepsko się rozgląda... Głowę ma na karku, owszem, przecie on to całą siatkę wywiadowców nam tutaj organizował, ale żeby tak samemu szpiegować? Na marynarza ani kupca nie wygląda, a z takim nosem to i w tłum się nie wmiesza... No poczekajmy, co tam on w liście następnym nam napisze.</text:p>
      <text:p text:style-name="P16"/>
      <text:p text:style-name="P14">* * *</text:p>
      <text:p text:style-name="P20"/>
      <text:p text:style-name="P7"><text:span text:style-name="T10">Jeszcze pod koniec lutego zjecha</text:span><text:span text:style-name="T3">ł</text:span><text:span text:style-name="T10"> do za</text:span><text:span text:style-name="T3">ś</text:span><text:span text:style-name="T10">cianka pan Atanazy Mi</text:span><text:span text:style-name="T3">ą</text:span><text:span text:style-name="T10">czy</text:span><text:span text:style-name="T3">ń</text:span><text:span text:style-name="T10">ski z niewielkim pocztem. Z szacunkiem witany przez szarak</text:span><text:span text:style-name="T3">ó</text:span><text:span text:style-name="T10">w, z kt</text:span><text:span text:style-name="T3">ó</text:span><text:span text:style-name="T10">rych wielu w jego lekkich chor</text:span><text:span text:style-name="T3">ą</text:span><text:span text:style-name="T10">gwiach s</text:span><text:span text:style-name="T3">ł</text:span><text:span text:style-name="T10">u</text:span><text:span text:style-name="T3">ż</text:span><text:span text:style-name="T10">y</text:span><text:span text:style-name="T3">ł</text:span><text:span text:style-name="T10">o, szed</text:span><text:span text:style-name="T3">ł</text:span><text:span text:style-name="T10"> szybko </text:span><text:soft-page-break/><text:span text:style-name="T10">widzie</text:span><text:span text:style-name="T3">ć</text:span><text:span text:style-name="T10"> si</text:span><text:span text:style-name="T3">ę</text:span><text:span text:style-name="T10"> z panem Ostrowskim. Wspomniawszy chocimskie i mo</text:span><text:span text:style-name="T3">ł</text:span><text:span text:style-name="T10">dawskie potrzeby, w kt</text:span><text:span text:style-name="T3">ó</text:span><text:span text:style-name="T10">rych pan Stefan ju</text:span><text:span text:style-name="T3">ż</text:span><text:span text:style-name="T10"> chor</text:span><text:span text:style-name="T3">ą</text:span><text:span text:style-name="T10">giew prowadza</text:span><text:span text:style-name="T3">ł</text:span><text:span text:style-name="T10">, rzek</text:span><text:span text:style-name="T3">ł</text:span><text:span text:style-name="T10"> pan Mi</text:span><text:span text:style-name="T3">ą</text:span><text:span text:style-name="T10">czy</text:span><text:span text:style-name="T3">ń</text:span><text:span text:style-name="T10">ski:</text:span></text:p>
      <text:p text:style-name="P18"><text:span text:style-name="T10">- Trzeba aby</text:span><text:span text:style-name="T3">ś</text:span><text:span text:style-name="T10"> zosta</text:span><text:span text:style-name="T3">ł Waćpan porucznikiem nowej chorągwi wołoskiej, nie mojej wprawdzie, lecz brata mego Andrzeja, cze</text:span><text:span text:style-name="T3">ś</text:span><text:span text:style-name="T3">nika p</text:span><text:span text:style-name="T3">ł</text:span><text:span text:style-name="T3">ockiego. Pieniądz przywiozłem oto z Gdańska, gdzie kupcy i inni... przyjaciół naszych, wiele w Rzeczypospolitej znaczących, wspomóc zechcieli. Trzeba, byś zaciągał waćpan już teraz ludzi tutejszych, na przygodę chętnych, i aby chorągiew już na początek kwietnia gotowa była. Daleko wyruszać póki co chorągiew nie będzie, bo tu na Mazowszu ważne rzeczy odbywać się będą.</text:span></text:p>
      <text:p text:style-name="P16">- Rozumiem, że dla elekcji nastrojów uspokojenia chorągwie na Mazowsze ściągać będą. </text:p>
      <text:p text:style-name="P16">- Waćpan słusznie rozumiesz. Czasy są trudne teraz. Trzeba zapewnić bezpieczeństwo elekcji, i bezpieczeństwo osób tej Rzeczypospolitej służących, a wśród możnych wrogów mających. Moi przyjaciele, wojownicy więksi niż ja, wśród, dajmy na to, sług magnatów litewskich bezpieczni czuć się nie mogą.</text:p>
      <text:p text:style-name="P16">- Nie może to być, aby kto na zdrowie jaśnie wielmożnego hetmana nastawał! Wszyscy go tu kochają!</text:p>
      <text:p text:style-name="P16">- Waść wszystko w lot chwytasz, ale zrozumiesz także, że nie wszystko teraz powiedzieć mogę. Jest wielu w tej Rzeczypospolitej, co sobie jeno a nie krajowi służą. Jest wielu też i tutaj, którzy nie wszystko rozumieją. Mało kto wie, żeśmy bitwę wielką pod Chocimiem przegrali, przegrali tak naprawdę, bo mimo nieprzyjaciela armii zniszczenia, Kamieniec nieodbity, i wojna przeciąga się. A wszystko to przez niezgodę.</text:p>
      <text:p text:style-name="P16">- Tak teraz już widzę, co Wasza Miłość ma na myśli. Dyscyplinę w wojsku trzeba wzmocnić i tak kraju całego wysiłkiem wojnę zakończyć. Potem dopiero politykować można.</text:p>
      <text:p text:style-name="P11">Panu Atanazemu oczy rozbłysły, gdy usłyszał z ust młodego żołnierza słowa swojego mentora i przyjaciela.</text:p>
      <text:p text:style-name="P16">- Tak właśnie. Jeno aby to uczynić, zmiany w Rzeczpospolitej uczynić nam trzeba. Wielkie zmiany, bo tak jak teraz by<text:span text:style-name="T3">ć</text:span> nie mo<text:span text:style-name="T3">ż</text:span>e. Ca<text:span text:style-name="T3">ł</text:span>a Europa si<text:span text:style-name="T3">ę</text:span> z nas <text:span text:style-name="T3">ś</text:span>mieje, nas<text:span text:style-name="T3">ł</text:span>ucha<text:span text:style-name="T3">ł</text:span>em si<text:span text:style-name="T3">ę </text:span>w Gda<text:span text:style-name="T3">ń</text:span>sku, co kupcy z r<text:span text:style-name="T3">óż</text:span>nych stron o naszej, niegdy<text:span text:style-name="T3">ś</text:span> tak powa<text:span text:style-name="T3">ż</text:span>anej Rzeczpospolitej m<text:span text:style-name="T3">ó</text:span>wi<text:span text:style-name="T3">ą</text:span>. Moi możni przyjaciele liczą na Waści, liczą na wierną mazowiecką szlachtę, że wysiłki ku poprawie Rzeczpospolitej wspomożecie.</text:p>
      <text:p text:style-name="P16">- Ja dla hetmana jegomości trudu ni krwi szczędzić nie będę!</text:p>
      <text:p text:style-name="P16">- Tak więc chorągiew formować trzeba. Oto listy przypowiednie dla mego brata od pana hetmana wielkiego koronnego, na te listy zaciągaj Waść...</text:p>
      <text:p text:style-name="P16"/>
      <text:p text:style-name="P14">* * *</text:p>
      <text:p text:style-name="P20"/>
      <text:p text:style-name="P6">Ju<text:span text:style-name="T3">ż</text:span> dwa tygodnie p<text:span text:style-name="T3">óź</text:span>niej maszerowa<text:span text:style-name="T3">ł</text:span> pan Ostrowski na czele kilkudziesi<text:span text:style-name="T3">ę</text:span><text:span text:style-name="T7">ciu krewniak</text:span><text:span text:style-name="T3">ó</text:span><text:span text:style-name="T7">w, kum</text:span><text:span text:style-name="T3">ó</text:span><text:span text:style-name="T7">w i s</text:span><text:span text:style-name="T3">ą</text:span><text:span text:style-name="T7">siad</text:span><text:span text:style-name="T3">ó</text:span><text:span text:style-name="T7">w, stanowi</text:span><text:span text:style-name="T3">ą</text:span><text:span text:style-name="T7">cych trzon nowej chor</text:span><text:span text:style-name="T3">ą</text:span><text:span text:style-name="T7">gwi lekkiej. <text:s/>Maszerowali w kierunku Pielaszkowic na Lubelszczy</text:span><text:span text:style-name="T3">ź</text:span><text:span text:style-name="T7">nie, <text:s/>gdzie popisa</text:span><text:span text:style-name="T3">ć</text:span><text:span text:style-name="T7"> si</text:span><text:span text:style-name="T3">ę</text:span><text:span text:style-name="T7"> mieli <text:s/>przed s</text:span><text:span text:style-name="T3">ł</text:span><text:span text:style-name="T7">awetnym ju</text:span><text:span text:style-name="T3">ż</text:span><text:span text:style-name="T7"> dow</text:span><text:span text:style-name="T3">ó</text:span><text:span text:style-name="T7">dc</text:span><text:span text:style-name="T3">ą</text:span><text:span text:style-name="T7"> kawalerii w Koronie, wojewod</text:span><text:span text:style-name="T3">ą</text:span><text:span text:style-name="T7"> ruskim panem Jab</text:span><text:span text:style-name="T3">ł</text:span><text:span text:style-name="T7">onowskim. <text:s/>Zwykle popisy nowych chor</text:span><text:span text:style-name="T3">ą</text:span><text:span text:style-name="T7">gwi powinny odbywa</text:span><text:span text:style-name="T3">ć</text:span><text:span text:style-name="T7"> si</text:span><text:span text:style-name="T3">ę</text:span><text:span text:style-name="T7"> przed pisarzem koronnym, lecz pe</text:span><text:span text:style-name="T3">ł</text:span><text:span text:style-name="T7">ni</text:span><text:span text:style-name="T3">ą</text:span><text:span text:style-name="T7">cy t</text:span><text:span text:style-name="T3">ę</text:span><text:span text:style-name="T7"> funkcj</text:span><text:span text:style-name="T3">ę</text:span><text:span text:style-name="T7"> pan Stefan Czarnecki nie pali</text:span><text:span text:style-name="T3">ł</text:span><text:span text:style-name="T7"> si</text:span><text:span text:style-name="T3">ę</text:span><text:span text:style-name="T7"> do wjazdu w prywatne w</text:span><text:span text:style-name="T3">ł</text:span><text:span text:style-name="T7">o</text:span><text:span text:style-name="T3">ś</text:span><text:span text:style-name="T7">ci hetmana Sobieskiego, kt</text:span><text:span text:style-name="T3">ó</text:span><text:span text:style-name="T7">rego serdecznie nienawidzi</text:span><text:span text:style-name="T3">ł. Żołnierze wesoło komentowali te animozje między wielkimi Rzeczypospolitej, całym sercem popierając Sobieskiego i jego plany, jakiekolwiek by one były. O tych planach wiedział trochę pan Ostrowski, lecz nie dzielił się tą wiedzą z towarzyszami, tylko męczył się sam ze świadomością, że jego ukochany wódz wojska niebywałe na elekcję szykuje. Męczył się przez całą drogę z Ostrówka do Pielaszkowic, lecz po przybyciu do obozu Jabłonowskiego zasnął wreszcie. Lecz i we śnie nie wypoczął, bo męczyły go koszmary. A może był to sen proroczy? Śnił mu się most w jakimś dużym polskim mieście - może to </text:span><text:soft-page-break/><text:span text:style-name="T3">był Poznań? Nigdy tam nie był, lecz teraz </text:span><text:span text:style-name="T3">stał na moście u boku swego ukochanego Wodza Naczelnego. Naprzeciw stał starszy mężczyzna w szarym płaszczu, nobliwie wyglądający - może to kasztelan poznański? Chciał on porozmawiać z Wodzem Naczelnym, ten jednak wyminął go i podszedł do ustawionych za nim żołnierzy pieszych, bardzo dziwnie ubranych, bo w jednolite szaro-zielone kurtki, buty, i płaskie dość hełmy, jakich Ostrowski nigdy nie widział. Jeszcze osobliwiej wyglądała broń tych żołnierzy, była to ni to armata nieduża, ni to muszkiet o krótkiej lecz grubej lufie... Wódz jednak niespeszony tym wszystkim spytał się żołnierzy:</text:span></text:p>
      <text:p text:style-name="P16">- Będziecie strzelać, chłopcy?</text:p>
      <text:p text:style-name="P9">Jeden z klęczących za dziwną bronią żołnierzy odpowiedział:</text:p>
      <text:p text:style-name="P16">- pan Kasztelan kazał!</text:p>
      <text:p text:style-name="P9">A drugi dodał:</text:p>
      <text:p text:style-name="P16">- niech żyje pan Kasztelan!</text:p>
      <text:p text:style-name="P9">Wódz naczelny pokiwał smutno głową. Już wiedział, że jego planów naprawy Rzeczypospolitej nie da się zrealizować bez rozlewu krwi bratniej...</text:p>
      <text:p text:style-name="P9"/>
      <text:list xml:id="list41366310" text:continue-numbering="true" text:style-name="Outline">
        <text:list-item>
          <text:h text:style-name="P30" text:outline-level="1"/>
        </text:list-item>
      </text:list>
      <text:p text:style-name="P6">„Ilustrissime, dziwne a smutne rzeczy tutaj dziej<text:span text:style-name="T3">ą</text:span><text:span text:style-name="T7"> si</text:span><text:span text:style-name="T3">ę</text:span><text:span text:style-name="T7"> na tej elekcji. Wiele ju</text:span><text:span text:style-name="T3">ż</text:span><text:span text:style-name="T7"> czasu s</text:span><text:span text:style-name="T3">ł</text:span><text:span text:style-name="T7">u</text:span><text:span text:style-name="T3">żę</text:span><text:span text:style-name="T7"> tej Rzeczypospolitej, a przede wszystkiem ojczy</text:span><text:span text:style-name="T3">ź</text:span><text:span text:style-name="T7">nie naszej, </text:span><text:span text:style-name="T3">ś</text:span><text:span text:style-name="T7">wi</text:span><text:span text:style-name="T3">ę</text:span><text:span text:style-name="T7">tej Litwie, lecz takie termina polityczne niezwyk</text:span><text:span text:style-name="T3">ł</text:span><text:span text:style-name="T7">em widzie</text:span><text:span text:style-name="T3">ć</text:span><text:span text:style-name="T7">. Puszczaj</text:span><text:span text:style-name="T3">ą</text:span><text:span text:style-name="T7"> nas Litwin</text:span><text:span text:style-name="T3">ó</text:span><text:span text:style-name="T7">w na Wol</text:span><text:span text:style-name="T3">ę</text:span><text:span text:style-name="T7"> pojedy</text:span><text:span text:style-name="T3">ńczo prawie, tak iż z nikim rozmówić się nie mogę. Bo też poza stronnikami naszymi i Cesarza pewnymi, wszyscy Koroniarze za Sobieskim gardłują. Nawet nuncjusz Buonvisi otwarcie za Cesarskim kandydatem, Lotaryńczykiem, stanąć nie chce! </text:span></text:p>
      <text:p text:style-name="P9">Jednak i wśród Koroniarzy przyjaciół mamy, a tak pan pisarz Stefan Czarnecki, z którym rozmawiałem wczoraj. Obawia się on ambicji Sobieskiego przeogromnych i uczyni wszystko, by hetman na tronie nie zasiadł. Azali on kandydować chce? Jeśli zechce, to dysponując tyloma wojskami swemi tu na Woli, absolutum dominium wprowadzić może. A przecież na konwokacji ustaliliśmy, my senatorowie i Litwy, i Korony, że Piast na tej elekcji kandydować nie może.</text:p>
      <text:p text:style-name="P9">Przy tak oczywistej zdradzie, wręcz buncie, pozostaje nam jedynie nasze i stronników naszych wojska gromadzić. Zatem nie próbuj, ilustrissime, nic więcej tu na elekcji zdziałać, jeno wojska sprowadź, a to najpóźniej do końca Maja niech komput litewski od Brześcia na Warszawę maszeruje...”</text:p>
      <text:p text:style-name="P9">Pan hetman Sobieski przerwał czytanie przechwyconego listu kanclerza litewskiego Krzysztofa Zygmunta Paca. Tyle o moich zamiarach jednak wiedzą - pomyślał. Jednak teraz ja wiem o nich jeszcze więcej... Nazwisk tyle - ale większości się spodziewałem. Ciekawe, że hetman polny Dymitr Wiśniowiecki ani razu nie został w tym liście wspomniany - czyżby intryga Morsztyna udała się i książę Dymitr jest już z Pacami poróżniony? A może tylko swoje chce ugrać, nie wiążąc się z nikim? Ech, ten Dymitr, ciągle tylko mata i spiskuje, mimo że i zdolności i środków mu do tego brak. A tyle mógłby osiągnąć u mego boku.</text:p>
      <text:p text:style-name="P9">No cóż, czas zakończyć te dywagacje i wkroczyć na elekcję.</text:p>
      <text:p text:style-name="P16"/>
      <text:p text:style-name="P14">* * *</text:p>
      <text:p text:style-name="P20"/>
      <text:p text:style-name="P9">Peter Pirwitz dowiedzia<text:span text:style-name="T3">ł</text:span> si<text:span text:style-name="T3">ę</text:span> od doker<text:span text:style-name="T3">ó</text:span>w z Wis<text:span text:style-name="T3">ł</text:span>ouj<text:span text:style-name="T3">ś</text:span>cia, <text:span text:style-name="T3">ż</text:span>e statki francuskie skrzynie roz<text:span text:style-name="T3">ł</text:span>adowa<text:span text:style-name="T3">ł</text:span>y, kt<text:span text:style-name="T3">ó</text:span>re by<text:span text:style-name="T3">ł</text:span>y odbierane przez wojskowych polskich. Domy<text:span text:style-name="T3">ś</text:span>li<text:span text:style-name="T3">ł</text:span> si<text:span text:style-name="T3">ę</text:span> zwi<text:span text:style-name="T3">ą</text:span>zku skrzy<text:span text:style-name="T3">ń</text:span> ze zbli<text:span text:style-name="T3">ż</text:span>aj<text:span text:style-name="T3">ą</text:span>c<text:span text:style-name="T3">ą</text:span> si<text:span text:style-name="T3">ę</text:span> elekcj<text:span text:style-name="T3">ą</text:span>. Poniewa<text:span text:style-name="T3">ż</text:span> by<text:span text:style-name="T3">ł</text:span> ciekawy, jaki to zwi<text:span text:style-name="T3">ą</text:span>zek, uda<text:span text:style-name="T3">ł</text:span> si<text:span text:style-name="T3">ę</text:span> do Warszawy i dotar<text:span text:style-name="T3">ł</text:span> tam rano 8 maja roku 1674. Trafi<text:span text:style-name="T3">ł</text:span> akurat na wjazd pana hetmana wielkiego koronnego do stolicy. By<text:span text:style-name="T3">ł</text:span> ten wjazd wydarzeniem długo oczekiwanym, jednak zadziwił on wielu spektatorów. R<text:span text:style-name="T3">ó</text:span>wnie<text:span text:style-name="T3">ż</text:span> Pirwitz z podziwem patrzy<text:span text:style-name="T3">ł</text:span> na nieiwelk<text:span text:style-name="T3">ą</text:span>, lecz r<text:span text:style-name="T3">óż</text:span>norodn<text:span text:style-name="T3">ą</text:span> armi<text:span text:style-name="T3">ę</text:span>, kt<text:span text:style-name="T3">ó</text:span>ra przemaszerowała przez Warszawę i przeszła dalej, w stronę Woli. Ze sweho miejsca pod ko<text:span text:style-name="T3">ś</text:span>cio<text:span text:style-name="T3">ł</text:span>em <text:span text:style-name="T3">Ś</text:span>wi<text:span text:style-name="T3">ę</text:span>tej Anny widza<text:span text:style-name="T3">ł</text:span> jad<text:span text:style-name="T3">ą</text:span>c<text:span text:style-name="T3">ą</text:span> na przedzie kawaleri<text:span text:style-name="T3">ę</text:span> lekk<text:span text:style-name="T3">ą</text:span>, chorągiew wołosk<text:span text:style-name="T3">ą</text:span> pod dowództwem <text:s/>niewysokiego porucznika, kt<text:span text:style-name="T3">ó</text:span>ry mimo m<text:span text:style-name="T3">ł</text:span>odego wieku cieszy<text:span text:style-name="T3">ł</text:span> si<text:span text:style-name="T3">ę</text:span> widocznym szacunkiem <text:span text:style-name="T3">ż</text:span>o<text:span text:style-name="T3">ł</text:span>nierzy i wprost promieniał z powodu zaszczytu, jaki go spotkał. Za nimi jechała chorągiew pancerna. I dowódca i jego wierni żołnierze poważne, wręcz ponure miny obnosili, lecz widzowie poczytali im to za znak wojskowego profesjonalizmu. Jeszcze kilka chorągwi jazdy średniej za nimi jechał, potem zaś chorągiew ciężka, husarska. Ci rośli rycerze co jakiś czas wykrzykiwali „Vivat Victor!” i domy<text:span text:style-name="T3">ś</text:span>li<text:span text:style-name="T3">ł</text:span> si<text:span text:style-name="T3">ę</text:span> Peter, że niedawną wiktorię chocimską i jej twórcę sławić należy. Wreszcie jechały kolaski otwarte, a w pierwszej z nich sam zwycięzca niedawny, już przez wielu jako zbawca ojczyzny postrzegany, wraz z rodziną, a to z Marysieńką, pięknie acz skromnie w stroju polskim się prezentującą, i z młodym Jakubem, który właśnie z lat pacholęcych wyrósłszy, po raz pierwszy publicznie się pokazał. W tej samej kolasce jechał pan wojewoda ruski Jabłonowski oraz poseł króla francuskiego de Bethume, którego przyjazd przygotował przyjaciel rodziny Sobieskich a <text:soft-page-break/>jednocześnie tajny agent francuski, pułkownik de Beaulieu. W następnych kolaskach jechali inni dygnitarze, poplecznicy i przyjaciele pana hetmana, jak to panowie Bidziński, Morsztyn, Miączyński i wiele dziesiątek innych zasłużonych osób. Obok kolasek szły na piechotę rzesze szlachty głównie mazowieckiej, która była wyszła na spotkanie Sobieskiemu. Pochód zaś zamykały liczne oddziały dragonów. Widząc tę armię, jej marsowy wygląd i dyscyplinę, jej oddanie wodzowi, Pirwitz wyobra<text:span text:style-name="T3">ż</text:span>a<text:span text:style-name="T3">ł</text:span> sobie przemarsze bojowe Sobieskiego i jego zwycięstwa. Większe jeszcze wrażenie na zebranych zrobiła mowa, którą Sobieski wygłosił jakby spontanicznie, stojąc na kolasce na Placu Zamkowym. Sobieski szermował pojęciami drogimi sarmackim duszom. Do uszu zebranych docierały słowa pełne troski i przejęcia losem ojczymy, nie brakowało też napomnień i bolesnych przestróg. Hetman przemawiał szczerze, nie pomijając własnych grzechów, ale przede wszystkim wzywał do wyzwolenia się wielkim narodowym wysiłkiem z nieszczęść, jakie na Rzeczpospolitą spadły, wzywał do zmian i wielkiego zrywu. Właśnie koniecznością tego zrywu i potrzebą wojenną uzasadniał potrzebę obecności wojska jakie sprowadził w pobliże pola elekcji, nadto wyraził swoje obawy w związku z knowaniami stronników ks. Lotaryńskiego i wyraził ogólną opinię przypisującą wszelkie nieszczęścia spadające na Ojczyznę w ostatnich dziesięcioleciach obieraniu na władców cudzoziemców, którym to cudzoziemcom los Królestwa jest obcy.</text:p>
      <text:p text:style-name="P9">Po przemówieniu Sobieski skierował się do pałacu prymasa, górującego nad polem elekcyjnym, gdzie pod naciskiem biskupa Olszowskiego, kt<text:span text:style-name="T3">ó</text:span>ry po niespodziewanej <text:span text:style-name="T3">ś</text:span>mierci prymasa faktyczniue przej<text:span text:style-name="T3">ął</text:span> funkje interreksa, rozpoczęto wielodniowe negocjacje hetmana z członkami stronnictwa prohabsburskiego, skupionymi wokół kanclerza litewskiego. Rozmowy te przerywane były konsultacjami obu stron z posłami zagranicznymi, gdyż Sobieski nie wystawił jeszcze swej kandydatury i wydawało się, iż dojdzie do pogodzenia się stron i do zgody na wspólnego zagranicznego kandydata. Tymczasem jednak na polu elekcyjnym krążyć zaczęło mnóstwo pism, które wyraźnie już proponowały elekcję hetmana wielkiego na tron.</text:p>
      <text:p text:style-name="P9">W dniu 11 maja <text:s/>przemawiał poseł francuski de Bethume. Cz<text:span text:style-name="T3">ł</text:span>onkowie stronnictwa prohabsburskiego przygotowali się do odparcia mowy pochwalnej na rzecz kandydata francuskiego, zastanawiali si<text:span text:style-name="T3">ę</text:span> jedynie, kt<text:span text:style-name="T3">ó</text:span>ry konkretnie kandydat to b<text:span text:style-name="T3">ę</text:span>dzie. Najwi<text:span text:style-name="T3">ę</text:span>ksze szanse powszechnie widziano dla Wielkiego Kondeusza, kt<text:span text:style-name="T3">ó</text:span>ry cho<text:span text:style-name="T3">ć</text:span> nielubiany przez republika<text:span text:style-name="T3">ń</text:span>sko nastawion<text:span text:style-name="T3">ą</text:span> szlacht<text:span text:style-name="T3">ę</text:span> polsk<text:span text:style-name="T3">ą</text:span>, by<text:span text:style-name="T3">ł</text:span> wodzem wybitnym i bliskim krewnym kr<text:span text:style-name="T3">ó</text:span>la Francji.</text:p>
      <text:p text:style-name="P18">„Wiecie o wielkiej przyja<text:span text:style-name="T3">źni, jaką od wieków królowie Francji do tego tutaj królestwa żywią”, mówił de Bethume, ignorując głosy z sali „Turków to przyjaciele, nie nasi!”. Ciągnął niezrażony: „Z Osmanami sojusz konieczny jest dla mego króla, gdy wojnę z Habsburgiem prowadzi. Osman Rzeczpospolitą wtedy dopiero najechał, gdy król poprzedni, świeć Panie nad jego duszą, alians z Habsburgami stworzył. Rzeczpospolitej zaś sojusz z Habsburgiem nigdy niczego nie dał. Pomnijcie, Waszmościowie, los waszej floty wojennej, takim kosztem za czasów Zygmunta Wazy zbudowanej. Pomnijcie los <text:s/>Lisowczyków, którzy postrach wśród Waszych wrogów na wschodzie siali, potem zaś w wojnach cesarza Rzeszy zmarnieli. Cesarz dużo bierze, a mało daje. Mój król natomiast sojusz Wam proponuje, dzięki któremu wojnę z Turkiem zakończycie, a potem prawdziwych nieprzyjaciół Waszych, <text:s/>jak wiarołomnego lennika z Prus, pobijecie. Wybierzcie zatem na tron wodza wielkiego, który wojnę tę zakończy. Wybierzcie na tron przyjaciela Francji, który sojuszem Was z najpotężniejszym królestwem w Europie zwiąże. Wybierzcie hetmana wielkiego koronnego, Jana Sobieskiego, który już tysięczne dowody zręczności wojennej i poświęcenia dla Rzeczypospolitej okazał...”</text:span></text:p>
      <text:p text:style-name="P9">Zaskoczeni milczeli senatorowie i pos<text:span text:style-name="T3">ł</text:span>owie, aż wreszcie zabrzmia<text:span text:style-name="T3">ł</text:span>y okrzyki „Sobieski! Niech nam panuje! Vivat” z grona koroniarzy, głównie spo<text:span text:style-name="T3">ś</text:span>r<text:span text:style-name="T3">ó</text:span>d pos<text:span text:style-name="T3">łó</text:span>w ziem ruskich, natomiast w<text:span text:style-name="T3">ś</text:span>r<text:span text:style-name="T3">ó</text:span>d Litwin<text:span text:style-name="T3">ó</text:span>w <text:soft-page-break/>zagrzmia<text:span text:style-name="T3">ł</text:span>o z oburzenia. Tumult pocz<text:span text:style-name="T3">ął</text:span> si<text:span text:style-name="T3">ę</text:span> wszczyna<text:span text:style-name="T3">ć</text:span>, Sobieski z Jab<text:span text:style-name="T3">ł</text:span>onowskim i de Bethune opu<text:span text:style-name="T3">ś</text:span>cili sal<text:span text:style-name="T3">ę</text:span> obrad, w kt<text:span text:style-name="T3">ó</text:span>rej k<text:span text:style-name="T3">łó</text:span>tnia zwolennik<text:span text:style-name="T3">ó</text:span>w i przeciwnik<text:span text:style-name="T3">ó</text:span>w Sobieskiego przybiera<text:span text:style-name="T3">ł</text:span>a na sile. Atanazy Mi<text:span text:style-name="T3">ą</text:span>czy<text:span text:style-name="T3">ń</text:span>ski rej wodzi<text:span text:style-name="T3">ł</text:span> w<text:span text:style-name="T3">ś</text:span>r<text:span text:style-name="T3">ó</text:span>d koroniarzy, podnosz<text:span text:style-name="T3">ą</text:span>c coraz to nowe argumenty na rzecz kandydatury Sobieskiego, za<text:span text:style-name="T3">ś</text:span> wojewoda m<text:span text:style-name="T3">ś</text:span>cis<text:span text:style-name="T3">ł</text:span>awski Jan Jacek Ogi<text:span text:style-name="T3">ń</text:span>ski z okrzykiem „Zdrada!” organizowa<text:span text:style-name="T3">ł</text:span> dygnitarzy litewskich. Kanclerz litewski Krzysztof Pac sta<text:span text:style-name="T3">ł</text:span> z boku blady z w<text:span text:style-name="T3">ś</text:span>ciek<text:span text:style-name="T3">ł</text:span>o<text:span text:style-name="T3">ś</text:span>ci. Tego dnia nic ju<text:span text:style-name="T3">ż</text:span> nie uchwalono.</text:p>
      <text:p text:style-name="P9">Dnia następnego przemawiali reprezentanci kandydata Karola Lotary<text:span text:style-name="T3">ń</text:span>skiego, pos<text:span text:style-name="T3">ł</text:span>owie Toffi i Belchampe. Proponowali oni w imieniu Karola 5000 żołnierzy jego w<text:span text:style-name="T3">ł</text:span>asnych, żołd dla całej polskiej armii na trzy czwarte roku, za<text:span text:style-name="T3">ś</text:span> dochody z dziedzicznych księstw Karola, Lotaryngii i księstwa Bar miały w połowie spływać do skarbu koronnego. Po wyborze chciał książę wybudować na własny koszt dwie twierdze, 500 ze szlachty przyjąć do swej gwardii i dobrze opłacać, założyć akademię rycerską i poprowadzić polskie wojsko przeciwko Turkom. <text:s/>Pan Morsztyn pochylił się ku panu Jabłonowskiemu: „Szkoła Rycerska! Tego nam trzeba! Nauka, ćwiczenie dla młodych szlachciców, przyszłych senatorów i hetmanów! Ludzi nowych wychowamy sobie, zbrojnych i wiedzą, i wiernością królowi...” Dalszą ich rozmowę tumult nowy przerwał, bo teraz Miączyński i inni koroniarze krzyczeć poczęli „Precz! Nie chcemy cudzoziemca!” a Litwini z Ogi<text:span text:style-name="T3">ń</text:span>skim na czele „Dobrze mówi! Lotary<text:span text:style-name="T3">ń</text:span>czyk w<text:span text:style-name="T3">ó</text:span>dz dzielny!” odpowiadali. </text:p>
      <text:p text:style-name="P9">W nast<text:span text:style-name="T3">ę</text:span>pstwie tych tumult<text:span text:style-name="T3">ó</text:span>w biskupi Olszowski i Trzebnicki wynegocjowali z przyw<text:span text:style-name="T3">ó</text:span>dcami wy<text:span text:style-name="T3">ł</text:span>aniaj<text:span text:style-name="T3">ą</text:span>cych si<text:span text:style-name="T3">ę</text:span> stronnictw przerw<text:span text:style-name="T3">ę</text:span> w bezpo<text:span text:style-name="T3">ś</text:span>rednich dyskusjach. Wykorzystano to t<text:span text:style-name="T3">ę</text:span> przerw<text:span text:style-name="T3">ę</text:span> do wzmo<text:span text:style-name="T3">ż</text:span>onej agitacji w<text:span text:style-name="T3">ś</text:span>r<text:span text:style-name="T3">ó</text:span>d jeszcze niezdecydowanych i do zmobilizowania zwolenników.</text:p>
      <text:p text:style-name="P20"/>
      <text:p text:style-name="P14">* * *</text:p>
      <text:p text:style-name="P20"/>
      <text:p text:style-name="P9">Pan Ostrowski wraca<text:span text:style-name="T3">ł</text:span> w<text:span text:style-name="T3">ł</text:span>a<text:span text:style-name="T3">ś</text:span>nie z podjazdu, na kt<text:span text:style-name="T3">ó</text:span>rym wyprawi<text:span text:style-name="T3">ł</text:span> si<text:span text:style-name="T3">ę</text:span> z lekk<text:span text:style-name="T3">ą</text:span> swoj<text:span text:style-name="T3">ą</text:span> chor<text:span text:style-name="T3">ą</text:span>gwi<text:span text:style-name="T3">ą</text:span> a<text:span text:style-name="T3">ż</text:span> po <text:span text:style-name="T3">Ł</text:span>owicz, aby porz<text:span text:style-name="T3">ą</text:span>dku na zapleczu pilnowa<text:span text:style-name="T3">ć</text:span>, nade wszystko za<text:span text:style-name="T3">ś</text:span> aby <text:span text:style-name="T3">ż</text:span>ywno<text:span text:style-name="T3">ść</text:span> dla zebranej na elekcji szlachty zgromadzi<text:span text:style-name="T3">ć</text:span>. <text:span text:style-name="T3">Ż</text:span>ywno<text:span text:style-name="T3">ś</text:span>ci tej po wsiach i folwarkach nie konfiskowano, lecz kupowano za asgnaty, a niekiedy nawet za monet<text:span text:style-name="T3">ę</text:span> srebrn<text:span text:style-name="T3">ą</text:span>. Zar<text:span text:style-name="T3">ó</text:span>wno kupuj<text:span text:style-name="T3">ą</text:span>c <text:span text:style-name="T3">ż</text:span>ywno<text:span text:style-name="T3">ść</text:span>, jak i rozdzielaj<text:span text:style-name="T3">ą</text:span>c j<text:span text:style-name="T3">ą</text:span> w<text:span text:style-name="T3">ś</text:span>r<text:span text:style-name="T3">ó</text:span>d sejmuj<text:span text:style-name="T3">ą</text:span>cych oznajmiano szeroko, <text:span text:style-name="T3">ż</text:span>e z rozkazu Sobieskiego rzecz ca<text:span text:style-name="T3">ł</text:span>a jest zorganizowana. Tak ros<text:span text:style-name="T3">ł</text:span>o poparcie dla hetmana, kt<text:span text:style-name="T3">ó</text:span>ry sw<text:span text:style-name="T3">ó</text:span>j geniusz organizacyjny wojskowy w politycznej sprawie zastosowa<text:span text:style-name="T3">ł</text:span>. Pan Ostrowski wyrwany zosta<text:span text:style-name="T3">ł</text:span> z tych rozmy<text:span text:style-name="T3">ś</text:span>la<text:span text:style-name="T3">ń</text:span> wezwaniem do pana Atanazego Mi<text:span text:style-name="T3">ą</text:span>czy<text:span text:style-name="T3">ń</text:span>skiego. Ju<text:span text:style-name="T3">ż</text:span> my<text:span text:style-name="T3">ś</text:span>la<text:span text:style-name="T3">ł</text:span> pan Ostrowski, <text:span text:style-name="T3">ż</text:span>e czas nadszed<text:span text:style-name="T3">ł</text:span>, trzyman<text:span text:style-name="T3">ą</text:span> w tajemnicy kandydatur<text:span text:style-name="T3">ę</text:span> hetmana w<text:span text:style-name="T3">ś</text:span>r<text:span text:style-name="T3">ó</text:span>d rosn<text:span text:style-name="T3">ą</text:span>cego szlacheckiego poparcia og<text:span text:style-name="T3">ł</text:span>osi<text:span text:style-name="T3">ć</text:span>, pan Atanazy jednak nowe a jeszcze tajniejsze zadanie mia<text:span text:style-name="T3">ł</text:span> dla porucznika.</text:p>
      <text:p text:style-name="Dialog">„Trzeba nam <text:span text:style-name="T3">ł</text:span>apa<text:span text:style-name="T3">ć</text:span> osoby, kt<text:span text:style-name="T3">ó</text:span>re k<text:span text:style-name="T3">ł</text:span>amliwe wie<text:span text:style-name="T3">ś</text:span>ci o naszym hetmanie rozpowszechniaj<text:span text:style-name="T3">ą</text:span>, jakoby to by<text:span text:style-name="T3">ł</text:span> na us<text:span text:style-name="T3">ł</text:span>ugach Francji i o jej interes tylko dba<text:span text:style-name="T3">ł</text:span>. Druki takowe niszczy<text:span text:style-name="T3">ć. Na koniec tu, na polu elekcyjnym, knowania wrogów jaśnie wielmożnego hetmana przez to niweczyć, że jego prominentnych przeciwników atakować.”</text:span></text:p>
      <text:p text:style-name="P15">„Jakże to, senatorów bijać mamy?”</text:p>
      <text:p text:style-name="P15">„Senatorów bijać samemu nie. Ale awantury z ich ludźmi, z ich pachołkami wszczynać. Co ważne, szlachtę do takich awantur zachęcać. Jeśli oni senatorów pobiją, nic nie robić. Ale jeśli senatorscy szlachtę bić będą, to jako marszałkowskie siły wkroczyć.”</text:p>
      <text:p text:style-name="P15">„Krew się poleje!”</text:p>
      <text:p text:style-name="P15">„Krew się polać musi, jużem to Waszmości wykładał. Nawet krew senatorska tu i teraz popłynąć musi - na odkupienie grzechów w tej Rzeczypospolitej, na początek odnowy, która nam pokój i poważanie <text:soft-page-break/>między narodami przywróci! Czy jesteś Waszmość z jaśnie wielmożnym hetmanem w tym wielkim dziele?”</text:p>
      <text:p text:style-name="P8">Odpowiedź Ostrowskiego była jednoznaczna, mimo że przyszła mu z trudem.</text:p>
      <text:p text:style-name="P8"/>
      <text:p text:style-name="P14">* * *</text:p>
      <text:p text:style-name="P16"/>
      <text:p text:style-name="P9">W ko<text:span text:style-name="T3">ń</text:span>cu drugiego tygodnia maja pocz<text:span text:style-name="T3">ęł</text:span>y si<text:span text:style-name="T3">ę</text:span> mno<text:span text:style-name="T3">ż</text:span>y<text:span text:style-name="T3">ć</text:span> incydenty pobicia i poranienia r<text:span text:style-name="T3">óż</text:span>nych os<text:span text:style-name="T3">ó</text:span>b w okolicach pola elekcyjnego, a nawet na tym polu. Przede wszystkim pacho<text:span text:style-name="T3">ł</text:span>k<text:span text:style-name="T3">ó</text:span>w pana Jana Jacka Ogi<text:span text:style-name="T3">ń</text:span>skiego dotkliwie pobito. Przy nast<text:span text:style-name="T3">ę</text:span>pnej takiej awanturze, ludzie kasztelana krakowskiego Warszyckiego stan<text:span text:style-name="T3">ę</text:span>li w obronie Ogi<text:span text:style-name="T3">ń</text:span>skiego i zostali pobici przez rozjuszon<text:span text:style-name="T3">ą</text:span>, pijan<text:span text:style-name="T3">ą</text:span> szlacht<text:span text:style-name="T3">ę</text:span> jeszcze bardziej.</text:p>
      <text:p text:style-name="P9">Wychodz<text:span text:style-name="T3">ą</text:span>c naprzeciw oczekiwaniom zapewnienia porz<text:span text:style-name="T3">ą</text:span>dku, Sobieski jako marsza<text:span text:style-name="T3">ł</text:span>ek koronny zarz<text:span text:style-name="T3">ą</text:span>dzi<text:span text:style-name="T3">ł</text:span> <text:span text:style-name="T3">ś</text:span>ci<text:span text:style-name="T3">ś</text:span>lejsze kontrole os<text:span text:style-name="T3">ó</text:span>b podr<text:span text:style-name="T3">óżujących w okolicach Warszawy. Ograniczenia te dotknęły posłów z Litwy, Litwinom bowiem zarzucono dążenie do zdominowania elekcji poprzez próby wszelkimi sposobami wyeliminowania „Piasta”. Argumentował Sobieski, że tego typu pogwałcenie praw wolnej elekcji doprowadza do wzrostu napięcia. W konsekwencji wszelka podróż na Litwę i z Litwy została zakazana. Po cichu miał nadzieję pan hetman, że w ten sposób sprowokuje Paców lub przynajmniej pokrzyżuje im przygotowania, o których wiedział z przechwytywanych listów. Rozstawił zatem wzdłuż Wisły liczne chorągwie husarskie i pancerne, sprawione jak do bitwy. </text:span></text:p>
      <text:p text:style-name="P20"/>
      <text:p text:style-name="P14">* * *</text:p>
      <text:p text:style-name="P16"/>
      <text:p text:style-name="Text_20_body">Towarzysz pancerny Wyczha przyprowadzi<text:span text:style-name="T3">ł</text:span><text:span text:style-name="T7"> z</text:span><text:span text:style-name="T3">biega, z wyglądu zwykłego litewskiego szlachciurę, do swego dowódcy.</text:span></text:p>
      <text:p text:style-name="P16">„Mości poruczniku, otośmy tego szlachcia złapali, jak przez Wisłę się przeprawił i najwyraźniej po kryjomu na Litwę zmierzał.”</text:p>
      <text:p text:style-name="P16">Starczyński spojrzał na z<text:span text:style-name="T3">ł</text:span>apanego. Poznał hetmana litewskiego, Micha<text:span text:style-name="T3">ł</text:span>a Kazimierza Paca, wszak widział go pod Chocimiem ostatnio. Nic po sobie nie pokazał, jeno do towarzyszy powiedział: </text:p>
      <text:p text:style-name="P16">„A co to nam do tego, że jakiś szlachcic przez Wisłę się przeprawia? Wola jego.”</text:p>
      <text:p text:style-name="P16">Wyczha nie dawał za wygraną: „Jaśnie pan hetman baczenie dawać kazał...”</text:p>
      <text:p text:style-name="P16">„To dajemy baczenie, zobaczyliśmy owego jegomościa, a teraz nic nam do niego. Puścić!”</text:p>
      <text:p text:style-name="P16">Wyczha wrócił do swoich pocztowych, trzymających zbiega: „Jazda, wasze, uchodźcie do Pińska, czy do Diabła, jaka tam Wasza wola.” </text:p>
      <text:p text:style-name="P16"/>
      <text:p text:style-name="P14">* * *</text:p>
      <text:p text:style-name="Text_20_body">Po wznowieniu <text:s/>rozm<text:span text:style-name="T3">ó</text:span>w w pa<text:span text:style-name="T3">ł</text:span>acu prymasowskim konflikt wzni<text:span text:style-name="T3">ó</text:span>s<text:span text:style-name="T3">ł</text:span> si<text:span text:style-name="T3">ę</text:span> na nowe wy<text:span text:style-name="T3">ż</text:span>yny. Niekt<text:span text:style-name="T3">ó</text:span>rzy pos<text:span text:style-name="T3">łowie litewscy bali się przychodzić na te negocjacje, tym agresywniej przedstawiali swoje racje kanclerz Pac i wojewoda Ogiński. Ten ostatni nawet na szable brał się z panem Miączyńskim, tylko osobista interwencja biskupów Trzebickiego i Olszowskiego zapobiegła rozlewowi krwi w pałacu. Na polu elekcyjnym rozlew krwi dokonywał się jednak codziennie. Teraz już wielu posłów niezwiązanych z Sobieskim domagało się, aby wprowadził on wojska na pole elekcyjne i w ten sposób zapewnił porządek. Inni z kolei grozili zerwaniem elekcji, czyli wyjazdem do domu i nieuznaniem dokonanego ewentualnie po tym na sejmie wyboru. Zwłaszcza dostojnicy koronni niechętni Sobieskiemu, widząc </text:span><text:soft-page-break/><text:span text:style-name="T3">wzrastające poparcie dla niego wśród drobnej szlachty, takie groźby wypowiadali. Drobna szlachta zaś, pijąc w warszawskich karczmach i w namiotach rozstawionych na Woli, takich dygnitarzy po cichu - a i coraz głośniej - zdrajcami nazywała.</text:span></text:p>
      <text:p text:style-name="P8">Właśnie w jednej takiej karczmie spotkał się pan Starczyński z panem Ostrowskim. Nasi porucznicy byli wysyłani do różnych zadań około elekcji i nie mieli okazji jeszcze porozmawiać. Teraz mogli wreszcie powymieniać uwagi na temat aktualnych wydarzeń, w których przecież aktywny udział brali.</text:p>
      <text:p text:style-name="P15">„Napijmy się zatem, mości poruczniku, za to spotkanie, w jakże trudnych czasach”, rzekł pan Starczyński.</text:p>
      <text:p text:style-name="P15">„Napijmy się, mości poruczniku”, odpowiedział pan Ostrowski, „aby ta elekcja lepsze czasy przyniosła”.</text:p>
      <text:p text:style-name="P15">„Jednak wierzyć w to trudno, widząc w jakim kierunku to zmierza. Oto prawa tej Rzeczypospolitej na tej elekcji są deptane, sejm chcą skonfederować i fundament wolności naszej, liberum veto, uniemożliwić.” Zatroskany pan Starczyński dolał sobie jeszcze miodu, aby zagłuszyć smutek swego republikańskiego sumienia. O innych bowiem nakazanych mu wykroczeniom przeciw złotym wolnościom wspominać głośno nie chciał.</text:p>
      <text:p text:style-name="P15">„No ale jakże to, liberum veto na sejmie elekcyjnym, jakiegoś króla przecie wybrać trzeba”, zdziwił się pan Ostrowski, „a to już ponad miesiąc dyskutują, nie bardzo wiem o czym”.</text:p>
      <text:p text:style-name="P15">„Delegacje z Litwy postawiły warunek, że królem Piast nie może zostać, i tak wybór byłby między Habsburgów albo Ludwików kandydatem”, wyjaśnił pan Starczyński, jak zwykle w polityce bieglejszy, „jednak posłowie z Korony a przede wszystkim wojskowi na ten warunek zgodzić się nie chcą, byłoby to też i ograniczaniem woli panów braci elektorów”.</text:p>
      <text:p text:style-name="P15">Starszy z poruczników przerwał i zadumał się nad zawiłościami polityki, która Sobieskiego raz obrońcą, raz gwałcicielem praw czyniła.</text:p>
      <text:p text:style-name="P15">„Opowiedzże waść, jak to z tą konfederacją?”, kontynuowa<text:span text:style-name="T3">ł</text:span> Ostrowski.</text:p>
      <text:p text:style-name="P15">„Panowie koronni na rozmowach w pałacu zaproponowali, żeby wynik elekcji w rozsądnym czasie zagwarantować, aby wprowadzić sejmu skonfederowanie. Pan Marcin Chełmski, towarzysz pancerny też z Mazowsza, to niby w imieniu wojska zaproponował. Pan wojewoda Jabłonowski od razu to poparł, i nawet biskupowi Olszowskiemu się ten pomysł spodobał. Potem przyszli Litwini, marszałek <text:s/>Pałubiński i hetman Radziwiłł, i tak to postanowiono, w imieniu i Korony i Litwy.”</text:p>
      <text:p text:style-name="P15">„Bo przecież i Koroniarze i Litwini tam byli?”</text:p>
      <text:p text:style-name="P15">„Tak niby, ale wszyscy wiedzą, że pan hetman Radziwiłł pana hetmana Sobieskiego stronnik. Pan kanclerz litewski Pac był przeciwny konfederacji, ale go nie pytano.”</text:p>
      <text:p text:style-name="P15">„A Pan hetman wielki litewski?”</text:p>
      <text:p text:style-name="P15">„Tego... nie było chyba... ale pewnie też by nie pochwalił konfederacji...” Tu przerwał pan Starczyński i napił się miodu. „To przednia sprawa, że takie miody tu mają, o i wino też! Nie masz wina nad węgrzyna!”</text:p>
      <text:p text:style-name="P15">„Tak, nasze podjazdy, a i moja w tem chorągiew, sprowadzają zaopatrzenie z całego Mazowsza, a nawet z Prus” z dumą wyjaśnił pan Ostrowski. Obaj popatrzyli w zamyśleniu na pijącą szlachtę. Jeden starszy i tęgi jegomość z bielmem na oku zatoczył się na ich stolik i zapytał „waszmościowie też będziecie głosować na Sobieskiego, prawda? Sobieski <text:span text:style-name="T14">salvator</text:span>, i na pohybel Turkom i magnatom!”</text:p>
      <text:p text:style-name="P15">„Turkom na pohybel!”, odpowiedzieli zgodnie przyjaciele.</text:p>
      <text:p text:style-name="P15">„No ale powiadaj, wasze, co dalej z tą konfederacją?” dopytywał się Ostrowski, gdy gruby szlachcic poszedł agitować do innych stolików. </text:p>
      <text:p text:style-name="P15"><text:soft-page-break/>„Sejm ma być skonfederowany od jutra, potem ma się dokonać elekcji, a potem ustalić <text:span text:style-name="T14">pacta conventa</text:span>. Ma to uspokoić szlachtę i wykluczyć podejrzenie wyboru króla przez wąskie grono senatorów.”</text:p>
      <text:p text:style-name="P15">„To właśnie jest przecież elekcja <text:span text:style-name="T14">viritim</text:span>, że nie sami senatorowie króla wybierają. Chwalić Boga należy, że na to się zdecydowano.”</text:p>
      <text:p text:style-name="P15">„To już i waść tak po stronie hetmana naszego stoisz, że groźby dla jedności kraju nie widzisz? Kanclerz Pac i inni dygnitarze litewscy na to się przecież nie zgodzą, już i teraz do zerwania sejmu, a może nawet i unii wzywają. Nigdy sejm elekcyjny nie był skonfederowany i zawżdy szlachta króla zgodnie ze starymi prawami wybierała. Czemu teraz to zmieniać? Chyba, żeby jakieś godzące w naszą wolność kombinacje przeprowadzić.”</text:p>
      <text:p text:style-name="P15">Do pana Ostrowskiego dopiero teraz groźba dotarła: „Zerwać sejm? Zerwać unię? Toż to jest dopiero uzurpacja, jak może kanclerz Pac stawiać się ponad prawem i wolą reszty senatorów? I to mi waszmość jako obronę wolności pokazujecie?”</text:p>
      <text:p text:style-name="P15">„Ja z Pacami nie sympatyzuję, lecz to, co tutaj na elekcji się odbywa, na wolnościach naszych się skrupi. Uwierz mi waszmość, nasz hetman też czystych zamiarów wobec tradycji Rzeczypospolitej nie ma. Jeszcze popamiętamy tę rozmowę.”</text:p>
      <text:p text:style-name="P8"/>
      <text:p text:style-name="P8">Wie<text:span text:style-name="T3">ś</text:span>ci o zamiarze zerwania sejmu elekcyjnego przez niekt<text:span text:style-name="T3">ó</text:span>rych przeciwnik<text:span text:style-name="T3">ó</text:span>w politycznych Sobieskiego rozesz<text:span text:style-name="T3">ł</text:span>y si<text:span text:style-name="T3">ę</text:span> w<text:span text:style-name="T3">śród szlachty i podniosły jej wzburzenie. Wzmogły się krwawe zajścia na polu elekcyjnym, szlachta domagała się sądu nad całym stanem senatorskim, tymczasem dopuszczając się samosądów nad domniemanymi stronnikami karmazynów. Ogłoszoną 19 maja rano konfederację sejmu elekcyjnego powitano z powszechnym entuzjazmem. Szlachta masowo garnęła się podpisywać akt konfederacji, mając szczerą nadzieję, iż zapobiegnie to dalszym ekscesom czy też nawet zamachowi stanu, którym byłoby zerwanie sejmu na Woli i zwołanie następnego gdzie indziej. Uśmiechał się pan hetman Sobieski widząc tę gorliwość szlachty, w której uczciwy patriotyzm do spółki z płaską zawiścią wobec możnych realizację jego planów umożliwiały. Jego oficerowie organizowali masy szlacheckie, bacząc też, kto ze znaczniejszych nie podpisuje. Już większość sygnatarIuszy konfederacji za kandydaturą Sobieskiego gardłowała - choć sam hetman kandydatury swej nie zgłosił. Czaił się, taktyk doświdczony, i na ruch przeciwnika czekał. A przecież główny jego przeciwnik, kanclerz wielki litewski w taktyce walki politycznej raczej niż wojskowej hetmana przewyższający, milczał, ogromem poparcia dla konfederacji przytłoczony. Tak minął ten dzień spokojnie, zatem biskup Olszowski pełen optymizmu zwołał na niedzielę rano, 20 maja, ponowne spotkanie skłóconych senatorów do pałacu prymasowskiego.</text:span></text:p>
      <text:p text:style-name="P8"/>
      <text:p text:style-name="P8">Długo przemawiał biskup Olszowski, apelując o zgodę i odwołując się do patriotyzmu zebranych, jeszcze dłużej biskup Trzebicki, zagrożenie Rzeczypospolitej i całego chrześcijaństwa wspominający. Krzysztofa Paca, kanclerza wielkiego litewskiego, przyzwyczajonego do długotrwałych negocjacji, już zaczynało to nużyć. Do kogo ta mowa? Patriotyzm, obrona ojczyzny? Z hetmanów obecny był tylko Radziwiłł, a ten zdrajca Francuza najwyraźniej popierał albo co gorsza Sobieskiego. Ciekawe kiedy ten kandydaturę swą oficjalnie ogłosi? Właśnie pan kanclerz rozważał tę kwestię z hrabią Schaffgotschem, specjalnym wysłannikiem cesarza na elekcję, gdy drzwi się nagle otwarły i na salę wkroczył tenże Sobieski ze swoimi sługusami, Jabłonowskim, Miączyńskim i innymi.</text:p>
      <text:p text:style-name="Dialog"><text:span text:style-name="T3">„O pojednaniu nam, księże biskupie, prawisz, o pokoju wśród chrześcijan, a ten oto hetman wojska swe i na pole elekcyjne, i na salę wprowadza”, ozwał się pan kanclerz litewski. „Wiele już gwałtów uczynił pan hetman i wojska jego na tej elekcji” ciągnął pan kanlerz, nie bacząc na coraz groźniejsze </text:span><text:soft-page-break/><text:span text:style-name="T3">miny oficerów Sobieskiego, „lecz my pojednać się chcemy i po sądach ciągać hetmana i stronników jego nie będziem, jeśli rzeczywiście do zgody tu i dziś dojdziemy. Zgódźmy się na kandydata, męża wojennego, pana wielkiego, któren jednak na radach i naszych, i waszych, Koroniarze, opierać się będzie, zgódźmy się na Karola Lotaryńskiego...”</text:span></text:p>
      <text:p text:style-name="P15">Sobieski swoim zwyczajem milczał, zaś porywczy Rusin Jabłonowski teraz dopiero odzyskał głos: „Sądem nam tu grozicie? I tak my nad wami tu sąd zrobić możemy, i to teraz!”</text:p>
      <text:p text:style-name="P15">„Bacz do kogo mówisz, wojewodo!” zerwał się Maciej Gosiewski, generał artylerii litewskiej, „jak śmiesz przerywać kanclerzowi wielkiemu!”</text:p>
      <text:p text:style-name="P15">Już się brali do szabel, gdy biskup Trzebicki wpadł między nich, „Pax, pax!” wołając, „świętokradztwo, w niedzielę i w tym miejscu burdy wszczynać, pax powiadam. O zgodzie radźmy, nie o sądach!”</text:p>
      <text:p text:style-name="P15">Pozwolono wreszcie mówić kanclerzowi litewskiemu, a on o zgodzie rzeczywiście mówił, i wiele statecznych słów powiedział, bo polityk był to doświadczony, a i szable liczyć umiał. Wspomniał nawet, iż Litwa niekoniecznie Lotaryńczyka, lecz raczej cudzoziemca jakowegoś na tronie chce. Wreszcie, kończąc swe wystąpienie, wspomniał „jeśli do zgody tu i teraz nie dojdziem, to niezgoda pozostanie nie tylko między nami, senatorami Rzeczpospolitej, ale między tej Rzeczypospolitej narodami. Nie burzcie tej jedności, jaką od stulecia budowano, a budowano ją przecie na Księstwa Wielkiego krzywdzie. Wiedzcie tedy, że się na dalsze ustępstwa zgodzić nie możem i kandydata koroniarzy nie uznamy.”</text:p>
      <text:p text:style-name="P8">Nie wszyscy senatorzy koronni Sobieskiego kochali, lecz teraz i niechętni jemu, na takie postawienie sprawy przez Litwina, zębami zgrzytać poczęli. Jabłonowskiemu i innym oficerom błyskawice strzeliły z oczu, lecz na Sobieskiego spojrzawszy, powstrzymali swe humory. Sobieski zaś spojrzał w oczy kanclerzowi i rzekł:</text:p>
      <text:p text:style-name="P15">„Księstwo Litewskie cudzoziemską kandydaturę zatem popiera, czy tylko księstwa onego kanclerz? Czy ktoś w tej sali cudzoziemca jakiegoś kandydatem postawi?”</text:p>
      <text:p text:style-name="Text_20_body"><text:span text:style-name="T3">Wtedy biskup Trzebicki wskazał na Austriaków: „Oto cesarza świętego rzymskiego wysłannicy, który to, cesarz powiadam, sojusznikiem naszym jest. Niechże ci wysłannicy powiadam, coś o kandydatach od cesarza powiedzą”. Hrabia Schaffgotsch wstał i o zaletach Karola Lotaryńskiego perorować począł, i o jego dokonaniach w wojnie z Turkami prawił, o dotychczasowych przewagach, a jeszcze bardziej o przyszłych zwycięstwach. Obiecywał też subwencje cesarskie dla Rzeczypospolitej, w niebotyczne, milionowe talarów sumy idące</text:span><text:span text:style-name="T3"><text:note text:id="ftn1" text:note-class="endnote"><text:note-citation>1</text:note-citation><text:note-body><text:p text:style-name="P22">Wiadomym by<text:span text:style-name="T3">ło powszechnie, że skarb cesarski pustkami świecił. Z pieniędzmi u cesarza było zasadniczo gorzej nawet niż w I Rzeczpospolitej, czego najlepszym przykładem są Grody Spiskie, które jako zastaw pożyczki Jagiełły dla cesarza Zygmunta pozostały przy Koronie aż do rozbiorów. Jako taką skuteczność przynajmniej kasy wojskowej zapewnił Austrii dopiero cudzoziemiec na czele gabinetu wojennego, Eugeniusz Sabaudzki.</text:span></text:p></text:note-body></text:note></text:span><text:span text:style-name="T3">. Zdumieli się na tę przemowę senatorowie, najbardziej zaś ci, którzy u boku hetmana wielkiego koronnego w bitwie pod Chocimiem służyli. Schaffgotsch zaś, dość trafnie ich srogie miny interpretując, począł mówić o wsparciu wojskowym cesarza dla tu wybranego kandydata w przypadku wybuchu wojny domowej w Rzeczypospolitej.</text:span></text:p>
      <text:p text:style-name="P8">Oto padły to słowa, wokół których skradali się uczestnicy wielodniowych dyskusji. Gdy senatorowie sięgali do szabel, gdy szabel po karczmach ze skutkiem używano, gdy na polu elekcyjnym nawet się krwawo bito - jednak o wojnie domowej nikt nie mówił. Teraz oto cudzoziemiec nazwał to, co Rzeczypospolitej groziło, i nic już więcej do tej dyskusji dodać nie było można. Wstał pan hetman Sobieski i wyszedł z sali szybkim krokiem, za nim podążyli jego oficerowie i większość senatorów koronnych.</text:p>
      <text:p text:style-name="P8">Pan kanclerz wielki litewski spojrzał na oniemiałych nagle posłów autriackich, na skamieniałych biskupów, na skupione twarze litewskich senatorów i nielicznych pozostałych w sali koroniarzy. „Czas wielki”, rzekł, „oto dziś wielkie rzeczy się dokonają, gdy dyktatora pokonamy i wielkość nieprzemijającą ojczyźnie naszej zapewnimy. Trzeba nam na pole elekcyjne śpieszyć i szlachtę zjednać, gdy teraz dowód oczywisty knowań przeciw prawom tego kraju mamy. Trzeba nam wreszcie do sumień szlachty przemówić.”</text:p>
      <text:p text:style-name="P20"><text:soft-page-break/></text:p>
      <text:p text:style-name="P14">* * *</text:p>
      <text:p text:style-name="P20"/>
      <text:p text:style-name="P8">Chorągiew lekka rozwinęła się jak na popisie. Ostrowski spojrzał na skupione twarze towarzyszy. Bez radości wyszykowali się tego ranka, gdy pan Atanazy Miączyński wieści o spisku na życie ich hetmana i o zamachu litewsko-austriackim na wolność elekcji przyniósł. Spodziewali się już dawno burd na elekcji, i nie dziwili się, widząc iż szlachta od kilku dni coraz bardziej pijana coraz śmielej poczty senatorskie a i samych senatorów zaczepiała. Ale na życie hetmańskie nastawać? Tu przebrała się miarka. Już przecie, w sam czas wypraw Sobieskiego na czambuły - dawne to czasy, gdy Ostrowski prostym towarzyszem służył - stronnicy habsburscy szkód hetmanowi naczynili. Lecz teraz, w czasie elekcji? Skaranie boskie ich dopadnie, i wierni żołnierze Sobieskiego skarania tego będą narzędziem.</text:p>
      <text:p text:style-name="P8"/>
      <text:p text:style-name="P8">Książę hetman Dymitr Wiśniowiecki chodził tam i sam po wielkiej komnacie swego namiotu na polu elekcyjnym. Podjął wreszcie decyzję, ale nie był do końca pewein, czy słuszną. Jeszcze mu dźwięczały w uszach słowa kanclerza wielkiego litewskiego. Tyle dni krążył Wiśniowiecki wokół Paca, chcąc wysondować, co też można wytargować za poparcie Pacowskich ambicji. On sam ambicje miał wielkie, i wiele się spodziewał, nic jednak przez tyle dni nie mówił, a teraz, w kilka minut rozmowy w cztery oczy, tyle się dowiedział... Korona...! W zamian za ukrócenie knowań Sobieskiego, nie tytuł jakiś austriacki, tylko korona Rzeczypospolitej! To może się udać, bo przecież Pac miał wpływy wśród szlachty litewskiej, a on, Dymitr, cieszył się poparciem Koroniarzy. No może nie takim, jak Sobieski, ale jeśliby się udało machinacje hetmana wielkiego uwidocznić i szlachcie obrzydzić... Wtedy - po niedołężnym królu Michale Wiśniowieckim nastąpi król Dymitr Wiśniowiecki, godzien tego nazwiska, który wygra wojnę z Osmanami i przy pomocy cesarskiej rozwiąże inne problemy Rzeczypospolitej. Dymitr Wiśniowiecki nie był wrogiem Sobieskiego, <text:s/>lecz miał do niego pretensje o niepomyślne roztrzygnięcie sprawy ordynacji zamojskiej. Mobilizacja wojsk hetmańskich na elekcję przeraziła księcia, i teraz widział okazję do zablokowania kogoś, kto już wkrótce będzie zbyt potężny, by przeciw niemu politykować. Zasadniczo, myślał książę, na politykę już jest prawie za późno, trzeba się Sobieskiemu przeciwstawić również militarnie. Tymczasem Wiśniowiecki miał do dyspozycji tylko kilkuset żołnierzy! Książę musiał się wydostać poza Warszawę, do swoich włości, i wzmocnić swe siły przed nieuniknioną konfrontacją zbrojną.</text:p>
      <text:p text:style-name="P8">Wiśniowiecki wyszedł wreszcie z namiotu, skrzyknął swą rotę dragonów i już pół godziny później maszerował na czele swych szczupłych oddziałów w stronę Bramy Litewskiej wolskiego pola. Pole elekcyjne zadziwiający sprawiało widok. Wszędzie widać było grupki rozentuzjazmowanej szlachty, coraz bardziej pijanej. Gdzieniegdzie trwały jeszcze dyskusje, co chwila jednak rozlegały się okrzyki „Zdrada!”, „Precz z Karmazynami!”, i „Bigosować!”. W pewnym momencie jedna z takich grupek stan<text:span text:style-name="T3">ęł</text:span>a na drodze oddzia<text:span text:style-name="T3">łowi Wiśniowieckiego. Książę usiłował porozumieć się ze szlachetkami, ci jednak z pijackim uporem trzymali się podejrzenia, że oto jakieś machinacje magnata wykryli i nie chcieli ustąpić z drogi do bramy. Książę kazał swoim dragonom rozpędzić tę, jak to nazwał, hołotę. Rozległy się wrzaski, polała się krew, niejeden szlachcic zapłacił życiem za swą zuchwałość. Lecz oto szlachta zamiast ustąpić przed majestatem książęcym i dragońskimi pałaszami, zachęła się zbiegać do kupy i tumult wokół oddziału Wiśniowieckiego rósł. Nagle od strony bramy pojawił się inny oddział dragonów, tym razem w barwie Sobieskiego. Zabrzmiała komenda, zgraja szlachty oblegającej oddział Wiśniowieckiego rozstąpiła się.</text:span></text:p>
      <text:p text:style-name="P15"><text:soft-page-break/>„Co to za tumult? Bijatyka?”, zaczął pytać dowódca dragonów Sobieskiego, potem ujrzał trupy rozciągnięte na piasku, „Mord na polu elekcji?”</text:p>
      <text:p text:style-name="P15">„Ci oto żołnierze nas pałaszami traktowali...”, rzekł jeden ze szlachty.</text:p>
      <text:p text:style-name="P15">Wiśniowiecki zamierzał milczeć dumnie, lecz nie wytrzymał: „Ta hołota nas napadła...”</text:p>
      <text:p text:style-name="P15">„Hołota? Jaka? Ja widzę, że to wyście tych szlachciców żelazem potraktowali. Kto wy?”</text:p>
      <text:p text:style-name="P15">Wiśniowiecki nie przywykł, aby mu przerywano, bladł i czerwienił się na przemian, widząc jednak barwę Sobieskiego, nie chcąc ryzykować starcia z żołnierzami doświadczonymi we wspólnych przecie kampaniach powstrzymał wybuch wściekłości i odpowiedział: „Jam jest książę hetman Wiśniowiecki, nie pozwalajże sobie pułkowniku zbyt wiele...”</text:p>
      <text:p text:style-name="P15">„Jam jest pułkownik Romain w służbie marszałka wielkiego koronnego jegomości. Mam rozkaz jaśnie pana marszałkowski tumulty tutaj karać. Za wszczęcie tumultu kładę areszt na waszeci.”</text:p>
      <text:p text:style-name="P15">Księciu odebrało z oburzenia mowę, zaś pułkownik zwrócił się do dragonów książęcych: „Oddajcie waszmościowie broń i z koni.” Zanim książę odzyskał rezon, jego oddział był już rozbrojony i spieszony. <text:s/>Jego samego, mimo protestów, powoływania się na prawa szlacheckie i zwyczaje, dragoni Romaina otoczyli i powiedli do aresztu marszałkowskiego, czemu tłum szlachty przyglądał się z ponurą satysfakcją.</text:p>
      <text:p text:style-name="P20"/>
      <text:p text:style-name="P14">* * *</text:p>
      <text:p text:style-name="P20"/>
      <text:p text:style-name="Text_20_body"><text:span text:style-name="T3">Kanclerz wielki litewski nie dał po sobie poznać przerażenia jakie poczuł na wieść o aresztowaniu Wiśniowieckiego. Oto aresztowano księcia, potomka Giedymina, w samo południe w samym środku placu elekcyjnego. Oto co dla Sobieskiego znaczą prawa, oto co dla tyrana znaczy </text:span><text:span text:style-name="T6">neminem captivabimus</text:span><text:span text:style-name="T3">. Aresztowano hetmana polnego jak zwykłego awanturnika. Siły militarne przeciwników Sobieskiego skurczyły się znacznie. Co z hetmanem wielkim litewskim, co z moim bratem? Pac musiał teraz podwoić swe wysiłki w agitacji politycznej tu, na polu wolskim. Wysławszy zatem posłów do Sobieskiego z kategorycznym ządaniem uwolnienia Wiśniowieckiego, acz bez nadziei, iż żądanie to zostanie spełnione, udał się pan kanclerz do szopy senatorskiej. Tam w gronie swoich zwolenników, a także tych, którzy Sobieskiego ambicji popierać nie chcieli, dyskusję nad sposobami powstrzymania tyranii zadzierzgnął.</text:span></text:p>
      <text:p text:style-name="P8">Jakież to były dyskusje! Jak zwięźle, dosadnie i rzeczowo przemawiali teraz senatorzy, gdy senatowi <text:s/>całkowita utrata znaczenia zagroziła. Jakież plany powzięto, aby ratować demokrację w Rzeczypospolitej, której wszak gwarancją pozycja i majętności karmazynów były, w mniemaniu tychże karmazynów przynajmniej. Oto zadeklarowano senat w szopie senackiej obradujący za jedyną władzę Rzeczypospolitej. Oto zdjęto urząd marszałkowski z barków Sobieskiego i zdecydowano postawić go przed sądem. Oto ustalono Lotaryńczyka jedynym kandydatem na elekcję. Aż dziw, że tak sprawnie prace tego okrojonego senatu postępowały, mimo braku wielu senatorów z Korony i niektórych z Litwy, przecież zebrała się wokół kanclerza Paca śmietanka polityczna Rzeczypospolitej. A zatem był tam kanclerz wielki koronny Jan Leszczyński, podskarbi wielki litewski Hieronim Kryszpin, marszałek nadworny litewski Teodor Lacki, biskup wileński Mikołaj Pac, i dwudziestu innych karmazynów. </text:p>
      <text:p text:style-name="P8">Senatorzy zamierzali właśnie powzięte uchwały zakomunikować szlachcie na polu elekcyjnym zebranej. Kanclerz Pac po wyjściu z szopy ujrzał jednak swoich własnych pachołków, najwyraźniej pobitych i biegiem w stronę szopy senatorskiej zmierzających. Za nimi biegła zgraja szlachty rozochocona wielce, śpiewając:</text:p>
      <text:p text:style-name="Text_20_body"><text:span text:style-name="T3">„Mikołaj Pac rzekł: infułę sobie kupię</text:span><text:span text:style-name="T3">,</text:span></text:p>
      <text:p text:style-name="P8"><text:soft-page-break/>to mi wszyscy czapkować będą: cny biskupie,</text:p>
      <text:p text:style-name="P8">I zbuduję w Wilnie pałac. Z tym pałacem</text:p>
      <text:p text:style-name="P8">stanę się prawdziwym Pacem</text:p>
      <text:p text:style-name="P8">i wart będę brata kanclerza,</text:p>
      <text:p text:style-name="P8">co Rzeczpospolitą sprzeniewierza,</text:p>
      <text:p text:style-name="P8">i brata hetmana, co się modli od rana,</text:p>
      <text:p text:style-name="P8">a dla wielkiej chwały Litwy,</text:p>
      <text:p text:style-name="P8">uciekł od z Turkami bitwy...”</text:p>
      <text:p text:style-name="P8">Pacho<text:span text:style-name="T3">ł</text:span>kowie zebrali si<text:span text:style-name="T3">ę</text:span> wok<text:span text:style-name="T3">ół</text:span> kanclerza i innych senator<text:span text:style-name="T3">ó</text:span>w. Biskup Miko<text:span text:style-name="T3">ł</text:span>aj Pac schowa<text:span text:style-name="T3">ł</text:span> si<text:span text:style-name="T3">ę</text:span> za plecami brata, kt<text:span text:style-name="T3">ó</text:span>ry jednak postanowi<text:span text:style-name="T3">ł</text:span> otwarcie ze szlacht<text:span text:style-name="T3">ą</text:span> o jej <text:span text:style-name="T3">ż</text:span>alach porozmawia<text:span text:style-name="T3">ć</text:span>. Mia<text:span text:style-name="T3">ł</text:span> nadziej<text:span text:style-name="T3">ę</text:span> przekona<text:span text:style-name="T3">ć</text:span> j<text:span text:style-name="T3">ą</text:span> do plan<text:span text:style-name="T3">ó</text:span>w senatorskich lub przynajmniej od<text:span text:style-name="T3">ł</text:span>o<text:span text:style-name="T3">ż</text:span>y<text:span text:style-name="T3">ć</text:span> dyskusj<text:span text:style-name="T3">ę</text:span> na p<text:span text:style-name="T3">óź</text:span>niej, kiedy szlachta och<text:span text:style-name="T3">ł</text:span>on<text:span text:style-name="T3">ą</text:span>wszy, <text:span text:style-name="T3">ł</text:span>acniej decyzje statyst<text:span text:style-name="T3">ó</text:span>w zaakceptuje. Nie m<text:span text:style-name="T3">ó</text:span>g<text:span text:style-name="T3">ł</text:span> pan kanclerz zrozumie<text:span text:style-name="T3">ć</text:span>, <text:span text:style-name="T3">ż</text:span>e oto szlachta straci<text:span text:style-name="T3">ł</text:span>a szacunek dla dostojnych i zas<text:span text:style-name="T3">ł</text:span>u<text:span text:style-name="T3">ż</text:span>onych polityk<text:span text:style-name="T3">ó</text:span>w. Oto szlachta rozp<text:span text:style-name="T3">ę</text:span>dzi<text:span text:style-name="T3">ł</text:span>a pacho<text:span text:style-name="T3">ł</text:span>k<text:span text:style-name="T3">ó</text:span>w senatorskich i za rejteruj<text:span text:style-name="T3">ą</text:span>cymi senatorami wpad<text:span text:style-name="T3">ł</text:span>a do szopy, g<text:span text:style-name="T3">ę</text:span>sto pal<text:span text:style-name="T3">ą</text:span>c z pistolet<text:span text:style-name="T3">ó</text:span>w. Tumult rozni<text:span text:style-name="T3">ó</text:span>s<text:span text:style-name="T3">ł</text:span> si<text:span text:style-name="T3">ę</text:span> po ca<text:span text:style-name="T3">ł</text:span>ym polu wolskim. </text:p>
      <text:p text:style-name="P8">Chor<text:span text:style-name="T3">ą</text:span>gwie marsza<text:span text:style-name="T3">ł</text:span>kowskie ruszy<text:span text:style-name="T3">ł</text:span>y na wa<text:span text:style-name="T3">ł</text:span>y pola elekcyjnego. Spieszeni husarze, pancerni i wo<text:span text:style-name="T3">ł</text:span>osi wdrapali si<text:span text:style-name="T3">ę</text:span> na okop i zatrzymali si<text:span text:style-name="T3">ę</text:span> na rozkaz najwy<text:span text:style-name="T3">ż</text:span>szych dow<text:span text:style-name="T3">ó</text:span>dc<text:span text:style-name="T3">ów. </text:span>Kordon ponurych <text:span text:style-name="T3">ż</text:span>o<text:span text:style-name="T3">ł</text:span>nierzy odgradza<text:span text:style-name="T3">ł</text:span> krwawy chaos coraz szerzej rozlewaj<text:span text:style-name="T3">ą</text:span>cy si<text:span text:style-name="T3">ę</text:span> wewn<text:span text:style-name="T3">ą</text:span>trz wa<text:span text:style-name="T3">łó</text:span>w od stoj<text:span text:style-name="T3">ą</text:span>cych wed<text:span text:style-name="T3">ł</text:span>ug wojew<text:span text:style-name="T3">ó</text:span>dztw i powiat<text:span text:style-name="T3">ó</text:span>w pos<text:span text:style-name="T3">łó</text:span>w. W<text:span text:style-name="T3">ś</text:span>r<text:span text:style-name="T3">ó</text:span>d nich stali grupkami senatorowie, kt<text:span text:style-name="T3">ó</text:span>rzy nie wzi<text:span text:style-name="T3">ę</text:span>li udzia<text:span text:style-name="T3">ł</text:span>u w spisku kanclerza Paca, i teraz sobie tego gratulowali, patrz<text:span text:style-name="T3">ą</text:span>c na w<text:span text:style-name="T3">ą</text:span>sate twarze <text:span text:style-name="T3">ż</text:span>o<text:span text:style-name="T3">ł</text:span>nierzy tworz<text:span text:style-name="T3">ą</text:span>cych ich <text:span text:style-name="T3">ochronę</text:span>. Tak, ochron<text:span text:style-name="T3">ę, nie straż, wmawiali sobie senatorowie.</text:span></text:p>
      <text:p text:style-name="P8"><text:span text:style-name="T3">Tymczasem w szopie senatorskiej, w niesłychanym zgiełku i zamieszaniu, wystąpił z przemową pan wojewoda mścisławski Jan Jacek Ogiński. Postąpił na podwyższenie, wręcz wdrapał się jeszcze na ramiona swych sług, aby lepiej go widziano i słyszano, odpędzając się od napierającej na nich braci szlacheckiej. W przemowie domagał się wycofania awanturników i poddania tych, co gwałt czynią sądowi marszałkowskiemu.</text:span> <text:s/>Te postulaty tylko wzmog<text:span text:style-name="T3">ł</text:span>y agresję posłów. <text:s/>Wtem od wystrzału jednego ze s<text:span text:style-name="T3">ł</text:span>ug Ogi<text:span text:style-name="T3">ń</text:span>skiego pad<text:span text:style-name="T3">a</text:span> pose<text:span text:style-name="T3">ł</text:span> ziemi dobrzyńskiej o nazwisku Maliszewski. Teraz szlachta wyci<text:span text:style-name="T3">ą</text:span>ga szable i <text:span text:style-name="T3">tnie</text:span> bez pardonu pacho<text:span text:style-name="T3">ł</text:span>k<text:span text:style-name="T3">ó</text:span>w senatorskich. Senatorowie i ich słudzy staraj<text:span text:style-name="T3">ą</text:span> się bronić, a potem ju<text:span text:style-name="T3">ż</text:span> tylko ucieka<text:span text:style-name="T3">ć</text:span>. Jednak do szopy wpadaj<text:span text:style-name="T3">ą</text:span> nowe fale pijanej alkoholem i <text:span text:style-name="T3">żądzą odwetu za poniżenia szlachty. Nowe szable idą w ruch, prawie nikt z szopy wydostać się nie może. Już padają senatorowie, <text:s/>pan Ogiński, obaj panowie Kurcza, biskup Chodkiewicz jako pierwsi. Inni senatorowie krwawią z ran straszliwych. Wreszcie szopa senatorska, jakby nie mogąc znieść wydarzeń których była świadkiem, runęła grzebiąc pod swymi dymiącymi ruinami i posłów, i senatorów. </text:span>Tak zginął kanclerz wielki litewski Krzysztof Zygmunt Pac, a wraz z nim wielkie plany dla Księstwa Litewskiego.</text:p>
      <text:p text:style-name="P8">Ostrowski stoj<text:span text:style-name="T3">ą</text:span>c w<text:span text:style-name="T3">ś</text:span>r<text:span text:style-name="T3">ó</text:span>d swoich spieszonych wo<text:span text:style-name="T3">ł</text:span>och<text:span text:style-name="T3">ó</text:span>w wreszcie doczeka<text:span text:style-name="T3">ł</text:span> si<text:span text:style-name="T3">ę</text:span> sygna<text:span text:style-name="T3">ł</text:span>u wkroczenia - oto od Bramy Wielkopolskiej <text:s/>pola elekcyjnego dotar<text:span text:style-name="T3">ł</text:span> odg<text:span text:style-name="T3">ł</text:span>os werbla. R<text:span text:style-name="T3">ó</text:span>wnocze<text:span text:style-name="T3">ś</text:span>nie stamt<text:span text:style-name="T3">ą</text:span>d ruszy<text:span text:style-name="T3">ły</text:span> te<text:span text:style-name="T3">ż w głąb pola główne siły hetmana Sobieskiego, tamże uszykowane chorągwie konne. <text:s/>Idąc spychali przed sobą gromady rozgorączkowanej szlachty, zbierali rannych i przejmowali tych, którzy składali broń. Chorągiew husarska, na czele której kroczył Sobieski, dotarła do dymiących szczątków szopy senatorskiej. Tam hetman wielki koronny przemówił. Wiatr przynosił do uszu Ostrowiskiego tylko strzępy tej przemowy, lecz widział jej skutki, gdy szlachta, awanturująca się jeszcze do tej pory, składała broń i klękała w krwawym błocie. Widział <text:s/>przeżywaną masowo reakcję, bliską doświadczeniu mistycznemu euforycznego oddania się triumfującemu hetmanowi. <text:s/>Przed kimś takim jak on kolana same się gięły, serca na oścież otwierały, oczy spijały bijącą moc, a umysły niemo </text:span><text:soft-page-break/><text:span text:style-name="T3">przysięgały dozgonną wierność. Miał im wybaczyć wszystko, co w przypływie gniewu uczynili przed chwilą, zostali oczyszczeni z dokonanej zbrodni, mieli tylko ku niemu się obrócić i jemu powierzyć swój kraj, jemu całkowicie zaufać, taka narzucała się pokuta. Szlachta czuła tę nienazwaną potrzebę i inaczej już postąpić wtedy nie <text:s/>mogła. Pan Stefan widział postać Sobieskiego, ubranego w polski kontusz, na tle husarzy. Oślepiało porucznika zachodzące słońce, a ono przystanęło nad głową hetmana, brzegi tarczy słonecznej pojaśniały oślepiającym blaskiem, lał się z niej na Sobieskiego słup krystalicznego światła. Wiatr rozgonił większość chmur, na niebie jedynie został jeden obłok zwinięty w girlandę, na której niektórzy wyczytali łacińskie słowa - </text:span><text:span text:style-name="T6">Ecce salvator </text:span><text:span text:style-name="T3">(oto zbawca)</text:span><text:span text:style-name="T6">. </text:span><text:span text:style-name="T3">Dostrzeżono w podniebnym tańcu dwa orły – białego i czarnego, a jeszcze inni dodawali, iż w ich szponach <text:s/>ich tkwiły gałązki wawrzynu, który sypał się na ziemię z wysokości.</text:span></text:p>
      <text:p text:style-name="P8">Sobieski przemawiał o ciężkiej sytuacji Rzeczypospolitej, o jej wrogach - <text:s/>cudzoziemcach i ich jurgieltnikach. Piętnował zły stan państwa, grzechy lat ostaniach, sam też bił się w pierś. Wzywał do <text:s/>odnowy praw, wskazując konieczność zniesienia przywilejów, które zdegenerowały pierwotną złotą wolność szlachecką. Wreszcie wskazał grzechy konkretne - zbrodnie popełnione na tym polu na senatorach, ale i hańbiącą postawę senatorów, którzy chcieli dokonać zamachu na prawo szlachty do wolnej elekcji, a potem kraj rozbić i do zagłady go doprowadzić. Pan hetman podkreślił, iż sytuacja, w jakiej Rzeczypospolita się znalazła wymagał działań nadzwyczajnych i on był nimi pokierować gotów. Bo któż w tej sytuacji, gdy tylu statystów doświadczonych z troskami doczesnymi się rozstało, mógł pokierować krajem?</text:p>
      <text:p text:style-name="P8">Spośród chorągwi podniósł się okrzyk: „Ty nam króluj, rządź i sądź!”</text:p>
      <text:p text:style-name="P8">Sobieski odpowiedział: „Ja na wojnę ruszać mam.”</text:p>
      <text:p text:style-name="P8">Spośród chorągwi podniósł się okrzyk nowy: „Prowadź wojsko i kraj do zwycięstwa!” i niósł się przez pole elekcyjne i przez wały, na których wojska hetmańskie jak do bitwy uszykowane stały. Jednak widział pan hetman, że nie wszyscy posłowie na jego cześć wiwatowali. Przede wszystkim posłowie z Wielkopolski ponure milczenie zachowywali, a i większość litewskich województw zdawała mu się wroga. Jednomyślną ta elekcja nie będzie - pomyślał, zadowolony że akt konfederacji tak powszechnie podpisano. A i tak wiedzieć mi wypada, jakich teraz mam partyzantów, a kto nadal wrogiem mi będzie. Ta noc będzie chwilą próby.</text:p>
      <text:p text:style-name="P8">Ta noc by<text:span text:style-name="T3">ł</text:span>a straszna, chyba najstraszniejsza w wojskowej karierze pana Ostrowskiego. Co chwila wkracza<text:span text:style-name="T3">ć</text:span> musieli na pole elekcji, a to na rozkaz pana Mi<text:span text:style-name="T3">ą</text:span>czy<text:span text:style-name="T3">ń</text:span>skiego, a to Jab<text:span text:style-name="T3">ł</text:span>onowskiego. <text:s/>Szablami p<text:span text:style-name="T3">ł</text:span>azuj<text:span text:style-name="T3">ą</text:span>c, rozdzielali gromady walcz<text:span text:style-name="T3">ą</text:span>cych szlachcic<text:span text:style-name="T3">ó</text:span>w. Niekiedy szabel musieli we w<text:span text:style-name="T3">ł</text:span>asnej obronie u<text:span text:style-name="T3">ż</text:span>ywa<text:span text:style-name="T3">ć</text:span>, gdy jedna czy druga pijana grupa wrzeszcz<text:span text:style-name="T3">ą</text:span>c „zdrada!” na nich, na <text:span text:style-name="T3">ż</text:span>o<text:span text:style-name="T3">ł</text:span>nierzy Sobieskiego si<text:span text:style-name="T3">ę</text:span> rzuca<text:span text:style-name="T3">ł</text:span>a. Pan Ostrowski z zawzi<text:span text:style-name="T3">ę</text:span>t<text:span text:style-name="T3">ą</text:span> twarz<text:span text:style-name="T3">ą</text:span>, lecz spokojnym g<text:span text:style-name="T3">ł</text:span>osem to naciera<text:span text:style-name="T3">ć</text:span>, to obraca<text:span text:style-name="T3">ć</text:span> si<text:span text:style-name="T3">ę</text:span> chor<text:span text:style-name="T3">ą</text:span>gwi nakazywa<text:span text:style-name="T3">ł</text:span>. Nikt z towarzyszy nie mia<text:span text:style-name="T3">ł</text:span> prawa wiedzie<text:span text:style-name="T3">ć</text:span>, jaka burza w duszy pana Stefana szala<text:span text:style-name="T3">ł</text:span>a, ale przecie<text:span text:style-name="T3">ż</text:span> wszyscy byli przera<text:span text:style-name="T3">ż</text:span>eni bratob<text:span text:style-name="T3">ó</text:span>jstwem, w kt<text:span text:style-name="T3">ó</text:span>rym brali udzia<text:span text:style-name="T3">ł</text:span>.</text:p>
      <text:p text:style-name="P8">R<text:span text:style-name="T3">ó</text:span>wnie<text:span text:style-name="T3">ż</text:span> pan Starczy<text:span text:style-name="T3">ń</text:span>ski ze swoj<text:span text:style-name="T3">ą</text:span> chor<text:span text:style-name="T3">ą</text:span>gwi<text:span text:style-name="T3">ą</text:span> nie pr<text:span text:style-name="T3">óż</text:span>nowa<text:span text:style-name="T3">ł</text:span> tej nocy. Najpierw t<text:span text:style-name="T3">ł</text:span>umili bunt pos<text:span text:style-name="T3">łó</text:span>w ziemi wile<text:span text:style-name="T3">ń</text:span>skiej, kt<text:span text:style-name="T3">ó</text:span>rzy, jak Starczy<text:span text:style-name="T3">ń</text:span>skiemu powiedziano, na wa<text:span text:style-name="T3">ż</text:span>no<text:span text:style-name="T3">ść</text:span> aktu konfederacji nastawali. Potem za<text:span text:style-name="T3">ś ścigali chorągiew pana wojewody podlaskiego Wacława Leszczyńskiego, który pono zdradził, bo uchodząc z miejsca elekcji, wraz z innymi panami litewskimi nową elekcję w Brześciu organizować zamierzał. Po ciemku posuwali się wśród nadwiślańskich sadów, dróżkami znanymi wielu żołnierzom na pamięć, i nad ranem dopadli przeciwnika. Krótkie to było starcie, po którym podlaska chorągiew rozbiegła się, a pancerni mazowszanie usiedli płacząc. Krótki rozkaz Starczyńskiego poderwał ich jednak z powrotem na konie. Rozkaz to rozkaz.</text:span></text:p>
      <text:p text:style-name="P20"/>
      <text:p text:style-name="P14"><text:soft-page-break/>* * *</text:p>
      <text:p text:style-name="P20"/>
      <text:p text:style-name="P9">Wreszcie nastąpił ranek po tej nocy straszliwej. Poranek nową przynosi radę, nowe budzi nadzieje. <text:s/>Pan hetman Sobieski doczekał się poranka na okopie, a wraz z porankiem nadeszła wiadomość, że wszelki tumult na polu elekcyjnym uśmierzony został. Wówczas posłał hetman po biskupów Trzebickiego i Olszowskiego, którzy przebywali w pałacu prymasowskim. Przybyli oni z licznym orszakiem duchownych z Warszawy, którzy przynieśli też monstrancję z katedry Świętego Jana. <text:s/>Wnet zatem procesję uczyniono, którą dostojni biskupi prowadzili, za nimi Jan Sobieski i senatorowie, wśród których pierwsze miejsce zajmował wojewoda ruski Jabłonowski, w otoczeniu husarskich towarzyszy, potem reszta wojska i szlachty, a na końcu różne pospólstwo. Była to milcząca procesja, bowiem żadnymi nie poprzedzana dźwiękami poza leniwym szumem przesuwających się kroków. Przed takim widokiem wszyscy na około padali na kolana, a pochód trwający ze dwie godziny obszedł cały okop, wokół którego stały masy hetmańskiego wojska. Modlono się w milczeniu o zgodę i mądrość w tak trudnym czasie. </text:p>
      <text:p text:style-name="P4">Gdy procesja się zatrzymała, biskupi po kolei, każdy z osobna, odprawili po mszy świętej. W trakcie tych uroczystości przedstawicielstwa poszczególnych województw uporządkowały się, otoczone jednak wojskiem stojącym w szyku. Teraz przemówił wojewoda Jabłonowski otwierając sesję przerwanego sejmu. </text:p>
      <text:p text:style-name="P5">Peter Pirwitz, choć luteranin, wraz z procesją przyszedł z Warszawy na pole elekcyjne. Teraz poznał w Jabłonowskim owego szlachcica, którego widział w Gdańsku, załatwiającego jakieś sprawki z Francuzami. Peter poczuł jakąś fascynację tą postacią, która najwyraźniej równie pewnie czuła się w ukraińskich stepach, w gdańskiej tawernie, i w polityce warszawskiej. Widać było w Jabłonowskim kresowego wojewodę, drapieżnego zagończyka ze wschodu, lecz mówił zwięźle, nie jak magnat zachwycony własnymi słowy, lecz konkretnie, jak... może jak gdański majster szkutników, gdy robotę przy nowym okręcie czeladnikom objaśniał.</text:p>
      <text:p text:style-name="P5">A wojewoda mówił, że już dosyć sejmowano, że obrać monarchę nowego „tu i teraz” trzeba. Że nowy monarcha naprawić Rzeczpospolitą musi. Że ma być to człek mocny i Rzeczpostpolitą kochający. Wtedy podniósł się głos spośród posłów ruskich: „Sobieski!”. Na to Jabłonowski krótkie pytanie rzucił: „Czy takiego króla chcecie?”</text:p>
      <text:p text:style-name="P5"><text:span text:style-name="T3">Tym razem zgoda była już powszechna, a uczucie wówczas wyzwolone, utrwaliło świadomość słuszności podjętej decyzji, utorowało drogę pojednaniu i zgodzie, przyniosło zapał i gotowość niezachwianego trwania u boku kreowanego na monarchę hetmana. Wówczas wystąpił przed szlachtą Jan Sobieski. Tym razem trzymał na ramieniu swego syna Jakuba, ubranego w maleńki błękitny i wysadzany złotem kontusz z czerwonymi wyłogami. Obok niego stanęli senatorowie – popierający go wcześniej i ci, którzy przeszli do niego po rozgonieniu obrad opozycji, wreszcie oficerowie Sobieskiego i kilka chorągwi wojska gotowego do ewentualnego użycia. Przemówił, z początku cicho dziękował szlachcie za poparcie, lecz wszyscy uszu uważnie nadstawiali, by nic z przemowy nie uronić. „Bronić praw i przywilejów tej Rzeczypospolitej, jej wszystkich stanów”, przyrzekał pan hetman. Obiecał wyprawić się <text:s/>niezwłocznie w zwycięską kampanię przeciw Osmanom, z przygotowanym już przecie wojskiem, żeby uzyskać sprawiedliwy pokój. A dlatego zmiany w Rzeczypospolitej zapowiedział, które ją wydobędą ze stanu zapaści i zapewnią powodzenie w kampanii wojennej i wojnach nowych, jakie ten wiek przyniesie, bowiem w innym przypadku - </text:span><text:soft-page-break/><text:span text:style-name="T3">„korony przyjąć nie będzie radości, jeno zgryzota i ciężar, jeno jej z każdym dniem jej nieuchronna lichota, a wraz z tym klęska kraju i postradania przez obce rządy”.</text:span></text:p>
      <text:p text:style-name="P5"><text:span text:style-name="T3">Teraz wystąpił biskup Olszowski, wzywając szlachtę „niech uczyni Królem naszym Hetmana Wielkiego Koronnego i jego syna </text:span><text:span text:style-name="T5">vivente rege</text:span><text:span text:style-name="T3"> na następcę – tu i teraz, aby krew się w nowej elekcji nie lała na obrazę Boga, jeśliby w walce z niewiernymi wódz poległ dla ratunku utrapionej Ojczyzny”. Murem za biskupem stanęli Sobieskiego oficerowie, bez entuzjazmu wsparł tę przemowę też biskup Trzebicki, a potem inni biskupi. Senatorowie, potem żołnierze, wreszcie posłowie ziem rozmaitech, a na koniec i zgromadzeni mieszczanie warszawscy krzyczeli „Niech tak będzie!”, „Oto nasz Król!”. Gromkim okrzykiem „Vivat Ioannes Rex!” zakończył się wybór Jana Sobieskiego na króla Rzeczypospolitej w samo południe dnia 21 maja 1674 roku</text:span><text:span text:style-name="T3"><text:note text:id="ftn2" text:note-class="endnote"><text:note-citation>2</text:note-citation><text:note-body><text:p text:style-name="P22">Przez aklamację wybrano hetmana wielkiego na króla, przez aklamację również zaakceptowano wybór jego syna <text:span text:style-name="T13">vivente rege</text:span>. Był to fakt nadzwyczajny, dla którego jednak był i precedens - koronacja Zygmunta Augusta na kr<text:span text:style-name="T3">ó</text:span><text:span text:style-name="T7">la za </text:span><text:span text:style-name="T3">ż</text:span><text:span text:style-name="T7">ycia jego ojca, Zygmunta Starego. Decyzję tę podjęto ze względu na zajścia jakie miały miejsce na sejmie elekcyjnym oraz ze względu na wojnę z Turcją i obawę o ciągłość władzy w trakcie planowanej wyprawy wojennej, którą miał prowadzić oczywiście Jan Sobieski. Ostateczny wybór ogłosił marszałek Sapieha i decyzja elektorów została wpisana niezwłocznie do Diariusza Sejmowego na jego polecenie.</text:span></text:p></text:note-body></text:note></text:span><text:span text:style-name="T3">. </text:span></text:p>
      <text:p text:style-name="P5"><text:span text:style-name="T3">Lecz oto widowiska ciąg dalszy nastąpił. Senatorowie jeden po drugim podchodzili do Sobieskiego i na znak lojalności całowali go w rękę. Zlękniony biskup Trzebicki <text:s/>założył mu symboliczną koronę na głowę, podobnie uczynił biskup Wierzbicki wobec małego Jakuba, a biskup Olszewski ogłosił nieobecną na polu elekcyjnym Marię Kazimierę królową. Reprezentaci województw złożyli hołd wierności nowemu władcy, rozpoczęto też zbierać podpisy posłów pod elekcją, miały one w asyście wojsk stojących na miejscu być zbierane przez cały dzień, jeszcze przez długie godziny. Tymczasem uformował się długi pochód, który udał się w kierunku katedry św. Jana, aby tam dokończyć wieczorem tego dnia uroczystości elekcyjne i odśpiewać </text:span><text:span text:style-name="T6">Te Deum</text:span><text:span text:style-name="T3">.</text:span></text:p>
      <text:p text:style-name="P14">* * *</text:p>
      <text:p text:style-name="P20"/>
      <text:p text:style-name="P15">Przed katedrą ustawiły się jednostki jazdy i regiment piechoty, aby dziękczynnego nabożeństwa nie zakłócił jakiś sprzedawczyk, malkontent, czy inny szubrawiec. Wśród żołnierzy spostrzegł pan Starczyński pana Ostrowskiego i pośpieszył czynić mu wyrzuty: „Widzisz Waćpan, zatem mamy teraz twojego Sobieskiego na tronie, albo i całą ich dynastię! Wszystkie nasze prawa orężem podeptane, tyle <text:s/>ludzi pomordowano!” </text:p>
      <text:p text:style-name="P15">„Wolałbyś Waćpan Lotaryńczyka na tronie, albo i samego Habsburga? Rzeczpostolitą jako jeszcze jedną imperium prowincję?”, odparł Ostrowski. </text:p>
      <text:p text:style-name="P15">„Biada temu krajowi, że tylko między wewnętrznym a zagranicznym tyranem ma wybór,” narzekał pan Starczyński.</text:p>
      <text:p text:style-name="P15">„Jedno dobre, że oddzielenia Litwy uniknęliśmy, bo pono to Pacowie knuli”, pocieszał przyjaciela Ostrowski.</text:p>
      <text:p text:style-name="P15">„Tego nie wiesz Waćpan, bo wielu senatorów Litewski, a i hetman wielki pan Pac, na Litwę uszło i teraz tam działać będą. Biada nam, biada!”</text:p>
      <text:p text:style-name="P15"/>
      <text:p text:style-name="P15">Tymczasem inna scena przed katedrą się rozgrywała, która imaginację przyszłych pokoleń poetów i malarzy zapłodniła. Oto Maria Kazimiera, pani piękna i dostojna, w towarzystwie przyjaciół domu, dyplomatów francuskich i nawet legata papieskiego, powitała swego małżonka i swego syna. <text:s/>Oto ze zwycięskiej kampanii politycznej, podczas której ojciec uczestniczył wraz z synem, wracał dawny hetman jako król do swej ukochanej. Oto ich wspólne wysiłki jednak zostały uwiecznione wielkim sukcesem. Rodzina królewska w trójkę wyglądała pięknie, jak spełnienie najwspanialszego snu poddanych stęsknionych wreszcie dobrych wieści.</text:p>
      <text:p text:style-name="P15"/>
      <text:list xml:id="list41350591" text:continue-numbering="true" text:style-name="Outline">
        <text:list-item>
          <text:h text:style-name="P29" text:outline-level="1"><text:soft-page-break/></text:h>
        </text:list-item>
      </text:list>
      <text:p text:style-name="P8">Sobieski wszed<text:span text:style-name="T3">ł</text:span> do komnaty Senatu na Zamku Kr<text:span text:style-name="T3">ó</text:span>lewskim, gdzie ju<text:span text:style-name="T3">ż</text:span> Rada Senatu na niego czeka<text:span text:style-name="T3">ł</text:span>a. Rad<text:span text:style-name="T3">ę</text:span> t<text:span text:style-name="T3">ą</text:span> powo<text:span text:style-name="T3">ł</text:span>a<text:span text:style-name="T3">ł</text:span> nowy kr<text:span text:style-name="T3">ó</text:span>l w my<text:span text:style-name="T3">ś</text:span>l uchwalonych niedawno Pacta Conventa. Sam by<text:span text:style-name="T3">ł</text:span> zadziwiony entuzjazmem, z jakim niedawno zako<text:span text:style-name="T3">ń</text:span>czony sejm koronacyjny, ju<text:span text:style-name="T3">ż</text:span> bez <text:span text:style-name="T3">ż</text:span>adnych dramatycznych scen, uchwali<text:span text:style-name="T3">ł</text:span> wszystkie propozycje kliki hetma<text:span text:style-name="T3">ń</text:span>skiej - teraz to ju<text:span text:style-name="T3">ż</text:span> kr<text:span text:style-name="T3">ó</text:span>lewskiej. Godno<text:span text:style-name="T3">ść monarszą</text:span> <text:span text:style-name="T3">łąc</text:span>zy<text:span text:style-name="T3">ł teraz w sobie Sobieski wraz z </text:span>hetma<text:span text:style-name="T3">ń</text:span>sk<text:span text:style-name="T3">ą, jak rozwiązanie pragmatyczne do czasu zakończenia wojny z Turcją. To kolejne naruszenie tradycji Rzeczypospolitej było również jednym z punktów Pacta Conventa, które już zaczynano nazywać Konstytucją 1674 roku</text:span><text:span text:style-name="T3"><text:note text:id="ftn3" text:note-class="endnote"><text:note-citation>3</text:note-citation><text:note-body><text:p text:style-name="P22">Do tego czasu „konstytucj<text:span text:style-name="T3">ą</text:span><text:span text:style-name="T7">” nazywano zbi</text:span><text:span text:style-name="T3">ó</text:span><text:span text:style-name="T7">r wszystkich uchwa</text:span><text:span text:style-name="T3">ł</text:span><text:span text:style-name="T7"> danego sejmu.</text:span></text:p></text:note-body></text:note></text:span><text:span text:style-name="T3">.</text:span></text:p>
      <text:p text:style-name="P8">Jego Wysokość powitał zgromadzonych senatorów i zasiadł z nimi do stołu założonego różnymi dokumentami. Po prawicy króla zasiadł hetman polny litewski Michał Radziwiłł, po lewicy wojewoda ruski Stanisław Jan Jabłonowski. </text:p>
      <text:p text:style-name="P8">„Wiele<text:span text:style-name="T3">ś</text:span>my, mo<text:span text:style-name="T3">ś</text:span>ci panowie, osi<text:span text:style-name="T3">ą</text:span>gn<text:span text:style-name="T3">ę</text:span>li w ci<text:span text:style-name="T3">ą</text:span>gu ostatnich kilku tygodni”, zagai<text:span text:style-name="T3">ł</text:span> kr<text:span text:style-name="T3">ó</text:span>l, „wiele jeszcze do zrobienia pozosta<text:span text:style-name="T3">ło. Radźmy zatem, co nam wprzódy czynić trzeba. Bo oto trzeba i koronację, i sejm koronacyjny zorganizować, instrukcje dla posłów napisawszy, i wojnę prowadzić i wygrać szybko, i spokój w kraju zapewnić.”</text:span></text:p>
      <text:p text:style-name="P8">„W kraju spokój aby zapewnić, trzeba wiedzieć najsamprzód, kto się burzy”, rzekł pan generał Kątski, „w wodzów rokoszu uderzyć nam trzeba, nim rokosz rebelią się stanie.”</text:p>
      <text:p text:style-name="P8">„To wiemy w dużej mierze, kto największym naszym przeciwnikiem”, rzekł, jak zwykle dobrze poinformowany, wojewoda Jabłonowski, „na Mazowszu na sejmikach w Łomży, Liwie i Różańsku tumulty były, Wielkopolska niepewna jest wielce, no a nade wszystko Litwa największym naszym problemem będzie.”</text:p>
      <text:p text:style-name="P8">„Nawet i nie ca<text:span text:style-name="T3">ł</text:span>a Litwa przeciw w<text:span text:style-name="T3">ł</text:span>adzy si<text:span text:style-name="T3">ę</text:span> burzy”, rzek<text:span text:style-name="T3">ł książę</text:span> hetman Radziwi<text:span text:style-name="T3">łł, „zwłaszcza w Witebsku, Orszy i Nowogródku zwolenników więcej ma Wasza Wysokość albo i Radziwiłłom są raczej przychylni niż Pacom. Oto cała rota hetmana Paca, ze </text:span><text:span text:style-name="T4">Żmudzinów</text:span><text:span text:style-name="T3"> złożona, służbę wypowiedziała i na mój żołd przeszła.”</text:span></text:p>
      <text:p text:style-name="P8">Sobieski spojrzał na Radziwiłła: „Jak rozumiem mości książę poradzi sobie z zapewnieniem spokoju na Litwie.” Radziwiłł przytaknął. Sobieski kontynuował zatem, patrząc teraz na Miączyńskiego „koronne wojska zatem zajmą się Wielkopolską. Trzeba to zrobić zanim na Turków ruszymy. A ruszyć nam trzeba jak najprędzej, bo ta wojna sojuszowi z Francją przeszkadza.” Król zwrócił się teraz do podskarbiego Morsztyna: „Kiedy piechoty nowe na wyprawę na Kamieniec gotowe będą?”</text:p>
      <text:p text:style-name="P8">Pan Jan Andrzej odpowiedział: „Kwoty uchwalone na sejmie elekcyjnym wpływają już teraz, co dziwi mnie bardzo. Zapewne do szlachty pilność sytuacji dotarła. Zatem na jesienną kampanię możemy już wystawić 8 regimentów całkiem nowych, które nam starą piechotę wybraniecką zastąpią, jak to na sejmie uchwaliliśmy. Efekty dalszych reform sejmu elekcyjnego, tej naszej Konstytucji, jednak w latach następnych dopiero zauważyć się dadzą.”</text:p>
      <text:p text:style-name="P8">Sobieski rzekł „Piszą przyjaciele moi, których jeszcze w czasach tak ciężkich niewiela mi nad Bosforem zostało, że sułtan w tym roku Rosję najechać zamierza. Rosja Ukrainę niewiedzieć czemu za swoją uważać by chciała i nasz rozejm aktualny z Osmanami do wrogości naszych sąsiadów obu doprowadził. Zatem wojska na wyprawę naszą spokojnie, lecz niepomału zorganizować możemy.”</text:p>
      <text:p text:style-name="P8">Wtrącił Stanisław Herakliusz Lubomirski, marszałkiem nadwornym koronnym w miejsce Sobieskiego świeżo mianowany: „Tedy mamy czas, koronację prawdziwą w Krakowie urządzić.”</text:p>
      <text:p text:style-name="P8"><text:soft-page-break/>Morsztyn: „Tak, w Krakowie i nowego króla koronować, i starego pochować nam trzeba. Przy tej okazji stosunki z klerem poprawimy. Klechy niezadowolone, że kilku biskupów pośród zdrajców na Woli gardła dało.”</text:p>
      <text:p text:style-name="P8">Sobieski: „Przede wszystko z Trzebickim biskupem pogodzić mi się trzeba. Nawet moich planów nie znający, wielce mie przed elekcją pomógł, pomogę zatem ja jemu przeboleć, że nie on jeno Olszowski prymasem zostaje. Teraz, jeszcze o Brandenburgii pomówić nam trzeba. Nawet ze wsparciem francuskim trudną wojna przysz<text:span text:style-name="T3">ł</text:span>a z elektorem będzie, bo Cesarz bezczynnym nie pozostanie.”</text:p>
      <text:p text:style-name="P8">Jabłonowski: „I tak Cesarza interwencji spodziewać nam się trzeba, gdyśmy jego stronników w Rzeczypospolitej przerzedzili.”</text:p>
      <text:p text:style-name="P8">Morsztyn: „Jednak na wojnę z Brandenburgią w roku przyszłem środki pieniężne już będziemy mieli, jeśli tę turecką wprzódy zakończymy. Reformy skarbowe, pogłówne i zhiberną, i cło generalne, jakeśmy na elekcji przez Pacta Conventa ustalili, w przyszłym roku sumy pewne dadzą. Na służbę wojskową szlachty, jakąśmy zamiast pospolitego ruszenia zedcydowali, liczyć jeszcze nie należy, dopóki władza waszej królewskiej mości i Konstytucja aktualna w pełni przez naród zaakceptowanie nie zostaną.”</text:p>
      <text:p text:style-name="P8">Sobieski: „Z Brandenburgią zatem poradzić sobie i bez pospolitego ruszenia, i bez nowej służby wojskowej szlachty będziem musieli. Ale nic to. Piechot nam tam bardziej niźli jazdy potrzeba będzie. Lecz na razie z elektorem układać się potrzeba, a nie zwady szukać.”</text:p>
      <text:p text:style-name="P8">Ustalono posłańców wysłać i do sułtana, choć bez wielkiej nadziei zawarcia pokoju, i do Brandenburgii, by lennika dawnego na pomoc wezwać. To zaś pro forma jedynie, też bowiem nadziei na sukces dyplomatyczny Sobieski nie miał. Jakoże jednak sojusz z Francją zakładał wojnę z Brandenburgią celem lenna pruskiego odzyskania, chciał zatem <text:s/>król Jan przyszłego przeciwnika uśpić zanim ze starym nie skończy.</text:p>
      <text:p text:style-name="P8"/>
      <text:p text:style-name="P8"/>
      <text:p text:style-name="P8">Na sejmiku we <text:span text:style-name="T3">Ś</text:span>rodzie szlachta bra<text:span text:style-name="T3">ł</text:span>a si<text:span text:style-name="T3">ę</text:span> za <text:span text:style-name="T3">ł</text:span>by, z kt<text:span text:style-name="T3">ó</text:span>rych si<text:span text:style-name="T3">ę</text:span> cz<text:span text:style-name="T3">ę</text:span>sto zreszt<text:span text:style-name="T3">ą</text:span> dymi<text:span text:style-name="T3">ło. Pan Starczyński i pan Ostrowski obserwowali to z niesmakiem, jednak i ich wspólne dyskusje polityczne często nieledwie bójką się kończyły. A przecież nie dla sejmikowania nasi przyjaciele <text:s/>do Wielkopolski przybyli. Razem z innymi chorągwiami, w pułk pod dowództwem pana Zbrożka zebranymi, osobiście król jegomość prosto z elekcji prawie dwa tysiące żołnierzy do osłony sejmiku wysłał. Jednocześnie <text:s/>z wojskami królewskimi jednak do Środy przybył kaszetlan poznański Krzysztof Grzymułtowski, srodze na polu wolskim poturbowany, który wielce niepochlebne rzeczy o przebiegu elekcji szlachcie opowiadał. Szlachta wielkopolska zatem nie miała okazji zapałać miłością do władcy nowego. Wręcz przeciwnie, pod wpływem opowiadań pana kasztelana i jego zwolenników coraz większe podejrzenia pod kierunkiem jego królewskiej mości, wielu śmiało nawet odmawiać uznania wyboru do czasu roztrzygnięcia wszelkich wątpliwości przez sejm następny. Sobieski tymczasem nakazał, aby sejmiki posłów na sejm koronacyjny wystosowały, rządy i prawa nowe jak najszybciej potwierdzić, zamiast ciągle dyskutować i wichrzycielom, albo gorzej jeszcze, posłom państw obcych pole do popisu dawać. Tak zatem pan Ostrowski, a więcej jeszcze starsi Sobieskiego żołnierze matactwa Grzymułtowskiego jako wrogą Rzeczypospolitej akcję komentowali. Przecie nikt inny jak wrogowie ojczyzny na tym zyskać mogli, że wojska tak potrzebne do obrony granic później wystawione będą. Pan Starczyński natomiast słuszność żalu szlachty nad utraconymi instutucjami takimi jak pospolite ruszenie zauważał. </text:span></text:p>
      <text:p text:style-name="P15"><text:soft-page-break/>„Gwarant to wolności przecie”, mówił, „bo nie tylko przeciw wrogom zewnętrznym, ale przeciw tyranowi na tronie szlachta za broń chwytać zwykła”</text:p>
      <text:p text:style-name="P15">„Jednak za broń przeciw Turkom jakoś nie chwytali”, mówił pan Ostrowski, „pamiętwasz Wasze jak to myśmy Tatar ganiali, a pospolitacy dobra Sobieskiego plądrowali.”</text:p>
      <text:p text:style-name="P15">„To racja, zawsze do poważnej potrzeby żołnierza płatnego trzeba było. A jednak to właśnie było podstawą praw Rzeczypospolitej”, argumentował Starczyński, „że jak prawdziwa potrzeba była, a nie władcy jakowyś kaprys, jak w zagranicznych tyraniach, to wszyscy i podatki płacili, a i sami się stawiali. Teraz jednak stałe wojsko nam Pacta Conventa wprowadzają, dobre narzędzie dla tyrana”</text:p>
      <text:p text:style-name="P15">„Nie tyran tymi wojskami zarządzać będzie, jeno sejmiki, tak przecie ona konstytucja stanowi.”</text:p>
      <text:p text:style-name="Text_20_body"><text:span text:style-name="T3">Tak oni dyskutowali, tak też i zebrana szlachta kłóciła się, za łby ale nie za szable się biorąc, obecnością wojskową onieśmielona. Jednak spowodował Grzymułtowski, że sejmik 500 szabel liczący oddział ziemski pod broń powołał. Na większe wojsko sejmik pieniędzy na razie dać nie chciał, nie po to gardłowano przeciw Sobieskiemu i jego nowym podatkom, aby teraz się samemu opodatkowywać. Zwrócił się zatem pan Grzymułtowski o pożyczkę do Wiednia, gdzie już tymczasem hrabia </text:span><text:span text:style-name="T3">Schaffgotsch</text:span><text:span text:style-name="T3"> z Warszawy dotarł, pośpiesznie dnia 20 maja bez bagaży był wyjechawszy. Zanim wsparcie cesarskie konkretne przybrało wymiary, nowy obrót przybrały sprawy na sejmiku.</text:span></text:p>
      <text:p text:style-name="P8">„Zdrada!”, krzyczał zdrożony jeździec wpadając na spienionym koniu na rynek we Środzie, „na Wawel i na korony rękę podnieśli! Cesarscy pachołkowie burgrabiego krakowskiego pobili!”</text:p>
      <text:p text:style-name="P8">Okazało się, że grupa kilkunastu ludzi, pono na służbie Habsburgów, na Wawel się dostała. Pan kasztelan Warszycki, ranny na elekcji i pełen żalu do króla-elekta, przeciwstawiać im się nie kazał. Jednak gdy ludzie owi do złożonych w skarbcu insygniów koronacyjnych dobierać się poczęli, pan Aleksander Lubomirski swoich ludzi a także królewskich skrzyknął i obcych przepędzono. </text:p>
      <text:p text:style-name="P8">Na te wieści o haniebnych Habsburgów knowaniach zawrzała szlachta oburzeniem. Pan Grzymułtowski, nie czekając, aż się jego z cesarzem amicyja wyda, Środę opuścił a wraz z nim całe świeżo wystawione wojsko ziemskie i wcale liczni zatwardziali Sobieskiego przeciwnicy. Udali się oni do Poznania, aby opór wobec wszystkich decyzji sejmu elekcyjnego organizować. Jako że jedynie sprzeciw ich jednoczył, poza sprzeciwem samym mało ich łączyło, niesporo im to organizowanie szło. Widząc to, i widząc także jak ochoczo teraz sejmik średzki po myśli królewskiej posłów na sejm koronacyjny wyłonił, zwinął pan Zbrożek chórągwie królewskie z Wielkopolski i do Krakowa na koronację się udał.</text:p>
      <text:p text:style-name="P8"/>
      <text:p text:style-name="P8"/>
      <text:p text:style-name="P23"/>
      <text:list xml:id="list41346667" text:continue-numbering="true" text:style-name="Outline">
        <text:list-item>
          <text:h text:style-name="P29" text:outline-level="1"/>
        </text:list-item>
      </text:list>
      <text:p text:style-name="P8">Wschodzące słońce oświetlało białą skarpę wawelskiego wzgórza. Nadwiślańską drogą wił się długi wąż wojsk wchodzących do Krakowa. Wybrane oddziały udały się na Wawel, inne ustawiły się na Rynku. Tymczasem obaj królowie-elekci Sobiescy oraz królowa wjechali karocami do miasta przez Bramę Szewską i udali się do Katedry wawelskiej w otoczeniu służby i kilkuset żołnierzy. </text:p>
      <text:p text:style-name="Text_20_body">Uroczystościom koronacyjnym przewodził biskup Olszowski, który miał otrzymać wkrótce arcybiskupstwo w Gnieźnie i tytuł prymasowski. Planowane uroczystości oraz obrady ograniczono do minimum, mia<text:span text:style-name="T3">ł</text:span><text:span text:style-name="T7"> bowiem pan Sobieski wkr</text:span><text:span text:style-name="T3">ó</text:span><text:span text:style-name="T7">tce na wojn</text:span><text:span text:style-name="T3">ę</text:span><text:span text:style-name="T7"> wyruszy</text:span><text:span text:style-name="T3">ć</text:span><text:span text:style-name="T7">, a i sytuacja wewn</text:span><text:span text:style-name="T3">ę</text:span><text:span text:style-name="T7">trzna jego uwagi wymaga</text:span><text:span text:style-name="T3">ł</text:span><text:span text:style-name="T7">a. Szybko przebieg</text:span><text:span text:style-name="T3">ł</text:span><text:span text:style-name="T7">a niezwyk</text:span><text:span text:style-name="T3">ła, potrójna koronacja. Mów dostojnych a przewlekłych nie wygłaszano, po zakończeniu mszy zagrzmiało jednak </text:span><text:span text:style-name="T6">Te Deum</text:span><text:span text:style-name="T3">, żołnierskimi niesione glosy. Tak oto korona Piast</text:span><text:span text:style-name="T3">ó</text:span><text:span text:style-name="T3">w, Jagiellon</text:span><text:span text:style-name="T3">ó</text:span><text:span text:style-name="T3">w i Waz</text:span><text:span text:style-name="T3">ó</text:span><text:span text:style-name="T3">w, jednocze</text:span><text:span text:style-name="T3">ś</text:span><text:span text:style-name="T3">nie czapka wielkoksi</text:span><text:span text:style-name="T3">ążę</text:span><text:span text:style-name="T3">ca Giedymin</text:span><text:span text:style-name="T3">ó</text:span><text:span text:style-name="T3">w i Olgierd</text:span><text:span text:style-name="T3">ó</text:span><text:span text:style-name="T3">w spocz</text:span><text:span text:style-name="T3">ęł</text:span><text:span text:style-name="T3">a na skroniach dynastii nowej, dynastii Sobieskich. Przyozdobi</text:span><text:span text:style-name="T3">ł</text:span><text:span text:style-name="T3">a steran</text:span><text:span text:style-name="T3">ą</text:span><text:span text:style-name="T3"> ju</text:span><text:span text:style-name="T3">ż</text:span><text:span text:style-name="T3"> w licznych wojnach g</text:span><text:span text:style-name="T3">ł</text:span><text:span text:style-name="T3">ow</text:span><text:span text:style-name="T3">ę</text:span><text:span text:style-name="T3"> hetmana wielkiego, ozdobi</text:span><text:span text:style-name="T3">ł</text:span><text:span text:style-name="T3">a </text:span><text:span text:style-name="T3">ś</text:span><text:span text:style-name="T3">liczn</text:span><text:span text:style-name="T3">ą</text:span><text:span text:style-name="T3"> g</text:span><text:span text:style-name="T3">łó</text:span><text:span text:style-name="T3">wk</text:span><text:span text:style-name="T3">ę</text:span><text:span text:style-name="T3"> sprytnej Marysie</text:span><text:span text:style-name="T3">ń</text:span><text:span text:style-name="T3">ki, zaci</text:span><text:span text:style-name="T3">ążyła chłopcu, który z powagi tej chwili ledwie zdawał sobie sprawę. Duchy Zygmuntów spoglądały nań ze swej kaplicy i zastanawiały się, czy chłopiec podoła brzemieniu, jak niegdyś młody Zygmunt August podołać musiał. Duch Władysława, co Koronę z Księstwem złączył, dumał nad związku tego przyszłością. </text:span></text:p>
      <text:p text:style-name="P8">Bardzo jej królewska wysokość u swego męża narzekała, że uroczystości niezbyt uroczyste, że uczty niezbyt wystawne, i tańce niezbyt wesołe. „Czyż po to tyle wysiłku?”, pytała, „jegomość, mówię, wasza królewska mość aż tak na pole bitwy spieszyć się nie musisz. Byle szlacheckie wesele wystawniejsze bywa.”</text:p>
      <text:p text:style-name="P8">„Mojaż ty królowo”, mówił król Jan III, „jednak spieszyć się muszę, bo krótkie to nasze panowanie będzie. Zbytków na własny użytek też mi się nie godzi, gdyśmy ciężary na naród dla wojennej potrzeby niemałe nałożyli”.</text:p>
      <text:p text:style-name="P8">Małżonkowie grali jednak swoje role, dostojne oblicze pokazując publicznie. Nie na zabawy mógł sobie pozwolić król w czasie tych uroczystości, lecz rozmów bez liku prowadzić musiał.</text:p>
      <text:p text:style-name="P8">„Mości generale”, zwrócił się do pana Łąckiego, komendanta Krakowa, „rad jestem z przygotowanego przez waszmość wjazdu naszego, a i wojska, jak powiadają, dobrze rozlokowane. Jednak fortyfikacje miasta niedobry przedstawiają widok.”</text:p>
      <text:p text:style-name="P8">„Mury obronne miasta opatrzone są należycie, wasza wysokość”, odparł generał Eliasz Łącki, „lecz mury te ceglane dla nieprzyjaciela przeszkodą niewielką jeno będą. Szańce sypać nam trzeba.”</text:p>
      <text:p text:style-name="P8">„O szańce przecie mi chodzi. Nie budujecie ich tu wcale.”</text:p>
      <text:p text:style-name="P8">„Plany poczyniliśmy, jakie szańce Krakowowi trzeba. Raczy wasza królewska mość spojrzeć”, pokazywał generał w komnacie map szkic, na którym zarówno Kraków jak i Kazimierz obramowane były liniami uk<text:span text:style-name="T3">ł</text:span>adaj<text:span text:style-name="T3">ą</text:span>cymi si<text:span text:style-name="T3">ę</text:span> w geometryczne figury. Symbolizowa<text:span text:style-name="T3">ł</text:span>y one okopy, zaczynaj<text:span text:style-name="T3">ą</text:span>ce si<text:span text:style-name="T3">ę</text:span> o strza<text:span text:style-name="T3">ł</text:span> muszkietowy od mur<text:span text:style-name="T3">ó</text:span>w miasta i opasuj<text:span text:style-name="T3">ą</text:span>ce je p<text:span text:style-name="T3">ół</text:span>kolem, opieraj<text:span text:style-name="T3">ą</text:span>cym si<text:span text:style-name="T3">ę</text:span> na Wi<text:span text:style-name="T3">ś</text:span>le. Genera<text:span text:style-name="T3">ł</text:span> zwr<text:span text:style-name="T3">ó</text:span>ci<text:span text:style-name="T3">ł też uwagę Jego Wysokości na ufortyfikowane przedmoście po południowej stronie Wisły.</text:span></text:p>
      <text:p text:style-name="P8"><text:span text:style-name="T3">„Na te prace koszta poważne poczynić potrzeba”, mówił pan Łącki, „począwszy od wykupu gruntów. Takich funduszy jeszcze nie mamy.”</text:span></text:p>
      <text:p text:style-name="P8"><text:span text:style-name="T3">„Sejm elekcyjny właśnie na ten cel szos</text:span><text:span text:style-name="T3"><text:note text:id="ftn0" text:note-class="endnote"><text:note-citation>4</text:note-citation><text:note-body><text:p text:style-name="P22">Podatek p<text:span text:style-name="T3">ł</text:span><text:span text:style-name="T7">acony przez miasta kr</text:span><text:span text:style-name="T3">ó</text:span><text:span text:style-name="T7">lewskie.</text:span></text:p></text:note-body></text:note></text:span><text:span text:style-name="T3"> wprowadził, aby miasta Rzeczypospolitej do obwarowania przyprowadzić.”</text:span></text:p>
      <text:p text:style-name="P8"><text:soft-page-break/><text:span text:style-name="T3">„Jeszcze decyzje sejmu elekcyjnego sejm koronacyjny potwierdzić musi, a z tym niełatwo będzie. Szlachta z tych stron podatkom nowym przeciwić się będzie. Niejeden tumult na sejmikach będzie.”</text:span></text:p>
      <text:p text:style-name="P8"><text:span text:style-name="T3">„O sejm koronacyjny waszmość generale się nie turbuj. Delegatów nań już koła rycerskie na Woli wybrały. Owi to delegaci obronność kraju doceniają.” Pan Łącki nie skomentował tej niezwykle skutecznej metody wybierania posłów dla władzy odpowiednich. Zauważył natomiast: „Szos natomiast posłowie zatwierdzą chętnie, mieszczanie wszak go zapłacą, nie szlachta.”</text:span></text:p>
      <text:p text:style-name="P8"><text:span text:style-name="T3">Król w skupieniu studiował plan przyszłych fortyfikacji Krakowa, na koniec zaś rzekł: „Dobry to plan, którego teraz realizować nie możem. Te czy inne dochody za lat kilka może wpływać będą. Teraz jednak, mości generale, we Lwowie potrzebny mi jesteś. Tamto miasto pięknie umocnić nam trzeba, a na to fundusze z mojej kiesy dam.”</text:span></text:p>
      <text:p text:style-name="P8"/>
      <text:p text:style-name="P8"/>
      <text:p text:style-name="P8">„To w<text:span text:style-name="T3">ó</text:span>dz, kt<text:span text:style-name="T3">ó</text:span>ren po koron<text:span text:style-name="T3">ę</text:span> przyszed<text:span text:style-name="T3">ł</text:span>, a dalej idzie na wojn<text:span text:style-name="T3">ę</text:span> z nieprzyjacielem”, m<text:span text:style-name="T3">ó</text:span>wi<text:span text:style-name="T3">ł</text:span> pan Mi<text:span text:style-name="T3">ą</text:span>czy<text:span text:style-name="T3">ń</text:span>ski, id<text:span text:style-name="T3">ą</text:span>c przez deszczowy Krak<text:span text:style-name="T3">ó</text:span>w w towarzystkie Starczy<text:span text:style-name="T3">ń</text:span>skiego i Ostrowskiego. By<text:span text:style-name="T3">ł</text:span>o ju<text:span text:style-name="T3">ż</text:span> nazajutrz po koronacji i powszechnie komentowano niewielki rozmach uroczysto<text:span text:style-name="T3">ś</text:span>ci, tej „Marsowej Mszy” jak j<text:span text:style-name="T3">ą </text:span>nazywano. Ju<text:span text:style-name="T3">ż</text:span> dzisiaj mia<text:span text:style-name="T3">ł</text:span>y te<text:span text:style-name="T3">ż</text:span> wyj<text:span text:style-name="T3">ść</text:span> pierwsze oddzia<text:span text:style-name="T3">ł</text:span>y z miasta na kampani<text:span text:style-name="T3">ę</text:span> wojenn<text:span text:style-name="T3">ą. </text:span><text:span text:style-name="T3">„Zimny to wódz i wyniosły”, stwierdził pan Starczyński z odrazą patrząc na deszcz, „nie ojciec narodu</text:span> co p<text:span text:style-name="T3">ł</text:span>acz szlacht wys<text:span text:style-name="T3">ł</text:span>ucha.”</text:p>
      <text:p text:style-name="P8"/>
      <text:p text:style-name="P8"/>
      <text:p text:style-name="P8">Potem wyprawa na Poznan</text:p>
      <text:p text:style-name="P8"/>
      <text:p text:style-name="P8">Trybunal?</text:p>
      <text:p text:style-name="P8"/>
      <text:p text:style-name="P15"/>
      <text:p text:style-name="P15"/>
      <text:p text:style-name="P15"/>
      <text:p text:style-name="P15"/>
      <text:p text:style-name="P15"><text:s/></text:p>
      <text:p text:style-name="P4"/>
      <text:p text:style-name="P4">Peter wmieszał się pomiędzy dragonów Jabłonowskiego, i wreszcie usłyszał, jak wojewoda cicho mówił: „wojnę z Turkiem na tem zakończymy. Potem handel ruszy, Dniestrowy handel z Bakczysarajem, Białogrodem i dalej. Jak kiedyś, albo i lepiej, jeśli cesarskich do handlu nie dopuścimy...” Handel, pomyślał Peter, Polacy chcą dawne szlaki handlowe wielkimi rzekami wschodu wskrzesić... Peter postanowił przy tym być.</text:p>
      <text:p text:style-name="P4"/>
      <text:p text:style-name="P4">Wozy zaprzężone w woły jechały wzdłuż Dniepru. Ich ładunek zadziwiał woźniców. Były to jakieś beczki, jakieś drągi, zwoje płótna, a także stosy desek dość długich. Co kilka dni dowódca całego tego pochodu, jakiś młody porucznik, zatrymywał pochód i kazał budować szopę, w której zostawiali część dziwnego ładunk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OpenSymbol" svg:font-family="OpenSymbol"/>
    <style:font-face style:name="Calibri1" svg:font-family="Calibri" style:font-family-generic="swiss"/>
    <style:font-face style:name="Segoe UI" svg:font-family="'Segoe UI'" style:font-family-generic="swiss"/>
    <style:font-face style:name="Tahoma1" svg:font-family="Tahoma"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Tahoma2" svg:font-family="Tahoma"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de" fo:country="DE" style:font-name-asian="SimSun" style:font-size-asian="11pt" style:language-asian="en" style:country-asian="US" style:font-name-complex="Tahoma3"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101cm" fo:margin-bottom="0.109cm"/>
      <style:text-properties fo:language="pl" fo:country="P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1"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Revision" style:family="paragraph" style:default-outline-level="" style:list-style-name="">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3" style:font-size-complex="8pt"/>
    </style:style>
    <style:style style:name="Dialog" style:family="paragraph" style:parent-style-name="Text_20_body" style:default-outline-level="" style:list-style-name="" style:class="text">
      <style:paragraph-properties fo:margin-top="0cm" fo:margin-bottom="0cm"/>
      <style:text-properties style:font-name="Calibri1" fo:language="pl" fo:country="PL"/>
    </style:style>
    <style:style style:name="List_20_Bullet" style:display-name="List Bullet" style:family="paragraph" style:parent-style-name="Standard" style:default-outline-level="" style:list-style-nam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3" style:font-size-complex="8pt"/>
    </style:style>
    <style:style style:name="ListLabel_20_1" style:display-name="ListLabel 1" style:family="text">
      <style:text-properties style:font-name-complex="Courier New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text:style-name="Numbering_20_Symbols" style:num-prefix="Rozdział " style:num-format="I" text:start-value="2">
        <style:list-level-properties text:list-level-position-and-space-mode="label-alignment">
          <style:list-level-label-alignment text:label-followed-by="listtab" fo:text-indent="-0.635cm" fo:margin-left="1.27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consecutive-numbering="true">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rzeciecki, Mikolaj</meta:initial-creator>
    <meta:editing-cycles>639</meta:editing-cycles>
    <meta:creation-date>2014-08-22T08:05:00</meta:creation-date>
    <dc:date>2015-11-18T21:19:03.64</dc:date>
    <meta:editing-duration>P65DT6H47M30S</meta:editing-duration>
    <meta:generator>OpenOffice/4.1.1$Win32 OpenOffice.org_project/411m6$Build-9775</meta:generator>
    <dc:creator>Mikolaj Trzeciecki</dc:creator>
    <meta:document-statistic meta:table-count="0" meta:image-count="0" meta:object-count="0" meta:page-count="61" meta:paragraph-count="602" meta:word-count="28166" meta:character-count="191717"/>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